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99.005136" calcext:value-type="float">
            <text:p>99.005136</text:p>
          </table:table-cell>
          <table:table-cell office:value-type="float" office:value="97.997867" calcext:value-type="float">
            <text:p>97.997867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37911" calcext:value-type="float">
            <text:p>1.037911</text:p>
          </table:table-cell>
          <table:table-cell office:value-type="float" office:value="99.018673" calcext:value-type="float">
            <text:p>99.018673</text:p>
          </table:table-cell>
          <table:table-cell office:value-type="float" office:value="97.980763" calcext:value-type="float">
            <text:p>97.980763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81" calcext:value-type="float">
            <text:p>1.02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69" calcext:value-type="float">
            <text:p>1.0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62" calcext:value-type="float">
            <text:p>1.026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726" calcext:value-type="float">
            <text:p>1.009726</text:p>
          </table:table-cell>
          <table:table-cell office:value-type="float" office:value="99.505136" calcext:value-type="float">
            <text:p>99.505136</text:p>
          </table:table-cell>
          <table:table-cell office:value-type="float" office:value="98.49541" calcext:value-type="float">
            <text:p>98.4954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278987" calcext:value-type="float">
            <text:p>1.278987</text:p>
          </table:table-cell>
          <table:table-cell office:value-type="float" office:value="99.516384" calcext:value-type="float">
            <text:p>99.516384</text:p>
          </table:table-cell>
          <table:table-cell office:value-type="float" office:value="98.237397" calcext:value-type="float">
            <text:p>98.237397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19" calcext:value-type="float">
            <text:p>1.26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98" calcext:value-type="float">
            <text:p>1.26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2369" calcext:value-type="float">
            <text:p>1.01236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2767" calcext:value-type="float">
            <text:p>98.992767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41593" calcext:value-type="float">
            <text:p>1.041593</text:p>
          </table:table-cell>
          <table:table-cell office:value-type="float" office:value="100.016024" calcext:value-type="float">
            <text:p>100.016024</text:p>
          </table:table-cell>
          <table:table-cell office:value-type="float" office:value="98.974431" calcext:value-type="float">
            <text:p>98.97443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4.8224" calcext:value-type="float">
            <text:p>24.8224</text:p>
          </table:table-cell>
          <table:table-cell office:value-type="float" office:value="23.80184" calcext:value-type="float">
            <text:p>23.8018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24.831059" calcext:value-type="float">
            <text:p>24.831059</text:p>
          </table:table-cell>
          <table:table-cell office:value-type="float" office:value="23.81469" calcext:value-type="float">
            <text:p>23.814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021" calcext:value-type="float">
            <text:p>1.029021</text:p>
          </table:table-cell>
          <table:table-cell office:value-type="float" office:value="24.824006" calcext:value-type="float">
            <text:p>24.824006</text:p>
          </table:table-cell>
          <table:table-cell office:value-type="float" office:value="23.794985" calcext:value-type="float">
            <text:p>23.7949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811" calcext:value-type="float">
            <text:p>1.01811</text:p>
          </table:table-cell>
          <table:table-cell office:value-type="float" office:value="99.755136" calcext:value-type="float">
            <text:p>99.755136</text:p>
          </table:table-cell>
          <table:table-cell office:value-type="float" office:value="98.737026" calcext:value-type="float">
            <text:p>98.73702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72361" calcext:value-type="float">
            <text:p>1.272361</text:p>
          </table:table-cell>
          <table:table-cell office:value-type="float" office:value="99.766204" calcext:value-type="float">
            <text:p>99.766204</text:p>
          </table:table-cell>
          <table:table-cell office:value-type="float" office:value="98.493843" calcext:value-type="float">
            <text:p>98.493843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639" calcext:value-type="float">
            <text:p>1.25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33" calcext:value-type="float">
            <text:p>1.26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756" calcext:value-type="float">
            <text:p>1.009756</text:p>
          </table:table-cell>
          <table:table-cell office:value-type="float" office:value="99.805136" calcext:value-type="float">
            <text:p>99.805136</text:p>
          </table:table-cell>
          <table:table-cell office:value-type="float" office:value="98.79538" calcext:value-type="float">
            <text:p>98.79538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175" calcext:value-type="float">
            <text:p>1.035175</text:p>
          </table:table-cell>
          <table:table-cell office:value-type="float" office:value="99.816464" calcext:value-type="float">
            <text:p>99.816464</text:p>
          </table:table-cell>
          <table:table-cell office:value-type="float" office:value="98.781289" calcext:value-type="float">
            <text:p>98.781289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26" calcext:value-type="float">
            <text:p>1.01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75" calcext:value-type="float">
            <text:p>1.01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7" calcext:value-type="float">
            <text:p>1.02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99.83847" calcext:value-type="float">
            <text:p>99.83847</text:p>
          </table:table-cell>
          <table:table-cell office:value-type="float" office:value="98.821981" calcext:value-type="float">
            <text:p>98.821981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38862" calcext:value-type="float">
            <text:p>1.038862</text:p>
          </table:table-cell>
          <table:table-cell office:value-type="float" office:value="99.849638" calcext:value-type="float">
            <text:p>99.849638</text:p>
          </table:table-cell>
          <table:table-cell office:value-type="float" office:value="98.810776" calcext:value-type="float">
            <text:p>98.810776</text:p>
          </table:table-cell>
          <table:table-cell office:value-type="float" office:value="0.050593" calcext:value-type="float">
            <text:p>0.050593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73" calcext:value-type="float">
            <text:p>1.02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4" calcext:value-type="float">
            <text:p>1.02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3" calcext:value-type="float">
            <text:p>1.02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549" calcext:value-type="float">
            <text:p>1.008549</text:p>
          </table:table-cell>
          <table:table-cell office:value-type="float" office:value="99.862279" calcext:value-type="float">
            <text:p>99.862279</text:p>
          </table:table-cell>
          <table:table-cell office:value-type="float" office:value="98.85373" calcext:value-type="float">
            <text:p>98.85373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691" calcext:value-type="float">
            <text:p>1.036691</text:p>
          </table:table-cell>
          <table:table-cell office:value-type="float" office:value="99.873607" calcext:value-type="float">
            <text:p>99.873607</text:p>
          </table:table-cell>
          <table:table-cell office:value-type="float" office:value="98.836916" calcext:value-type="float">
            <text:p>98.836916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46" calcext:value-type="float">
            <text:p>1.015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93" calcext:value-type="float">
            <text:p>1.0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2" calcext:value-type="float">
            <text:p>1.025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4529" calcext:value-type="float">
            <text:p>1.014529</text:p>
          </table:table-cell>
          <table:table-cell office:value-type="float" office:value="99.880136" calcext:value-type="float">
            <text:p>99.880136</text:p>
          </table:table-cell>
          <table:table-cell office:value-type="float" office:value="98.865607" calcext:value-type="float">
            <text:p>98.865607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38628" calcext:value-type="float">
            <text:p>1.038628</text:p>
          </table:table-cell>
          <table:table-cell office:value-type="float" office:value="99.891924" calcext:value-type="float">
            <text:p>99.891924</text:p>
          </table:table-cell>
          <table:table-cell office:value-type="float" office:value="98.853296" calcext:value-type="float">
            <text:p>98.853296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39" calcext:value-type="float">
            <text:p>1.02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2" calcext:value-type="float">
            <text:p>1.0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9" calcext:value-type="float">
            <text:p>1.0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5546" calcext:value-type="float">
            <text:p>98.99554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74907" calcext:value-type="float">
            <text:p>1.274907</text:p>
          </table:table-cell>
          <table:table-cell office:value-type="float" office:value="100.016384" calcext:value-type="float">
            <text:p>100.016384</text:p>
          </table:table-cell>
          <table:table-cell office:value-type="float" office:value="98.741477" calcext:value-type="float">
            <text:p>98.741477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78" calcext:value-type="float">
            <text:p>1.25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59" calcext:value-type="float">
            <text:p>1.26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0224" calcext:value-type="float">
            <text:p>1.010224</text:p>
          </table:table-cell>
          <table:table-cell office:value-type="float" office:value="99.905136" calcext:value-type="float">
            <text:p>99.905136</text:p>
          </table:table-cell>
          <table:table-cell office:value-type="float" office:value="98.894912" calcext:value-type="float">
            <text:p>98.894912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040428" calcext:value-type="float">
            <text:p>1040428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.272569" calcext:value-type="float">
            <text:p>1.272569</text:p>
          </table:table-cell>
          <table:table-cell office:value-type="float" office:value="99.916744" calcext:value-type="float">
            <text:p>99.916744</text:p>
          </table:table-cell>
          <table:table-cell office:value-type="float" office:value="98.644175" calcext:value-type="float">
            <text:p>98.644175</text:p>
          </table:table-cell>
          <table:table-cell office:value-type="float" office:value="0.084378" calcext:value-type="float">
            <text:p>0.084378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679" calcext:value-type="float">
            <text:p>1.25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8" calcext:value-type="float">
            <text:p>1.2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99.914227" calcext:value-type="float">
            <text:p>99.914227</text:p>
          </table:table-cell>
          <table:table-cell office:value-type="float" office:value="98.903678" calcext:value-type="float">
            <text:p>98.903678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8955" calcext:value-type="float">
            <text:p>1.038955</text:p>
          </table:table-cell>
          <table:table-cell office:value-type="float" office:value="99.925535" calcext:value-type="float">
            <text:p>99.925535</text:p>
          </table:table-cell>
          <table:table-cell office:value-type="float" office:value="98.88658" calcext:value-type="float">
            <text:p>98.88658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66" calcext:value-type="float">
            <text:p>1.01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433" calcext:value-type="float">
            <text:p>1.0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27" calcext:value-type="float">
            <text:p>1.02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9303" calcext:value-type="float">
            <text:p>98.989303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0828" calcext:value-type="float">
            <text:p>1250828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.281157" calcext:value-type="float">
            <text:p>1.281157</text:p>
          </table:table-cell>
          <table:table-cell office:value-type="float" office:value="100.024535" calcext:value-type="float">
            <text:p>100.024535</text:p>
          </table:table-cell>
          <table:table-cell office:value-type="float" office:value="98.743378" calcext:value-type="float">
            <text:p>98.74337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607" calcext:value-type="float">
            <text:p>1.25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67" calcext:value-type="float">
            <text:p>1.24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048" calcext:value-type="float">
            <text:p>1.27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28213" calcext:value-type="float">
            <text:p>99.928213</text:p>
          </table:table-cell>
          <table:table-cell office:value-type="float" office:value="98.919404" calcext:value-type="float">
            <text:p>98.919404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99.939361" calcext:value-type="float">
            <text:p>99.939361</text:p>
          </table:table-cell>
          <table:table-cell office:value-type="float" office:value="98.902413" calcext:value-type="float">
            <text:p>98.90241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19" calcext:value-type="float">
            <text:p>1.01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" calcext:value-type="float">
            <text:p>1.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19" calcext:value-type="float">
            <text:p>1.025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6813" calcext:value-type="float">
            <text:p>1.01681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323" calcext:value-type="float">
            <text:p>98.98832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387" calcext:value-type="float">
            <text:p>1387</text:p>
          </table:table-cell>
          <table:table-cell office:value-type="float" office:value="1385" calcext:value-type="float">
            <text:p>1385</text:p>
          </table:table-cell>
          <table:table-cell office:value-type="float" office:value="1.285069" calcext:value-type="float">
            <text:p>1.285069</text:p>
          </table:table-cell>
          <table:table-cell office:value-type="float" office:value="100.016923" calcext:value-type="float">
            <text:p>100.016923</text:p>
          </table:table-cell>
          <table:table-cell office:value-type="float" office:value="98.731855" calcext:value-type="float">
            <text:p>98.731855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99" calcext:value-type="float">
            <text:p>1.26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" calcext:value-type="float">
            <text:p>1.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99.93847" calcext:value-type="float">
            <text:p>99.93847</text:p>
          </table:table-cell>
          <table:table-cell office:value-type="float" office:value="98.931281" calcext:value-type="float">
            <text:p>98.931281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1767" calcext:value-type="float">
            <text:p>1.031767</text:p>
          </table:table-cell>
          <table:table-cell office:value-type="float" office:value="99.950258" calcext:value-type="float">
            <text:p>99.950258</text:p>
          </table:table-cell>
          <table:table-cell office:value-type="float" office:value="98.91849" calcext:value-type="float">
            <text:p>98.91849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8" calcext:value-type="float">
            <text:p>1.01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19" calcext:value-type="float">
            <text:p>1.02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99.942636" calcext:value-type="float">
            <text:p>99.942636</text:p>
          </table:table-cell>
          <table:table-cell office:value-type="float" office:value="98.929666" calcext:value-type="float">
            <text:p>98.929666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663212" calcext:value-type="float">
            <text:p>1663212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.275197" calcext:value-type="float">
            <text:p>1.275197</text:p>
          </table:table-cell>
          <table:table-cell office:value-type="float" office:value="99.954384" calcext:value-type="float">
            <text:p>99.954384</text:p>
          </table:table-cell>
          <table:table-cell office:value-type="float" office:value="98.679187" calcext:value-type="float">
            <text:p>98.679187</text:p>
          </table:table-cell>
          <table:table-cell office:value-type="float" office:value="0.134838" calcext:value-type="float">
            <text:p>0.13483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427" calcext:value-type="float">
            <text:p>1.259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088" calcext:value-type="float">
            <text:p>1.26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3469" calcext:value-type="float">
            <text:p>1.01346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667" calcext:value-type="float">
            <text:p>98.991667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6075" calcext:value-type="float">
            <text:p>1.046075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0288" calcext:value-type="float">
            <text:p>98.9702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486" calcext:value-type="float">
            <text:p>1.02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93" calcext:value-type="float">
            <text:p>1.01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27" calcext:value-type="float">
            <text:p>1.03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99.949581" calcext:value-type="float">
            <text:p>99.949581</text:p>
          </table:table-cell>
          <table:table-cell office:value-type="float" office:value="98.937793" calcext:value-type="float">
            <text:p>98.937793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99.961169" calcext:value-type="float">
            <text:p>99.961169</text:p>
          </table:table-cell>
          <table:table-cell office:value-type="float" office:value="98.914554" calcext:value-type="float">
            <text:p>98.914554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6" calcext:value-type="float">
            <text:p>1.02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513" calcext:value-type="float">
            <text:p>1.01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7" calcext:value-type="float">
            <text:p>1.035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416" calcext:value-type="float">
            <text:p>1.015416</text:p>
          </table:table-cell>
          <table:table-cell office:value-type="float" office:value="99.952505" calcext:value-type="float">
            <text:p>99.952505</text:p>
          </table:table-cell>
          <table:table-cell office:value-type="float" office:value="98.937089" calcext:value-type="float">
            <text:p>98.937089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36595" calcext:value-type="float">
            <text:p>1.036595</text:p>
          </table:table-cell>
          <table:table-cell office:value-type="float" office:value="99.964053" calcext:value-type="float">
            <text:p>99.964053</text:p>
          </table:table-cell>
          <table:table-cell office:value-type="float" office:value="98.927457" calcext:value-type="float">
            <text:p>98.927457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6" calcext:value-type="float">
            <text:p>1.020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47" calcext:value-type="float">
            <text:p>1.019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7" calcext:value-type="float">
            <text:p>1.02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249" calcext:value-type="float">
            <text:p>1.01249</text:p>
          </table:table-cell>
          <table:table-cell office:value-type="float" office:value="99.955136" calcext:value-type="float">
            <text:p>99.955136</text:p>
          </table:table-cell>
          <table:table-cell office:value-type="float" office:value="98.942646" calcext:value-type="float">
            <text:p>98.942646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69961" calcext:value-type="float">
            <text:p>1.269961</text:p>
          </table:table-cell>
          <table:table-cell office:value-type="float" office:value="99.966684" calcext:value-type="float">
            <text:p>99.966684</text:p>
          </table:table-cell>
          <table:table-cell office:value-type="float" office:value="98.696723" calcext:value-type="float">
            <text:p>98.696723</text:p>
          </table:table-cell>
          <table:table-cell office:value-type="float" office:value="0.168496" calcext:value-type="float">
            <text:p>0.16849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659" calcext:value-type="float">
            <text:p>1.24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67" calcext:value-type="float">
            <text:p>1.24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3" calcext:value-type="float">
            <text:p>1.25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08929" calcext:value-type="float">
            <text:p>1.008929</text:p>
          </table:table-cell>
          <table:table-cell office:value-type="float" office:value="99.957518" calcext:value-type="float">
            <text:p>99.957518</text:p>
          </table:table-cell>
          <table:table-cell office:value-type="float" office:value="98.948588" calcext:value-type="float">
            <text:p>98.948588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36313" calcext:value-type="float">
            <text:p>1.036313</text:p>
          </table:table-cell>
          <table:table-cell office:value-type="float" office:value="99.969526" calcext:value-type="float">
            <text:p>99.969526</text:p>
          </table:table-cell>
          <table:table-cell office:value-type="float" office:value="98.933212" calcext:value-type="float">
            <text:p>98.933212</text:p>
          </table:table-cell>
          <table:table-cell office:value-type="float" office:value="0.176855" calcext:value-type="float">
            <text:p>0.17685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04" calcext:value-type="float">
            <text:p>1.013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25" calcext:value-type="float">
            <text:p>1.01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5" calcext:value-type="float">
            <text:p>1.02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16629" calcext:value-type="float">
            <text:p>1.0166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506" calcext:value-type="float">
            <text:p>98.988506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45528" calcext:value-type="float">
            <text:p>1.045528</text:p>
          </table:table-cell>
          <table:table-cell office:value-type="float" office:value="100.016543" calcext:value-type="float">
            <text:p>100.016543</text:p>
          </table:table-cell>
          <table:table-cell office:value-type="float" office:value="98.971015" calcext:value-type="float">
            <text:p>98.971015</text:p>
          </table:table-cell>
          <table:table-cell office:value-type="float" office:value="0.185291" calcext:value-type="float">
            <text:p>0.18529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59" calcext:value-type="float">
            <text:p>1.02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8" calcext:value-type="float">
            <text:p>1.0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19" calcext:value-type="float">
            <text:p>1.03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99.961658" calcext:value-type="float">
            <text:p>99.961658</text:p>
          </table:table-cell>
          <table:table-cell office:value-type="float" office:value="98.944228" calcext:value-type="float">
            <text:p>98.944228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33181" calcext:value-type="float">
            <text:p>1.033181</text:p>
          </table:table-cell>
          <table:table-cell office:value-type="float" office:value="99.972906" calcext:value-type="float">
            <text:p>99.972906</text:p>
          </table:table-cell>
          <table:table-cell office:value-type="float" office:value="98.939725" calcext:value-type="float">
            <text:p>98.939725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39" calcext:value-type="float">
            <text:p>1.00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3" calcext:value-type="float">
            <text:p>1.02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75" calcext:value-type="float">
            <text:p>1.020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99.96347" calcext:value-type="float">
            <text:p>99.96347</text:p>
          </table:table-cell>
          <table:table-cell office:value-type="float" office:value="98.955061" calcext:value-type="float">
            <text:p>98.955061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58641" calcext:value-type="float">
            <text:p>1.058641</text:p>
          </table:table-cell>
          <table:table-cell office:value-type="float" office:value="99.974898" calcext:value-type="float">
            <text:p>99.974898</text:p>
          </table:table-cell>
          <table:table-cell office:value-type="float" office:value="98.916257" calcext:value-type="float">
            <text:p>98.916257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99" calcext:value-type="float">
            <text:p>1.02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84" calcext:value-type="float">
            <text:p>1.03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449" calcext:value-type="float">
            <text:p>1.008449</text:p>
          </table:table-cell>
          <table:table-cell office:value-type="float" office:value="99.965136" calcext:value-type="float">
            <text:p>99.965136</text:p>
          </table:table-cell>
          <table:table-cell office:value-type="float" office:value="98.956687" calcext:value-type="float">
            <text:p>98.956687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2119" calcext:value-type="float">
            <text:p>1.042119</text:p>
          </table:table-cell>
          <table:table-cell office:value-type="float" office:value="99.976784" calcext:value-type="float">
            <text:p>99.976784</text:p>
          </table:table-cell>
          <table:table-cell office:value-type="float" office:value="98.934665" calcext:value-type="float">
            <text:p>98.934665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1" calcext:value-type="float">
            <text:p>1.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53" calcext:value-type="float">
            <text:p>1.01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51" calcext:value-type="float">
            <text:p>1.03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8529" calcext:value-type="float">
            <text:p>1.0085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6606" calcext:value-type="float">
            <text:p>98.996606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74" calcext:value-type="float">
            <text:p>1.035674</text:p>
          </table:table-cell>
          <table:table-cell office:value-type="float" office:value="100.017163" calcext:value-type="float">
            <text:p>100.017163</text:p>
          </table:table-cell>
          <table:table-cell office:value-type="float" office:value="98.981489" calcext:value-type="float">
            <text:p>98.981489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05" calcext:value-type="float">
            <text:p>1.01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3" calcext:value-type="float">
            <text:p>1.01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7553" calcext:value-type="float">
            <text:p>1.01755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7583" calcext:value-type="float">
            <text:p>98.987583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3048" calcext:value-type="float">
            <text:p>2813048</text:p>
          </table:table-cell>
          <table:table-cell office:value-type="float" office:value="2806736" calcext:value-type="float">
            <text:p>2806736</text:p>
          </table:table-cell>
          <table:table-cell office:value-type="float" office:value="2674" calcext:value-type="float">
            <text:p>2674</text:p>
          </table:table-cell>
          <table:table-cell office:value-type="float" office:value="2668" calcext:value-type="float">
            <text:p>2668</text:p>
          </table:table-cell>
          <table:table-cell office:value-type="float" office:value="1.284957" calcext:value-type="float">
            <text:p>1.284957</text:p>
          </table:table-cell>
          <table:table-cell office:value-type="float" office:value="100.018148" calcext:value-type="float">
            <text:p>100.018148</text:p>
          </table:table-cell>
          <table:table-cell office:value-type="float" office:value="98.733191" calcext:value-type="float">
            <text:p>98.733191</text:p>
          </table:table-cell>
          <table:table-cell office:value-type="float" office:value="0.22742" calcext:value-type="float">
            <text:p>0.2274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25.121178" calcext:value-type="float">
            <text:p>25.121178</text:p>
          </table:table-cell>
          <table:table-cell office:value-type="float" office:value="23.867958" calcext:value-type="float">
            <text:p>23.86795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48067" calcext:value-type="float">
            <text:p>1.248067</text:p>
          </table:table-cell>
          <table:table-cell office:value-type="float" office:value="25.122616" calcext:value-type="float">
            <text:p>25.122616</text:p>
          </table:table-cell>
          <table:table-cell office:value-type="float" office:value="23.87455" calcext:value-type="float">
            <text:p>23.87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8174" calcext:value-type="float">
            <text:p>1.268174</text:p>
          </table:table-cell>
          <table:table-cell office:value-type="float" office:value="25.124282" calcext:value-type="float">
            <text:p>25.124282</text:p>
          </table:table-cell>
          <table:table-cell office:value-type="float" office:value="23.856108" calcext:value-type="float">
            <text:p>23.8561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7769" calcext:value-type="float">
            <text:p>1.007769</text:p>
          </table:table-cell>
          <table:table-cell office:value-type="float" office:value="99.969423" calcext:value-type="float">
            <text:p>99.969423</text:p>
          </table:table-cell>
          <table:table-cell office:value-type="float" office:value="98.961654" calcext:value-type="float">
            <text:p>98.961654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99.980791" calcext:value-type="float">
            <text:p>99.980791</text:p>
          </table:table-cell>
          <table:table-cell office:value-type="float" office:value="98.940575" calcext:value-type="float">
            <text:p>98.940575</text:p>
          </table:table-cell>
          <table:table-cell office:value-type="float" office:value="0.23579" calcext:value-type="float">
            <text:p>0.2357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06" calcext:value-type="float">
            <text:p>1.018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73" calcext:value-type="float">
            <text:p>1.01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27" calcext:value-type="float">
            <text:p>1.02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99.970654" calcext:value-type="float">
            <text:p>99.970654</text:p>
          </table:table-cell>
          <table:table-cell office:value-type="float" office:value="98.954944" calcext:value-type="float">
            <text:p>98.954944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871" calcext:value-type="float">
            <text:p>2871</text:p>
          </table:table-cell>
          <table:table-cell office:value-type="float" office:value="2865" calcext:value-type="float">
            <text:p>2865</text:p>
          </table:table-cell>
          <table:table-cell office:value-type="float" office:value="1.277542" calcext:value-type="float">
            <text:p>1.277542</text:p>
          </table:table-cell>
          <table:table-cell office:value-type="float" office:value="99.981962" calcext:value-type="float">
            <text:p>99.981962</text:p>
          </table:table-cell>
          <table:table-cell office:value-type="float" office:value="98.70442" calcext:value-type="float">
            <text:p>98.70442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973" calcext:value-type="float">
            <text:p>1.25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" calcext:value-type="float">
            <text:p>1.2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493" calcext:value-type="float">
            <text:p>1.26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3806" calcext:value-type="float">
            <text:p>98.993806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7155" calcext:value-type="float">
            <text:p>1.037155</text:p>
          </table:table-cell>
          <table:table-cell office:value-type="float" office:value="100.017023" calcext:value-type="float">
            <text:p>100.017023</text:p>
          </table:table-cell>
          <table:table-cell office:value-type="float" office:value="98.979868" calcext:value-type="float">
            <text:p>98.979868</text:p>
          </table:table-cell>
          <table:table-cell office:value-type="float" office:value="0.252616" calcext:value-type="float">
            <text:p>0.25261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06" calcext:value-type="float">
            <text:p>1.019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67" calcext:value-type="float">
            <text:p>1.025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2879" calcext:value-type="float">
            <text:p>99.972879</text:p>
          </table:table-cell>
          <table:table-cell office:value-type="float" office:value="98.959933" calcext:value-type="float">
            <text:p>98.95993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29933" calcext:value-type="float">
            <text:p>1.029933</text:p>
          </table:table-cell>
          <table:table-cell office:value-type="float" office:value="99.984789" calcext:value-type="float">
            <text:p>99.984789</text:p>
          </table:table-cell>
          <table:table-cell office:value-type="float" office:value="98.954857" calcext:value-type="float">
            <text:p>98.954857</text:p>
          </table:table-cell>
          <table:table-cell office:value-type="float" office:value="0.261015" calcext:value-type="float">
            <text:p>0.26101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092" calcext:value-type="float">
            <text:p>1.00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64" calcext:value-type="float">
            <text:p>1.01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08669" calcext:value-type="float">
            <text:p>1.008669</text:p>
          </table:table-cell>
          <table:table-cell office:value-type="float" office:value="99.973886" calcext:value-type="float">
            <text:p>99.973886</text:p>
          </table:table-cell>
          <table:table-cell office:value-type="float" office:value="98.965217" calcext:value-type="float">
            <text:p>98.965217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5157" calcext:value-type="float">
            <text:p>1.055157</text:p>
          </table:table-cell>
          <table:table-cell office:value-type="float" office:value="99.985114" calcext:value-type="float">
            <text:p>99.985114</text:p>
          </table:table-cell>
          <table:table-cell office:value-type="float" office:value="98.929957" calcext:value-type="float">
            <text:p>98.929957</text:p>
          </table:table-cell>
          <table:table-cell office:value-type="float" office:value="0.269503" calcext:value-type="float">
            <text:p>0.26950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481" calcext:value-type="float">
            <text:p>1.01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47" calcext:value-type="float">
            <text:p>1.03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446" calcext:value-type="float">
            <text:p>98.997446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973" calcext:value-type="float">
            <text:p>1.031973</text:p>
          </table:table-cell>
          <table:table-cell office:value-type="float" office:value="100.016463" calcext:value-type="float">
            <text:p>100.016463</text:p>
          </table:table-cell>
          <table:table-cell office:value-type="float" office:value="98.98449" calcext:value-type="float">
            <text:p>98.98449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06" calcext:value-type="float">
            <text:p>1.01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93" calcext:value-type="float">
            <text:p>1.01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85" calcext:value-type="float">
            <text:p>1.0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99.975725" calcext:value-type="float">
            <text:p>99.975725</text:p>
          </table:table-cell>
          <table:table-cell office:value-type="float" office:value="98.964397" calcext:value-type="float">
            <text:p>98.964397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0203" calcext:value-type="float">
            <text:p>1.050203</text:p>
          </table:table-cell>
          <table:table-cell office:value-type="float" office:value="99.986853" calcext:value-type="float">
            <text:p>99.986853</text:p>
          </table:table-cell>
          <table:table-cell office:value-type="float" office:value="98.93665" calcext:value-type="float">
            <text:p>98.93665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46" calcext:value-type="float">
            <text:p>1.019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13" calcext:value-type="float">
            <text:p>1.01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47" calcext:value-type="float">
            <text:p>1.02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436" calcext:value-type="float">
            <text:p>1.009436</text:p>
          </table:table-cell>
          <table:table-cell office:value-type="float" office:value="99.976566" calcext:value-type="float">
            <text:p>99.976566</text:p>
          </table:table-cell>
          <table:table-cell office:value-type="float" office:value="98.96713" calcext:value-type="float">
            <text:p>98.96713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31697" calcext:value-type="float">
            <text:p>1.031697</text:p>
          </table:table-cell>
          <table:table-cell office:value-type="float" office:value="99.988294" calcext:value-type="float">
            <text:p>99.988294</text:p>
          </table:table-cell>
          <table:table-cell office:value-type="float" office:value="98.956597" calcext:value-type="float">
            <text:p>98.956597</text:p>
          </table:table-cell>
          <table:table-cell office:value-type="float" office:value="0.294689" calcext:value-type="float">
            <text:p>0.29468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67" calcext:value-type="float">
            <text:p>1.016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49" calcext:value-type="float">
            <text:p>1.014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08" calcext:value-type="float">
            <text:p>1.020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99.977359" calcext:value-type="float">
            <text:p>99.977359</text:p>
          </table:table-cell>
          <table:table-cell office:value-type="float" office:value="98.96483" calcext:value-type="float">
            <text:p>98.96483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7921" calcext:value-type="float">
            <text:p>1.047921</text:p>
          </table:table-cell>
          <table:table-cell office:value-type="float" office:value="99.989167" calcext:value-type="float">
            <text:p>99.989167</text:p>
          </table:table-cell>
          <table:table-cell office:value-type="float" office:value="98.941246" calcext:value-type="float">
            <text:p>98.941246</text:p>
          </table:table-cell>
          <table:table-cell office:value-type="float" office:value="0.303156" calcext:value-type="float">
            <text:p>0.3031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" calcext:value-type="float">
            <text:p>1.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29" calcext:value-type="float">
            <text:p>1.01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52" calcext:value-type="float">
            <text:p>1.03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6707" calcext:value-type="float">
            <text:p>98.99670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39702" calcext:value-type="float">
            <text:p>1.039702</text:p>
          </table:table-cell>
          <table:table-cell office:value-type="float" office:value="100.022109" calcext:value-type="float">
            <text:p>100.022109</text:p>
          </table:table-cell>
          <table:table-cell office:value-type="float" office:value="98.982407" calcext:value-type="float">
            <text:p>98.982407</text:p>
          </table:table-cell>
          <table:table-cell office:value-type="float" office:value="0.311532" calcext:value-type="float">
            <text:p>0.311532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238" calcext:value-type="float">
            <text:p>1.015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82" calcext:value-type="float">
            <text:p>1.012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39" calcext:value-type="float">
            <text:p>1.022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24" calcext:value-type="float">
            <text:p>98.989424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90007" calcext:value-type="float">
            <text:p>1.290007</text:p>
          </table:table-cell>
          <table:table-cell office:value-type="float" office:value="100.016102" calcext:value-type="float">
            <text:p>100.016102</text:p>
          </table:table-cell>
          <table:table-cell office:value-type="float" office:value="98.726095" calcext:value-type="float">
            <text:p>98.726095</text:p>
          </table:table-cell>
          <table:table-cell office:value-type="float" office:value="0.320099" calcext:value-type="float">
            <text:p>0.3200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55" calcext:value-type="float">
            <text:p>1.2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743" calcext:value-type="float">
            <text:p>1.24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99.979496" calcext:value-type="float">
            <text:p>99.979496</text:p>
          </table:table-cell>
          <table:table-cell office:value-type="float" office:value="98.969208" calcext:value-type="float">
            <text:p>98.969208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3481" calcext:value-type="float">
            <text:p>1.043481</text:p>
          </table:table-cell>
          <table:table-cell office:value-type="float" office:value="99.990724" calcext:value-type="float">
            <text:p>99.990724</text:p>
          </table:table-cell>
          <table:table-cell office:value-type="float" office:value="98.947243" calcext:value-type="float">
            <text:p>98.947243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6" calcext:value-type="float">
            <text:p>1.01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12429" calcext:value-type="float">
            <text:p>1.01242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67707" calcext:value-type="float">
            <text:p>98.967707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5296" calcext:value-type="float">
            <text:p>1.045296</text:p>
          </table:table-cell>
          <table:table-cell office:value-type="float" office:value="99.991864" calcext:value-type="float">
            <text:p>99.991864</text:p>
          </table:table-cell>
          <table:table-cell office:value-type="float" office:value="98.946568" calcext:value-type="float">
            <text:p>98.946568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39" calcext:value-type="float">
            <text:p>1.01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8" calcext:value-type="float">
            <text:p>1.0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9" calcext:value-type="float">
            <text:p>1.0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7669" calcext:value-type="float">
            <text:p>1.007669</text:p>
          </table:table-cell>
          <table:table-cell office:value-type="float" office:value="99.980746" calcext:value-type="float">
            <text:p>99.980746</text:p>
          </table:table-cell>
          <table:table-cell office:value-type="float" office:value="98.973077" calcext:value-type="float">
            <text:p>98.973077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38449" calcext:value-type="float">
            <text:p>1.038449</text:p>
          </table:table-cell>
          <table:table-cell office:value-type="float" office:value="99.991814" calcext:value-type="float">
            <text:p>99.991814</text:p>
          </table:table-cell>
          <table:table-cell office:value-type="float" office:value="98.953365" calcext:value-type="float">
            <text:p>98.953365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73" calcext:value-type="float">
            <text:p>1.0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05" calcext:value-type="float">
            <text:p>1.02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389" calcext:value-type="float">
            <text:p>1.014389</text:p>
          </table:table-cell>
          <table:table-cell office:value-type="float" office:value="99.981327" calcext:value-type="float">
            <text:p>99.981327</text:p>
          </table:table-cell>
          <table:table-cell office:value-type="float" office:value="98.966939" calcext:value-type="float">
            <text:p>98.96693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5634" calcext:value-type="float">
            <text:p>1.045634</text:p>
          </table:table-cell>
          <table:table-cell office:value-type="float" office:value="99.993335" calcext:value-type="float">
            <text:p>99.993335</text:p>
          </table:table-cell>
          <table:table-cell office:value-type="float" office:value="98.947701" calcext:value-type="float">
            <text:p>98.947701</text:p>
          </table:table-cell>
          <table:table-cell office:value-type="float" office:value="0.353659" calcext:value-type="float">
            <text:p>0.3536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039" calcext:value-type="float">
            <text:p>1.020039</text:p>
          </table:table-cell>
          <table:table-cell office:value-type="float" office:value="46.507877" calcext:value-type="float">
            <text:p>46.507877</text:p>
          </table:table-cell>
          <table:table-cell office:value-type="float" office:value="45.487838" calcext:value-type="float">
            <text:p>45.4878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32" calcext:value-type="float">
            <text:p>1.01832</text:p>
          </table:table-cell>
          <table:table-cell office:value-type="float" office:value="46.509275" calcext:value-type="float">
            <text:p>46.509275</text:p>
          </table:table-cell>
          <table:table-cell office:value-type="float" office:value="45.490955" calcext:value-type="float">
            <text:p>45.49095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497" calcext:value-type="float">
            <text:p>1.023497</text:p>
          </table:table-cell>
          <table:table-cell office:value-type="float" office:value="46.511181" calcext:value-type="float">
            <text:p>46.511181</text:p>
          </table:table-cell>
          <table:table-cell office:value-type="float" office:value="45.487684" calcext:value-type="float">
            <text:p>45.48768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8188" calcext:value-type="float">
            <text:p>99.98188</text:p>
          </table:table-cell>
          <table:table-cell office:value-type="float" office:value="98.973072" calcext:value-type="float">
            <text:p>98.9730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0003" calcext:value-type="float">
            <text:p>2.040003</text:p>
          </table:table-cell>
          <table:table-cell office:value-type="float" office:value="99.993168" calcext:value-type="float">
            <text:p>99.993168</text:p>
          </table:table-cell>
          <table:table-cell office:value-type="float" office:value="97.953166" calcext:value-type="float">
            <text:p>97.95316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19" calcext:value-type="float">
            <text:p>1.01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3261" calcext:value-type="float">
            <text:p>2.0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99.98241" calcext:value-type="float">
            <text:p>99.98241</text:p>
          </table:table-cell>
          <table:table-cell office:value-type="float" office:value="98.968061" calcext:value-type="float">
            <text:p>98.968061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3987" calcext:value-type="float">
            <text:p>1.043987</text:p>
          </table:table-cell>
          <table:table-cell office:value-type="float" office:value="99.994158" calcext:value-type="float">
            <text:p>99.994158</text:p>
          </table:table-cell>
          <table:table-cell office:value-type="float" office:value="98.950171" calcext:value-type="float">
            <text:p>98.950171</text:p>
          </table:table-cell>
          <table:table-cell office:value-type="float" office:value="0.37049" calcext:value-type="float">
            <text:p>0.3704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78" calcext:value-type="float">
            <text:p>1.020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722" calcext:value-type="float">
            <text:p>1.017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79" calcext:value-type="float">
            <text:p>1.032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7789" calcext:value-type="float">
            <text:p>1.0077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346" calcext:value-type="float">
            <text:p>98.997346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42622" calcext:value-type="float">
            <text:p>1.042622</text:p>
          </table:table-cell>
          <table:table-cell office:value-type="float" office:value="100.016663" calcext:value-type="float">
            <text:p>100.016663</text:p>
          </table:table-cell>
          <table:table-cell office:value-type="float" office:value="98.974041" calcext:value-type="float">
            <text:p>98.97404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25" calcext:value-type="float">
            <text:p>1.01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93" calcext:value-type="float">
            <text:p>1.01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25" calcext:value-type="float">
            <text:p>1.02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45" calcext:value-type="float">
            <text:p>98.989445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1860" calcext:value-type="float">
            <text:p>4791860</text:p>
          </table:table-cell>
          <table:table-cell office:value-type="float" office:value="4743468" calcext:value-type="float">
            <text:p>4743468</text:p>
          </table:table-cell>
          <table:table-cell office:value-type="float" office:value="4555" calcext:value-type="float">
            <text:p>4555</text:p>
          </table:table-cell>
          <table:table-cell office:value-type="float" office:value="4509" calcext:value-type="float">
            <text:p>4509</text:p>
          </table:table-cell>
          <table:table-cell office:value-type="float" office:value="2.048131" calcext:value-type="float">
            <text:p>2.048131</text:p>
          </table:table-cell>
          <table:table-cell office:value-type="float" office:value="100.016782" calcext:value-type="float">
            <text:p>100.016782</text:p>
          </table:table-cell>
          <table:table-cell office:value-type="float" office:value="97.968651" calcext:value-type="float">
            <text:p>97.968651</text:p>
          </table:table-cell>
          <table:table-cell office:value-type="float" office:value="0.387346" calcext:value-type="float">
            <text:p>0.38734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599" calcext:value-type="float">
            <text:p>1.02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8" calcext:value-type="float">
            <text:p>1.0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1608" calcext:value-type="float">
            <text:p>2.03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09" calcext:value-type="float">
            <text:p>1.013209</text:p>
          </table:table-cell>
          <table:table-cell office:value-type="float" office:value="99.983861" calcext:value-type="float">
            <text:p>99.983861</text:p>
          </table:table-cell>
          <table:table-cell office:value-type="float" office:value="98.970652" calcext:value-type="float">
            <text:p>98.970652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43025" calcext:value-type="float">
            <text:p>1.043025</text:p>
          </table:table-cell>
          <table:table-cell office:value-type="float" office:value="99.994909" calcext:value-type="float">
            <text:p>99.994909</text:p>
          </table:table-cell>
          <table:table-cell office:value-type="float" office:value="98.951884" calcext:value-type="float">
            <text:p>98.951884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14" calcext:value-type="float">
            <text:p>1.019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15" calcext:value-type="float">
            <text:p>1.018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591" calcext:value-type="float">
            <text:p>1.03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97746" calcext:value-type="float">
            <text:p>98.997746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100.017298" calcext:value-type="float">
            <text:p>100.017298</text:p>
          </table:table-cell>
          <table:table-cell office:value-type="float" office:value="98.979269" calcext:value-type="float">
            <text:p>98.979269</text:p>
          </table:table-cell>
          <table:table-cell office:value-type="float" office:value="0.404138" calcext:value-type="float">
            <text:p>0.404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06" calcext:value-type="float">
            <text:p>1.016006</text:p>
          </table:table-cell>
          <table:table-cell office:value-type="float" office:value="66.072566" calcext:value-type="float">
            <text:p>66.072566</text:p>
          </table:table-cell>
          <table:table-cell office:value-type="float" office:value="65.05656" calcext:value-type="float">
            <text:p>65.05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66.074004" calcext:value-type="float">
            <text:p>66.074004</text:p>
          </table:table-cell>
          <table:table-cell office:value-type="float" office:value="65.063711" calcext:value-type="float">
            <text:p>65.0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07" calcext:value-type="float">
            <text:p>1.021707</text:p>
          </table:table-cell>
          <table:table-cell office:value-type="float" office:value="66.07587" calcext:value-type="float">
            <text:p>66.07587</text:p>
          </table:table-cell>
          <table:table-cell office:value-type="float" office:value="65.054164" calcext:value-type="float">
            <text:p>65.05416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7827" calcext:value-type="float">
            <text:p>1.01782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7308" calcext:value-type="float">
            <text:p>98.987308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0207" calcext:value-type="float">
            <text:p>1.040207</text:p>
          </table:table-cell>
          <table:table-cell office:value-type="float" office:value="100.021306" calcext:value-type="float">
            <text:p>100.021306</text:p>
          </table:table-cell>
          <table:table-cell office:value-type="float" office:value="98.981099" calcext:value-type="float">
            <text:p>98.981099</text:p>
          </table:table-cell>
          <table:table-cell office:value-type="float" office:value="0.412548" calcext:value-type="float">
            <text:p>0.41254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52" calcext:value-type="float">
            <text:p>1.01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19" calcext:value-type="float">
            <text:p>1.02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99.985136" calcext:value-type="float">
            <text:p>99.985136</text:p>
          </table:table-cell>
          <table:table-cell office:value-type="float" office:value="98.968146" calcext:value-type="float">
            <text:p>98.968146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5195828" calcext:value-type="float">
            <text:p>5195828</text:p>
          </table:table-cell>
          <table:table-cell office:value-type="float" office:value="4950" calcext:value-type="float">
            <text:p>4950</text:p>
          </table:table-cell>
          <table:table-cell office:value-type="float" office:value="4939" calcext:value-type="float">
            <text:p>4939</text:p>
          </table:table-cell>
          <table:table-cell office:value-type="float" office:value="1.287105" calcext:value-type="float">
            <text:p>1.287105</text:p>
          </table:table-cell>
          <table:table-cell office:value-type="float" office:value="99.997124" calcext:value-type="float">
            <text:p>99.997124</text:p>
          </table:table-cell>
          <table:table-cell office:value-type="float" office:value="98.710019" calcext:value-type="float">
            <text:p>98.710019</text:p>
          </table:table-cell>
          <table:table-cell office:value-type="float" office:value="0.421098" calcext:value-type="float">
            <text:p>0.42109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3" calcext:value-type="float">
            <text:p>1.25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521" calcext:value-type="float">
            <text:p>1.24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032" calcext:value-type="float">
            <text:p>1.2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4927" calcext:value-type="float">
            <text:p>98.994927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2748" calcext:value-type="float">
            <text:p>1.042748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3615" calcext:value-type="float">
            <text:p>98.973615</text:p>
          </table:table-cell>
          <table:table-cell office:value-type="float" office:value="0.429415" calcext:value-type="float">
            <text:p>0.42941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9" calcext:value-type="float">
            <text:p>1.03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028" calcext:value-type="float">
            <text:p>98.99102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42075" calcext:value-type="float">
            <text:p>1.042075</text:p>
          </table:table-cell>
          <table:table-cell office:value-type="float" office:value="100.016783" calcext:value-type="float">
            <text:p>100.016783</text:p>
          </table:table-cell>
          <table:table-cell office:value-type="float" office:value="98.974707" calcext:value-type="float">
            <text:p>98.974707</text:p>
          </table:table-cell>
          <table:table-cell office:value-type="float" office:value="0.437829" calcext:value-type="float">
            <text:p>0.43782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419" calcext:value-type="float">
            <text:p>1.00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94" calcext:value-type="float">
            <text:p>1.0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59" calcext:value-type="float">
            <text:p>1.0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99.986271" calcext:value-type="float">
            <text:p>99.986271</text:p>
          </table:table-cell>
          <table:table-cell office:value-type="float" office:value="98.969209" calcext:value-type="float">
            <text:p>98.969209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42928" calcext:value-type="float">
            <text:p>1.042928</text:p>
          </table:table-cell>
          <table:table-cell office:value-type="float" office:value="99.998179" calcext:value-type="float">
            <text:p>99.998179</text:p>
          </table:table-cell>
          <table:table-cell office:value-type="float" office:value="98.955251" calcext:value-type="float">
            <text:p>98.955251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9" calcext:value-type="float">
            <text:p>1.02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2" calcext:value-type="float">
            <text:p>1.0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39" calcext:value-type="float">
            <text:p>1.03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529" calcext:value-type="float">
            <text:p>1.009529</text:p>
          </table:table-cell>
          <table:table-cell office:value-type="float" office:value="99.98662" calcext:value-type="float">
            <text:p>99.98662</text:p>
          </table:table-cell>
          <table:table-cell office:value-type="float" office:value="98.977091" calcext:value-type="float">
            <text:p>98.97709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38962" calcext:value-type="float">
            <text:p>1.038962</text:p>
          </table:table-cell>
          <table:table-cell office:value-type="float" office:value="99.998668" calcext:value-type="float">
            <text:p>99.998668</text:p>
          </table:table-cell>
          <table:table-cell office:value-type="float" office:value="98.959706" calcext:value-type="float">
            <text:p>98.959706</text:p>
          </table:table-cell>
          <table:table-cell office:value-type="float" office:value="0.454649" calcext:value-type="float">
            <text:p>0.4546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366" calcext:value-type="float">
            <text:p>1.01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73" calcext:value-type="float">
            <text:p>1.01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33" calcext:value-type="float">
            <text:p>1.02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343" calcext:value-type="float">
            <text:p>1.01634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792" calcext:value-type="float">
            <text:p>98.98879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54111" calcext:value-type="float">
            <text:p>1.054111</text:p>
          </table:table-cell>
          <table:table-cell office:value-type="float" office:value="100.016858" calcext:value-type="float">
            <text:p>100.016858</text:p>
          </table:table-cell>
          <table:table-cell office:value-type="float" office:value="98.962747" calcext:value-type="float">
            <text:p>98.962747</text:p>
          </table:table-cell>
          <table:table-cell office:value-type="float" office:value="0.463139" calcext:value-type="float">
            <text:p>0.46313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27" calcext:value-type="float">
            <text:p>1.027427</text:p>
          </table:table-cell>
          <table:table-cell office:value-type="float" office:value="60.027151" calcext:value-type="float">
            <text:p>60.027151</text:p>
          </table:table-cell>
          <table:table-cell office:value-type="float" office:value="58.999723" calcext:value-type="float">
            <text:p>58.9997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374" calcext:value-type="float">
            <text:p>1.020374</text:p>
          </table:table-cell>
          <table:table-cell office:value-type="float" office:value="60.028609" calcext:value-type="float">
            <text:p>60.028609</text:p>
          </table:table-cell>
          <table:table-cell office:value-type="float" office:value="59.008235" calcext:value-type="float">
            <text:p>59.00823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668" calcext:value-type="float">
            <text:p>1.037668</text:p>
          </table:table-cell>
          <table:table-cell office:value-type="float" office:value="60.030315" calcext:value-type="float">
            <text:p>60.030315</text:p>
          </table:table-cell>
          <table:table-cell office:value-type="float" office:value="58.992647" calcext:value-type="float">
            <text:p>58.99264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513" calcext:value-type="float">
            <text:p>1.014513</text:p>
          </table:table-cell>
          <table:table-cell office:value-type="float" office:value="99.98728" calcext:value-type="float">
            <text:p>99.98728</text:p>
          </table:table-cell>
          <table:table-cell office:value-type="float" office:value="98.972767" calcext:value-type="float">
            <text:p>98.972767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5818612" calcext:value-type="float">
            <text:p>5818612</text:p>
          </table:table-cell>
          <table:table-cell office:value-type="float" office:value="5544" calcext:value-type="float">
            <text:p>5544</text:p>
          </table:table-cell>
          <table:table-cell office:value-type="float" office:value="5531" calcext:value-type="float">
            <text:p>5531</text:p>
          </table:table-cell>
          <table:table-cell office:value-type="float" office:value="1.271781" calcext:value-type="float">
            <text:p>1.271781</text:p>
          </table:table-cell>
          <table:table-cell office:value-type="float" office:value="99.998468" calcext:value-type="float">
            <text:p>99.998468</text:p>
          </table:table-cell>
          <table:table-cell office:value-type="float" office:value="98.726686" calcext:value-type="float">
            <text:p>98.726686</text:p>
          </table:table-cell>
          <table:table-cell office:value-type="float" office:value="0.471493" calcext:value-type="float">
            <text:p>0.47149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719" calcext:value-type="float">
            <text:p>1.25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673" calcext:value-type="float">
            <text:p>1.2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99.987594" calcext:value-type="float">
            <text:p>99.987594</text:p>
          </table:table-cell>
          <table:table-cell office:value-type="float" office:value="98.978885" calcext:value-type="float">
            <text:p>98.978885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99.998682" calcext:value-type="float">
            <text:p>99.998682</text:p>
          </table:table-cell>
          <table:table-cell office:value-type="float" office:value="98.960535" calcext:value-type="float">
            <text:p>98.960535</text:p>
          </table:table-cell>
          <table:table-cell office:value-type="float" office:value="0.479903" calcext:value-type="float">
            <text:p>0.479903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99" calcext:value-type="float">
            <text:p>1.01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64" calcext:value-type="float">
            <text:p>1.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19" calcext:value-type="float">
            <text:p>1.02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6209" calcext:value-type="float">
            <text:p>1.01620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8926" calcext:value-type="float">
            <text:p>98.988926</text:p>
          </table:table-cell>
          <table:table-cell office:value-type="float" office:value="0.488268" calcext:value-type="float">
            <text:p>0.48826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100.0222" calcext:value-type="float">
            <text:p>100.0222</text:p>
          </table:table-cell>
          <table:table-cell office:value-type="float" office:value="98.98419" calcext:value-type="float">
            <text:p>98.98419</text:p>
          </table:table-cell>
          <table:table-cell office:value-type="float" office:value="0.488291" calcext:value-type="float">
            <text:p>0.488291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59" calcext:value-type="float">
            <text:p>1.00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7" calcext:value-type="float">
            <text:p>1.017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041" calcext:value-type="float">
            <text:p>1.0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2489" calcext:value-type="float">
            <text:p>1.012489</text:p>
          </table:table-cell>
          <table:table-cell office:value-type="float" office:value="99.994417" calcext:value-type="float">
            <text:p>99.994417</text:p>
          </table:table-cell>
          <table:table-cell office:value-type="float" office:value="98.981928" calcext:value-type="float">
            <text:p>98.981928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56988" calcext:value-type="float">
            <text:p>1.056988</text:p>
          </table:table-cell>
          <table:table-cell office:value-type="float" office:value="99.999952" calcext:value-type="float">
            <text:p>99.999952</text:p>
          </table:table-cell>
          <table:table-cell office:value-type="float" office:value="98.942964" calcext:value-type="float">
            <text:p>98.942964</text:p>
          </table:table-cell>
          <table:table-cell office:value-type="float" office:value="0.49683" calcext:value-type="float">
            <text:p>0.4968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13" calcext:value-type="float">
            <text:p>1.01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7" calcext:value-type="float">
            <text:p>1.033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20476" calcext:value-type="float">
            <text:p>6220476</text:p>
          </table:table-cell>
          <table:table-cell office:value-type="float" office:value="5940" calcext:value-type="float">
            <text:p>5940</text:p>
          </table:table-cell>
          <table:table-cell office:value-type="float" office:value="5913" calcext:value-type="float">
            <text:p>5913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101.515327" calcext:value-type="float">
            <text:p>101.515327</text:p>
          </table:table-cell>
          <table:table-cell office:value-type="float" office:value="100.505157" calcext:value-type="float">
            <text:p>100.505157</text:p>
          </table:table-cell>
          <table:table-cell office:value-type="float" office:value="0.495137" calcext:value-type="float">
            <text:p>0.49513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34152" calcext:value-type="float">
            <text:p>6234152</text:p>
          </table:table-cell>
          <table:table-cell office:value-type="float" office:value="5940" calcext:value-type="float">
            <text:p>5940</text:p>
          </table:table-cell>
          <table:table-cell office:value-type="float" office:value="5926" calcext:value-type="float">
            <text:p>5926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101.435802" calcext:value-type="float">
            <text:p>101.435802</text:p>
          </table:table-cell>
          <table:table-cell office:value-type="float" office:value="100.153091" calcext:value-type="float">
            <text:p>100.153091</text:p>
          </table:table-cell>
          <table:table-cell office:value-type="float" office:value="0.49797" calcext:value-type="float">
            <text:p>0.4979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59167" calcext:value-type="float">
            <text:p>1.259167</text:p>
          </table:table-cell>
          <table:table-cell office:value-type="float" office:value="77.076491" calcext:value-type="float">
            <text:p>77.076491</text:p>
          </table:table-cell>
          <table:table-cell office:value-type="float" office:value="75.817324" calcext:value-type="float">
            <text:p>75.817324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47067" calcext:value-type="float">
            <text:p>1.247067</text:p>
          </table:table-cell>
          <table:table-cell office:value-type="float" office:value="75.456468" calcext:value-type="float">
            <text:p>75.456468</text:p>
          </table:table-cell>
          <table:table-cell office:value-type="float" office:value="74.209402" calcext:value-type="float">
            <text:p>74.2094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5808" calcext:value-type="float">
            <text:p>1.265808</text:p>
          </table:table-cell>
          <table:table-cell office:value-type="float" office:value="76.18108" calcext:value-type="float">
            <text:p>76.18108</text:p>
          </table:table-cell>
          <table:table-cell office:value-type="float" office:value="74.915272" calcext:value-type="float">
            <text:p>74.91527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162616" calcext:value-type="float">
            <text:p>6162616</text:p>
          </table:table-cell>
          <table:table-cell office:value-type="float" office:value="6039" calcext:value-type="float">
            <text:p>6039</text:p>
          </table:table-cell>
          <table:table-cell office:value-type="float" office:value="5858" calcext:value-type="float">
            <text:p>5858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1.577021" calcext:value-type="float">
            <text:p>101.577021</text:p>
          </table:table-cell>
          <table:table-cell office:value-type="float" office:value="100.560792" calcext:value-type="float">
            <text:p>100.560792</text:p>
          </table:table-cell>
          <table:table-cell office:value-type="float" office:value="0.49026" calcext:value-type="float">
            <text:p>0.4902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26788" calcext:value-type="float">
            <text:p>6226788</text:p>
          </table:table-cell>
          <table:table-cell office:value-type="float" office:value="6039" calcext:value-type="float">
            <text:p>6039</text:p>
          </table:table-cell>
          <table:table-cell office:value-type="float" office:value="5919" calcext:value-type="float">
            <text:p>5919</text:p>
          </table:table-cell>
          <table:table-cell office:value-type="float" office:value="1.050058" calcext:value-type="float">
            <text:p>1.050058</text:p>
          </table:table-cell>
          <table:table-cell office:value-type="float" office:value="101.584105" calcext:value-type="float">
            <text:p>101.584105</text:p>
          </table:table-cell>
          <table:table-cell office:value-type="float" office:value="100.534047" calcext:value-type="float">
            <text:p>100.534047</text:p>
          </table:table-cell>
          <table:table-cell office:value-type="float" office:value="0.495497" calcext:value-type="float">
            <text:p>0.49549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28556" calcext:value-type="float">
            <text:p>1.028556</text:p>
          </table:table-cell>
          <table:table-cell office:value-type="float" office:value="85.803762" calcext:value-type="float">
            <text:p>85.803762</text:p>
          </table:table-cell>
          <table:table-cell office:value-type="float" office:value="84.775206" calcext:value-type="float">
            <text:p>84.77520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" calcext:value-type="float">
            <text:p>432</text:p>
          </table:table-cell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018621" calcext:value-type="float">
            <text:p>1.018621</text:p>
          </table:table-cell>
          <table:table-cell office:value-type="float" office:value="85.822062" calcext:value-type="float">
            <text:p>85.822062</text:p>
          </table:table-cell>
          <table:table-cell office:value-type="float" office:value="84.803441" calcext:value-type="float">
            <text:p>84.80344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32895" calcext:value-type="float">
            <text:p>1.032895</text:p>
          </table:table-cell>
          <table:table-cell office:value-type="float" office:value="86.224843" calcext:value-type="float">
            <text:p>86.224843</text:p>
          </table:table-cell>
          <table:table-cell office:value-type="float" office:value="85.191948" calcext:value-type="float">
            <text:p>85.19194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137368" calcext:value-type="float">
            <text:p>6137368</text:p>
          </table:table-cell>
          <table:table-cell office:value-type="float" office:value="6139" calcext:value-type="float">
            <text:p>6139</text:p>
          </table:table-cell>
          <table:table-cell office:value-type="float" office:value="5834" calcext:value-type="float">
            <text:p>5834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01.59913" calcext:value-type="float">
            <text:p>101.59913</text:p>
          </table:table-cell>
          <table:table-cell office:value-type="float" office:value="100.5836" calcext:value-type="float">
            <text:p>100.5836</text:p>
          </table:table-cell>
          <table:table-cell office:value-type="float" office:value="0.488141" calcext:value-type="float">
            <text:p>0.48814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172084" calcext:value-type="float">
            <text:p>6172084</text:p>
          </table:table-cell>
          <table:table-cell office:value-type="float" office:value="6139" calcext:value-type="float">
            <text:p>6139</text:p>
          </table:table-cell>
          <table:table-cell office:value-type="float" office:value="5867" calcext:value-type="float">
            <text:p>5867</text:p>
          </table:table-cell>
          <table:table-cell office:value-type="float" office:value="1.285745" calcext:value-type="float">
            <text:p>1.285745</text:p>
          </table:table-cell>
          <table:table-cell office:value-type="float" office:value="101.607705" calcext:value-type="float">
            <text:p>101.607705</text:p>
          </table:table-cell>
          <table:table-cell office:value-type="float" office:value="100.321959" calcext:value-type="float">
            <text:p>100.321959</text:p>
          </table:table-cell>
          <table:table-cell office:value-type="float" office:value="0.492182" calcext:value-type="float">
            <text:p>0.49218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258469" calcext:value-type="float">
            <text:p>1.258469</text:p>
          </table:table-cell>
          <table:table-cell office:value-type="float" office:value="82.348482" calcext:value-type="float">
            <text:p>82.348482</text:p>
          </table:table-cell>
          <table:table-cell office:value-type="float" office:value="81.090013" calcext:value-type="float">
            <text:p>81.090013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49976" calcext:value-type="float">
            <text:p>1.249976</text:p>
          </table:table-cell>
          <table:table-cell office:value-type="float" office:value="82.372257" calcext:value-type="float">
            <text:p>82.372257</text:p>
          </table:table-cell>
          <table:table-cell office:value-type="float" office:value="81.122281" calcext:value-type="float">
            <text:p>81.12228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68342" calcext:value-type="float">
            <text:p>1.268342</text:p>
          </table:table-cell>
          <table:table-cell office:value-type="float" office:value="82.706479" calcext:value-type="float">
            <text:p>82.706479</text:p>
          </table:table-cell>
          <table:table-cell office:value-type="float" office:value="81.438137" calcext:value-type="float">
            <text:p>81.438137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078456" calcext:value-type="float">
            <text:p>6078456</text:p>
          </table:table-cell>
          <table:table-cell office:value-type="float" office:value="6237" calcext:value-type="float">
            <text:p>6237</text:p>
          </table:table-cell>
          <table:table-cell office:value-type="float" office:value="5778" calcext:value-type="float">
            <text:p>5778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582686" calcext:value-type="float">
            <text:p>101.582686</text:p>
          </table:table-cell>
          <table:table-cell office:value-type="float" office:value="100.570297" calcext:value-type="float">
            <text:p>100.570297</text:p>
          </table:table-cell>
          <table:table-cell office:value-type="float" office:value="0.483519" calcext:value-type="float">
            <text:p>0.48351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151044" calcext:value-type="float">
            <text:p>6151044</text:p>
          </table:table-cell>
          <table:table-cell office:value-type="float" office:value="6237" calcext:value-type="float">
            <text:p>6237</text:p>
          </table:table-cell>
          <table:table-cell office:value-type="float" office:value="5847" calcext:value-type="float">
            <text:p>5847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1.58971" calcext:value-type="float">
            <text:p>101.58971</text:p>
          </table:table-cell>
          <table:table-cell office:value-type="float" office:value="100.536712" calcext:value-type="float">
            <text:p>100.536712</text:p>
          </table:table-cell>
          <table:table-cell office:value-type="float" office:value="0.489457" calcext:value-type="float">
            <text:p>0.48945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024719" calcext:value-type="float">
            <text:p>1.024719</text:p>
          </table:table-cell>
          <table:table-cell office:value-type="float" office:value="91.024648" calcext:value-type="float">
            <text:p>91.024648</text:p>
          </table:table-cell>
          <table:table-cell office:value-type="float" office:value="89.999928" calcext:value-type="float">
            <text:p>89.99992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014773" calcext:value-type="float">
            <text:p>1.014773</text:p>
          </table:table-cell>
          <table:table-cell office:value-type="float" office:value="91.042569" calcext:value-type="float">
            <text:p>91.042569</text:p>
          </table:table-cell>
          <table:table-cell office:value-type="float" office:value="90.027796" calcext:value-type="float">
            <text:p>90.02779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042" calcext:value-type="float">
            <text:p>1.03042</text:p>
          </table:table-cell>
          <table:table-cell office:value-type="float" office:value="91.383352" calcext:value-type="float">
            <text:p>91.383352</text:p>
          </table:table-cell>
          <table:table-cell office:value-type="float" office:value="90.352932" calcext:value-type="float">
            <text:p>90.352932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085820" calcext:value-type="float">
            <text:p>6085820</text:p>
          </table:table-cell>
          <table:table-cell office:value-type="float" office:value="6336" calcext:value-type="float">
            <text:p>6336</text:p>
          </table:table-cell>
          <table:table-cell office:value-type="float" office:value="5785" calcext:value-type="float">
            <text:p>5785</text:p>
          </table:table-cell>
          <table:table-cell office:value-type="float" office:value="1.012289" calcext:value-type="float">
            <text:p>1.012289</text:p>
          </table:table-cell>
          <table:table-cell office:value-type="float" office:value="101.592604" calcext:value-type="float">
            <text:p>101.592604</text:p>
          </table:table-cell>
          <table:table-cell office:value-type="float" office:value="100.580315" calcext:value-type="float">
            <text:p>100.580315</text:p>
          </table:table-cell>
          <table:table-cell office:value-type="float" office:value="0.484057" calcext:value-type="float">
            <text:p>0.48405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082664" calcext:value-type="float">
            <text:p>6082664</text:p>
          </table:table-cell>
          <table:table-cell office:value-type="float" office:value="6336" calcext:value-type="float">
            <text:p>6336</text:p>
          </table:table-cell>
          <table:table-cell office:value-type="float" office:value="5782" calcext:value-type="float">
            <text:p>5782</text:p>
          </table:table-cell>
          <table:table-cell office:value-type="float" office:value="1.057072" calcext:value-type="float">
            <text:p>1.057072</text:p>
          </table:table-cell>
          <table:table-cell office:value-type="float" office:value="101.599948" calcext:value-type="float">
            <text:p>101.599948</text:p>
          </table:table-cell>
          <table:table-cell office:value-type="float" office:value="100.542876" calcext:value-type="float">
            <text:p>100.542876</text:p>
          </table:table-cell>
          <table:table-cell office:value-type="float" office:value="0.483986" calcext:value-type="float">
            <text:p>0.48398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52" calcext:value-type="float">
            <text:p>1152</text:p>
          </table:table-cell>
          <table:table-cell office:value-type="float" office:value="1008" calcext:value-type="float">
            <text:p>100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.025754" calcext:value-type="float">
            <text:p>1.025754</text:p>
          </table:table-cell>
          <table:table-cell office:value-type="float" office:value="96.496547" calcext:value-type="float">
            <text:p>96.496547</text:p>
          </table:table-cell>
          <table:table-cell office:value-type="float" office:value="95.470793" calcext:value-type="float">
            <text:p>95.47079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720" calcext:value-type="float">
            <text:p>7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96.509634" calcext:value-type="float">
            <text:p>96.509634</text:p>
          </table:table-cell>
          <table:table-cell office:value-type="float" office:value="95.49456" calcext:value-type="float">
            <text:p>95.4945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40349" calcext:value-type="float">
            <text:p>1.040349</text:p>
          </table:table-cell>
          <table:table-cell office:value-type="float" office:value="96.856932" calcext:value-type="float">
            <text:p>96.856932</text:p>
          </table:table-cell>
          <table:table-cell office:value-type="float" office:value="95.816583" calcext:value-type="float">
            <text:p>95.81658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042688" calcext:value-type="float">
            <text:p>6042688</text:p>
          </table:table-cell>
          <table:table-cell office:value-type="float" office:value="6436" calcext:value-type="float">
            <text:p>6436</text:p>
          </table:table-cell>
          <table:table-cell office:value-type="float" office:value="5744" calcext:value-type="float">
            <text:p>5744</text:p>
          </table:table-cell>
          <table:table-cell office:value-type="float" office:value="1.008629" calcext:value-type="float">
            <text:p>1.008629</text:p>
          </table:table-cell>
          <table:table-cell office:value-type="float" office:value="101.413129" calcext:value-type="float">
            <text:p>101.413129</text:p>
          </table:table-cell>
          <table:table-cell office:value-type="float" office:value="100.4045" calcext:value-type="float">
            <text:p>100.4045</text:p>
          </table:table-cell>
          <table:table-cell office:value-type="float" office:value="0.481468" calcext:value-type="float">
            <text:p>0.48146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056364" calcext:value-type="float">
            <text:p>6056364</text:p>
          </table:table-cell>
          <table:table-cell office:value-type="float" office:value="6436" calcext:value-type="float">
            <text:p>6436</text:p>
          </table:table-cell>
          <table:table-cell office:value-type="float" office:value="5757" calcext:value-type="float">
            <text:p>5757</text:p>
          </table:table-cell>
          <table:table-cell office:value-type="float" office:value="1.036081" calcext:value-type="float">
            <text:p>1.036081</text:p>
          </table:table-cell>
          <table:table-cell office:value-type="float" office:value="101.331142" calcext:value-type="float">
            <text:p>101.331142</text:p>
          </table:table-cell>
          <table:table-cell office:value-type="float" office:value="100.295061" calcext:value-type="float">
            <text:p>100.295061</text:p>
          </table:table-cell>
          <table:table-cell office:value-type="float" office:value="0.483084" calcext:value-type="float">
            <text:p>0.48308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04" calcext:value-type="float">
            <text:p>1104</text:p>
          </table:table-cell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.014799" calcext:value-type="float">
            <text:p>1.014799</text:p>
          </table:table-cell>
          <table:table-cell office:value-type="float" office:value="99.929844" calcext:value-type="float">
            <text:p>99.929844</text:p>
          </table:table-cell>
          <table:table-cell office:value-type="float" office:value="98.915045" calcext:value-type="float">
            <text:p>98.915045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08" calcext:value-type="float">
            <text:p>1008</text:p>
          </table:table-cell>
          <table:table-cell office:value-type="float" office:value="672" calcext:value-type="float">
            <text:p>67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.01314" calcext:value-type="float">
            <text:p>1.01314</text:p>
          </table:table-cell>
          <table:table-cell office:value-type="float" office:value="99.948044" calcext:value-type="float">
            <text:p>99.948044</text:p>
          </table:table-cell>
          <table:table-cell office:value-type="float" office:value="98.934904" calcext:value-type="float">
            <text:p>98.93490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100.46032" calcext:value-type="float">
            <text:p>100.46032</text:p>
          </table:table-cell>
          <table:table-cell office:value-type="float" office:value="99.435588" calcext:value-type="float">
            <text:p>99.43558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016388" calcext:value-type="float">
            <text:p>6016388</text:p>
          </table:table-cell>
          <table:table-cell office:value-type="float" office:value="6535" calcext:value-type="float">
            <text:p>6535</text:p>
          </table:table-cell>
          <table:table-cell office:value-type="float" office:value="5719" calcext:value-type="float">
            <text:p>5719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0.986976" calcext:value-type="float">
            <text:p>100.986976</text:p>
          </table:table-cell>
          <table:table-cell office:value-type="float" office:value="99.975427" calcext:value-type="float">
            <text:p>99.975427</text:p>
          </table:table-cell>
          <table:table-cell office:value-type="float" office:value="0.481429" calcext:value-type="float">
            <text:p>0.481429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5994296" calcext:value-type="float">
            <text:p>5994296</text:p>
          </table:table-cell>
          <table:table-cell office:value-type="float" office:value="6535" calcext:value-type="float">
            <text:p>6535</text:p>
          </table:table-cell>
          <table:table-cell office:value-type="float" office:value="5698" calcext:value-type="float">
            <text:p>5698</text:p>
          </table:table-cell>
          <table:table-cell office:value-type="float" office:value="1.050746" calcext:value-type="float">
            <text:p>1.050746</text:p>
          </table:table-cell>
          <table:table-cell office:value-type="float" office:value="101.093572" calcext:value-type="float">
            <text:p>101.093572</text:p>
          </table:table-cell>
          <table:table-cell office:value-type="float" office:value="100.042825" calcext:value-type="float">
            <text:p>100.042825</text:p>
          </table:table-cell>
          <table:table-cell office:value-type="float" office:value="0.479338" calcext:value-type="float">
            <text:p>0.47933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1584" calcext:value-type="float">
            <text:p>158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.024739" calcext:value-type="float">
            <text:p>1.024739</text:p>
          </table:table-cell>
          <table:table-cell office:value-type="float" office:value="99.790074" calcext:value-type="float">
            <text:p>99.790074</text:p>
          </table:table-cell>
          <table:table-cell office:value-type="float" office:value="98.765335" calcext:value-type="float">
            <text:p>98.76533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99.793258" calcext:value-type="float">
            <text:p>99.793258</text:p>
          </table:table-cell>
          <table:table-cell office:value-type="float" office:value="98.778845" calcext:value-type="float">
            <text:p>98.778845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039678" calcext:value-type="float">
            <text:p>1.039678</text:p>
          </table:table-cell>
          <table:table-cell office:value-type="float" office:value="99.79138" calcext:value-type="float">
            <text:p>99.79138</text:p>
          </table:table-cell>
          <table:table-cell office:value-type="float" office:value="98.751702" calcext:value-type="float">
            <text:p>98.75170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5961684" calcext:value-type="float">
            <text:p>5961684</text:p>
          </table:table-cell>
          <table:table-cell office:value-type="float" office:value="6634" calcext:value-type="float">
            <text:p>6634</text:p>
          </table:table-cell>
          <table:table-cell office:value-type="float" office:value="5667" calcext:value-type="float">
            <text:p>5667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101.733053" calcext:value-type="float">
            <text:p>101.733053</text:p>
          </table:table-cell>
          <table:table-cell office:value-type="float" office:value="100.717143" calcext:value-type="float">
            <text:p>100.717143</text:p>
          </table:table-cell>
          <table:table-cell office:value-type="float" office:value="0.473539" calcext:value-type="float">
            <text:p>0.47353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5962736" calcext:value-type="float">
            <text:p>5962736</text:p>
          </table:table-cell>
          <table:table-cell office:value-type="float" office:value="6634" calcext:value-type="float">
            <text:p>6634</text:p>
          </table:table-cell>
          <table:table-cell office:value-type="float" office:value="5668" calcext:value-type="float">
            <text:p>5668</text:p>
          </table:table-cell>
          <table:table-cell office:value-type="float" office:value="1.293057" calcext:value-type="float">
            <text:p>1.293057</text:p>
          </table:table-cell>
          <table:table-cell office:value-type="float" office:value="101.760414" calcext:value-type="float">
            <text:p>101.760414</text:p>
          </table:table-cell>
          <table:table-cell office:value-type="float" office:value="100.467358" calcext:value-type="float">
            <text:p>100.467358</text:p>
          </table:table-cell>
          <table:table-cell office:value-type="float" office:value="0.4748" calcext:value-type="float">
            <text:p>0.474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1248" calcext:value-type="float">
            <text:p>124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.263359" calcext:value-type="float">
            <text:p>1.263359</text:p>
          </table:table-cell>
          <table:table-cell office:value-type="float" office:value="100.557006" calcext:value-type="float">
            <text:p>100.557006</text:p>
          </table:table-cell>
          <table:table-cell office:value-type="float" office:value="99.293646" calcext:value-type="float">
            <text:p>99.29364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.252067" calcext:value-type="float">
            <text:p>1.252067</text:p>
          </table:table-cell>
          <table:table-cell office:value-type="float" office:value="98.668355" calcext:value-type="float">
            <text:p>98.668355</text:p>
          </table:table-cell>
          <table:table-cell office:value-type="float" office:value="97.416288" calcext:value-type="float">
            <text:p>97.41628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99.290821" calcext:value-type="float">
            <text:p>99.290821</text:p>
          </table:table-cell>
          <table:table-cell office:value-type="float" office:value="98.020281" calcext:value-type="float">
            <text:p>98.02028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990088" calcext:value-type="float">
            <text:p>5990088</text:p>
          </table:table-cell>
          <table:table-cell office:value-type="float" office:value="6733" calcext:value-type="float">
            <text:p>6733</text:p>
          </table:table-cell>
          <table:table-cell office:value-type="float" office:value="5694" calcext:value-type="float">
            <text:p>5694</text:p>
          </table:table-cell>
          <table:table-cell office:value-type="float" office:value="1.010113" calcext:value-type="float">
            <text:p>1.010113</text:p>
          </table:table-cell>
          <table:table-cell office:value-type="float" office:value="101.471172" calcext:value-type="float">
            <text:p>101.471172</text:p>
          </table:table-cell>
          <table:table-cell office:value-type="float" office:value="100.46106" calcext:value-type="float">
            <text:p>100.46106</text:p>
          </table:table-cell>
          <table:table-cell office:value-type="float" office:value="0.477008" calcext:value-type="float">
            <text:p>0.47700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923812" calcext:value-type="float">
            <text:p>5923812</text:p>
          </table:table-cell>
          <table:table-cell office:value-type="float" office:value="6733" calcext:value-type="float">
            <text:p>6733</text:p>
          </table:table-cell>
          <table:table-cell office:value-type="float" office:value="5631" calcext:value-type="float">
            <text:p>5631</text:p>
          </table:table-cell>
          <table:table-cell office:value-type="float" office:value="1.284858" calcext:value-type="float">
            <text:p>1.284858</text:p>
          </table:table-cell>
          <table:table-cell office:value-type="float" office:value="101.551162" calcext:value-type="float">
            <text:p>101.551162</text:p>
          </table:table-cell>
          <table:table-cell office:value-type="float" office:value="100.266304" calcext:value-type="float">
            <text:p>100.266304</text:p>
          </table:table-cell>
          <table:table-cell office:value-type="float" office:value="0.472646" calcext:value-type="float">
            <text:p>0.47264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1824" calcext:value-type="float">
            <text:p>182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257954" calcext:value-type="float">
            <text:p>1.257954</text:p>
          </table:table-cell>
          <table:table-cell office:value-type="float" office:value="100.512488" calcext:value-type="float">
            <text:p>100.512488</text:p>
          </table:table-cell>
          <table:table-cell office:value-type="float" office:value="99.254534" calcext:value-type="float">
            <text:p>99.25453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104" calcext:value-type="float">
            <text:p>110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243067" calcext:value-type="float">
            <text:p>1.243067</text:p>
          </table:table-cell>
          <table:table-cell office:value-type="float" office:value="99.006014" calcext:value-type="float">
            <text:p>99.006014</text:p>
          </table:table-cell>
          <table:table-cell office:value-type="float" office:value="97.762948" calcext:value-type="float">
            <text:p>97.76294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73509" calcext:value-type="float">
            <text:p>1.273509</text:p>
          </table:table-cell>
          <table:table-cell office:value-type="float" office:value="99.548739" calcext:value-type="float">
            <text:p>99.548739</text:p>
          </table:table-cell>
          <table:table-cell office:value-type="float" office:value="98.27523" calcext:value-type="float">
            <text:p>98.27523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896460" calcext:value-type="float">
            <text:p>5896460</text:p>
          </table:table-cell>
          <table:table-cell office:value-type="float" office:value="6831" calcext:value-type="float">
            <text:p>6831</text:p>
          </table:table-cell>
          <table:table-cell office:value-type="float" office:value="5605" calcext:value-type="float">
            <text:p>5605</text:p>
          </table:table-cell>
          <table:table-cell office:value-type="float" office:value="1.011633" calcext:value-type="float">
            <text:p>1.011633</text:p>
          </table:table-cell>
          <table:table-cell office:value-type="float" office:value="101.491722" calcext:value-type="float">
            <text:p>101.491722</text:p>
          </table:table-cell>
          <table:table-cell office:value-type="float" office:value="100.480089" calcext:value-type="float">
            <text:p>100.480089</text:p>
          </table:table-cell>
          <table:table-cell office:value-type="float" office:value="0.469463" calcext:value-type="float">
            <text:p>0.46946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858588" calcext:value-type="float">
            <text:p>5858588</text:p>
          </table:table-cell>
          <table:table-cell office:value-type="float" office:value="6831" calcext:value-type="float">
            <text:p>6831</text:p>
          </table:table-cell>
          <table:table-cell office:value-type="float" office:value="5569" calcext:value-type="float">
            <text:p>5569</text:p>
          </table:table-cell>
          <table:table-cell office:value-type="float" office:value="1.280533" calcext:value-type="float">
            <text:p>1.280533</text:p>
          </table:table-cell>
          <table:table-cell office:value-type="float" office:value="101.596476" calcext:value-type="float">
            <text:p>101.596476</text:p>
          </table:table-cell>
          <table:table-cell office:value-type="float" office:value="100.315943" calcext:value-type="float">
            <text:p>100.315943</text:p>
          </table:table-cell>
          <table:table-cell office:value-type="float" office:value="0.467211" calcext:value-type="float">
            <text:p>0.467211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258909" calcext:value-type="float">
            <text:p>1.258909</text:p>
          </table:table-cell>
          <table:table-cell office:value-type="float" office:value="101.497375" calcext:value-type="float">
            <text:p>101.497375</text:p>
          </table:table-cell>
          <table:table-cell office:value-type="float" office:value="100.238466" calcext:value-type="float">
            <text:p>100.23846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54457" calcext:value-type="float">
            <text:p>1.254457</text:p>
          </table:table-cell>
          <table:table-cell office:value-type="float" office:value="101.505735" calcext:value-type="float">
            <text:p>101.505735</text:p>
          </table:table-cell>
          <table:table-cell office:value-type="float" office:value="100.251278" calcext:value-type="float">
            <text:p>100.25127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269684" calcext:value-type="float">
            <text:p>1.269684</text:p>
          </table:table-cell>
          <table:table-cell office:value-type="float" office:value="101.498681" calcext:value-type="float">
            <text:p>101.498681</text:p>
          </table:table-cell>
          <table:table-cell office:value-type="float" office:value="100.228997" calcext:value-type="float">
            <text:p>100.228997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956424" calcext:value-type="float">
            <text:p>5956424</text:p>
          </table:table-cell>
          <table:table-cell office:value-type="float" office:value="6931" calcext:value-type="float">
            <text:p>6931</text:p>
          </table:table-cell>
          <table:table-cell office:value-type="float" office:value="5662" calcext:value-type="float">
            <text:p>5662</text:p>
          </table:table-cell>
          <table:table-cell office:value-type="float" office:value="1.015707" calcext:value-type="float">
            <text:p>1.015707</text:p>
          </table:table-cell>
          <table:table-cell office:value-type="float" office:value="101.392444" calcext:value-type="float">
            <text:p>101.392444</text:p>
          </table:table-cell>
          <table:table-cell office:value-type="float" office:value="100.376737" calcext:value-type="float">
            <text:p>100.376737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816508" calcext:value-type="float">
            <text:p>5816508</text:p>
          </table:table-cell>
          <table:table-cell office:value-type="float" office:value="6931" calcext:value-type="float">
            <text:p>6931</text:p>
          </table:table-cell>
          <table:table-cell office:value-type="float" office:value="5529" calcext:value-type="float">
            <text:p>5529</text:p>
          </table:table-cell>
          <table:table-cell office:value-type="float" office:value="1.045075" calcext:value-type="float">
            <text:p>1.045075</text:p>
          </table:table-cell>
          <table:table-cell office:value-type="float" office:value="101.69681" calcext:value-type="float">
            <text:p>101.69681</text:p>
          </table:table-cell>
          <table:table-cell office:value-type="float" office:value="100.651735" calcext:value-type="float">
            <text:p>100.651735</text:p>
          </table:table-cell>
          <table:table-cell office:value-type="float" office:value="0.462308" calcext:value-type="float">
            <text:p>0.46230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.007239" calcext:value-type="float">
            <text:p>1.007239</text:p>
          </table:table-cell>
          <table:table-cell office:value-type="float" office:value="97.817246" calcext:value-type="float">
            <text:p>97.817246</text:p>
          </table:table-cell>
          <table:table-cell office:value-type="float" office:value="96.810007" calcext:value-type="float">
            <text:p>96.8100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018379" calcext:value-type="float">
            <text:p>1.018379</text:p>
          </table:table-cell>
          <table:table-cell office:value-type="float" office:value="97.825665" calcext:value-type="float">
            <text:p>97.825665</text:p>
          </table:table-cell>
          <table:table-cell office:value-type="float" office:value="96.807285" calcext:value-type="float">
            <text:p>96.80728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021584" calcext:value-type="float">
            <text:p>1.021584</text:p>
          </table:table-cell>
          <table:table-cell office:value-type="float" office:value="97.818552" calcext:value-type="float">
            <text:p>97.818552</text:p>
          </table:table-cell>
          <table:table-cell office:value-type="float" office:value="96.796968" calcext:value-type="float">
            <text:p>96.79696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884888" calcext:value-type="float">
            <text:p>5884888</text:p>
          </table:table-cell>
          <table:table-cell office:value-type="float" office:value="7030" calcext:value-type="float">
            <text:p>7030</text:p>
          </table:table-cell>
          <table:table-cell office:value-type="float" office:value="5594" calcext:value-type="float">
            <text:p>5594</text:p>
          </table:table-cell>
          <table:table-cell office:value-type="float" office:value="1.024043" calcext:value-type="float">
            <text:p>1.024043</text:p>
          </table:table-cell>
          <table:table-cell office:value-type="float" office:value="101.684807" calcext:value-type="float">
            <text:p>101.684807</text:p>
          </table:table-cell>
          <table:table-cell office:value-type="float" office:value="100.660764" calcext:value-type="float">
            <text:p>100.660764</text:p>
          </table:table-cell>
          <table:table-cell office:value-type="float" office:value="0.467701" calcext:value-type="float">
            <text:p>0.46770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802832" calcext:value-type="float">
            <text:p>5802832</text:p>
          </table:table-cell>
          <table:table-cell office:value-type="float" office:value="7030" calcext:value-type="float">
            <text:p>7030</text:p>
          </table:table-cell>
          <table:table-cell office:value-type="float" office:value="5516" calcext:value-type="float">
            <text:p>5516</text:p>
          </table:table-cell>
          <table:table-cell office:value-type="float" office:value="1.035311" calcext:value-type="float">
            <text:p>1.035311</text:p>
          </table:table-cell>
          <table:table-cell office:value-type="float" office:value="101.811223" calcext:value-type="float">
            <text:p>101.811223</text:p>
          </table:table-cell>
          <table:table-cell office:value-type="float" office:value="100.775912" calcext:value-type="float">
            <text:p>100.775912</text:p>
          </table:table-cell>
          <table:table-cell office:value-type="float" office:value="0.460652" calcext:value-type="float">
            <text:p>0.46065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1296" calcext:value-type="float">
            <text:p>129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.005379" calcext:value-type="float">
            <text:p>1.005379</text:p>
          </table:table-cell>
          <table:table-cell office:value-type="float" office:value="97.582878" calcext:value-type="float">
            <text:p>97.582878</text:p>
          </table:table-cell>
          <table:table-cell office:value-type="float" office:value="96.577499" calcext:value-type="float">
            <text:p>96.57749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042523" calcext:value-type="float">
            <text:p>1.042523</text:p>
          </table:table-cell>
          <table:table-cell office:value-type="float" office:value="97.611987" calcext:value-type="float">
            <text:p>97.611987</text:p>
          </table:table-cell>
          <table:table-cell office:value-type="float" office:value="96.569464" calcext:value-type="float">
            <text:p>96.56946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09358" calcext:value-type="float">
            <text:p>1.009358</text:p>
          </table:table-cell>
          <table:table-cell office:value-type="float" office:value="98.304699" calcext:value-type="float">
            <text:p>98.304699</text:p>
          </table:table-cell>
          <table:table-cell office:value-type="float" office:value="97.295341" calcext:value-type="float">
            <text:p>97.295341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840704" calcext:value-type="float">
            <text:p>5840704</text:p>
          </table:table-cell>
          <table:table-cell office:value-type="float" office:value="7128" calcext:value-type="float">
            <text:p>7128</text:p>
          </table:table-cell>
          <table:table-cell office:value-type="float" office:value="5552" calcext:value-type="float">
            <text:p>5552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101.629131" calcext:value-type="float">
            <text:p>101.629131</text:p>
          </table:table-cell>
          <table:table-cell office:value-type="float" office:value="100.619642" calcext:value-type="float">
            <text:p>100.619642</text:p>
          </table:table-cell>
          <table:table-cell office:value-type="float" office:value="0.464379" calcext:value-type="float">
            <text:p>0.46437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770220" calcext:value-type="float">
            <text:p>5770220</text:p>
          </table:table-cell>
          <table:table-cell office:value-type="float" office:value="7128" calcext:value-type="float">
            <text:p>7128</text:p>
          </table:table-cell>
          <table:table-cell office:value-type="float" office:value="5485" calcext:value-type="float">
            <text:p>5485</text:p>
          </table:table-cell>
          <table:table-cell office:value-type="float" office:value="1.055622" calcext:value-type="float">
            <text:p>1.055622</text:p>
          </table:table-cell>
          <table:table-cell office:value-type="float" office:value="101.646325" calcext:value-type="float">
            <text:p>101.646325</text:p>
          </table:table-cell>
          <table:table-cell office:value-type="float" office:value="100.590703" calcext:value-type="float">
            <text:p>100.590703</text:p>
          </table:table-cell>
          <table:table-cell office:value-type="float" office:value="0.458907" calcext:value-type="float">
            <text:p>0.45890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101.203871" calcext:value-type="float">
            <text:p>101.203871</text:p>
          </table:table-cell>
          <table:table-cell office:value-type="float" office:value="100.17964" calcext:value-type="float">
            <text:p>100.1796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11933" calcext:value-type="float">
            <text:p>1.011933</text:p>
          </table:table-cell>
          <table:table-cell office:value-type="float" office:value="101.214968" calcext:value-type="float">
            <text:p>101.214968</text:p>
          </table:table-cell>
          <table:table-cell office:value-type="float" office:value="100.203035" calcext:value-type="float">
            <text:p>100.20303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028009" calcext:value-type="float">
            <text:p>1.028009</text:p>
          </table:table-cell>
          <table:table-cell office:value-type="float" office:value="101.330185" calcext:value-type="float">
            <text:p>101.330185</text:p>
          </table:table-cell>
          <table:table-cell office:value-type="float" office:value="100.302176" calcext:value-type="float">
            <text:p>100.30217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877524" calcext:value-type="float">
            <text:p>5877524</text:p>
          </table:table-cell>
          <table:table-cell office:value-type="float" office:value="7228" calcext:value-type="float">
            <text:p>7228</text:p>
          </table:table-cell>
          <table:table-cell office:value-type="float" office:value="5587" calcext:value-type="float">
            <text:p>5587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1.727517" calcext:value-type="float">
            <text:p>101.727517</text:p>
          </table:table-cell>
          <table:table-cell office:value-type="float" office:value="100.713708" calcext:value-type="float">
            <text:p>100.713708</text:p>
          </table:table-cell>
          <table:table-cell office:value-type="float" office:value="0.46687" calcext:value-type="float">
            <text:p>0.4668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773376" calcext:value-type="float">
            <text:p>5773376</text:p>
          </table:table-cell>
          <table:table-cell office:value-type="float" office:value="7228" calcext:value-type="float">
            <text:p>7228</text:p>
          </table:table-cell>
          <table:table-cell office:value-type="float" office:value="5488" calcext:value-type="float">
            <text:p>5488</text:p>
          </table:table-cell>
          <table:table-cell office:value-type="float" office:value="1.071002" calcext:value-type="float">
            <text:p>1.071002</text:p>
          </table:table-cell>
          <table:table-cell office:value-type="float" office:value="101.96701" calcext:value-type="float">
            <text:p>101.96701</text:p>
          </table:table-cell>
          <table:table-cell office:value-type="float" office:value="100.896008" calcext:value-type="float">
            <text:p>100.896008</text:p>
          </table:table-cell>
          <table:table-cell office:value-type="float" office:value="0.457768" calcext:value-type="float">
            <text:p>0.457768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.027743" calcext:value-type="float">
            <text:p>1.027743</text:p>
          </table:table-cell>
          <table:table-cell office:value-type="float" office:value="97.617695" calcext:value-type="float">
            <text:p>97.617695</text:p>
          </table:table-cell>
          <table:table-cell office:value-type="float" office:value="96.589952" calcext:value-type="float">
            <text:p>96.58995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008" calcext:value-type="float">
            <text:p>100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025804" calcext:value-type="float">
            <text:p>1.025804</text:p>
          </table:table-cell>
          <table:table-cell office:value-type="float" office:value="97.636983" calcext:value-type="float">
            <text:p>97.636983</text:p>
          </table:table-cell>
          <table:table-cell office:value-type="float" office:value="96.611179" calcext:value-type="float">
            <text:p>96.611179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037616" calcext:value-type="float">
            <text:p>1.037616</text:p>
          </table:table-cell>
          <table:table-cell office:value-type="float" office:value="97.619001" calcext:value-type="float">
            <text:p>97.619001</text:p>
          </table:table-cell>
          <table:table-cell office:value-type="float" office:value="96.581385" calcext:value-type="float">
            <text:p>96.58138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782844" calcext:value-type="float">
            <text:p>5782844</text:p>
          </table:table-cell>
          <table:table-cell office:value-type="float" office:value="7326" calcext:value-type="float">
            <text:p>7326</text:p>
          </table:table-cell>
          <table:table-cell office:value-type="float" office:value="5497" calcext:value-type="float">
            <text:p>5497</text:p>
          </table:table-cell>
          <table:table-cell office:value-type="float" office:value="1.010033" calcext:value-type="float">
            <text:p>1.010033</text:p>
          </table:table-cell>
          <table:table-cell office:value-type="float" office:value="101.330598" calcext:value-type="float">
            <text:p>101.330598</text:p>
          </table:table-cell>
          <table:table-cell office:value-type="float" office:value="100.320565" calcext:value-type="float">
            <text:p>100.320565</text:p>
          </table:table-cell>
          <table:table-cell office:value-type="float" office:value="0.461149" calcext:value-type="float">
            <text:p>0.461149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689216" calcext:value-type="float">
            <text:p>5689216</text:p>
          </table:table-cell>
          <table:table-cell office:value-type="float" office:value="7326" calcext:value-type="float">
            <text:p>7326</text:p>
          </table:table-cell>
          <table:table-cell office:value-type="float" office:value="5408" calcext:value-type="float">
            <text:p>5408</text:p>
          </table:table-cell>
          <table:table-cell office:value-type="float" office:value="1.312464" calcext:value-type="float">
            <text:p>1.312464</text:p>
          </table:table-cell>
          <table:table-cell office:value-type="float" office:value="101.523437" calcext:value-type="float">
            <text:p>101.523437</text:p>
          </table:table-cell>
          <table:table-cell office:value-type="float" office:value="100.210973" calcext:value-type="float">
            <text:p>100.210973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1536" calcext:value-type="float">
            <text:p>153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.265964" calcext:value-type="float">
            <text:p>1.265964</text:p>
          </table:table-cell>
          <table:table-cell office:value-type="float" office:value="101.379596" calcext:value-type="float">
            <text:p>101.379596</text:p>
          </table:table-cell>
          <table:table-cell office:value-type="float" office:value="100.113632" calcext:value-type="float">
            <text:p>100.11363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104" calcext:value-type="float">
            <text:p>110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.251224" calcext:value-type="float">
            <text:p>1.251224</text:p>
          </table:table-cell>
          <table:table-cell office:value-type="float" office:value="101.396083" calcext:value-type="float">
            <text:p>101.396083</text:p>
          </table:table-cell>
          <table:table-cell office:value-type="float" office:value="100.144859" calcext:value-type="float">
            <text:p>100.144859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272205" calcext:value-type="float">
            <text:p>1.272205</text:p>
          </table:table-cell>
          <table:table-cell office:value-type="float" office:value="101.43598" calcext:value-type="float">
            <text:p>101.43598</text:p>
          </table:table-cell>
          <table:table-cell office:value-type="float" office:value="100.163775" calcext:value-type="float">
            <text:p>100.16377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5636616" calcext:value-type="float">
            <text:p>5636616</text:p>
          </table:table-cell>
          <table:table-cell office:value-type="float" office:value="7426" calcext:value-type="float">
            <text:p>7426</text:p>
          </table:table-cell>
          <table:table-cell office:value-type="float" office:value="5358" calcext:value-type="float">
            <text:p>5358</text:p>
          </table:table-cell>
          <table:table-cell office:value-type="float" office:value="1.011369" calcext:value-type="float">
            <text:p>1.011369</text:p>
          </table:table-cell>
          <table:table-cell office:value-type="float" office:value="101.240589" calcext:value-type="float">
            <text:p>101.240589</text:p>
          </table:table-cell>
          <table:table-cell office:value-type="float" office:value="100.22922" calcext:value-type="float">
            <text:p>100.22922</text:p>
          </table:table-cell>
          <table:table-cell office:value-type="float" office:value="0.449898" calcext:value-type="float">
            <text:p>0.44989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5611368" calcext:value-type="float">
            <text:p>5611368</text:p>
          </table:table-cell>
          <table:table-cell office:value-type="float" office:value="7426" calcext:value-type="float">
            <text:p>7426</text:p>
          </table:table-cell>
          <table:table-cell office:value-type="float" office:value="5334" calcext:value-type="float">
            <text:p>5334</text:p>
          </table:table-cell>
          <table:table-cell office:value-type="float" office:value="1.064014" calcext:value-type="float">
            <text:p>1.064014</text:p>
          </table:table-cell>
          <table:table-cell office:value-type="float" office:value="101.274899" calcext:value-type="float">
            <text:p>101.274899</text:p>
          </table:table-cell>
          <table:table-cell office:value-type="float" office:value="100.210885" calcext:value-type="float">
            <text:p>100.210885</text:p>
          </table:table-cell>
          <table:table-cell office:value-type="float" office:value="0.447965" calcext:value-type="float">
            <text:p>0.44796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52" calcext:value-type="float">
            <text:p>1152</text:p>
          </table:table-cell>
          <table:table-cell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.024953" calcext:value-type="float">
            <text:p>1.024953</text:p>
          </table:table-cell>
          <table:table-cell office:value-type="float" office:value="80.61745" calcext:value-type="float">
            <text:p>80.61745</text:p>
          </table:table-cell>
          <table:table-cell office:value-type="float" office:value="79.592497" calcext:value-type="float">
            <text:p>79.592497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672" calcext:value-type="float">
            <text:p>6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014193" calcext:value-type="float">
            <text:p>1.014193</text:p>
          </table:table-cell>
          <table:table-cell office:value-type="float" office:value="80.63601" calcext:value-type="float">
            <text:p>80.63601</text:p>
          </table:table-cell>
          <table:table-cell office:value-type="float" office:value="79.621817" calcext:value-type="float">
            <text:p>79.62181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36121" calcext:value-type="float">
            <text:p>1.036121</text:p>
          </table:table-cell>
          <table:table-cell office:value-type="float" office:value="81.294115" calcext:value-type="float">
            <text:p>81.294115</text:p>
          </table:table-cell>
          <table:table-cell office:value-type="float" office:value="80.257994" calcext:value-type="float">
            <text:p>80.25799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843860" calcext:value-type="float">
            <text:p>5843860</text:p>
          </table:table-cell>
          <table:table-cell office:value-type="float" office:value="7524" calcext:value-type="float">
            <text:p>7524</text:p>
          </table:table-cell>
          <table:table-cell office:value-type="float" office:value="5555" calcext:value-type="float">
            <text:p>5555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1.398498" calcext:value-type="float">
            <text:p>101.398498</text:p>
          </table:table-cell>
          <table:table-cell office:value-type="float" office:value="100.38825" calcext:value-type="float">
            <text:p>100.38825</text:p>
          </table:table-cell>
          <table:table-cell office:value-type="float" office:value="0.465701" calcext:value-type="float">
            <text:p>0.46570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681852" calcext:value-type="float">
            <text:p>5681852</text:p>
          </table:table-cell>
          <table:table-cell office:value-type="float" office:value="7524" calcext:value-type="float">
            <text:p>7524</text:p>
          </table:table-cell>
          <table:table-cell office:value-type="float" office:value="5401" calcext:value-type="float">
            <text:p>5401</text:p>
          </table:table-cell>
          <table:table-cell office:value-type="float" office:value="1.064285" calcext:value-type="float">
            <text:p>1.064285</text:p>
          </table:table-cell>
          <table:table-cell office:value-type="float" office:value="101.532571" calcext:value-type="float">
            <text:p>101.532571</text:p>
          </table:table-cell>
          <table:table-cell office:value-type="float" office:value="100.468286" calcext:value-type="float">
            <text:p>100.468286</text:p>
          </table:table-cell>
          <table:table-cell office:value-type="float" office:value="0.45243" calcext:value-type="float">
            <text:p>0.4524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1392" calcext:value-type="float">
            <text:p>139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.023673" calcext:value-type="float">
            <text:p>1.023673</text:p>
          </table:table-cell>
          <table:table-cell office:value-type="float" office:value="96.515612" calcext:value-type="float">
            <text:p>96.515612</text:p>
          </table:table-cell>
          <table:table-cell office:value-type="float" office:value="95.491939" calcext:value-type="float">
            <text:p>95.49193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104" calcext:value-type="float">
            <text:p>110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.012853" calcext:value-type="float">
            <text:p>1.012853</text:p>
          </table:table-cell>
          <table:table-cell office:value-type="float" office:value="93.445648" calcext:value-type="float">
            <text:p>93.445648</text:p>
          </table:table-cell>
          <table:table-cell office:value-type="float" office:value="92.432795" calcext:value-type="float">
            <text:p>92.43279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36074" calcext:value-type="float">
            <text:p>1.036074</text:p>
          </table:table-cell>
          <table:table-cell office:value-type="float" office:value="95.778683" calcext:value-type="float">
            <text:p>95.778683</text:p>
          </table:table-cell>
          <table:table-cell office:value-type="float" office:value="94.742609" calcext:value-type="float">
            <text:p>94.742609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796520" calcext:value-type="float">
            <text:p>5796520</text:p>
          </table:table-cell>
          <table:table-cell office:value-type="float" office:value="7623" calcext:value-type="float">
            <text:p>7623</text:p>
          </table:table-cell>
          <table:table-cell office:value-type="float" office:value="5510" calcext:value-type="float">
            <text:p>5510</text:p>
          </table:table-cell>
          <table:table-cell office:value-type="float" office:value="1.016143" calcext:value-type="float">
            <text:p>1.016143</text:p>
          </table:table-cell>
          <table:table-cell office:value-type="float" office:value="101.879203" calcext:value-type="float">
            <text:p>101.879203</text:p>
          </table:table-cell>
          <table:table-cell office:value-type="float" office:value="100.86306" calcext:value-type="float">
            <text:p>100.86306</text:p>
          </table:table-cell>
          <table:table-cell office:value-type="float" office:value="0.459754" calcext:value-type="float">
            <text:p>0.45975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834392" calcext:value-type="float">
            <text:p>5834392</text:p>
          </table:table-cell>
          <table:table-cell office:value-type="float" office:value="7623" calcext:value-type="float">
            <text:p>7623</text:p>
          </table:table-cell>
          <table:table-cell office:value-type="float" office:value="5546" calcext:value-type="float">
            <text:p>5546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102.013441" calcext:value-type="float">
            <text:p>102.013441</text:p>
          </table:table-cell>
          <table:table-cell office:value-type="float" office:value="100.953962" calcext:value-type="float">
            <text:p>100.953962</text:p>
          </table:table-cell>
          <table:table-cell office:value-type="float" office:value="0.462341" calcext:value-type="float">
            <text:p>0.462341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1584" calcext:value-type="float">
            <text:p>158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.026512" calcext:value-type="float">
            <text:p>1.026512</text:p>
          </table:table-cell>
          <table:table-cell office:value-type="float" office:value="99.28674" calcext:value-type="float">
            <text:p>99.28674</text:p>
          </table:table-cell>
          <table:table-cell office:value-type="float" office:value="98.260228" calcext:value-type="float">
            <text:p>98.26022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17641" calcext:value-type="float">
            <text:p>1.017641</text:p>
          </table:table-cell>
          <table:table-cell office:value-type="float" office:value="99.315949" calcext:value-type="float">
            <text:p>99.315949</text:p>
          </table:table-cell>
          <table:table-cell office:value-type="float" office:value="98.298308" calcext:value-type="float">
            <text:p>98.29830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035725" calcext:value-type="float">
            <text:p>1.035725</text:p>
          </table:table-cell>
          <table:table-cell office:value-type="float" office:value="100.040003" calcext:value-type="float">
            <text:p>100.040003</text:p>
          </table:table-cell>
          <table:table-cell office:value-type="float" office:value="99.004278" calcext:value-type="float">
            <text:p>99.004278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734452" calcext:value-type="float">
            <text:p>5734452</text:p>
          </table:table-cell>
          <table:table-cell office:value-type="float" office:value="7722" calcext:value-type="float">
            <text:p>7722</text:p>
          </table:table-cell>
          <table:table-cell office:value-type="float" office:value="5451" calcext:value-type="float">
            <text:p>5451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1.321189" calcext:value-type="float">
            <text:p>101.321189</text:p>
          </table:table-cell>
          <table:table-cell office:value-type="float" office:value="100.305501" calcext:value-type="float">
            <text:p>100.305501</text:p>
          </table:table-cell>
          <table:table-cell office:value-type="float" office:value="0.457359" calcext:value-type="float">
            <text:p>0.45735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683956" calcext:value-type="float">
            <text:p>5683956</text:p>
          </table:table-cell>
          <table:table-cell office:value-type="float" office:value="7722" calcext:value-type="float">
            <text:p>7722</text:p>
          </table:table-cell>
          <table:table-cell office:value-type="float" office:value="5403" calcext:value-type="float">
            <text:p>5403</text:p>
          </table:table-cell>
          <table:table-cell office:value-type="float" office:value="1.054866" calcext:value-type="float">
            <text:p>1.054866</text:p>
          </table:table-cell>
          <table:table-cell office:value-type="float" office:value="101.585439" calcext:value-type="float">
            <text:p>101.585439</text:p>
          </table:table-cell>
          <table:table-cell office:value-type="float" office:value="100.530573" calcext:value-type="float">
            <text:p>100.530573</text:p>
          </table:table-cell>
          <table:table-cell office:value-type="float" office:value="0.452317" calcext:value-type="float">
            <text:p>0.452317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1680" calcext:value-type="float">
            <text:p>168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101.432673" calcext:value-type="float">
            <text:p>101.432673</text:p>
          </table:table-cell>
          <table:table-cell office:value-type="float" office:value="100.404899" calcext:value-type="float">
            <text:p>100.40489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912" calcext:value-type="float">
            <text:p>9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.01982" calcext:value-type="float">
            <text:p>1.01982</text:p>
          </table:table-cell>
          <table:table-cell office:value-type="float" office:value="101.453374" calcext:value-type="float">
            <text:p>101.453374</text:p>
          </table:table-cell>
          <table:table-cell office:value-type="float" office:value="100.433554" calcext:value-type="float">
            <text:p>100.433554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038194" calcext:value-type="float">
            <text:p>1.038194</text:p>
          </table:table-cell>
          <table:table-cell office:value-type="float" office:value="101.4647" calcext:value-type="float">
            <text:p>101.4647</text:p>
          </table:table-cell>
          <table:table-cell office:value-type="float" office:value="100.426506" calcext:value-type="float">
            <text:p>100.42650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894356" calcext:value-type="float">
            <text:p>5894356</text:p>
          </table:table-cell>
          <table:table-cell office:value-type="float" office:value="7821" calcext:value-type="float">
            <text:p>7821</text:p>
          </table:table-cell>
          <table:table-cell office:value-type="float" office:value="5603" calcext:value-type="float">
            <text:p>5603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101.862561" calcext:value-type="float">
            <text:p>101.862561</text:p>
          </table:table-cell>
          <table:table-cell office:value-type="float" office:value="100.855372" calcext:value-type="float">
            <text:p>100.855372</text:p>
          </table:table-cell>
          <table:table-cell office:value-type="float" office:value="0.467549" calcext:value-type="float">
            <text:p>0.46754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740764" calcext:value-type="float">
            <text:p>5740764</text:p>
          </table:table-cell>
          <table:table-cell office:value-type="float" office:value="7821" calcext:value-type="float">
            <text:p>7821</text:p>
          </table:table-cell>
          <table:table-cell office:value-type="float" office:value="5457" calcext:value-type="float">
            <text:p>5457</text:p>
          </table:table-cell>
          <table:table-cell office:value-type="float" office:value="1.061246" calcext:value-type="float">
            <text:p>1.061246</text:p>
          </table:table-cell>
          <table:table-cell office:value-type="float" office:value="101.915926" calcext:value-type="float">
            <text:p>101.915926</text:p>
          </table:table-cell>
          <table:table-cell office:value-type="float" office:value="100.85468" calcext:value-type="float">
            <text:p>100.85468</text:p>
          </table:table-cell>
          <table:table-cell office:value-type="float" office:value="0.455369" calcext:value-type="float">
            <text:p>0.45536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1344" calcext:value-type="float">
            <text:p>134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.023539" calcext:value-type="float">
            <text:p>1.023539</text:p>
          </table:table-cell>
          <table:table-cell office:value-type="float" office:value="99.861314" calcext:value-type="float">
            <text:p>99.861314</text:p>
          </table:table-cell>
          <table:table-cell office:value-type="float" office:value="98.837775" calcext:value-type="float">
            <text:p>98.83777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99.879796" calcext:value-type="float">
            <text:p>99.879796</text:p>
          </table:table-cell>
          <table:table-cell office:value-type="float" office:value="98.867729" calcext:value-type="float">
            <text:p>98.867729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0" calcext:value-type="float">
            <text:p>750</text:p>
          </table:table-cell>
          <table:table-cell office:value-type="float" office:value="720" calcext:value-type="float">
            <text:p>7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033475" calcext:value-type="float">
            <text:p>1.033475</text:p>
          </table:table-cell>
          <table:table-cell office:value-type="float" office:value="101.437746" calcext:value-type="float">
            <text:p>101.437746</text:p>
          </table:table-cell>
          <table:table-cell office:value-type="float" office:value="100.404271" calcext:value-type="float">
            <text:p>100.40427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690268" calcext:value-type="float">
            <text:p>5690268</text:p>
          </table:table-cell>
          <table:table-cell office:value-type="float" office:value="7920" calcext:value-type="float">
            <text:p>7920</text:p>
          </table:table-cell>
          <table:table-cell office:value-type="float" office:value="5409" calcext:value-type="float">
            <text:p>5409</text:p>
          </table:table-cell>
          <table:table-cell office:value-type="float" office:value="1.014809" calcext:value-type="float">
            <text:p>1.014809</text:p>
          </table:table-cell>
          <table:table-cell office:value-type="float" office:value="101.830454" calcext:value-type="float">
            <text:p>101.830454</text:p>
          </table:table-cell>
          <table:table-cell office:value-type="float" office:value="100.815645" calcext:value-type="float">
            <text:p>100.815645</text:p>
          </table:table-cell>
          <table:table-cell office:value-type="float" office:value="0.451539" calcext:value-type="float">
            <text:p>0.45153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616628" calcext:value-type="float">
            <text:p>5616628</text:p>
          </table:table-cell>
          <table:table-cell office:value-type="float" office:value="7920" calcext:value-type="float">
            <text:p>7920</text:p>
          </table:table-cell>
          <table:table-cell office:value-type="float" office:value="5339" calcext:value-type="float">
            <text:p>5339</text:p>
          </table:table-cell>
          <table:table-cell office:value-type="float" office:value="1.058563" calcext:value-type="float">
            <text:p>1.058563</text:p>
          </table:table-cell>
          <table:table-cell office:value-type="float" office:value="101.900978" calcext:value-type="float">
            <text:p>101.900978</text:p>
          </table:table-cell>
          <table:table-cell office:value-type="float" office:value="100.842414" calcext:value-type="float">
            <text:p>100.842414</text:p>
          </table:table-cell>
          <table:table-cell office:value-type="float" office:value="0.445577" calcext:value-type="float">
            <text:p>0.445577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1104" calcext:value-type="float">
            <text:p>110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026213" calcext:value-type="float">
            <text:p>1.026213</text:p>
          </table:table-cell>
          <table:table-cell office:value-type="float" office:value="99.752449" calcext:value-type="float">
            <text:p>99.752449</text:p>
          </table:table-cell>
          <table:table-cell office:value-type="float" office:value="98.726236" calcext:value-type="float">
            <text:p>98.726236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6507" calcext:value-type="float">
            <text:p>1.016507</text:p>
          </table:table-cell>
          <table:table-cell office:value-type="float" office:value="99.759542" calcext:value-type="float">
            <text:p>99.759542</text:p>
          </table:table-cell>
          <table:table-cell office:value-type="float" office:value="98.743035" calcext:value-type="float">
            <text:p>98.74303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6187" calcext:value-type="float">
            <text:p>1.036187</text:p>
          </table:table-cell>
          <table:table-cell office:value-type="float" office:value="100.458793" calcext:value-type="float">
            <text:p>100.458793</text:p>
          </table:table-cell>
          <table:table-cell office:value-type="float" office:value="99.422606" calcext:value-type="float">
            <text:p>99.4226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922760" calcext:value-type="float">
            <text:p>5922760</text:p>
          </table:table-cell>
          <table:table-cell office:value-type="float" office:value="8020" calcext:value-type="float">
            <text:p>8020</text:p>
          </table:table-cell>
          <table:table-cell office:value-type="float" office:value="5630" calcext:value-type="float">
            <text:p>5630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101.830954" calcext:value-type="float">
            <text:p>101.830954</text:p>
          </table:table-cell>
          <table:table-cell office:value-type="float" office:value="100.819165" calcext:value-type="float">
            <text:p>100.819165</text:p>
          </table:table-cell>
          <table:table-cell office:value-type="float" office:value="0.469971" calcext:value-type="float">
            <text:p>0.46997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708152" calcext:value-type="float">
            <text:p>5708152</text:p>
          </table:table-cell>
          <table:table-cell office:value-type="float" office:value="8020" calcext:value-type="float">
            <text:p>8020</text:p>
          </table:table-cell>
          <table:table-cell office:value-type="float" office:value="5426" calcext:value-type="float">
            <text:p>5426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02.41789" calcext:value-type="float">
            <text:p>102.41789</text:p>
          </table:table-cell>
          <table:table-cell office:value-type="float" office:value="101.34954" calcext:value-type="float">
            <text:p>101.34954</text:p>
          </table:table-cell>
          <table:table-cell office:value-type="float" office:value="0.450572" calcext:value-type="float">
            <text:p>0.45057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1248" calcext:value-type="float">
            <text:p>124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.033959" calcext:value-type="float">
            <text:p>1.033959</text:p>
          </table:table-cell>
          <table:table-cell office:value-type="float" office:value="102.214635" calcext:value-type="float">
            <text:p>102.214635</text:p>
          </table:table-cell>
          <table:table-cell office:value-type="float" office:value="101.180676" calcext:value-type="float">
            <text:p>101.18067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.019868" calcext:value-type="float">
            <text:p>1.019868</text:p>
          </table:table-cell>
          <table:table-cell office:value-type="float" office:value="102.207722" calcext:value-type="float">
            <text:p>102.207722</text:p>
          </table:table-cell>
          <table:table-cell office:value-type="float" office:value="101.187854" calcext:value-type="float">
            <text:p>101.18785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46312" calcext:value-type="float">
            <text:p>1.046312</text:p>
          </table:table-cell>
          <table:table-cell office:value-type="float" office:value="96.083325" calcext:value-type="float">
            <text:p>96.083325</text:p>
          </table:table-cell>
          <table:table-cell office:value-type="float" office:value="95.037013" calcext:value-type="float">
            <text:p>95.03701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55952" calcext:value-type="float">
            <text:p>102.255952</text:p>
          </table:table-cell>
          <table:table-cell office:value-type="float" office:value="102.512519" calcext:value-type="float">
            <text:p>102.512519</text:p>
          </table:table-cell>
          <table:table-cell office:value-type="float" office:value="0.256567" calcext:value-type="float">
            <text:p>0.256567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704996" calcext:value-type="float">
            <text:p>5704996</text:p>
          </table:table-cell>
          <table:table-cell office:value-type="float" office:value="8118" calcext:value-type="float">
            <text:p>8118</text:p>
          </table:table-cell>
          <table:table-cell office:value-type="float" office:value="5423" calcext:value-type="float">
            <text:p>5423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01.740824" calcext:value-type="float">
            <text:p>101.740824</text:p>
          </table:table-cell>
          <table:table-cell office:value-type="float" office:value="100.730934" calcext:value-type="float">
            <text:p>100.730934</text:p>
          </table:table-cell>
          <table:table-cell office:value-type="float" office:value="0.453088" calcext:value-type="float">
            <text:p>0.45308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641876" calcext:value-type="float">
            <text:p>5641876</text:p>
          </table:table-cell>
          <table:table-cell office:value-type="float" office:value="8118" calcext:value-type="float">
            <text:p>8118</text:p>
          </table:table-cell>
          <table:table-cell office:value-type="float" office:value="5363" calcext:value-type="float">
            <text:p>5363</text:p>
          </table:table-cell>
          <table:table-cell office:value-type="float" office:value="1.297395" calcext:value-type="float">
            <text:p>1.297395</text:p>
          </table:table-cell>
          <table:table-cell office:value-type="float" office:value="101.987912" calcext:value-type="float">
            <text:p>101.987912</text:p>
          </table:table-cell>
          <table:table-cell office:value-type="float" office:value="100.690517" calcext:value-type="float">
            <text:p>100.690517</text:p>
          </table:table-cell>
          <table:table-cell office:value-type="float" office:value="0.448255" calcext:value-type="float">
            <text:p>0.448255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65685" calcext:value-type="float">
            <text:p>1.265685</text:p>
          </table:table-cell>
          <table:table-cell office:value-type="float" office:value="98.639835" calcext:value-type="float">
            <text:p>98.639835</text:p>
          </table:table-cell>
          <table:table-cell office:value-type="float" office:value="97.374151" calcext:value-type="float">
            <text:p>97.374151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251923" calcext:value-type="float">
            <text:p>1.251923</text:p>
          </table:table-cell>
          <table:table-cell office:value-type="float" office:value="98.652822" calcext:value-type="float">
            <text:p>98.652822</text:p>
          </table:table-cell>
          <table:table-cell office:value-type="float" office:value="97.400899" calcext:value-type="float">
            <text:p>97.40089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269504" calcext:value-type="float">
            <text:p>1.269504</text:p>
          </table:table-cell>
          <table:table-cell office:value-type="float" office:value="99.489928" calcext:value-type="float">
            <text:p>99.489928</text:p>
          </table:table-cell>
          <table:table-cell office:value-type="float" office:value="98.220424" calcext:value-type="float">
            <text:p>98.22042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693424" calcext:value-type="float">
            <text:p>5693424</text:p>
          </table:table-cell>
          <table:table-cell office:value-type="float" office:value="8217" calcext:value-type="float">
            <text:p>8217</text:p>
          </table:table-cell>
          <table:table-cell office:value-type="float" office:value="5412" calcext:value-type="float">
            <text:p>5412</text:p>
          </table:table-cell>
          <table:table-cell office:value-type="float" office:value="1.011189" calcext:value-type="float">
            <text:p>1.011189</text:p>
          </table:table-cell>
          <table:table-cell office:value-type="float" office:value="101.711598" calcext:value-type="float">
            <text:p>101.711598</text:p>
          </table:table-cell>
          <table:table-cell office:value-type="float" office:value="100.700409" calcext:value-type="float">
            <text:p>100.700409</text:p>
          </table:table-cell>
          <table:table-cell office:value-type="float" office:value="0.452306" calcext:value-type="float">
            <text:p>0.452306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732348" calcext:value-type="float">
            <text:p>5732348</text:p>
          </table:table-cell>
          <table:table-cell office:value-type="float" office:value="8217" calcext:value-type="float">
            <text:p>8217</text:p>
          </table:table-cell>
          <table:table-cell office:value-type="float" office:value="5449" calcext:value-type="float">
            <text:p>5449</text:p>
          </table:table-cell>
          <table:table-cell office:value-type="float" office:value="1.067839" calcext:value-type="float">
            <text:p>1.067839</text:p>
          </table:table-cell>
          <table:table-cell office:value-type="float" office:value="101.946127" calcext:value-type="float">
            <text:p>101.946127</text:p>
          </table:table-cell>
          <table:table-cell office:value-type="float" office:value="100.878288" calcext:value-type="float">
            <text:p>100.878288</text:p>
          </table:table-cell>
          <table:table-cell office:value-type="float" office:value="0.454595" calcext:value-type="float">
            <text:p>0.45459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1392" calcext:value-type="float">
            <text:p>139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024099" calcext:value-type="float">
            <text:p>1.024099</text:p>
          </table:table-cell>
          <table:table-cell office:value-type="float" office:value="101.975692" calcext:value-type="float">
            <text:p>101.975692</text:p>
          </table:table-cell>
          <table:table-cell office:value-type="float" office:value="100.951593" calcext:value-type="float">
            <text:p>100.95159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22201" calcext:value-type="float">
            <text:p>1.022201</text:p>
          </table:table-cell>
          <table:table-cell office:value-type="float" office:value="101.970973" calcext:value-type="float">
            <text:p>101.970973</text:p>
          </table:table-cell>
          <table:table-cell office:value-type="float" office:value="100.948773" calcext:value-type="float">
            <text:p>100.9487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034353" calcext:value-type="float">
            <text:p>1.034353</text:p>
          </table:table-cell>
          <table:table-cell office:value-type="float" office:value="99.946796" calcext:value-type="float">
            <text:p>99.946796</text:p>
          </table:table-cell>
          <table:table-cell office:value-type="float" office:value="98.912443" calcext:value-type="float">
            <text:p>98.91244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969475" calcext:value-type="float">
            <text:p>101.969475</text:p>
          </table:table-cell>
          <table:table-cell office:value-type="float" office:value="102.150296" calcext:value-type="float">
            <text:p>102.150296</text:p>
          </table:table-cell>
          <table:table-cell office:value-type="float" office:value="0.180821" calcext:value-type="float">
            <text:p>0.180821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994296" calcext:value-type="float">
            <text:p>5994296</text:p>
          </table:table-cell>
          <table:table-cell office:value-type="float" office:value="8316" calcext:value-type="float">
            <text:p>8316</text:p>
          </table:table-cell>
          <table:table-cell office:value-type="float" office:value="5698" calcext:value-type="float">
            <text:p>5698</text:p>
          </table:table-cell>
          <table:table-cell office:value-type="float" office:value="1.013309" calcext:value-type="float">
            <text:p>1.013309</text:p>
          </table:table-cell>
          <table:table-cell office:value-type="float" office:value="101.762129" calcext:value-type="float">
            <text:p>101.762129</text:p>
          </table:table-cell>
          <table:table-cell office:value-type="float" office:value="100.748821" calcext:value-type="float">
            <text:p>100.748821</text:p>
          </table:table-cell>
          <table:table-cell office:value-type="float" office:value="0.475979" calcext:value-type="float">
            <text:p>0.47597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659760" calcext:value-type="float">
            <text:p>5659760</text:p>
          </table:table-cell>
          <table:table-cell office:value-type="float" office:value="8316" calcext:value-type="float">
            <text:p>8316</text:p>
          </table:table-cell>
          <table:table-cell office:value-type="float" office:value="5380" calcext:value-type="float">
            <text:p>5380</text:p>
          </table:table-cell>
          <table:table-cell office:value-type="float" office:value="1.057003" calcext:value-type="float">
            <text:p>1.057003</text:p>
          </table:table-cell>
          <table:table-cell office:value-type="float" office:value="102.137008" calcext:value-type="float">
            <text:p>102.137008</text:p>
          </table:table-cell>
          <table:table-cell office:value-type="float" office:value="101.080005" calcext:value-type="float">
            <text:p>101.080005</text:p>
          </table:table-cell>
          <table:table-cell office:value-type="float" office:value="0.447943" calcext:value-type="float">
            <text:p>0.44794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1248" calcext:value-type="float">
            <text:p>124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.024413" calcext:value-type="float">
            <text:p>1.024413</text:p>
          </table:table-cell>
          <table:table-cell office:value-type="float" office:value="97.800783" calcext:value-type="float">
            <text:p>97.800783</text:p>
          </table:table-cell>
          <table:table-cell office:value-type="float" office:value="96.77637" calcext:value-type="float">
            <text:p>96.7763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.01702" calcext:value-type="float">
            <text:p>1.01702</text:p>
          </table:table-cell>
          <table:table-cell office:value-type="float" office:value="84.445512" calcext:value-type="float">
            <text:p>84.445512</text:p>
          </table:table-cell>
          <table:table-cell office:value-type="float" office:value="83.428492" calcext:value-type="float">
            <text:p>83.42849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034307" calcext:value-type="float">
            <text:p>1.034307</text:p>
          </table:table-cell>
          <table:table-cell office:value-type="float" office:value="97.802089" calcext:value-type="float">
            <text:p>97.802089</text:p>
          </table:table-cell>
          <table:table-cell office:value-type="float" office:value="96.767782" calcext:value-type="float">
            <text:p>96.76778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878576" calcext:value-type="float">
            <text:p>5878576</text:p>
          </table:table-cell>
          <table:table-cell office:value-type="float" office:value="8415" calcext:value-type="float">
            <text:p>8415</text:p>
          </table:table-cell>
          <table:table-cell office:value-type="float" office:value="5588" calcext:value-type="float">
            <text:p>5588</text:p>
          </table:table-cell>
          <table:table-cell office:value-type="float" office:value="1.013927" calcext:value-type="float">
            <text:p>1.013927</text:p>
          </table:table-cell>
          <table:table-cell office:value-type="float" office:value="101.178732" calcext:value-type="float">
            <text:p>101.178732</text:p>
          </table:table-cell>
          <table:table-cell office:value-type="float" office:value="100.164805" calcext:value-type="float">
            <text:p>100.164805</text:p>
          </table:table-cell>
          <table:table-cell office:value-type="float" office:value="0.469512" calcext:value-type="float">
            <text:p>0.469512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631356" calcext:value-type="float">
            <text:p>5631356</text:p>
          </table:table-cell>
          <table:table-cell office:value-type="float" office:value="8415" calcext:value-type="float">
            <text:p>8415</text:p>
          </table:table-cell>
          <table:table-cell office:value-type="float" office:value="5353" calcext:value-type="float">
            <text:p>5353</text:p>
          </table:table-cell>
          <table:table-cell office:value-type="float" office:value="1.047255" calcext:value-type="float">
            <text:p>1.047255</text:p>
          </table:table-cell>
          <table:table-cell office:value-type="float" office:value="101.914389" calcext:value-type="float">
            <text:p>101.914389</text:p>
          </table:table-cell>
          <table:table-cell office:value-type="float" office:value="100.867133" calcext:value-type="float">
            <text:p>100.867133</text:p>
          </table:table-cell>
          <table:table-cell office:value-type="float" office:value="0.446636" calcext:value-type="float">
            <text:p>0.44663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1104" calcext:value-type="float">
            <text:p>110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.005619" calcext:value-type="float">
            <text:p>1.005619</text:p>
          </table:table-cell>
          <table:table-cell office:value-type="float" office:value="100.87424" calcext:value-type="float">
            <text:p>100.87424</text:p>
          </table:table-cell>
          <table:table-cell office:value-type="float" office:value="99.868621" calcext:value-type="float">
            <text:p>99.868621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.015585" calcext:value-type="float">
            <text:p>1.015585</text:p>
          </table:table-cell>
          <table:table-cell office:value-type="float" office:value="73.597266" calcext:value-type="float">
            <text:p>73.597266</text:p>
          </table:table-cell>
          <table:table-cell office:value-type="float" office:value="72.581681" calcext:value-type="float">
            <text:p>72.58168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100.875546" calcext:value-type="float">
            <text:p>100.875546</text:p>
          </table:table-cell>
          <table:table-cell office:value-type="float" office:value="99.850368" calcext:value-type="float">
            <text:p>99.85036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759700" calcext:value-type="float">
            <text:p>5759700</text:p>
          </table:table-cell>
          <table:table-cell office:value-type="float" office:value="8514" calcext:value-type="float">
            <text:p>8514</text:p>
          </table:table-cell>
          <table:table-cell office:value-type="float" office:value="5475" calcext:value-type="float">
            <text:p>5475</text:p>
          </table:table-cell>
          <table:table-cell office:value-type="float" office:value="1.014316" calcext:value-type="float">
            <text:p>1.014316</text:p>
          </table:table-cell>
          <table:table-cell office:value-type="float" office:value="101.279683" calcext:value-type="float">
            <text:p>101.279683</text:p>
          </table:table-cell>
          <table:table-cell office:value-type="float" office:value="100.265367" calcext:value-type="float">
            <text:p>100.265367</text:p>
          </table:table-cell>
          <table:table-cell office:value-type="float" office:value="0.459556" calcext:value-type="float">
            <text:p>0.45955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701840" calcext:value-type="float">
            <text:p>5701840</text:p>
          </table:table-cell>
          <table:table-cell office:value-type="float" office:value="8514" calcext:value-type="float">
            <text:p>8514</text:p>
          </table:table-cell>
          <table:table-cell office:value-type="float" office:value="5420" calcext:value-type="float">
            <text:p>5420</text:p>
          </table:table-cell>
          <table:table-cell office:value-type="float" office:value="1.054597" calcext:value-type="float">
            <text:p>1.054597</text:p>
          </table:table-cell>
          <table:table-cell office:value-type="float" office:value="101.320445" calcext:value-type="float">
            <text:p>101.320445</text:p>
          </table:table-cell>
          <table:table-cell office:value-type="float" office:value="100.265847" calcext:value-type="float">
            <text:p>100.265847</text:p>
          </table:table-cell>
          <table:table-cell office:value-type="float" office:value="0.454938" calcext:value-type="float">
            <text:p>0.45493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44" calcext:value-type="float">
            <text:p>2544</text:p>
          </table:table-cell>
          <table:table-cell office:value-type="float" office:value="1440" calcext:value-type="float">
            <text:p>144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.025659" calcext:value-type="float">
            <text:p>1.025659</text:p>
          </table:table-cell>
          <table:table-cell office:value-type="float" office:value="100.150035" calcext:value-type="float">
            <text:p>100.150035</text:p>
          </table:table-cell>
          <table:table-cell office:value-type="float" office:value="99.124376" calcext:value-type="float">
            <text:p>99.12437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20.115674" calcext:value-type="float">
            <text:p>20.115674</text:p>
          </table:table-cell>
          <table:table-cell office:value-type="float" office:value="19.098885" calcext:value-type="float">
            <text:p>19.09888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7" calcext:value-type="float">
            <text:p>1.037</text:p>
          </table:table-cell>
          <table:table-cell office:value-type="float" office:value="100.151341" calcext:value-type="float">
            <text:p>100.151341</text:p>
          </table:table-cell>
          <table:table-cell office:value-type="float" office:value="99.114341" calcext:value-type="float">
            <text:p>99.11434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6061624" calcext:value-type="float">
            <text:p>6061624</text:p>
          </table:table-cell>
          <table:table-cell office:value-type="float" office:value="8613" calcext:value-type="float">
            <text:p>8613</text:p>
          </table:table-cell>
          <table:table-cell office:value-type="float" office:value="5762" calcext:value-type="float">
            <text:p>5762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101.901808" calcext:value-type="float">
            <text:p>101.901808</text:p>
          </table:table-cell>
          <table:table-cell office:value-type="float" office:value="100.88826" calcext:value-type="float">
            <text:p>100.88826</text:p>
          </table:table-cell>
          <table:table-cell office:value-type="float" office:value="0.48066" calcext:value-type="float">
            <text:p>0.4806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375720" calcext:value-type="float">
            <text:p>5375720</text:p>
          </table:table-cell>
          <table:table-cell office:value-type="float" office:value="8613" calcext:value-type="float">
            <text:p>8613</text:p>
          </table:table-cell>
          <table:table-cell office:value-type="float" office:value="5110" calcext:value-type="float">
            <text:p>5110</text:p>
          </table:table-cell>
          <table:table-cell office:value-type="float" office:value="1.069227" calcext:value-type="float">
            <text:p>1.069227</text:p>
          </table:table-cell>
          <table:table-cell office:value-type="float" office:value="102.652171" calcext:value-type="float">
            <text:p>102.652171</text:p>
          </table:table-cell>
          <table:table-cell office:value-type="float" office:value="101.582944" calcext:value-type="float">
            <text:p>101.582944</text:p>
          </table:table-cell>
          <table:table-cell office:value-type="float" office:value="0.423356" calcext:value-type="float">
            <text:p>0.42335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25887" calcext:value-type="float">
            <text:p>1.025887</text:p>
          </table:table-cell>
          <table:table-cell office:value-type="float" office:value="102.558841" calcext:value-type="float">
            <text:p>102.558841</text:p>
          </table:table-cell>
          <table:table-cell office:value-type="float" office:value="101.532954" calcext:value-type="float">
            <text:p>101.53295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336" calcext:value-type="float">
            <text:p>3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.01722" calcext:value-type="float">
            <text:p>1.01722</text:p>
          </table:table-cell>
          <table:table-cell office:value-type="float" office:value="102.548593" calcext:value-type="float">
            <text:p>102.548593</text:p>
          </table:table-cell>
          <table:table-cell office:value-type="float" office:value="101.531373" calcext:value-type="float">
            <text:p>101.53137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1295" calcext:value-type="float">
            <text:p>1.041295</text:p>
          </table:table-cell>
          <table:table-cell office:value-type="float" office:value="91.670981" calcext:value-type="float">
            <text:p>91.670981</text:p>
          </table:table-cell>
          <table:table-cell office:value-type="float" office:value="90.629685" calcext:value-type="float">
            <text:p>90.62968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550039" calcext:value-type="float">
            <text:p>102.550039</text:p>
          </table:table-cell>
          <table:table-cell office:value-type="float" office:value="102.819048" calcext:value-type="float">
            <text:p>102.819048</text:p>
          </table:table-cell>
          <table:table-cell office:value-type="float" office:value="0.269009" calcext:value-type="float">
            <text:p>0.269009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5776532" calcext:value-type="float">
            <text:p>5776532</text:p>
          </table:table-cell>
          <table:table-cell office:value-type="float" office:value="8713" calcext:value-type="float">
            <text:p>8713</text:p>
          </table:table-cell>
          <table:table-cell office:value-type="float" office:value="5491" calcext:value-type="float">
            <text:p>5491</text:p>
          </table:table-cell>
          <table:table-cell office:value-type="float" office:value="1.007369" calcext:value-type="float">
            <text:p>1.007369</text:p>
          </table:table-cell>
          <table:table-cell office:value-type="float" office:value="101.872815" calcext:value-type="float">
            <text:p>101.872815</text:p>
          </table:table-cell>
          <table:table-cell office:value-type="float" office:value="100.865446" calcext:value-type="float">
            <text:p>100.865446</text:p>
          </table:table-cell>
          <table:table-cell office:value-type="float" office:value="0.458157" calcext:value-type="float">
            <text:p>0.45815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5616628" calcext:value-type="float">
            <text:p>5616628</text:p>
          </table:table-cell>
          <table:table-cell office:value-type="float" office:value="8713" calcext:value-type="float">
            <text:p>8713</text:p>
          </table:table-cell>
          <table:table-cell office:value-type="float" office:value="5339" calcext:value-type="float">
            <text:p>5339</text:p>
          </table:table-cell>
          <table:table-cell office:value-type="float" office:value="1.052745" calcext:value-type="float">
            <text:p>1.052745</text:p>
          </table:table-cell>
          <table:table-cell office:value-type="float" office:value="102.537594" calcext:value-type="float">
            <text:p>102.537594</text:p>
          </table:table-cell>
          <table:table-cell office:value-type="float" office:value="101.484849" calcext:value-type="float">
            <text:p>101.484849</text:p>
          </table:table-cell>
          <table:table-cell office:value-type="float" office:value="0.442756" calcext:value-type="float">
            <text:p>0.44275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20491" calcext:value-type="float">
            <text:p>1.020491</text:p>
          </table:table-cell>
          <table:table-cell office:value-type="float" office:value="102.408534" calcext:value-type="float">
            <text:p>102.408534</text:p>
          </table:table-cell>
          <table:table-cell office:value-type="float" office:value="101.388043" calcext:value-type="float">
            <text:p>101.388043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010127" calcext:value-type="float">
            <text:p>1.010127</text:p>
          </table:table-cell>
          <table:table-cell office:value-type="float" office:value="102.39387" calcext:value-type="float">
            <text:p>102.39387</text:p>
          </table:table-cell>
          <table:table-cell office:value-type="float" office:value="101.383743" calcext:value-type="float">
            <text:p>101.38374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4992" calcext:value-type="float">
            <text:p>1.024992</text:p>
          </table:table-cell>
          <table:table-cell office:value-type="float" office:value="94.119637" calcext:value-type="float">
            <text:p>94.119637</text:p>
          </table:table-cell>
          <table:table-cell office:value-type="float" office:value="93.094645" calcext:value-type="float">
            <text:p>93.09464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85028" calcext:value-type="float">
            <text:p>102.385028</text:p>
          </table:table-cell>
          <table:table-cell office:value-type="float" office:value="102.666632" calcext:value-type="float">
            <text:p>102.666632</text:p>
          </table:table-cell>
          <table:table-cell office:value-type="float" office:value="0.281604" calcext:value-type="float">
            <text:p>0.281604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6201540" calcext:value-type="float">
            <text:p>6201540</text:p>
          </table:table-cell>
          <table:table-cell office:value-type="float" office:value="8812" calcext:value-type="float">
            <text:p>8812</text:p>
          </table:table-cell>
          <table:table-cell office:value-type="float" office:value="5895" calcext:value-type="float">
            <text:p>5895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1.627269" calcext:value-type="float">
            <text:p>101.627269</text:p>
          </table:table-cell>
          <table:table-cell office:value-type="float" office:value="100.6177" calcext:value-type="float">
            <text:p>100.6177</text:p>
          </table:table-cell>
          <table:table-cell office:value-type="float" office:value="0.493077" calcext:value-type="float">
            <text:p>0.49307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5134812" calcext:value-type="float">
            <text:p>5134812</text:p>
          </table:table-cell>
          <table:table-cell office:value-type="float" office:value="8812" calcext:value-type="float">
            <text:p>8812</text:p>
          </table:table-cell>
          <table:table-cell office:value-type="float" office:value="4881" calcext:value-type="float">
            <text:p>4881</text:p>
          </table:table-cell>
          <table:table-cell office:value-type="float" office:value="2.048151" calcext:value-type="float">
            <text:p>2.048151</text:p>
          </table:table-cell>
          <table:table-cell office:value-type="float" office:value="102.402573" calcext:value-type="float">
            <text:p>102.402573</text:p>
          </table:table-cell>
          <table:table-cell office:value-type="float" office:value="100.354422" calcext:value-type="float">
            <text:p>100.354422</text:p>
          </table:table-cell>
          <table:table-cell office:value-type="float" office:value="0.409334" calcext:value-type="float">
            <text:p>0.40933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21833" calcext:value-type="float">
            <text:p>1.021833</text:p>
          </table:table-cell>
          <table:table-cell office:value-type="float" office:value="102.404132" calcext:value-type="float">
            <text:p>102.404132</text:p>
          </table:table-cell>
          <table:table-cell office:value-type="float" office:value="101.382299" calcext:value-type="float">
            <text:p>101.38229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101.667981" calcext:value-type="float">
            <text:p>101.667981</text:p>
          </table:table-cell>
          <table:table-cell office:value-type="float" office:value="100.655915" calcext:value-type="float">
            <text:p>100.65591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031428" calcext:value-type="float">
            <text:p>2.031428</text:p>
          </table:table-cell>
          <table:table-cell office:value-type="float" office:value="102.397019" calcext:value-type="float">
            <text:p>102.397019</text:p>
          </table:table-cell>
          <table:table-cell office:value-type="float" office:value="100.365591" calcext:value-type="float">
            <text:p>100.36559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6197332" calcext:value-type="float">
            <text:p>6197332</text:p>
          </table:table-cell>
          <table:table-cell office:value-type="float" office:value="8911" calcext:value-type="float">
            <text:p>8911</text:p>
          </table:table-cell>
          <table:table-cell office:value-type="float" office:value="5891" calcext:value-type="float">
            <text:p>589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101.969182" calcext:value-type="float">
            <text:p>101.969182</text:p>
          </table:table-cell>
          <table:table-cell office:value-type="float" office:value="100.953412" calcext:value-type="float">
            <text:p>100.953412</text:p>
          </table:table-cell>
          <table:table-cell office:value-type="float" office:value="0.491104" calcext:value-type="float">
            <text:p>0.49110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5474608" calcext:value-type="float">
            <text:p>5474608</text:p>
          </table:table-cell>
          <table:table-cell office:value-type="float" office:value="8911" calcext:value-type="float">
            <text:p>8911</text:p>
          </table:table-cell>
          <table:table-cell office:value-type="float" office:value="5204" calcext:value-type="float">
            <text:p>5204</text:p>
          </table:table-cell>
          <table:table-cell office:value-type="float" office:value="1.282935" calcext:value-type="float">
            <text:p>1.282935</text:p>
          </table:table-cell>
          <table:table-cell office:value-type="float" office:value="102.811475" calcext:value-type="float">
            <text:p>102.811475</text:p>
          </table:table-cell>
          <table:table-cell office:value-type="float" office:value="101.52854" calcext:value-type="float">
            <text:p>101.52854</text:p>
          </table:table-cell>
          <table:table-cell office:value-type="float" office:value="0.431375" calcext:value-type="float">
            <text:p>0.43137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95.267456" calcext:value-type="float">
            <text:p>95.267456</text:p>
          </table:table-cell>
          <table:table-cell office:value-type="float" office:value="94.012644" calcext:value-type="float">
            <text:p>94.012644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55.742732" calcext:value-type="float">
            <text:p>55.742732</text:p>
          </table:table-cell>
          <table:table-cell office:value-type="float" office:value="54.497665" calcext:value-type="float">
            <text:p>54.49766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266173" calcext:value-type="float">
            <text:p>1.266173</text:p>
          </table:table-cell>
          <table:table-cell office:value-type="float" office:value="95.268762" calcext:value-type="float">
            <text:p>95.268762</text:p>
          </table:table-cell>
          <table:table-cell office:value-type="float" office:value="94.002589" calcext:value-type="float">
            <text:p>94.00258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815456" calcext:value-type="float">
            <text:p>5815456</text:p>
          </table:table-cell>
          <table:table-cell office:value-type="float" office:value="9009" calcext:value-type="float">
            <text:p>9009</text:p>
          </table:table-cell>
          <table:table-cell office:value-type="float" office:value="5528" calcext:value-type="float">
            <text:p>5528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101.564994" calcext:value-type="float">
            <text:p>101.564994</text:p>
          </table:table-cell>
          <table:table-cell office:value-type="float" office:value="100.549506" calcext:value-type="float">
            <text:p>100.549506</text:p>
          </table:table-cell>
          <table:table-cell office:value-type="float" office:value="0.462694" calcext:value-type="float">
            <text:p>0.46269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538780" calcext:value-type="float">
            <text:p>5538780</text:p>
          </table:table-cell>
          <table:table-cell office:value-type="float" office:value="9009" calcext:value-type="float">
            <text:p>9009</text:p>
          </table:table-cell>
          <table:table-cell office:value-type="float" office:value="5265" calcext:value-type="float">
            <text:p>5265</text:p>
          </table:table-cell>
          <table:table-cell office:value-type="float" office:value="1.071959" calcext:value-type="float">
            <text:p>1.071959</text:p>
          </table:table-cell>
          <table:table-cell office:value-type="float" office:value="101.362941" calcext:value-type="float">
            <text:p>101.362941</text:p>
          </table:table-cell>
          <table:table-cell office:value-type="float" office:value="100.290982" calcext:value-type="float">
            <text:p>100.290982</text:p>
          </table:table-cell>
          <table:table-cell office:value-type="float" office:value="0.441817" calcext:value-type="float">
            <text:p>0.44181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27113" calcext:value-type="float">
            <text:p>1.027113</text:p>
          </table:table-cell>
          <table:table-cell office:value-type="float" office:value="101.605068" calcext:value-type="float">
            <text:p>101.605068</text:p>
          </table:table-cell>
          <table:table-cell office:value-type="float" office:value="100.577954" calcext:value-type="float">
            <text:p>100.57795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.01948" calcext:value-type="float">
            <text:p>1.01948</text:p>
          </table:table-cell>
          <table:table-cell office:value-type="float" office:value="101.838174" calcext:value-type="float">
            <text:p>101.838174</text:p>
          </table:table-cell>
          <table:table-cell office:value-type="float" office:value="100.818694" calcext:value-type="float">
            <text:p>100.81869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44049" calcext:value-type="float">
            <text:p>1.044049</text:p>
          </table:table-cell>
          <table:table-cell office:value-type="float" office:value="101.836516" calcext:value-type="float">
            <text:p>101.836516</text:p>
          </table:table-cell>
          <table:table-cell office:value-type="float" office:value="100.792467" calcext:value-type="float">
            <text:p>100.79246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6208904" calcext:value-type="float">
            <text:p>6208904</text:p>
          </table:table-cell>
          <table:table-cell office:value-type="float" office:value="9109" calcext:value-type="float">
            <text:p>9109</text:p>
          </table:table-cell>
          <table:table-cell office:value-type="float" office:value="5902" calcext:value-type="float">
            <text:p>5902</text:p>
          </table:table-cell>
          <table:table-cell office:value-type="float" office:value="1.015033" calcext:value-type="float">
            <text:p>1.015033</text:p>
          </table:table-cell>
          <table:table-cell office:value-type="float" office:value="101.826189" calcext:value-type="float">
            <text:p>101.826189</text:p>
          </table:table-cell>
          <table:table-cell office:value-type="float" office:value="100.811156" calcext:value-type="float">
            <text:p>100.811156</text:p>
          </table:table-cell>
          <table:table-cell office:value-type="float" office:value="0.492716" calcext:value-type="float">
            <text:p>0.49271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5456724" calcext:value-type="float">
            <text:p>5456724</text:p>
          </table:table-cell>
          <table:table-cell office:value-type="float" office:value="9109" calcext:value-type="float">
            <text:p>9109</text:p>
          </table:table-cell>
          <table:table-cell office:value-type="float" office:value="5187" calcext:value-type="float">
            <text:p>5187</text:p>
          </table:table-cell>
          <table:table-cell office:value-type="float" office:value="1.305918" calcext:value-type="float">
            <text:p>1.305918</text:p>
          </table:table-cell>
          <table:table-cell office:value-type="float" office:value="102.434258" calcext:value-type="float">
            <text:p>102.434258</text:p>
          </table:table-cell>
          <table:table-cell office:value-type="float" office:value="101.12834" calcext:value-type="float">
            <text:p>101.12834</text:p>
          </table:table-cell>
          <table:table-cell office:value-type="float" office:value="0.431667" calcext:value-type="float">
            <text:p>0.43166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.259333" calcext:value-type="float">
            <text:p>1.259333</text:p>
          </table:table-cell>
          <table:table-cell office:value-type="float" office:value="101.924779" calcext:value-type="float">
            <text:p>101.924779</text:p>
          </table:table-cell>
          <table:table-cell office:value-type="float" office:value="100.665446" calcext:value-type="float">
            <text:p>100.66544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.250067" calcext:value-type="float">
            <text:p>1.250067</text:p>
          </table:table-cell>
          <table:table-cell office:value-type="float" office:value="101.913965" calcext:value-type="float">
            <text:p>101.913965</text:p>
          </table:table-cell>
          <table:table-cell office:value-type="float" office:value="100.663899" calcext:value-type="float">
            <text:p>100.66389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71453" calcext:value-type="float">
            <text:p>1.271453</text:p>
          </table:table-cell>
          <table:table-cell office:value-type="float" office:value="95.596301" calcext:value-type="float">
            <text:p>95.596301</text:p>
          </table:table-cell>
          <table:table-cell office:value-type="float" office:value="94.324848" calcext:value-type="float">
            <text:p>94.32484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841677" calcext:value-type="float">
            <text:p>101.841677</text:p>
          </table:table-cell>
          <table:table-cell office:value-type="float" office:value="102.208009" calcext:value-type="float">
            <text:p>102.208009</text:p>
          </table:table-cell>
          <table:table-cell office:value-type="float" office:value="0.366333" calcext:value-type="float">
            <text:p>0.366333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5848068" calcext:value-type="float">
            <text:p>5848068</text:p>
          </table:table-cell>
          <table:table-cell office:value-type="float" office:value="9208" calcext:value-type="float">
            <text:p>9208</text:p>
          </table:table-cell>
          <table:table-cell office:value-type="float" office:value="5559" calcext:value-type="float">
            <text:p>5559</text:p>
          </table:table-cell>
          <table:table-cell office:value-type="float" office:value="1.013529" calcext:value-type="float">
            <text:p>1.013529</text:p>
          </table:table-cell>
          <table:table-cell office:value-type="float" office:value="101.398643" calcext:value-type="float">
            <text:p>101.398643</text:p>
          </table:table-cell>
          <table:table-cell office:value-type="float" office:value="100.385115" calcext:value-type="float">
            <text:p>100.385115</text:p>
          </table:table-cell>
          <table:table-cell office:value-type="float" office:value="0.466051" calcext:value-type="float">
            <text:p>0.46605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5674488" calcext:value-type="float">
            <text:p>5674488</text:p>
          </table:table-cell>
          <table:table-cell office:value-type="float" office:value="9208" calcext:value-type="float">
            <text:p>9208</text:p>
          </table:table-cell>
          <table:table-cell office:value-type="float" office:value="5394" calcext:value-type="float">
            <text:p>5394</text:p>
          </table:table-cell>
          <table:table-cell office:value-type="float" office:value="1.057696" calcext:value-type="float">
            <text:p>1.057696</text:p>
          </table:table-cell>
          <table:table-cell office:value-type="float" office:value="101.94759" calcext:value-type="float">
            <text:p>101.94759</text:p>
          </table:table-cell>
          <table:table-cell office:value-type="float" office:value="100.889894" calcext:value-type="float">
            <text:p>100.889894</text:p>
          </table:table-cell>
          <table:table-cell office:value-type="float" office:value="0.449955" calcext:value-type="float">
            <text:p>0.44995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1008" calcext:value-type="float">
            <text:p>100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.031514" calcext:value-type="float">
            <text:p>1.031514</text:p>
          </table:table-cell>
          <table:table-cell office:value-type="float" office:value="98.373591" calcext:value-type="float">
            <text:p>98.373591</text:p>
          </table:table-cell>
          <table:table-cell office:value-type="float" office:value="97.342076" calcext:value-type="float">
            <text:p>97.342076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.021868" calcext:value-type="float">
            <text:p>1.021868</text:p>
          </table:table-cell>
          <table:table-cell office:value-type="float" office:value="98.382029" calcext:value-type="float">
            <text:p>98.382029</text:p>
          </table:table-cell>
          <table:table-cell office:value-type="float" office:value="97.360161" calcext:value-type="float">
            <text:p>97.36016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41213" calcext:value-type="float">
            <text:p>1.041213</text:p>
          </table:table-cell>
          <table:table-cell office:value-type="float" office:value="98.374897" calcext:value-type="float">
            <text:p>98.374897</text:p>
          </table:table-cell>
          <table:table-cell office:value-type="float" office:value="97.333684" calcext:value-type="float">
            <text:p>97.33368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771272" calcext:value-type="float">
            <text:p>5771272</text:p>
          </table:table-cell>
          <table:table-cell office:value-type="float" office:value="9306" calcext:value-type="float">
            <text:p>9306</text:p>
          </table:table-cell>
          <table:table-cell office:value-type="float" office:value="5486" calcext:value-type="float">
            <text:p>5486</text:p>
          </table:table-cell>
          <table:table-cell office:value-type="float" office:value="1.014629" calcext:value-type="float">
            <text:p>1.014629</text:p>
          </table:table-cell>
          <table:table-cell office:value-type="float" office:value="101.841771" calcext:value-type="float">
            <text:p>101.841771</text:p>
          </table:table-cell>
          <table:table-cell office:value-type="float" office:value="100.827142" calcext:value-type="float">
            <text:p>100.827142</text:p>
          </table:table-cell>
          <table:table-cell office:value-type="float" office:value="0.457914" calcext:value-type="float">
            <text:p>0.457914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580860" calcext:value-type="float">
            <text:p>5580860</text:p>
          </table:table-cell>
          <table:table-cell office:value-type="float" office:value="9306" calcext:value-type="float">
            <text:p>9306</text:p>
          </table:table-cell>
          <table:table-cell office:value-type="float" office:value="5305" calcext:value-type="float">
            <text:p>5305</text:p>
          </table:table-cell>
          <table:table-cell office:value-type="float" office:value="1.065353" calcext:value-type="float">
            <text:p>1.065353</text:p>
          </table:table-cell>
          <table:table-cell office:value-type="float" office:value="102.370441" calcext:value-type="float">
            <text:p>102.370441</text:p>
          </table:table-cell>
          <table:table-cell office:value-type="float" office:value="101.305088" calcext:value-type="float">
            <text:p>101.305088</text:p>
          </table:table-cell>
          <table:table-cell office:value-type="float" office:value="0.440717" calcext:value-type="float">
            <text:p>0.44071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912" calcext:value-type="float">
            <text:p>91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.026433" calcext:value-type="float">
            <text:p>1.026433</text:p>
          </table:table-cell>
          <table:table-cell office:value-type="float" office:value="98.14675" calcext:value-type="float">
            <text:p>98.14675</text:p>
          </table:table-cell>
          <table:table-cell office:value-type="float" office:value="97.120316" calcext:value-type="float">
            <text:p>97.12031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0187" calcext:value-type="float">
            <text:p>1.0187</text:p>
          </table:table-cell>
          <table:table-cell office:value-type="float" office:value="84.052928" calcext:value-type="float">
            <text:p>84.052928</text:p>
          </table:table-cell>
          <table:table-cell office:value-type="float" office:value="83.034228" calcext:value-type="float">
            <text:p>83.03422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5727" calcext:value-type="float">
            <text:p>1.035727</text:p>
          </table:table-cell>
          <table:table-cell office:value-type="float" office:value="99.309868" calcext:value-type="float">
            <text:p>99.309868</text:p>
          </table:table-cell>
          <table:table-cell office:value-type="float" office:value="98.274141" calcext:value-type="float">
            <text:p>98.274141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9405" calcext:value-type="float">
            <text:p>9405</text:p>
          </table:table-cell>
          <table:table-cell office:value-type="float" office:value="5544" calcext:value-type="float">
            <text:p>5544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101.717793" calcext:value-type="float">
            <text:p>101.717793</text:p>
          </table:table-cell>
          <table:table-cell office:value-type="float" office:value="100.708404" calcext:value-type="float">
            <text:p>100.708404</text:p>
          </table:table-cell>
          <table:table-cell office:value-type="float" office:value="0.463301" calcext:value-type="float">
            <text:p>0.46330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787052" calcext:value-type="float">
            <text:p>5787052</text:p>
          </table:table-cell>
          <table:table-cell office:value-type="float" office:value="9405" calcext:value-type="float">
            <text:p>9405</text:p>
          </table:table-cell>
          <table:table-cell office:value-type="float" office:value="5501" calcext:value-type="float">
            <text:p>5501</text:p>
          </table:table-cell>
          <table:table-cell office:value-type="float" office:value="2.058479" calcext:value-type="float">
            <text:p>2.058479</text:p>
          </table:table-cell>
          <table:table-cell office:value-type="float" office:value="102.737394" calcext:value-type="float">
            <text:p>102.737394</text:p>
          </table:table-cell>
          <table:table-cell office:value-type="float" office:value="100.678915" calcext:value-type="float">
            <text:p>100.678915</text:p>
          </table:table-cell>
          <table:table-cell office:value-type="float" office:value="0.459842" calcext:value-type="float">
            <text:p>0.45984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.021791" calcext:value-type="float">
            <text:p>1.021791</text:p>
          </table:table-cell>
          <table:table-cell office:value-type="float" office:value="101.794563" calcext:value-type="float">
            <text:p>101.794563</text:p>
          </table:table-cell>
          <table:table-cell office:value-type="float" office:value="100.772772" calcext:value-type="float">
            <text:p>100.77277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018615" calcext:value-type="float">
            <text:p>1.018615</text:p>
          </table:table-cell>
          <table:table-cell office:value-type="float" office:value="101.816203" calcext:value-type="float">
            <text:p>101.816203</text:p>
          </table:table-cell>
          <table:table-cell office:value-type="float" office:value="100.797588" calcext:value-type="float">
            <text:p>100.79758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.030327" calcext:value-type="float">
            <text:p>2.030327</text:p>
          </table:table-cell>
          <table:table-cell office:value-type="float" office:value="102.50885" calcext:value-type="float">
            <text:p>102.50885</text:p>
          </table:table-cell>
          <table:table-cell office:value-type="float" office:value="100.478523" calcext:value-type="float">
            <text:p>100.47852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6263608" calcext:value-type="float">
            <text:p>6263608</text:p>
          </table:table-cell>
          <table:table-cell office:value-type="float" office:value="9504" calcext:value-type="float">
            <text:p>9504</text:p>
          </table:table-cell>
          <table:table-cell office:value-type="float" office:value="5954" calcext:value-type="float">
            <text:p>5954</text:p>
          </table:table-cell>
          <table:table-cell office:value-type="float" office:value="1.016729" calcext:value-type="float">
            <text:p>1.016729</text:p>
          </table:table-cell>
          <table:table-cell office:value-type="float" office:value="101.926746" calcext:value-type="float">
            <text:p>101.926746</text:p>
          </table:table-cell>
          <table:table-cell office:value-type="float" office:value="100.910017" calcext:value-type="float">
            <text:p>100.910017</text:p>
          </table:table-cell>
          <table:table-cell office:value-type="float" office:value="0.49657" calcext:value-type="float">
            <text:p>0.4965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572444" calcext:value-type="float">
            <text:p>5572444</text:p>
          </table:table-cell>
          <table:table-cell office:value-type="float" office:value="9504" calcext:value-type="float">
            <text:p>9504</text:p>
          </table:table-cell>
          <table:table-cell office:value-type="float" office:value="5297" calcext:value-type="float">
            <text:p>5297</text:p>
          </table:table-cell>
          <table:table-cell office:value-type="float" office:value="1.065218" calcext:value-type="float">
            <text:p>1.065218</text:p>
          </table:table-cell>
          <table:table-cell office:value-type="float" office:value="102.481632" calcext:value-type="float">
            <text:p>102.481632</text:p>
          </table:table-cell>
          <table:table-cell office:value-type="float" office:value="101.416414" calcext:value-type="float">
            <text:p>101.416414</text:p>
          </table:table-cell>
          <table:table-cell office:value-type="float" office:value="0.439569" calcext:value-type="float">
            <text:p>0.439569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864" calcext:value-type="float">
            <text:p>86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.027913" calcext:value-type="float">
            <text:p>1.027913</text:p>
          </table:table-cell>
          <table:table-cell office:value-type="float" office:value="91.433421" calcext:value-type="float">
            <text:p>91.433421</text:p>
          </table:table-cell>
          <table:table-cell office:value-type="float" office:value="90.405508" calcext:value-type="float">
            <text:p>90.40550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.02044" calcext:value-type="float">
            <text:p>1.02044</text:p>
          </table:table-cell>
          <table:table-cell office:value-type="float" office:value="77.81327" calcext:value-type="float">
            <text:p>77.81327</text:p>
          </table:table-cell>
          <table:table-cell office:value-type="float" office:value="76.79283" calcext:value-type="float">
            <text:p>76.7928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43161" calcext:value-type="float">
            <text:p>1.043161</text:p>
          </table:table-cell>
          <table:table-cell office:value-type="float" office:value="92.176566" calcext:value-type="float">
            <text:p>92.176566</text:p>
          </table:table-cell>
          <table:table-cell office:value-type="float" office:value="91.133405" calcext:value-type="float">
            <text:p>91.1334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6025856" calcext:value-type="float">
            <text:p>6025856</text:p>
          </table:table-cell>
          <table:table-cell office:value-type="float" office:value="9604" calcext:value-type="float">
            <text:p>9604</text:p>
          </table:table-cell>
          <table:table-cell office:value-type="float" office:value="5728" calcext:value-type="float">
            <text:p>5728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1.786433" calcext:value-type="float">
            <text:p>101.786433</text:p>
          </table:table-cell>
          <table:table-cell office:value-type="float" office:value="100.775105" calcext:value-type="float">
            <text:p>100.775105</text:p>
          </table:table-cell>
          <table:table-cell office:value-type="float" office:value="0.478361" calcext:value-type="float">
            <text:p>0.47836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5575600" calcext:value-type="float">
            <text:p>5575600</text:p>
          </table:table-cell>
          <table:table-cell office:value-type="float" office:value="9604" calcext:value-type="float">
            <text:p>9604</text:p>
          </table:table-cell>
          <table:table-cell office:value-type="float" office:value="5300" calcext:value-type="float">
            <text:p>5300</text:p>
          </table:table-cell>
          <table:table-cell office:value-type="float" office:value="1.062026" calcext:value-type="float">
            <text:p>1.062026</text:p>
          </table:table-cell>
          <table:table-cell office:value-type="float" office:value="102.570502" calcext:value-type="float">
            <text:p>102.570502</text:p>
          </table:table-cell>
          <table:table-cell office:value-type="float" office:value="101.508476" calcext:value-type="float">
            <text:p>101.508476</text:p>
          </table:table-cell>
          <table:table-cell office:value-type="float" office:value="0.439419" calcext:value-type="float">
            <text:p>0.43941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22773" calcext:value-type="float">
            <text:p>1.022773</text:p>
          </table:table-cell>
          <table:table-cell office:value-type="float" office:value="90.997748" calcext:value-type="float">
            <text:p>90.997748</text:p>
          </table:table-cell>
          <table:table-cell office:value-type="float" office:value="89.974975" calcext:value-type="float">
            <text:p>89.974975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.01512" calcext:value-type="float">
            <text:p>1.01512</text:p>
          </table:table-cell>
          <table:table-cell office:value-type="float" office:value="91.000592" calcext:value-type="float">
            <text:p>91.000592</text:p>
          </table:table-cell>
          <table:table-cell office:value-type="float" office:value="89.985472" calcext:value-type="float">
            <text:p>89.98547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3261" calcext:value-type="float">
            <text:p>1.033261</text:p>
          </table:table-cell>
          <table:table-cell office:value-type="float" office:value="90.999174" calcext:value-type="float">
            <text:p>90.999174</text:p>
          </table:table-cell>
          <table:table-cell office:value-type="float" office:value="89.965914" calcext:value-type="float">
            <text:p>89.96591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985880" calcext:value-type="float">
            <text:p>5985880</text:p>
          </table:table-cell>
          <table:table-cell office:value-type="float" office:value="9702" calcext:value-type="float">
            <text:p>9702</text:p>
          </table:table-cell>
          <table:table-cell office:value-type="float" office:value="5690" calcext:value-type="float">
            <text:p>5690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101.749685" calcext:value-type="float">
            <text:p>101.749685</text:p>
          </table:table-cell>
          <table:table-cell office:value-type="float" office:value="100.735937" calcext:value-type="float">
            <text:p>100.735937</text:p>
          </table:table-cell>
          <table:table-cell office:value-type="float" office:value="0.475372" calcext:value-type="float">
            <text:p>0.47537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360992" calcext:value-type="float">
            <text:p>5360992</text:p>
          </table:table-cell>
          <table:table-cell office:value-type="float" office:value="9702" calcext:value-type="float">
            <text:p>9702</text:p>
          </table:table-cell>
          <table:table-cell office:value-type="float" office:value="5096" calcext:value-type="float">
            <text:p>5096</text:p>
          </table:table-cell>
          <table:table-cell office:value-type="float" office:value="2.057456" calcext:value-type="float">
            <text:p>2.057456</text:p>
          </table:table-cell>
          <table:table-cell office:value-type="float" office:value="101.730667" calcext:value-type="float">
            <text:p>101.730667</text:p>
          </table:table-cell>
          <table:table-cell office:value-type="float" office:value="99.673211" calcext:value-type="float">
            <text:p>99.673211</text:p>
          </table:table-cell>
          <table:table-cell office:value-type="float" office:value="0.430285" calcext:value-type="float">
            <text:p>0.430285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25587" calcext:value-type="float">
            <text:p>1.025587</text:p>
          </table:table-cell>
          <table:table-cell office:value-type="float" office:value="100.479256" calcext:value-type="float">
            <text:p>100.479256</text:p>
          </table:table-cell>
          <table:table-cell office:value-type="float" office:value="99.453668" calcext:value-type="float">
            <text:p>99.45366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1742" calcext:value-type="float">
            <text:p>1.01742</text:p>
          </table:table-cell>
          <table:table-cell office:value-type="float" office:value="87.81713" calcext:value-type="float">
            <text:p>87.81713</text:p>
          </table:table-cell>
          <table:table-cell office:value-type="float" office:value="86.79971" calcext:value-type="float">
            <text:p>86.7997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29823" calcext:value-type="float">
            <text:p>2.029823</text:p>
          </table:table-cell>
          <table:table-cell office:value-type="float" office:value="101.434846" calcext:value-type="float">
            <text:p>101.434846</text:p>
          </table:table-cell>
          <table:table-cell office:value-type="float" office:value="99.405023" calcext:value-type="float">
            <text:p>99.40502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6567636" calcext:value-type="float">
            <text:p>6567636</text:p>
          </table:table-cell>
          <table:table-cell office:value-type="float" office:value="9802" calcext:value-type="float">
            <text:p>9802</text:p>
          </table:table-cell>
          <table:table-cell office:value-type="float" office:value="6243" calcext:value-type="float">
            <text:p>6243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1.512818" calcext:value-type="float">
            <text:p>101.512818</text:p>
          </table:table-cell>
          <table:table-cell office:value-type="float" office:value="100.50257" calcext:value-type="float">
            <text:p>100.50257</text:p>
          </table:table-cell>
          <table:table-cell office:value-type="float" office:value="0.522784" calcext:value-type="float">
            <text:p>0.52278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5290508" calcext:value-type="float">
            <text:p>5290508</text:p>
          </table:table-cell>
          <table:table-cell office:value-type="float" office:value="9802" calcext:value-type="float">
            <text:p>9802</text:p>
          </table:table-cell>
          <table:table-cell office:value-type="float" office:value="5029" calcext:value-type="float">
            <text:p>5029</text:p>
          </table:table-cell>
          <table:table-cell office:value-type="float" office:value="1.054777" calcext:value-type="float">
            <text:p>1.054777</text:p>
          </table:table-cell>
          <table:table-cell office:value-type="float" office:value="101.777921" calcext:value-type="float">
            <text:p>101.777921</text:p>
          </table:table-cell>
          <table:table-cell office:value-type="float" office:value="100.723144" calcext:value-type="float">
            <text:p>100.723144</text:p>
          </table:table-cell>
          <table:table-cell office:value-type="float" office:value="0.420202" calcext:value-type="float">
            <text:p>0.42020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021893" calcext:value-type="float">
            <text:p>1.021893</text:p>
          </table:table-cell>
          <table:table-cell office:value-type="float" office:value="98.10879" calcext:value-type="float">
            <text:p>98.10879</text:p>
          </table:table-cell>
          <table:table-cell office:value-type="float" office:value="97.086896" calcext:value-type="float">
            <text:p>97.08689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.01454" calcext:value-type="float">
            <text:p>1.01454</text:p>
          </table:table-cell>
          <table:table-cell office:value-type="float" office:value="98.111954" calcext:value-type="float">
            <text:p>98.111954</text:p>
          </table:table-cell>
          <table:table-cell office:value-type="float" office:value="97.097414" calcext:value-type="float">
            <text:p>97.09741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32301" calcext:value-type="float">
            <text:p>1.032301</text:p>
          </table:table-cell>
          <table:table-cell office:value-type="float" office:value="98.110236" calcext:value-type="float">
            <text:p>98.110236</text:p>
          </table:table-cell>
          <table:table-cell office:value-type="float" office:value="97.077935" calcext:value-type="float">
            <text:p>97.07793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6055312" calcext:value-type="float">
            <text:p>6055312</text:p>
          </table:table-cell>
          <table:table-cell office:value-type="float" office:value="9900" calcext:value-type="float">
            <text:p>9900</text:p>
          </table:table-cell>
          <table:table-cell office:value-type="float" office:value="5756" calcext:value-type="float">
            <text:p>5756</text:p>
          </table:table-cell>
          <table:table-cell office:value-type="float" office:value="1.016176" calcext:value-type="float">
            <text:p>1.016176</text:p>
          </table:table-cell>
          <table:table-cell office:value-type="float" office:value="100.36069" calcext:value-type="float">
            <text:p>100.36069</text:p>
          </table:table-cell>
          <table:table-cell office:value-type="float" office:value="99.344514" calcext:value-type="float">
            <text:p>99.344514</text:p>
          </table:table-cell>
          <table:table-cell office:value-type="float" office:value="0.487621" calcext:value-type="float">
            <text:p>0.48762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423060" calcext:value-type="float">
            <text:p>5423060</text:p>
          </table:table-cell>
          <table:table-cell office:value-type="float" office:value="9900" calcext:value-type="float">
            <text:p>9900</text:p>
          </table:table-cell>
          <table:table-cell office:value-type="float" office:value="5155" calcext:value-type="float">
            <text:p>5155</text:p>
          </table:table-cell>
          <table:table-cell office:value-type="float" office:value="1.060226" calcext:value-type="float">
            <text:p>1.060226</text:p>
          </table:table-cell>
          <table:table-cell office:value-type="float" office:value="101.789876" calcext:value-type="float">
            <text:p>101.789876</text:p>
          </table:table-cell>
          <table:table-cell office:value-type="float" office:value="100.72965" calcext:value-type="float">
            <text:p>100.72965</text:p>
          </table:table-cell>
          <table:table-cell office:value-type="float" office:value="0.430702" calcext:value-type="float">
            <text:p>0.43070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912" calcext:value-type="float">
            <text:p>9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.027361" calcext:value-type="float">
            <text:p>1.027361</text:p>
          </table:table-cell>
          <table:table-cell office:value-type="float" office:value="100.992067" calcext:value-type="float">
            <text:p>100.992067</text:p>
          </table:table-cell>
          <table:table-cell office:value-type="float" office:value="99.964706" calcext:value-type="float">
            <text:p>99.96470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.025522" calcext:value-type="float">
            <text:p>1.025522</text:p>
          </table:table-cell>
          <table:table-cell office:value-type="float" office:value="100.995371" calcext:value-type="float">
            <text:p>100.995371</text:p>
          </table:table-cell>
          <table:table-cell office:value-type="float" office:value="99.969849" calcext:value-type="float">
            <text:p>99.96984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42529" calcext:value-type="float">
            <text:p>1.042529</text:p>
          </table:table-cell>
          <table:table-cell office:value-type="float" office:value="100.993453" calcext:value-type="float">
            <text:p>100.993453</text:p>
          </table:table-cell>
          <table:table-cell office:value-type="float" office:value="99.950924" calcext:value-type="float">
            <text:p>99.9509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5861744" calcext:value-type="float">
            <text:p>5861744</text:p>
          </table:table-cell>
          <table:table-cell office:value-type="float" office:value="10000" calcext:value-type="float">
            <text:p>10000</text:p>
          </table:table-cell>
          <table:table-cell office:value-type="float" office:value="5572" calcext:value-type="float">
            <text:p>5572</text:p>
          </table:table-cell>
          <table:table-cell office:value-type="float" office:value="1.011269" calcext:value-type="float">
            <text:p>1.011269</text:p>
          </table:table-cell>
          <table:table-cell office:value-type="float" office:value="101.841489" calcext:value-type="float">
            <text:p>101.841489</text:p>
          </table:table-cell>
          <table:table-cell office:value-type="float" office:value="100.83022" calcext:value-type="float">
            <text:p>100.83022</text:p>
          </table:table-cell>
          <table:table-cell office:value-type="float" office:value="0.465078" calcext:value-type="float">
            <text:p>0.46507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5697632" calcext:value-type="float">
            <text:p>56976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16" calcext:value-type="float">
            <text:p>5416</text:p>
          </table:table-cell>
          <table:table-cell office:value-type="float" office:value="1.067579" calcext:value-type="float">
            <text:p>1.067579</text:p>
          </table:table-cell>
          <table:table-cell office:value-type="float" office:value="102.612895" calcext:value-type="float">
            <text:p>102.612895</text:p>
          </table:table-cell>
          <table:table-cell office:value-type="float" office:value="101.545317" calcext:value-type="float">
            <text:p>101.545317</text:p>
          </table:table-cell>
          <table:table-cell office:value-type="float" office:value="0.448874" calcext:value-type="float">
            <text:p>0.448874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1104" calcext:value-type="float">
            <text:p>110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.029674" calcext:value-type="float">
            <text:p>1.029674</text:p>
          </table:table-cell>
          <table:table-cell office:value-type="float" office:value="102.476484" calcext:value-type="float">
            <text:p>102.476484</text:p>
          </table:table-cell>
          <table:table-cell office:value-type="float" office:value="101.44681" calcext:value-type="float">
            <text:p>101.44681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.022061" calcext:value-type="float">
            <text:p>1.022061</text:p>
          </table:table-cell>
          <table:table-cell office:value-type="float" office:value="102.467401" calcext:value-type="float">
            <text:p>102.467401</text:p>
          </table:table-cell>
          <table:table-cell office:value-type="float" office:value="101.445341" calcext:value-type="float">
            <text:p>101.4453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0" calcext:value-type="float">
            <text:p>570</text:p>
          </table:table-cell>
          <table:table-cell office:value-type="float" office:value="510" calcext:value-type="float">
            <text:p>5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039907" calcext:value-type="float">
            <text:p>1.039907</text:p>
          </table:table-cell>
          <table:table-cell office:value-type="float" office:value="98.712632" calcext:value-type="float">
            <text:p>98.712632</text:p>
          </table:table-cell>
          <table:table-cell office:value-type="float" office:value="97.672725" calcext:value-type="float">
            <text:p>97.672725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466003" calcext:value-type="float">
            <text:p>102.466003</text:p>
          </table:table-cell>
          <table:table-cell office:value-type="float" office:value="102.806109" calcext:value-type="float">
            <text:p>102.806109</text:p>
          </table:table-cell>
          <table:table-cell office:value-type="float" office:value="0.340106" calcext:value-type="float">
            <text:p>0.340106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6152096" calcext:value-type="float">
            <text:p>6152096</text:p>
          </table:table-cell>
          <table:table-cell office:value-type="float" office:value="10098" calcext:value-type="float">
            <text:p>10098</text:p>
          </table:table-cell>
          <table:table-cell office:value-type="float" office:value="5848" calcext:value-type="float">
            <text:p>5848</text:p>
          </table:table-cell>
          <table:table-cell office:value-type="float" office:value="1.009516" calcext:value-type="float">
            <text:p>1.009516</text:p>
          </table:table-cell>
          <table:table-cell office:value-type="float" office:value="101.803631" calcext:value-type="float">
            <text:p>101.803631</text:p>
          </table:table-cell>
          <table:table-cell office:value-type="float" office:value="100.794115" calcext:value-type="float">
            <text:p>100.794115</text:p>
          </table:table-cell>
          <table:table-cell office:value-type="float" office:value="0.48829" calcext:value-type="float">
            <text:p>0.48829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436736" calcext:value-type="float">
            <text:p>5436736</text:p>
          </table:table-cell>
          <table:table-cell office:value-type="float" office:value="10098" calcext:value-type="float">
            <text:p>10098</text:p>
          </table:table-cell>
          <table:table-cell office:value-type="float" office:value="5168" calcext:value-type="float">
            <text:p>5168</text:p>
          </table:table-cell>
          <table:table-cell office:value-type="float" office:value="1.280422" calcext:value-type="float">
            <text:p>1.280422</text:p>
          </table:table-cell>
          <table:table-cell office:value-type="float" office:value="103.125349" calcext:value-type="float">
            <text:p>103.125349</text:p>
          </table:table-cell>
          <table:table-cell office:value-type="float" office:value="101.844927" calcext:value-type="float">
            <text:p>101.844927</text:p>
          </table:table-cell>
          <table:table-cell office:value-type="float" office:value="0.42706" calcext:value-type="float">
            <text:p>0.4270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768" calcext:value-type="float">
            <text:p>76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.254185" calcext:value-type="float">
            <text:p>1.254185</text:p>
          </table:table-cell>
          <table:table-cell office:value-type="float" office:value="101.867761" calcext:value-type="float">
            <text:p>101.867761</text:p>
          </table:table-cell>
          <table:table-cell office:value-type="float" office:value="100.613576" calcext:value-type="float">
            <text:p>100.61357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.242915" calcext:value-type="float">
            <text:p>1.242915</text:p>
          </table:table-cell>
          <table:table-cell office:value-type="float" office:value="101.876845" calcext:value-type="float">
            <text:p>101.876845</text:p>
          </table:table-cell>
          <table:table-cell office:value-type="float" office:value="100.63393" calcext:value-type="float">
            <text:p>100.6339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263699" calcext:value-type="float">
            <text:p>1.263699</text:p>
          </table:table-cell>
          <table:table-cell office:value-type="float" office:value="102.750949" calcext:value-type="float">
            <text:p>102.750949</text:p>
          </table:table-cell>
          <table:table-cell office:value-type="float" office:value="101.48725" calcext:value-type="float">
            <text:p>101.4872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667124" calcext:value-type="float">
            <text:p>5667124</text:p>
          </table:table-cell>
          <table:table-cell office:value-type="float" office:value="10197" calcext:value-type="float">
            <text:p>10197</text:p>
          </table:table-cell>
          <table:table-cell office:value-type="float" office:value="5387" calcext:value-type="float">
            <text:p>5387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101.627998" calcext:value-type="float">
            <text:p>101.627998</text:p>
          </table:table-cell>
          <table:table-cell office:value-type="float" office:value="100.612522" calcext:value-type="float">
            <text:p>100.612522</text:p>
          </table:table-cell>
          <table:table-cell office:value-type="float" office:value="0.45061" calcext:value-type="float">
            <text:p>0.45061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747076" calcext:value-type="float">
            <text:p>5747076</text:p>
          </table:table-cell>
          <table:table-cell office:value-type="float" office:value="10197" calcext:value-type="float">
            <text:p>10197</text:p>
          </table:table-cell>
          <table:table-cell office:value-type="float" office:value="5463" calcext:value-type="float">
            <text:p>5463</text:p>
          </table:table-cell>
          <table:table-cell office:value-type="float" office:value="1.077367" calcext:value-type="float">
            <text:p>1.077367</text:p>
          </table:table-cell>
          <table:table-cell office:value-type="float" office:value="102.683811" calcext:value-type="float">
            <text:p>102.683811</text:p>
          </table:table-cell>
          <table:table-cell office:value-type="float" office:value="101.606444" calcext:value-type="float">
            <text:p>101.606444</text:p>
          </table:table-cell>
          <table:table-cell office:value-type="float" office:value="0.452497" calcext:value-type="float">
            <text:p>0.45249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52" calcext:value-type="float">
            <text:p>2352</text:p>
          </table:table-cell>
          <table:table-cell office:value-type="float" office:value="1104" calcext:value-type="float">
            <text:p>110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.032314" calcext:value-type="float">
            <text:p>1.032314</text:p>
          </table:table-cell>
          <table:table-cell office:value-type="float" office:value="101.737863" calcext:value-type="float">
            <text:p>101.737863</text:p>
          </table:table-cell>
          <table:table-cell office:value-type="float" office:value="100.705549" calcext:value-type="float">
            <text:p>100.705549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.024801" calcext:value-type="float">
            <text:p>1.024801</text:p>
          </table:table-cell>
          <table:table-cell office:value-type="float" office:value="101.755643" calcext:value-type="float">
            <text:p>101.755643</text:p>
          </table:table-cell>
          <table:table-cell office:value-type="float" office:value="100.730842" calcext:value-type="float">
            <text:p>100.73084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48956" calcext:value-type="float">
            <text:p>1.048956</text:p>
          </table:table-cell>
          <table:table-cell office:value-type="float" office:value="102.667207" calcext:value-type="float">
            <text:p>102.667207</text:p>
          </table:table-cell>
          <table:table-cell office:value-type="float" office:value="101.618251" calcext:value-type="float">
            <text:p>101.61825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6153148" calcext:value-type="float">
            <text:p>6153148</text:p>
          </table:table-cell>
          <table:table-cell office:value-type="float" office:value="10296" calcext:value-type="float">
            <text:p>10296</text:p>
          </table:table-cell>
          <table:table-cell office:value-type="float" office:value="5849" calcext:value-type="float">
            <text:p>5849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101.818277" calcext:value-type="float">
            <text:p>101.818277</text:p>
          </table:table-cell>
          <table:table-cell office:value-type="float" office:value="100.803205" calcext:value-type="float">
            <text:p>100.803205</text:p>
          </table:table-cell>
          <table:table-cell office:value-type="float" office:value="0.48833" calcext:value-type="float">
            <text:p>0.4883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622940" calcext:value-type="float">
            <text:p>5622940</text:p>
          </table:table-cell>
          <table:table-cell office:value-type="float" office:value="10296" calcext:value-type="float">
            <text:p>10296</text:p>
          </table:table-cell>
          <table:table-cell office:value-type="float" office:value="5345" calcext:value-type="float">
            <text:p>5345</text:p>
          </table:table-cell>
          <table:table-cell office:value-type="float" office:value="1.291197" calcext:value-type="float">
            <text:p>1.291197</text:p>
          </table:table-cell>
          <table:table-cell office:value-type="float" office:value="102.466827" calcext:value-type="float">
            <text:p>102.466827</text:p>
          </table:table-cell>
          <table:table-cell office:value-type="float" office:value="101.17563" calcext:value-type="float">
            <text:p>101.17563</text:p>
          </table:table-cell>
          <table:table-cell office:value-type="float" office:value="0.444608" calcext:value-type="float">
            <text:p>0.44460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1104" calcext:value-type="float">
            <text:p>110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.259107" calcext:value-type="float">
            <text:p>1.259107</text:p>
          </table:table-cell>
          <table:table-cell office:value-type="float" office:value="101.907017" calcext:value-type="float">
            <text:p>101.907017</text:p>
          </table:table-cell>
          <table:table-cell office:value-type="float" office:value="100.647909" calcext:value-type="float">
            <text:p>100.647909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.248405" calcext:value-type="float">
            <text:p>1.248405</text:p>
          </table:table-cell>
          <table:table-cell office:value-type="float" office:value="101.91765" calcext:value-type="float">
            <text:p>101.91765</text:p>
          </table:table-cell>
          <table:table-cell office:value-type="float" office:value="100.669245" calcext:value-type="float">
            <text:p>100.66924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269081" calcext:value-type="float">
            <text:p>1.269081</text:p>
          </table:table-cell>
          <table:table-cell office:value-type="float" office:value="102.230041" calcext:value-type="float">
            <text:p>102.230041</text:p>
          </table:table-cell>
          <table:table-cell office:value-type="float" office:value="100.96096" calcext:value-type="float">
            <text:p>100.9609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6318312" calcext:value-type="float">
            <text:p>6318312</text:p>
          </table:table-cell>
          <table:table-cell office:value-type="float" office:value="10395" calcext:value-type="float">
            <text:p>10395</text:p>
          </table:table-cell>
          <table:table-cell office:value-type="float" office:value="6006" calcext:value-type="float">
            <text:p>6006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101.919149" calcext:value-type="float">
            <text:p>101.919149</text:p>
          </table:table-cell>
          <table:table-cell office:value-type="float" office:value="100.910479" calcext:value-type="float">
            <text:p>100.910479</text:p>
          </table:table-cell>
          <table:table-cell office:value-type="float" office:value="0.500904" calcext:value-type="float">
            <text:p>0.50090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525104" calcext:value-type="float">
            <text:p>5525104</text:p>
          </table:table-cell>
          <table:table-cell office:value-type="float" office:value="10395" calcext:value-type="float">
            <text:p>10395</text:p>
          </table:table-cell>
          <table:table-cell office:value-type="float" office:value="5252" calcext:value-type="float">
            <text:p>5252</text:p>
          </table:table-cell>
          <table:table-cell office:value-type="float" office:value="1.304194" calcext:value-type="float">
            <text:p>1.304194</text:p>
          </table:table-cell>
          <table:table-cell office:value-type="float" office:value="102.759264" calcext:value-type="float">
            <text:p>102.759264</text:p>
          </table:table-cell>
          <table:table-cell office:value-type="float" office:value="101.45507" calcext:value-type="float">
            <text:p>101.45507</text:p>
          </table:table-cell>
          <table:table-cell office:value-type="float" office:value="0.435669" calcext:value-type="float">
            <text:p>0.43566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64" calcext:value-type="float">
            <text:p>8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96.161406" calcext:value-type="float">
            <text:p>96.161406</text:p>
          </table:table-cell>
          <table:table-cell office:value-type="float" office:value="94.895176" calcext:value-type="float">
            <text:p>94.895176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.25556" calcext:value-type="float">
            <text:p>1.25556</text:p>
          </table:table-cell>
          <table:table-cell office:value-type="float" office:value="81.086814" calcext:value-type="float">
            <text:p>81.086814</text:p>
          </table:table-cell>
          <table:table-cell office:value-type="float" office:value="79.831254" calcext:value-type="float">
            <text:p>79.83125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276444" calcext:value-type="float">
            <text:p>1.276444</text:p>
          </table:table-cell>
          <table:table-cell office:value-type="float" office:value="96.162712" calcext:value-type="float">
            <text:p>96.162712</text:p>
          </table:table-cell>
          <table:table-cell office:value-type="float" office:value="94.886269" calcext:value-type="float">
            <text:p>94.88626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6386692" calcext:value-type="float">
            <text:p>6386692</text:p>
          </table:table-cell>
          <table:table-cell office:value-type="float" office:value="10495" calcext:value-type="float">
            <text:p>10495</text:p>
          </table:table-cell>
          <table:table-cell office:value-type="float" office:value="6071" calcext:value-type="float">
            <text:p>6071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101.698161" calcext:value-type="float">
            <text:p>101.698161</text:p>
          </table:table-cell>
          <table:table-cell office:value-type="float" office:value="100.680514" calcext:value-type="float">
            <text:p>100.680514</text:p>
          </table:table-cell>
          <table:table-cell office:value-type="float" office:value="0.507482" calcext:value-type="float">
            <text:p>0.50748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5343108" calcext:value-type="float">
            <text:p>5343108</text:p>
          </table:table-cell>
          <table:table-cell office:value-type="float" office:value="10495" calcext:value-type="float">
            <text:p>10495</text:p>
          </table:table-cell>
          <table:table-cell office:value-type="float" office:value="5079" calcext:value-type="float">
            <text:p>5079</text:p>
          </table:table-cell>
          <table:table-cell office:value-type="float" office:value="1.052511" calcext:value-type="float">
            <text:p>1.052511</text:p>
          </table:table-cell>
          <table:table-cell office:value-type="float" office:value="102.208956" calcext:value-type="float">
            <text:p>102.208956</text:p>
          </table:table-cell>
          <table:table-cell office:value-type="float" office:value="101.156446" calcext:value-type="float">
            <text:p>101.156446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64" calcext:value-type="float">
            <text:p>86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.011712" calcext:value-type="float">
            <text:p>1.011712</text:p>
          </table:table-cell>
          <table:table-cell office:value-type="float" office:value="102.154192" calcext:value-type="float">
            <text:p>102.154192</text:p>
          </table:table-cell>
          <table:table-cell office:value-type="float" office:value="101.14248" calcext:value-type="float">
            <text:p>101.14248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019545" calcext:value-type="float">
            <text:p>1.019545</text:p>
          </table:table-cell>
          <table:table-cell office:value-type="float" office:value="102.1408" calcext:value-type="float">
            <text:p>102.1408</text:p>
          </table:table-cell>
          <table:table-cell office:value-type="float" office:value="101.121255" calcext:value-type="float">
            <text:p>101.12125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9199" calcext:value-type="float">
            <text:p>1.029199</text:p>
          </table:table-cell>
          <table:table-cell office:value-type="float" office:value="95.56792" calcext:value-type="float">
            <text:p>95.56792</text:p>
          </table:table-cell>
          <table:table-cell office:value-type="float" office:value="94.538721" calcext:value-type="float">
            <text:p>94.53872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32309" calcext:value-type="float">
            <text:p>102.132309</text:p>
          </table:table-cell>
          <table:table-cell office:value-type="float" office:value="102.369426" calcext:value-type="float">
            <text:p>102.369426</text:p>
          </table:table-cell>
          <table:table-cell office:value-type="float" office:value="0.237117" calcext:value-type="float">
            <text:p>0.237117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6085820" calcext:value-type="float">
            <text:p>6085820</text:p>
          </table:table-cell>
          <table:table-cell office:value-type="float" office:value="10594" calcext:value-type="float">
            <text:p>10594</text:p>
          </table:table-cell>
          <table:table-cell office:value-type="float" office:value="5785" calcext:value-type="float">
            <text:p>5785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100.545714" calcext:value-type="float">
            <text:p>100.545714</text:p>
          </table:table-cell>
          <table:table-cell office:value-type="float" office:value="99.535166" calcext:value-type="float">
            <text:p>99.535166</text:p>
          </table:table-cell>
          <table:table-cell office:value-type="float" office:value="0.489139" calcext:value-type="float">
            <text:p>0.48913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5450412" calcext:value-type="float">
            <text:p>5450412</text:p>
          </table:table-cell>
          <table:table-cell office:value-type="float" office:value="10594" calcext:value-type="float">
            <text:p>10594</text:p>
          </table:table-cell>
          <table:table-cell office:value-type="float" office:value="5181" calcext:value-type="float">
            <text:p>5181</text:p>
          </table:table-cell>
          <table:table-cell office:value-type="float" office:value="1.060625" calcext:value-type="float">
            <text:p>1.060625</text:p>
          </table:table-cell>
          <table:table-cell office:value-type="float" office:value="102.184065" calcext:value-type="float">
            <text:p>102.184065</text:p>
          </table:table-cell>
          <table:table-cell office:value-type="float" office:value="101.123439" calcext:value-type="float">
            <text:p>101.123439</text:p>
          </table:table-cell>
          <table:table-cell office:value-type="float" office:value="0.431189" calcext:value-type="float">
            <text:p>0.43118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864" calcext:value-type="float">
            <text:p>86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.028734" calcext:value-type="float">
            <text:p>1.028734</text:p>
          </table:table-cell>
          <table:table-cell office:value-type="float" office:value="101.261511" calcext:value-type="float">
            <text:p>101.261511</text:p>
          </table:table-cell>
          <table:table-cell office:value-type="float" office:value="100.232777" calcext:value-type="float">
            <text:p>100.23277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.018948" calcext:value-type="float">
            <text:p>1.018948</text:p>
          </table:table-cell>
          <table:table-cell office:value-type="float" office:value="101.26317" calcext:value-type="float">
            <text:p>101.26317</text:p>
          </table:table-cell>
          <table:table-cell office:value-type="float" office:value="100.244222" calcext:value-type="float">
            <text:p>100.24422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38667" calcext:value-type="float">
            <text:p>1.038667</text:p>
          </table:table-cell>
          <table:table-cell office:value-type="float" office:value="101.264536" calcext:value-type="float">
            <text:p>101.264536</text:p>
          </table:table-cell>
          <table:table-cell office:value-type="float" office:value="100.225869" calcext:value-type="float">
            <text:p>100.22586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5901720" calcext:value-type="float">
            <text:p>5901720</text:p>
          </table:table-cell>
          <table:table-cell office:value-type="float" office:value="10693" calcext:value-type="float">
            <text:p>10693</text:p>
          </table:table-cell>
          <table:table-cell office:value-type="float" office:value="5610" calcext:value-type="float">
            <text:p>5610</text:p>
          </table:table-cell>
          <table:table-cell office:value-type="float" office:value="1.012769" calcext:value-type="float">
            <text:p>1.012769</text:p>
          </table:table-cell>
          <table:table-cell office:value-type="float" office:value="101.836137" calcext:value-type="float">
            <text:p>101.836137</text:p>
          </table:table-cell>
          <table:table-cell office:value-type="float" office:value="100.823368" calcext:value-type="float">
            <text:p>100.823368</text:p>
          </table:table-cell>
          <table:table-cell office:value-type="float" office:value="0.468282" calcext:value-type="float">
            <text:p>0.46828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5698684" calcext:value-type="float">
            <text:p>5698684</text:p>
          </table:table-cell>
          <table:table-cell office:value-type="float" office:value="10693" calcext:value-type="float">
            <text:p>10693</text:p>
          </table:table-cell>
          <table:table-cell office:value-type="float" office:value="5417" calcext:value-type="float">
            <text:p>5417</text:p>
          </table:table-cell>
          <table:table-cell office:value-type="float" office:value="1.075" calcext:value-type="float">
            <text:p>1.075</text:p>
          </table:table-cell>
          <table:table-cell office:value-type="float" office:value="102.409787" calcext:value-type="float">
            <text:p>102.409787</text:p>
          </table:table-cell>
          <table:table-cell office:value-type="float" office:value="101.334787" calcext:value-type="float">
            <text:p>101.334787</text:p>
          </table:table-cell>
          <table:table-cell office:value-type="float" office:value="0.44989" calcext:value-type="float">
            <text:p>0.4498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48" calcext:value-type="float">
            <text:p>2448</text:p>
          </table:table-cell>
          <table:table-cell office:value-type="float" office:value="1104" calcext:value-type="float">
            <text:p>110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.025447" calcext:value-type="float">
            <text:p>1.025447</text:p>
          </table:table-cell>
          <table:table-cell office:value-type="float" office:value="101.444829" calcext:value-type="float">
            <text:p>101.444829</text:p>
          </table:table-cell>
          <table:table-cell office:value-type="float" office:value="100.419381" calcext:value-type="float">
            <text:p>100.419381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.017994" calcext:value-type="float">
            <text:p>1.017994</text:p>
          </table:table-cell>
          <table:table-cell office:value-type="float" office:value="101.898142" calcext:value-type="float">
            <text:p>101.898142</text:p>
          </table:table-cell>
          <table:table-cell office:value-type="float" office:value="100.880148" calcext:value-type="float">
            <text:p>100.88014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76" calcext:value-type="float">
            <text:p>576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.04681" calcext:value-type="float">
            <text:p>1.04681</text:p>
          </table:table-cell>
          <table:table-cell office:value-type="float" office:value="101.877796" calcext:value-type="float">
            <text:p>101.877796</text:p>
          </table:table-cell>
          <table:table-cell office:value-type="float" office:value="100.830986" calcext:value-type="float">
            <text:p>100.830986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6520296" calcext:value-type="float">
            <text:p>6520296</text:p>
          </table:table-cell>
          <table:table-cell office:value-type="float" office:value="10791" calcext:value-type="float">
            <text:p>10791</text:p>
          </table:table-cell>
          <table:table-cell office:value-type="float" office:value="6198" calcext:value-type="float">
            <text:p>6198</text:p>
          </table:table-cell>
          <table:table-cell office:value-type="float" office:value="1.019727" calcext:value-type="float">
            <text:p>1.019727</text:p>
          </table:table-cell>
          <table:table-cell office:value-type="float" office:value="101.711639" calcext:value-type="float">
            <text:p>101.711639</text:p>
          </table:table-cell>
          <table:table-cell office:value-type="float" office:value="100.691912" calcext:value-type="float">
            <text:p>100.691912</text:p>
          </table:table-cell>
          <table:table-cell office:value-type="float" office:value="0.518039" calcext:value-type="float">
            <text:p>0.518039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447256" calcext:value-type="float">
            <text:p>5447256</text:p>
          </table:table-cell>
          <table:table-cell office:value-type="float" office:value="10791" calcext:value-type="float">
            <text:p>10791</text:p>
          </table:table-cell>
          <table:table-cell office:value-type="float" office:value="5178" calcext:value-type="float">
            <text:p>5178</text:p>
          </table:table-cell>
          <table:table-cell office:value-type="float" office:value="1.060544" calcext:value-type="float">
            <text:p>1.060544</text:p>
          </table:table-cell>
          <table:table-cell office:value-type="float" office:value="102.256183" calcext:value-type="float">
            <text:p>102.256183</text:p>
          </table:table-cell>
          <table:table-cell office:value-type="float" office:value="101.195639" calcext:value-type="float">
            <text:p>101.195639</text:p>
          </table:table-cell>
          <table:table-cell office:value-type="float" office:value="0.430632" calcext:value-type="float">
            <text:p>0.43063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1008" calcext:value-type="float">
            <text:p>100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.013852" calcext:value-type="float">
            <text:p>1.013852</text:p>
          </table:table-cell>
          <table:table-cell office:value-type="float" office:value="101.770888" calcext:value-type="float">
            <text:p>101.770888</text:p>
          </table:table-cell>
          <table:table-cell office:value-type="float" office:value="100.757036" calcext:value-type="float">
            <text:p>100.75703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.021665" calcext:value-type="float">
            <text:p>1.021665</text:p>
          </table:table-cell>
          <table:table-cell office:value-type="float" office:value="102.362655" calcext:value-type="float">
            <text:p>102.362655</text:p>
          </table:table-cell>
          <table:table-cell office:value-type="float" office:value="101.34099" calcext:value-type="float">
            <text:p>101.3409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18" calcext:value-type="float">
            <text:p>618</text:p>
          </table:table-cell>
          <table:table-cell office:value-type="float" office:value="588" calcext:value-type="float">
            <text:p>58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042708" calcext:value-type="float">
            <text:p>1.042708</text:p>
          </table:table-cell>
          <table:table-cell office:value-type="float" office:value="102.357817" calcext:value-type="float">
            <text:p>102.357817</text:p>
          </table:table-cell>
          <table:table-cell office:value-type="float" office:value="101.315109" calcext:value-type="float">
            <text:p>101.31510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5899616" calcext:value-type="float">
            <text:p>5899616</text:p>
          </table:table-cell>
          <table:table-cell office:value-type="float" office:value="10891" calcext:value-type="float">
            <text:p>10891</text:p>
          </table:table-cell>
          <table:table-cell office:value-type="float" office:value="5608" calcext:value-type="float">
            <text:p>5608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101.512323" calcext:value-type="float">
            <text:p>101.512323</text:p>
          </table:table-cell>
          <table:table-cell office:value-type="float" office:value="100.496826" calcext:value-type="float">
            <text:p>100.496826</text:p>
          </table:table-cell>
          <table:table-cell office:value-type="float" office:value="0.469636" calcext:value-type="float">
            <text:p>0.46963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10891" calcext:value-type="float">
            <text:p>10891</text:p>
          </table:table-cell>
          <table:table-cell office:value-type="float" office:value="5445" calcext:value-type="float">
            <text:p>5445</text:p>
          </table:table-cell>
          <table:table-cell office:value-type="float" office:value="1.076008" calcext:value-type="float">
            <text:p>1.076008</text:p>
          </table:table-cell>
          <table:table-cell office:value-type="float" office:value="102.452419" calcext:value-type="float">
            <text:p>102.452419</text:p>
          </table:table-cell>
          <table:table-cell office:value-type="float" office:value="101.376411" calcext:value-type="float">
            <text:p>101.376411</text:p>
          </table:table-cell>
          <table:table-cell office:value-type="float" office:value="0.452029" calcext:value-type="float">
            <text:p>0.45202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912" calcext:value-type="float">
            <text:p>9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.037496" calcext:value-type="float">
            <text:p>1.037496</text:p>
          </table:table-cell>
          <table:table-cell office:value-type="float" office:value="101.534716" calcext:value-type="float">
            <text:p>101.534716</text:p>
          </table:table-cell>
          <table:table-cell office:value-type="float" office:value="100.49722" calcext:value-type="float">
            <text:p>100.4972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.017016" calcext:value-type="float">
            <text:p>1.017016</text:p>
          </table:table-cell>
          <table:table-cell office:value-type="float" office:value="101.568032" calcext:value-type="float">
            <text:p>101.568032</text:p>
          </table:table-cell>
          <table:table-cell office:value-type="float" office:value="100.551016" calcext:value-type="float">
            <text:p>100.55101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47897" calcext:value-type="float">
            <text:p>1.047897</text:p>
          </table:table-cell>
          <table:table-cell office:value-type="float" office:value="101.536022" calcext:value-type="float">
            <text:p>101.536022</text:p>
          </table:table-cell>
          <table:table-cell office:value-type="float" office:value="100.488125" calcext:value-type="float">
            <text:p>100.48812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5926968" calcext:value-type="float">
            <text:p>5926968</text:p>
          </table:table-cell>
          <table:table-cell office:value-type="float" office:value="10990" calcext:value-type="float">
            <text:p>10990</text:p>
          </table:table-cell>
          <table:table-cell office:value-type="float" office:value="5634" calcext:value-type="float">
            <text:p>5634</text:p>
          </table:table-cell>
          <table:table-cell office:value-type="float" office:value="1.018927" calcext:value-type="float">
            <text:p>1.018927</text:p>
          </table:table-cell>
          <table:table-cell office:value-type="float" office:value="101.538318" calcext:value-type="float">
            <text:p>101.538318</text:p>
          </table:table-cell>
          <table:table-cell office:value-type="float" office:value="100.519391" calcext:value-type="float">
            <text:p>100.519391</text:p>
          </table:table-cell>
          <table:table-cell office:value-type="float" office:value="0.471707" calcext:value-type="float">
            <text:p>0.47170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5605056" calcext:value-type="float">
            <text:p>5605056</text:p>
          </table:table-cell>
          <table:table-cell office:value-type="float" office:value="10990" calcext:value-type="float">
            <text:p>10990</text:p>
          </table:table-cell>
          <table:table-cell office:value-type="float" office:value="5328" calcext:value-type="float">
            <text:p>5328</text:p>
          </table:table-cell>
          <table:table-cell office:value-type="float" office:value="1.069299" calcext:value-type="float">
            <text:p>1.069299</text:p>
          </table:table-cell>
          <table:table-cell office:value-type="float" office:value="101.370363" calcext:value-type="float">
            <text:p>101.370363</text:p>
          </table:table-cell>
          <table:table-cell office:value-type="float" office:value="100.301064" calcext:value-type="float">
            <text:p>100.301064</text:p>
          </table:table-cell>
          <table:table-cell office:value-type="float" office:value="0.447059" calcext:value-type="float">
            <text:p>0.44705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960" calcext:value-type="float">
            <text:p>96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.012932" calcext:value-type="float">
            <text:p>1.012932</text:p>
          </table:table-cell>
          <table:table-cell office:value-type="float" office:value="100.077975" calcext:value-type="float">
            <text:p>100.077975</text:p>
          </table:table-cell>
          <table:table-cell office:value-type="float" office:value="99.065043" calcext:value-type="float">
            <text:p>99.065043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.020545" calcext:value-type="float">
            <text:p>1.020545</text:p>
          </table:table-cell>
          <table:table-cell office:value-type="float" office:value="50.00765" calcext:value-type="float">
            <text:p>50.00765</text:p>
          </table:table-cell>
          <table:table-cell office:value-type="float" office:value="48.987105" calcext:value-type="float">
            <text:p>48.98710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30279" calcext:value-type="float">
            <text:p>1.030279</text:p>
          </table:table-cell>
          <table:table-cell office:value-type="float" office:value="101.280687" calcext:value-type="float">
            <text:p>101.280687</text:p>
          </table:table-cell>
          <table:table-cell office:value-type="float" office:value="100.250408" calcext:value-type="float">
            <text:p>100.250408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6283596" calcext:value-type="float">
            <text:p>6283596</text:p>
          </table:table-cell>
          <table:table-cell office:value-type="float" office:value="11089" calcext:value-type="float">
            <text:p>11089</text:p>
          </table:table-cell>
          <table:table-cell office:value-type="float" office:value="5973" calcext:value-type="float">
            <text:p>5973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101.85151" calcext:value-type="float">
            <text:p>101.85151</text:p>
          </table:table-cell>
          <table:table-cell office:value-type="float" office:value="100.837162" calcext:value-type="float">
            <text:p>100.837162</text:p>
          </table:table-cell>
          <table:table-cell office:value-type="float" office:value="0.498514" calcext:value-type="float">
            <text:p>0.49851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5477764" calcext:value-type="float">
            <text:p>5477764</text:p>
          </table:table-cell>
          <table:table-cell office:value-type="float" office:value="11089" calcext:value-type="float">
            <text:p>11089</text:p>
          </table:table-cell>
          <table:table-cell office:value-type="float" office:value="5207" calcext:value-type="float">
            <text:p>5207</text:p>
          </table:table-cell>
          <table:table-cell office:value-type="float" office:value="1.089784" calcext:value-type="float">
            <text:p>1.089784</text:p>
          </table:table-cell>
          <table:table-cell office:value-type="float" office:value="102.411614" calcext:value-type="float">
            <text:p>102.411614</text:p>
          </table:table-cell>
          <table:table-cell office:value-type="float" office:value="101.32183" calcext:value-type="float">
            <text:p>101.32183</text:p>
          </table:table-cell>
          <table:table-cell office:value-type="float" office:value="0.432504" calcext:value-type="float">
            <text:p>0.43250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912" calcext:value-type="float">
            <text:p>91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.033528" calcext:value-type="float">
            <text:p>1.033528</text:p>
          </table:table-cell>
          <table:table-cell office:value-type="float" office:value="101.905905" calcext:value-type="float">
            <text:p>101.905905</text:p>
          </table:table-cell>
          <table:table-cell office:value-type="float" office:value="100.872377" calcext:value-type="float">
            <text:p>100.87237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.023008" calcext:value-type="float">
            <text:p>1.023008</text:p>
          </table:table-cell>
          <table:table-cell office:value-type="float" office:value="78.052971" calcext:value-type="float">
            <text:p>78.052971</text:p>
          </table:table-cell>
          <table:table-cell office:value-type="float" office:value="77.029963" calcext:value-type="float">
            <text:p>77.0299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61533" calcext:value-type="float">
            <text:p>1.061533</text:p>
          </table:table-cell>
          <table:table-cell office:value-type="float" office:value="101.876378" calcext:value-type="float">
            <text:p>101.876378</text:p>
          </table:table-cell>
          <table:table-cell office:value-type="float" office:value="100.814846" calcext:value-type="float">
            <text:p>100.81484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6085820" calcext:value-type="float">
            <text:p>6085820</text:p>
          </table:table-cell>
          <table:table-cell office:value-type="float" office:value="11187" calcext:value-type="float">
            <text:p>11187</text:p>
          </table:table-cell>
          <table:table-cell office:value-type="float" office:value="5785" calcext:value-type="float">
            <text:p>5785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101.79701" calcext:value-type="float">
            <text:p>101.79701</text:p>
          </table:table-cell>
          <table:table-cell office:value-type="float" office:value="100.782301" calcext:value-type="float">
            <text:p>100.782301</text:p>
          </table:table-cell>
          <table:table-cell office:value-type="float" office:value="0.483086" calcext:value-type="float">
            <text:p>0.48308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573496" calcext:value-type="float">
            <text:p>5573496</text:p>
          </table:table-cell>
          <table:table-cell office:value-type="float" office:value="11187" calcext:value-type="float">
            <text:p>11187</text:p>
          </table:table-cell>
          <table:table-cell office:value-type="float" office:value="5298" calcext:value-type="float">
            <text:p>5298</text:p>
          </table:table-cell>
          <table:table-cell office:value-type="float" office:value="1.069848" calcext:value-type="float">
            <text:p>1.069848</text:p>
          </table:table-cell>
          <table:table-cell office:value-type="float" office:value="102.568458" calcext:value-type="float">
            <text:p>102.568458</text:p>
          </table:table-cell>
          <table:table-cell office:value-type="float" office:value="101.49861" calcext:value-type="float">
            <text:p>101.49861</text:p>
          </table:table-cell>
          <table:table-cell office:value-type="float" office:value="0.439296" calcext:value-type="float">
            <text:p>0.43929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00" calcext:value-type="float">
            <text:p>2400</text:p>
          </table:table-cell>
          <table:table-cell office:value-type="float" office:value="1104" calcext:value-type="float">
            <text:p>110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.025633" calcext:value-type="float">
            <text:p>1.025633</text:p>
          </table:table-cell>
          <table:table-cell office:value-type="float" office:value="101.901906" calcext:value-type="float">
            <text:p>101.901906</text:p>
          </table:table-cell>
          <table:table-cell office:value-type="float" office:value="100.876272" calcext:value-type="float">
            <text:p>100.876272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.01868" calcext:value-type="float">
            <text:p>1.01868</text:p>
          </table:table-cell>
          <table:table-cell office:value-type="float" office:value="101.911939" calcext:value-type="float">
            <text:p>101.911939</text:p>
          </table:table-cell>
          <table:table-cell office:value-type="float" office:value="100.893259" calcext:value-type="float">
            <text:p>100.89325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.046796" calcext:value-type="float">
            <text:p>1.046796</text:p>
          </table:table-cell>
          <table:table-cell office:value-type="float" office:value="102.181718" calcext:value-type="float">
            <text:p>102.181718</text:p>
          </table:table-cell>
          <table:table-cell office:value-type="float" office:value="101.134922" calcext:value-type="float">
            <text:p>101.13492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6639172" calcext:value-type="float">
            <text:p>6639172</text:p>
          </table:table-cell>
          <table:table-cell office:value-type="float" office:value="11286" calcext:value-type="float">
            <text:p>11286</text:p>
          </table:table-cell>
          <table:table-cell office:value-type="float" office:value="6311" calcext:value-type="float">
            <text:p>6311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1.680893" calcext:value-type="float">
            <text:p>101.680893</text:p>
          </table:table-cell>
          <table:table-cell office:value-type="float" office:value="100.673664" calcext:value-type="float">
            <text:p>100.673664</text:p>
          </table:table-cell>
          <table:table-cell office:value-type="float" office:value="0.52758" calcext:value-type="float">
            <text:p>0.5275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5213712" calcext:value-type="float">
            <text:p>5213712</text:p>
          </table:table-cell>
          <table:table-cell office:value-type="float" office:value="11286" calcext:value-type="float">
            <text:p>11286</text:p>
          </table:table-cell>
          <table:table-cell office:value-type="float" office:value="4956" calcext:value-type="float">
            <text:p>4956</text:p>
          </table:table-cell>
          <table:table-cell office:value-type="float" office:value="1.064354" calcext:value-type="float">
            <text:p>1.064354</text:p>
          </table:table-cell>
          <table:table-cell office:value-type="float" office:value="102.0482" calcext:value-type="float">
            <text:p>102.0482</text:p>
          </table:table-cell>
          <table:table-cell office:value-type="float" office:value="100.983846" calcext:value-type="float">
            <text:p>100.983846</text:p>
          </table:table-cell>
          <table:table-cell office:value-type="float" office:value="0.413033" calcext:value-type="float">
            <text:p>0.41303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720" calcext:value-type="float">
            <text:p>72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98.26799" calcext:value-type="float">
            <text:p>98.26799</text:p>
          </table:table-cell>
          <table:table-cell office:value-type="float" office:value="97.241141" calcext:value-type="float">
            <text:p>97.24114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.019676" calcext:value-type="float">
            <text:p>1.019676</text:p>
          </table:table-cell>
          <table:table-cell office:value-type="float" office:value="82.533295" calcext:value-type="float">
            <text:p>82.533295</text:p>
          </table:table-cell>
          <table:table-cell office:value-type="float" office:value="81.513618" calcext:value-type="float">
            <text:p>81.51361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36503" calcext:value-type="float">
            <text:p>1.036503</text:p>
          </table:table-cell>
          <table:table-cell office:value-type="float" office:value="98.269296" calcext:value-type="float">
            <text:p>98.269296</text:p>
          </table:table-cell>
          <table:table-cell office:value-type="float" office:value="97.232793" calcext:value-type="float">
            <text:p>97.23279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5841756" calcext:value-type="float">
            <text:p>5841756</text:p>
          </table:table-cell>
          <table:table-cell office:value-type="float" office:value="11386" calcext:value-type="float">
            <text:p>11386</text:p>
          </table:table-cell>
          <table:table-cell office:value-type="float" office:value="5553" calcext:value-type="float">
            <text:p>5553</text:p>
          </table:table-cell>
          <table:table-cell office:value-type="float" office:value="1.020467" calcext:value-type="float">
            <text:p>1.020467</text:p>
          </table:table-cell>
          <table:table-cell office:value-type="float" office:value="101.686067" calcext:value-type="float">
            <text:p>101.686067</text:p>
          </table:table-cell>
          <table:table-cell office:value-type="float" office:value="100.6656" calcext:value-type="float">
            <text:p>100.6656</text:p>
          </table:table-cell>
          <table:table-cell office:value-type="float" office:value="0.46425" calcext:value-type="float">
            <text:p>0.4642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5646084" calcext:value-type="float">
            <text:p>5646084</text:p>
          </table:table-cell>
          <table:table-cell office:value-type="float" office:value="11386" calcext:value-type="float">
            <text:p>11386</text:p>
          </table:table-cell>
          <table:table-cell office:value-type="float" office:value="5367" calcext:value-type="float">
            <text:p>5367</text:p>
          </table:table-cell>
          <table:table-cell office:value-type="float" office:value="1.059249" calcext:value-type="float">
            <text:p>1.059249</text:p>
          </table:table-cell>
          <table:table-cell office:value-type="float" office:value="102.527753" calcext:value-type="float">
            <text:p>102.527753</text:p>
          </table:table-cell>
          <table:table-cell office:value-type="float" office:value="101.468504" calcext:value-type="float">
            <text:p>101.468504</text:p>
          </table:table-cell>
          <table:table-cell office:value-type="float" office:value="0.44515" calcext:value-type="float">
            <text:p>0.4451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16" calcext:value-type="float">
            <text:p>8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.014772" calcext:value-type="float">
            <text:p>1.014772</text:p>
          </table:table-cell>
          <table:table-cell office:value-type="float" office:value="101.785768" calcext:value-type="float">
            <text:p>101.785768</text:p>
          </table:table-cell>
          <table:table-cell office:value-type="float" office:value="100.770996" calcext:value-type="float">
            <text:p>100.77099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.023179" calcext:value-type="float">
            <text:p>1.023179</text:p>
          </table:table-cell>
          <table:table-cell office:value-type="float" office:value="102.468787" calcext:value-type="float">
            <text:p>102.468787</text:p>
          </table:table-cell>
          <table:table-cell office:value-type="float" office:value="101.445608" calcext:value-type="float">
            <text:p>101.44560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25824" calcext:value-type="float">
            <text:p>1.025824</text:p>
          </table:table-cell>
          <table:table-cell office:value-type="float" office:value="102.461115" calcext:value-type="float">
            <text:p>102.461115</text:p>
          </table:table-cell>
          <table:table-cell office:value-type="float" office:value="101.435291" calcext:value-type="float">
            <text:p>101.43529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6016388" calcext:value-type="float">
            <text:p>6016388</text:p>
          </table:table-cell>
          <table:table-cell office:value-type="float" office:value="11484" calcext:value-type="float">
            <text:p>11484</text:p>
          </table:table-cell>
          <table:table-cell office:value-type="float" office:value="5719" calcext:value-type="float">
            <text:p>5719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01.925089" calcext:value-type="float">
            <text:p>101.925089</text:p>
          </table:table-cell>
          <table:table-cell office:value-type="float" office:value="100.916019" calcext:value-type="float">
            <text:p>100.916019</text:p>
          </table:table-cell>
          <table:table-cell office:value-type="float" office:value="0.476942" calcext:value-type="float">
            <text:p>0.47694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448308" calcext:value-type="float">
            <text:p>5448308</text:p>
          </table:table-cell>
          <table:table-cell office:value-type="float" office:value="11484" calcext:value-type="float">
            <text:p>11484</text:p>
          </table:table-cell>
          <table:table-cell office:value-type="float" office:value="5179" calcext:value-type="float">
            <text:p>5179</text:p>
          </table:table-cell>
          <table:table-cell office:value-type="float" office:value="1.314481" calcext:value-type="float">
            <text:p>1.314481</text:p>
          </table:table-cell>
          <table:table-cell office:value-type="float" office:value="102.449318" calcext:value-type="float">
            <text:p>102.449318</text:p>
          </table:table-cell>
          <table:table-cell office:value-type="float" office:value="101.134837" calcext:value-type="float">
            <text:p>101.134837</text:p>
          </table:table-cell>
          <table:table-cell office:value-type="float" office:value="0.430974" calcext:value-type="float">
            <text:p>0.430974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260793" calcext:value-type="float">
            <text:p>1.260793</text:p>
          </table:table-cell>
          <table:table-cell office:value-type="float" office:value="88.456362" calcext:value-type="float">
            <text:p>88.456362</text:p>
          </table:table-cell>
          <table:table-cell office:value-type="float" office:value="87.195569" calcext:value-type="float">
            <text:p>87.195569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.251067" calcext:value-type="float">
            <text:p>1.251067</text:p>
          </table:table-cell>
          <table:table-cell office:value-type="float" office:value="77.185124" calcext:value-type="float">
            <text:p>77.185124</text:p>
          </table:table-cell>
          <table:table-cell office:value-type="float" office:value="75.934057" calcext:value-type="float">
            <text:p>75.93405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75781" calcext:value-type="float">
            <text:p>1.275781</text:p>
          </table:table-cell>
          <table:table-cell office:value-type="float" office:value="89.579712" calcext:value-type="float">
            <text:p>89.579712</text:p>
          </table:table-cell>
          <table:table-cell office:value-type="float" office:value="88.303931" calcext:value-type="float">
            <text:p>88.30393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6096340" calcext:value-type="float">
            <text:p>6096340</text:p>
          </table:table-cell>
          <table:table-cell office:value-type="float" office:value="11583" calcext:value-type="float">
            <text:p>11583</text:p>
          </table:table-cell>
          <table:table-cell office:value-type="float" office:value="5795" calcext:value-type="float">
            <text:p>5795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01.720189" calcext:value-type="float">
            <text:p>101.720189</text:p>
          </table:table-cell>
          <table:table-cell office:value-type="float" office:value="100.70598" calcext:value-type="float">
            <text:p>100.70598</text:p>
          </table:table-cell>
          <table:table-cell office:value-type="float" office:value="0.484288" calcext:value-type="float">
            <text:p>0.48428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621888" calcext:value-type="float">
            <text:p>5621888</text:p>
          </table:table-cell>
          <table:table-cell office:value-type="float" office:value="11583" calcext:value-type="float">
            <text:p>11583</text:p>
          </table:table-cell>
          <table:table-cell office:value-type="float" office:value="5344" calcext:value-type="float">
            <text:p>5344</text:p>
          </table:table-cell>
          <table:table-cell office:value-type="float" office:value="1.066359" calcext:value-type="float">
            <text:p>1.066359</text:p>
          </table:table-cell>
          <table:table-cell office:value-type="float" office:value="102.82206" calcext:value-type="float">
            <text:p>102.82206</text:p>
          </table:table-cell>
          <table:table-cell office:value-type="float" office:value="101.755701" calcext:value-type="float">
            <text:p>101.755701</text:p>
          </table:table-cell>
          <table:table-cell office:value-type="float" office:value="0.441991" calcext:value-type="float">
            <text:p>0.44199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.033154" calcext:value-type="float">
            <text:p>1.033154</text:p>
          </table:table-cell>
          <table:table-cell office:value-type="float" office:value="101.82117" calcext:value-type="float">
            <text:p>101.82117</text:p>
          </table:table-cell>
          <table:table-cell office:value-type="float" office:value="100.788016" calcext:value-type="float">
            <text:p>100.78801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.025421" calcext:value-type="float">
            <text:p>1.025421</text:p>
          </table:table-cell>
          <table:table-cell office:value-type="float" office:value="101.85352" calcext:value-type="float">
            <text:p>101.85352</text:p>
          </table:table-cell>
          <table:table-cell office:value-type="float" office:value="100.828099" calcext:value-type="float">
            <text:p>100.82809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49536" calcext:value-type="float">
            <text:p>1.049536</text:p>
          </table:table-cell>
          <table:table-cell office:value-type="float" office:value="102.323174" calcext:value-type="float">
            <text:p>102.323174</text:p>
          </table:table-cell>
          <table:table-cell office:value-type="float" office:value="101.273638" calcext:value-type="float">
            <text:p>101.273638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6226788" calcext:value-type="float">
            <text:p>6226788</text:p>
          </table:table-cell>
          <table:table-cell office:value-type="float" office:value="11683" calcext:value-type="float">
            <text:p>11683</text:p>
          </table:table-cell>
          <table:table-cell office:value-type="float" office:value="5919" calcext:value-type="float">
            <text:p>5919</text:p>
          </table:table-cell>
          <table:table-cell office:value-type="float" office:value="1.010356" calcext:value-type="float">
            <text:p>1.010356</text:p>
          </table:table-cell>
          <table:table-cell office:value-type="float" office:value="100.366548" calcext:value-type="float">
            <text:p>100.366548</text:p>
          </table:table-cell>
          <table:table-cell office:value-type="float" office:value="99.356192" calcext:value-type="float">
            <text:p>99.356192</text:p>
          </table:table-cell>
          <table:table-cell office:value-type="float" office:value="0.501371" calcext:value-type="float">
            <text:p>0.50137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5411488" calcext:value-type="float">
            <text:p>5411488</text:p>
          </table:table-cell>
          <table:table-cell office:value-type="float" office:value="11683" calcext:value-type="float">
            <text:p>11683</text:p>
          </table:table-cell>
          <table:table-cell office:value-type="float" office:value="5144" calcext:value-type="float">
            <text:p>5144</text:p>
          </table:table-cell>
          <table:table-cell office:value-type="float" office:value="1.088043" calcext:value-type="float">
            <text:p>1.088043</text:p>
          </table:table-cell>
          <table:table-cell office:value-type="float" office:value="101.186762" calcext:value-type="float">
            <text:p>101.186762</text:p>
          </table:table-cell>
          <table:table-cell office:value-type="float" office:value="100.098719" calcext:value-type="float">
            <text:p>100.098719</text:p>
          </table:table-cell>
          <table:table-cell office:value-type="float" office:value="0.432492" calcext:value-type="float">
            <text:p>0.432492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27575" calcext:value-type="float">
            <text:p>1.027575</text:p>
          </table:table-cell>
          <table:table-cell office:value-type="float" office:value="99.827862" calcext:value-type="float">
            <text:p>99.827862</text:p>
          </table:table-cell>
          <table:table-cell office:value-type="float" office:value="98.800286" calcext:value-type="float">
            <text:p>98.80028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.012255" calcext:value-type="float">
            <text:p>1.012255</text:p>
          </table:table-cell>
          <table:table-cell office:value-type="float" office:value="99.83614" calcext:value-type="float">
            <text:p>99.83614</text:p>
          </table:table-cell>
          <table:table-cell office:value-type="float" office:value="98.823886" calcext:value-type="float">
            <text:p>98.82388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43023" calcext:value-type="float">
            <text:p>1.043023</text:p>
          </table:table-cell>
          <table:table-cell office:value-type="float" office:value="99.829168" calcext:value-type="float">
            <text:p>99.829168</text:p>
          </table:table-cell>
          <table:table-cell office:value-type="float" office:value="98.786144" calcext:value-type="float">
            <text:p>98.78614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7154652" calcext:value-type="float">
            <text:p>7154652</text:p>
          </table:table-cell>
          <table:table-cell office:value-type="float" office:value="11782" calcext:value-type="float">
            <text:p>11782</text:p>
          </table:table-cell>
          <table:table-cell office:value-type="float" office:value="6801" calcext:value-type="float">
            <text:p>6801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101.698001" calcext:value-type="float">
            <text:p>101.698001</text:p>
          </table:table-cell>
          <table:table-cell office:value-type="float" office:value="100.687472" calcext:value-type="float">
            <text:p>100.687472</text:p>
          </table:table-cell>
          <table:table-cell office:value-type="float" office:value="0.568464" calcext:value-type="float">
            <text:p>0.56846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4874968" calcext:value-type="float">
            <text:p>4874968</text:p>
          </table:table-cell>
          <table:table-cell office:value-type="float" office:value="11782" calcext:value-type="float">
            <text:p>11782</text:p>
          </table:table-cell>
          <table:table-cell office:value-type="float" office:value="4634" calcext:value-type="float">
            <text:p>4634</text:p>
          </table:table-cell>
          <table:table-cell office:value-type="float" office:value="1.062371" calcext:value-type="float">
            <text:p>1.062371</text:p>
          </table:table-cell>
          <table:table-cell office:value-type="float" office:value="102.089804" calcext:value-type="float">
            <text:p>102.089804</text:p>
          </table:table-cell>
          <table:table-cell office:value-type="float" office:value="101.027433" calcext:value-type="float">
            <text:p>101.027433</text:p>
          </table:table-cell>
          <table:table-cell office:value-type="float" office:value="0.386031" calcext:value-type="float">
            <text:p>0.38603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21933" calcext:value-type="float">
            <text:p>1.021933</text:p>
          </table:table-cell>
          <table:table-cell office:value-type="float" office:value="96.963994" calcext:value-type="float">
            <text:p>96.963994</text:p>
          </table:table-cell>
          <table:table-cell office:value-type="float" office:value="95.942061" calcext:value-type="float">
            <text:p>95.94206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01484" calcext:value-type="float">
            <text:p>1.01484</text:p>
          </table:table-cell>
          <table:table-cell office:value-type="float" office:value="87.626632" calcext:value-type="float">
            <text:p>87.626632</text:p>
          </table:table-cell>
          <table:table-cell office:value-type="float" office:value="86.611792" calcext:value-type="float">
            <text:p>86.61179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87.614125" calcext:value-type="float">
            <text:p>87.614125</text:p>
          </table:table-cell>
          <table:table-cell office:value-type="float" office:value="86.569775" calcext:value-type="float">
            <text:p>86.56977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6374068" calcext:value-type="float">
            <text:p>6374068</text:p>
          </table:table-cell>
          <table:table-cell office:value-type="float" office:value="11881" calcext:value-type="float">
            <text:p>11881</text:p>
          </table:table-cell>
          <table:table-cell office:value-type="float" office:value="6059" calcext:value-type="float">
            <text:p>6059</text:p>
          </table:table-cell>
          <table:table-cell office:value-type="float" office:value="1.008229" calcext:value-type="float">
            <text:p>1.008229</text:p>
          </table:table-cell>
          <table:table-cell office:value-type="float" office:value="101.696501" calcext:value-type="float">
            <text:p>101.696501</text:p>
          </table:table-cell>
          <table:table-cell office:value-type="float" office:value="100.688273" calcext:value-type="float">
            <text:p>100.688273</text:p>
          </table:table-cell>
          <table:table-cell office:value-type="float" office:value="0.50644" calcext:value-type="float">
            <text:p>0.5064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5503012" calcext:value-type="float">
            <text:p>5503012</text:p>
          </table:table-cell>
          <table:table-cell office:value-type="float" office:value="11881" calcext:value-type="float">
            <text:p>11881</text:p>
          </table:table-cell>
          <table:table-cell office:value-type="float" office:value="5231" calcext:value-type="float">
            <text:p>5231</text:p>
          </table:table-cell>
          <table:table-cell office:value-type="float" office:value="1.086942" calcext:value-type="float">
            <text:p>1.086942</text:p>
          </table:table-cell>
          <table:table-cell office:value-type="float" office:value="101.978288" calcext:value-type="float">
            <text:p>101.978288</text:p>
          </table:table-cell>
          <table:table-cell office:value-type="float" office:value="100.891346" calcext:value-type="float">
            <text:p>100.891346</text:p>
          </table:table-cell>
          <table:table-cell office:value-type="float" office:value="0.436352" calcext:value-type="float">
            <text:p>0.436352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52" calcext:value-type="float">
            <text:p>2352</text:p>
          </table:table-cell>
          <table:table-cell office:value-type="float" office:value="1008" calcext:value-type="float">
            <text:p>100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.026354" calcext:value-type="float">
            <text:p>1.026354</text:p>
          </table:table-cell>
          <table:table-cell office:value-type="float" office:value="97.622672" calcext:value-type="float">
            <text:p>97.622672</text:p>
          </table:table-cell>
          <table:table-cell office:value-type="float" office:value="96.596318" calcext:value-type="float">
            <text:p>96.59631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.019041" calcext:value-type="float">
            <text:p>1.019041</text:p>
          </table:table-cell>
          <table:table-cell office:value-type="float" office:value="97.631271" calcext:value-type="float">
            <text:p>97.631271</text:p>
          </table:table-cell>
          <table:table-cell office:value-type="float" office:value="96.61223" calcext:value-type="float">
            <text:p>96.6122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42448" calcext:value-type="float">
            <text:p>1.042448</text:p>
          </table:table-cell>
          <table:table-cell office:value-type="float" office:value="97.623978" calcext:value-type="float">
            <text:p>97.623978</text:p>
          </table:table-cell>
          <table:table-cell office:value-type="float" office:value="96.58153" calcext:value-type="float">
            <text:p>96.5815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7251436" calcext:value-type="float">
            <text:p>7251436</text:p>
          </table:table-cell>
          <table:table-cell office:value-type="float" office:value="11979" calcext:value-type="float">
            <text:p>11979</text:p>
          </table:table-cell>
          <table:table-cell office:value-type="float" office:value="6893" calcext:value-type="float">
            <text:p>6893</text:p>
          </table:table-cell>
          <table:table-cell office:value-type="float" office:value="1.007549" calcext:value-type="float">
            <text:p>1.007549</text:p>
          </table:table-cell>
          <table:table-cell office:value-type="float" office:value="101.894463" calcext:value-type="float">
            <text:p>101.894463</text:p>
          </table:table-cell>
          <table:table-cell office:value-type="float" office:value="100.886915" calcext:value-type="float">
            <text:p>100.886915</text:p>
          </table:table-cell>
          <table:table-cell office:value-type="float" office:value="0.575015" calcext:value-type="float">
            <text:p>0.57501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184256" calcext:value-type="float">
            <text:p>5184256</text:p>
          </table:table-cell>
          <table:table-cell office:value-type="float" office:value="11979" calcext:value-type="float">
            <text:p>11979</text:p>
          </table:table-cell>
          <table:table-cell office:value-type="float" office:value="4928" calcext:value-type="float">
            <text:p>4928</text:p>
          </table:table-cell>
          <table:table-cell office:value-type="float" office:value="1.064209" calcext:value-type="float">
            <text:p>1.064209</text:p>
          </table:table-cell>
          <table:table-cell office:value-type="float" office:value="102.493431" calcext:value-type="float">
            <text:p>102.493431</text:p>
          </table:table-cell>
          <table:table-cell office:value-type="float" office:value="101.429222" calcext:value-type="float">
            <text:p>101.429222</text:p>
          </table:table-cell>
          <table:table-cell office:value-type="float" office:value="0.408896" calcext:value-type="float">
            <text:p>0.40889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720" calcext:value-type="float">
            <text:p>72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.026167" calcext:value-type="float">
            <text:p>1.026167</text:p>
          </table:table-cell>
          <table:table-cell office:value-type="float" office:value="98.157149" calcext:value-type="float">
            <text:p>98.157149</text:p>
          </table:table-cell>
          <table:table-cell office:value-type="float" office:value="97.130982" calcext:value-type="float">
            <text:p>97.13098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.015801" calcext:value-type="float">
            <text:p>1.015801</text:p>
          </table:table-cell>
          <table:table-cell office:value-type="float" office:value="98.171042" calcext:value-type="float">
            <text:p>98.171042</text:p>
          </table:table-cell>
          <table:table-cell office:value-type="float" office:value="97.155241" calcext:value-type="float">
            <text:p>97.155241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42093" calcext:value-type="float">
            <text:p>1.042093</text:p>
          </table:table-cell>
          <table:table-cell office:value-type="float" office:value="98.158455" calcext:value-type="float">
            <text:p>98.158455</text:p>
          </table:table-cell>
          <table:table-cell office:value-type="float" office:value="97.116363" calcext:value-type="float">
            <text:p>97.11636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7335596" calcext:value-type="float">
            <text:p>7335596</text:p>
          </table:table-cell>
          <table:table-cell office:value-type="float" office:value="12079" calcext:value-type="float">
            <text:p>12079</text:p>
          </table:table-cell>
          <table:table-cell office:value-type="float" office:value="6973" calcext:value-type="float">
            <text:p>6973</text:p>
          </table:table-cell>
          <table:table-cell office:value-type="float" office:value="1.013409" calcext:value-type="float">
            <text:p>1.013409</text:p>
          </table:table-cell>
          <table:table-cell office:value-type="float" office:value="101.620317" calcext:value-type="float">
            <text:p>101.620317</text:p>
          </table:table-cell>
          <table:table-cell office:value-type="float" office:value="100.606908" calcext:value-type="float">
            <text:p>100.606908</text:p>
          </table:table-cell>
          <table:table-cell office:value-type="float" office:value="0.583308" calcext:value-type="float">
            <text:p>0.58330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4851824" calcext:value-type="float">
            <text:p>4851824</text:p>
          </table:table-cell>
          <table:table-cell office:value-type="float" office:value="12079" calcext:value-type="float">
            <text:p>12079</text:p>
          </table:table-cell>
          <table:table-cell office:value-type="float" office:value="4612" calcext:value-type="float">
            <text:p>4612</text:p>
          </table:table-cell>
          <table:table-cell office:value-type="float" office:value="1.064192" calcext:value-type="float">
            <text:p>1.064192</text:p>
          </table:table-cell>
          <table:table-cell office:value-type="float" office:value="102.657987" calcext:value-type="float">
            <text:p>102.657987</text:p>
          </table:table-cell>
          <table:table-cell office:value-type="float" office:value="101.593795" calcext:value-type="float">
            <text:p>101.593795</text:p>
          </table:table-cell>
          <table:table-cell office:value-type="float" office:value="0.382057" calcext:value-type="float">
            <text:p>0.38205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25867" calcext:value-type="float">
            <text:p>1.025867</text:p>
          </table:table-cell>
          <table:table-cell office:value-type="float" office:value="101.64398" calcext:value-type="float">
            <text:p>101.64398</text:p>
          </table:table-cell>
          <table:table-cell office:value-type="float" office:value="100.618113" calcext:value-type="float">
            <text:p>100.61811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.01764" calcext:value-type="float">
            <text:p>1.01764</text:p>
          </table:table-cell>
          <table:table-cell office:value-type="float" office:value="101.665578" calcext:value-type="float">
            <text:p>101.665578</text:p>
          </table:table-cell>
          <table:table-cell office:value-type="float" office:value="100.647938" calcext:value-type="float">
            <text:p>100.64793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1635" calcext:value-type="float">
            <text:p>1.041635</text:p>
          </table:table-cell>
          <table:table-cell office:value-type="float" office:value="101.645286" calcext:value-type="float">
            <text:p>101.645286</text:p>
          </table:table-cell>
          <table:table-cell office:value-type="float" office:value="100.603651" calcext:value-type="float">
            <text:p>100.60365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6293064" calcext:value-type="float">
            <text:p>6293064</text:p>
          </table:table-cell>
          <table:table-cell office:value-type="float" office:value="12178" calcext:value-type="float">
            <text:p>12178</text:p>
          </table:table-cell>
          <table:table-cell office:value-type="float" office:value="5982" calcext:value-type="float">
            <text:p>5982</text:p>
          </table:table-cell>
          <table:table-cell office:value-type="float" office:value="1.025568" calcext:value-type="float">
            <text:p>1.025568</text:p>
          </table:table-cell>
          <table:table-cell office:value-type="float" office:value="101.989343" calcext:value-type="float">
            <text:p>101.989343</text:p>
          </table:table-cell>
          <table:table-cell office:value-type="float" office:value="100.963775" calcext:value-type="float">
            <text:p>100.963775</text:p>
          </table:table-cell>
          <table:table-cell office:value-type="float" office:value="0.498639" calcext:value-type="float">
            <text:p>0.49863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5433580" calcext:value-type="float">
            <text:p>5433580</text:p>
          </table:table-cell>
          <table:table-cell office:value-type="float" office:value="12178" calcext:value-type="float">
            <text:p>12178</text:p>
          </table:table-cell>
          <table:table-cell office:value-type="float" office:value="5165" calcext:value-type="float">
            <text:p>5165</text:p>
          </table:table-cell>
          <table:table-cell office:value-type="float" office:value="1.299434" calcext:value-type="float">
            <text:p>1.299434</text:p>
          </table:table-cell>
          <table:table-cell office:value-type="float" office:value="102.63973" calcext:value-type="float">
            <text:p>102.63973</text:p>
          </table:table-cell>
          <table:table-cell office:value-type="float" office:value="101.340297" calcext:value-type="float">
            <text:p>101.340297</text:p>
          </table:table-cell>
          <table:table-cell office:value-type="float" office:value="0.428937" calcext:value-type="float">
            <text:p>0.428937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79" calcext:value-type="float">
            <text:p>1.01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261549" calcext:value-type="float">
            <text:p>1.261549</text:p>
          </table:table-cell>
          <table:table-cell office:value-type="float" office:value="94.982198" calcext:value-type="float">
            <text:p>94.982198</text:p>
          </table:table-cell>
          <table:table-cell office:value-type="float" office:value="93.720649" calcext:value-type="float">
            <text:p>93.72064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.251503" calcext:value-type="float">
            <text:p>1.251503</text:p>
          </table:table-cell>
          <table:table-cell office:value-type="float" office:value="94.983576" calcext:value-type="float">
            <text:p>94.983576</text:p>
          </table:table-cell>
          <table:table-cell office:value-type="float" office:value="93.732073" calcext:value-type="float">
            <text:p>93.73207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277177" calcext:value-type="float">
            <text:p>1.277177</text:p>
          </table:table-cell>
          <table:table-cell office:value-type="float" office:value="95.007641" calcext:value-type="float">
            <text:p>95.007641</text:p>
          </table:table-cell>
          <table:table-cell office:value-type="float" office:value="93.730464" calcext:value-type="float">
            <text:p>93.73046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6063728" calcext:value-type="float">
            <text:p>6063728</text:p>
          </table:table-cell>
          <table:table-cell office:value-type="float" office:value="12277" calcext:value-type="float">
            <text:p>12277</text:p>
          </table:table-cell>
          <table:table-cell office:value-type="float" office:value="5764" calcext:value-type="float">
            <text:p>5764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101.828222" calcext:value-type="float">
            <text:p>101.828222</text:p>
          </table:table-cell>
          <table:table-cell office:value-type="float" office:value="100.811433" calcext:value-type="float">
            <text:p>100.811433</text:p>
          </table:table-cell>
          <table:table-cell office:value-type="float" office:value="0.481194" calcext:value-type="float">
            <text:p>0.48119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5443048" calcext:value-type="float">
            <text:p>5443048</text:p>
          </table:table-cell>
          <table:table-cell office:value-type="float" office:value="12277" calcext:value-type="float">
            <text:p>12277</text:p>
          </table:table-cell>
          <table:table-cell office:value-type="float" office:value="5174" calcext:value-type="float">
            <text:p>5174</text:p>
          </table:table-cell>
          <table:table-cell office:value-type="float" office:value="2.060085" calcext:value-type="float">
            <text:p>2.060085</text:p>
          </table:table-cell>
          <table:table-cell office:value-type="float" office:value="102.649632" calcext:value-type="float">
            <text:p>102.649632</text:p>
          </table:table-cell>
          <table:table-cell office:value-type="float" office:value="100.589547" calcext:value-type="float">
            <text:p>100.589547</text:p>
          </table:table-cell>
          <table:table-cell office:value-type="float" office:value="0.432892" calcext:value-type="float">
            <text:p>0.43289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.033908" calcext:value-type="float">
            <text:p>1.033908</text:p>
          </table:table-cell>
          <table:table-cell office:value-type="float" office:value="102.933811" calcext:value-type="float">
            <text:p>102.933811</text:p>
          </table:table-cell>
          <table:table-cell office:value-type="float" office:value="101.899903" calcext:value-type="float">
            <text:p>101.899903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.02078" calcext:value-type="float">
            <text:p>1.02078</text:p>
          </table:table-cell>
          <table:table-cell office:value-type="float" office:value="103.016177" calcext:value-type="float">
            <text:p>103.016177</text:p>
          </table:table-cell>
          <table:table-cell office:value-type="float" office:value="101.995397" calcext:value-type="float">
            <text:p>101.99539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041313" calcext:value-type="float">
            <text:p>2.041313</text:p>
          </table:table-cell>
          <table:table-cell office:value-type="float" office:value="96.233727" calcext:value-type="float">
            <text:p>96.233727</text:p>
          </table:table-cell>
          <table:table-cell office:value-type="float" office:value="94.192415" calcext:value-type="float">
            <text:p>94.19241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3.021104" calcext:value-type="float">
            <text:p>103.02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6642328" calcext:value-type="float">
            <text:p>6642328</text:p>
          </table:table-cell>
          <table:table-cell office:value-type="float" office:value="12375" calcext:value-type="float">
            <text:p>12375</text:p>
          </table:table-cell>
          <table:table-cell office:value-type="float" office:value="6314" calcext:value-type="float">
            <text:p>6314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347983" calcext:value-type="float">
            <text:p>100.347983</text:p>
          </table:table-cell>
          <table:table-cell office:value-type="float" office:value="99.339654" calcext:value-type="float">
            <text:p>99.339654</text:p>
          </table:table-cell>
          <table:table-cell office:value-type="float" office:value="0.534919" calcext:value-type="float">
            <text:p>0.53491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5263156" calcext:value-type="float">
            <text:p>5263156</text:p>
          </table:table-cell>
          <table:table-cell office:value-type="float" office:value="12375" calcext:value-type="float">
            <text:p>12375</text:p>
          </table:table-cell>
          <table:table-cell office:value-type="float" office:value="5003" calcext:value-type="float">
            <text:p>5003</text:p>
          </table:table-cell>
          <table:table-cell office:value-type="float" office:value="1.088614" calcext:value-type="float">
            <text:p>1.088614</text:p>
          </table:table-cell>
          <table:table-cell office:value-type="float" office:value="101.313491" calcext:value-type="float">
            <text:p>101.313491</text:p>
          </table:table-cell>
          <table:table-cell office:value-type="float" office:value="100.224877" calcext:value-type="float">
            <text:p>100.224877</text:p>
          </table:table-cell>
          <table:table-cell office:value-type="float" office:value="0.420108" calcext:value-type="float">
            <text:p>0.42010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33403" calcext:value-type="float">
            <text:p>1.033403</text:p>
          </table:table-cell>
          <table:table-cell office:value-type="float" office:value="100.506067" calcext:value-type="float">
            <text:p>100.506067</text:p>
          </table:table-cell>
          <table:table-cell office:value-type="float" office:value="99.472664" calcext:value-type="float">
            <text:p>99.47266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016588" calcext:value-type="float">
            <text:p>1.016588</text:p>
          </table:table-cell>
          <table:table-cell office:value-type="float" office:value="100.507945" calcext:value-type="float">
            <text:p>100.507945</text:p>
          </table:table-cell>
          <table:table-cell office:value-type="float" office:value="99.491357" calcext:value-type="float">
            <text:p>99.49135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48751" calcext:value-type="float">
            <text:p>1.048751</text:p>
          </table:table-cell>
          <table:table-cell office:value-type="float" office:value="100.509371" calcext:value-type="float">
            <text:p>100.509371</text:p>
          </table:table-cell>
          <table:table-cell office:value-type="float" office:value="99.460621" calcext:value-type="float">
            <text:p>99.46062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6468748" calcext:value-type="float">
            <text:p>6468748</text:p>
          </table:table-cell>
          <table:table-cell office:value-type="float" office:value="12474" calcext:value-type="float">
            <text:p>12474</text:p>
          </table:table-cell>
          <table:table-cell office:value-type="float" office:value="6149" calcext:value-type="float">
            <text:p>6149</text:p>
          </table:table-cell>
          <table:table-cell office:value-type="float" office:value="1.016973" calcext:value-type="float">
            <text:p>1.016973</text:p>
          </table:table-cell>
          <table:table-cell office:value-type="float" office:value="101.689717" calcext:value-type="float">
            <text:p>101.689717</text:p>
          </table:table-cell>
          <table:table-cell office:value-type="float" office:value="100.672745" calcext:value-type="float">
            <text:p>100.672745</text:p>
          </table:table-cell>
          <table:table-cell office:value-type="float" office:value="0.514042" calcext:value-type="float">
            <text:p>0.514042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132708" calcext:value-type="float">
            <text:p>5132708</text:p>
          </table:table-cell>
          <table:table-cell office:value-type="float" office:value="12474" calcext:value-type="float">
            <text:p>12474</text:p>
          </table:table-cell>
          <table:table-cell office:value-type="float" office:value="4879" calcext:value-type="float">
            <text:p>4879</text:p>
          </table:table-cell>
          <table:table-cell office:value-type="float" office:value="1.301093" calcext:value-type="float">
            <text:p>1.301093</text:p>
          </table:table-cell>
          <table:table-cell office:value-type="float" office:value="102.772924" calcext:value-type="float">
            <text:p>102.772924</text:p>
          </table:table-cell>
          <table:table-cell office:value-type="float" office:value="101.471832" calcext:value-type="float">
            <text:p>101.471832</text:p>
          </table:table-cell>
          <table:table-cell office:value-type="float" office:value="0.404661" calcext:value-type="float">
            <text:p>0.404661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63007" calcext:value-type="float">
            <text:p>1.263007</text:p>
          </table:table-cell>
          <table:table-cell office:value-type="float" office:value="101.783649" calcext:value-type="float">
            <text:p>101.783649</text:p>
          </table:table-cell>
          <table:table-cell office:value-type="float" office:value="100.520641" calcext:value-type="float">
            <text:p>100.52064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.255874" calcext:value-type="float">
            <text:p>1.255874</text:p>
          </table:table-cell>
          <table:table-cell office:value-type="float" office:value="101.837797" calcext:value-type="float">
            <text:p>101.837797</text:p>
          </table:table-cell>
          <table:table-cell office:value-type="float" office:value="100.581923" calcext:value-type="float">
            <text:p>100.58192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279136" calcext:value-type="float">
            <text:p>1.279136</text:p>
          </table:table-cell>
          <table:table-cell office:value-type="float" office:value="102.69802" calcext:value-type="float">
            <text:p>102.69802</text:p>
          </table:table-cell>
          <table:table-cell office:value-type="float" office:value="101.418884" calcext:value-type="float">
            <text:p>101.41888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6056364" calcext:value-type="float">
            <text:p>6056364</text:p>
          </table:table-cell>
          <table:table-cell office:value-type="float" office:value="12573" calcext:value-type="float">
            <text:p>12573</text:p>
          </table:table-cell>
          <table:table-cell office:value-type="float" office:value="5757" calcext:value-type="float">
            <text:p>5757</text:p>
          </table:table-cell>
          <table:table-cell office:value-type="float" office:value="1.010669" calcext:value-type="float">
            <text:p>1.010669</text:p>
          </table:table-cell>
          <table:table-cell office:value-type="float" office:value="101.867126" calcext:value-type="float">
            <text:p>101.867126</text:p>
          </table:table-cell>
          <table:table-cell office:value-type="float" office:value="100.856458" calcext:value-type="float">
            <text:p>100.856458</text:p>
          </table:table-cell>
          <table:table-cell office:value-type="float" office:value="0.480395" calcext:value-type="float">
            <text:p>0.48039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456724" calcext:value-type="float">
            <text:p>5456724</text:p>
          </table:table-cell>
          <table:table-cell office:value-type="float" office:value="12573" calcext:value-type="float">
            <text:p>12573</text:p>
          </table:table-cell>
          <table:table-cell office:value-type="float" office:value="5187" calcext:value-type="float">
            <text:p>5187</text:p>
          </table:table-cell>
          <table:table-cell office:value-type="float" office:value="1.074761" calcext:value-type="float">
            <text:p>1.074761</text:p>
          </table:table-cell>
          <table:table-cell office:value-type="float" office:value="102.155187" calcext:value-type="float">
            <text:p>102.155187</text:p>
          </table:table-cell>
          <table:table-cell office:value-type="float" office:value="101.080426" calcext:value-type="float">
            <text:p>101.080426</text:p>
          </table:table-cell>
          <table:table-cell office:value-type="float" office:value="0.431872" calcext:value-type="float">
            <text:p>0.43187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1008" calcext:value-type="float">
            <text:p>1008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.037229" calcext:value-type="float">
            <text:p>1.037229</text:p>
          </table:table-cell>
          <table:table-cell office:value-type="float" office:value="102.390866" calcext:value-type="float">
            <text:p>102.390866</text:p>
          </table:table-cell>
          <table:table-cell office:value-type="float" office:value="101.353636" calcext:value-type="float">
            <text:p>101.35363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.026049" calcext:value-type="float">
            <text:p>1.026049</text:p>
          </table:table-cell>
          <table:table-cell office:value-type="float" office:value="102.434917" calcext:value-type="float">
            <text:p>102.434917</text:p>
          </table:table-cell>
          <table:table-cell office:value-type="float" office:value="101.408868" calcext:value-type="float">
            <text:p>101.40886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52345" calcext:value-type="float">
            <text:p>1.052345</text:p>
          </table:table-cell>
          <table:table-cell office:value-type="float" office:value="98.735271" calcext:value-type="float">
            <text:p>98.735271</text:p>
          </table:table-cell>
          <table:table-cell office:value-type="float" office:value="97.682926" calcext:value-type="float">
            <text:p>97.68292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36423" calcext:value-type="float">
            <text:p>102.436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6111068" calcext:value-type="float">
            <text:p>6111068</text:p>
          </table:table-cell>
          <table:table-cell office:value-type="float" office:value="12672" calcext:value-type="float">
            <text:p>12672</text:p>
          </table:table-cell>
          <table:table-cell office:value-type="float" office:value="5809" calcext:value-type="float">
            <text:p>5809</text:p>
          </table:table-cell>
          <table:table-cell office:value-type="float" office:value="1.013709" calcext:value-type="float">
            <text:p>1.013709</text:p>
          </table:table-cell>
          <table:table-cell office:value-type="float" office:value="101.97228" calcext:value-type="float">
            <text:p>101.97228</text:p>
          </table:table-cell>
          <table:table-cell office:value-type="float" office:value="100.958571" calcext:value-type="float">
            <text:p>100.958571</text:p>
          </table:table-cell>
          <table:table-cell office:value-type="float" office:value="0.484244" calcext:value-type="float">
            <text:p>0.484244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558768" calcext:value-type="float">
            <text:p>5558768</text:p>
          </table:table-cell>
          <table:table-cell office:value-type="float" office:value="12672" calcext:value-type="float">
            <text:p>12672</text:p>
          </table:table-cell>
          <table:table-cell office:value-type="float" office:value="5284" calcext:value-type="float">
            <text:p>5284</text:p>
          </table:table-cell>
          <table:table-cell office:value-type="float" office:value="1.092216" calcext:value-type="float">
            <text:p>1.092216</text:p>
          </table:table-cell>
          <table:table-cell office:value-type="float" office:value="102.828313" calcext:value-type="float">
            <text:p>102.828313</text:p>
          </table:table-cell>
          <table:table-cell office:value-type="float" office:value="101.736097" calcext:value-type="float">
            <text:p>101.736097</text:p>
          </table:table-cell>
          <table:table-cell office:value-type="float" office:value="0.437113" calcext:value-type="float">
            <text:p>0.43711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31914" calcext:value-type="float">
            <text:p>1.031914</text:p>
          </table:table-cell>
          <table:table-cell office:value-type="float" office:value="97.007631" calcext:value-type="float">
            <text:p>97.007631</text:p>
          </table:table-cell>
          <table:table-cell office:value-type="float" office:value="95.975717" calcext:value-type="float">
            <text:p>95.97571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24901" calcext:value-type="float">
            <text:p>1.024901</text:p>
          </table:table-cell>
          <table:table-cell office:value-type="float" office:value="73.635541" calcext:value-type="float">
            <text:p>73.635541</text:p>
          </table:table-cell>
          <table:table-cell office:value-type="float" office:value="72.61064" calcext:value-type="float">
            <text:p>72.6106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58871" calcext:value-type="float">
            <text:p>1.058871</text:p>
          </table:table-cell>
          <table:table-cell office:value-type="float" office:value="97.008937" calcext:value-type="float">
            <text:p>97.008937</text:p>
          </table:table-cell>
          <table:table-cell office:value-type="float" office:value="95.950066" calcext:value-type="float">
            <text:p>95.95006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6396160" calcext:value-type="float">
            <text:p>6396160</text:p>
          </table:table-cell>
          <table:table-cell office:value-type="float" office:value="12771" calcext:value-type="float">
            <text:p>12771</text:p>
          </table:table-cell>
          <table:table-cell office:value-type="float" office:value="6080" calcext:value-type="float">
            <text:p>6080</text:p>
          </table:table-cell>
          <table:table-cell office:value-type="float" office:value="1.034108" calcext:value-type="float">
            <text:p>1.034108</text:p>
          </table:table-cell>
          <table:table-cell office:value-type="float" office:value="101.647503" calcext:value-type="float">
            <text:p>101.647503</text:p>
          </table:table-cell>
          <table:table-cell office:value-type="float" office:value="100.613395" calcext:value-type="float">
            <text:p>100.613395</text:p>
          </table:table-cell>
          <table:table-cell office:value-type="float" office:value="0.508573" calcext:value-type="float">
            <text:p>0.50857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477764" calcext:value-type="float">
            <text:p>5477764</text:p>
          </table:table-cell>
          <table:table-cell office:value-type="float" office:value="12771" calcext:value-type="float">
            <text:p>12771</text:p>
          </table:table-cell>
          <table:table-cell office:value-type="float" office:value="5207" calcext:value-type="float">
            <text:p>5207</text:p>
          </table:table-cell>
          <table:table-cell office:value-type="float" office:value="1.290299" calcext:value-type="float">
            <text:p>1.290299</text:p>
          </table:table-cell>
          <table:table-cell office:value-type="float" office:value="102.33113" calcext:value-type="float">
            <text:p>102.33113</text:p>
          </table:table-cell>
          <table:table-cell office:value-type="float" office:value="101.040831" calcext:value-type="float">
            <text:p>101.040831</text:p>
          </table:table-cell>
          <table:table-cell office:value-type="float" office:value="0.433707" calcext:value-type="float">
            <text:p>0.43370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79" calcext:value-type="float">
            <text:p>1.018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.258307" calcext:value-type="float">
            <text:p>1.258307</text:p>
          </table:table-cell>
          <table:table-cell office:value-type="float" office:value="101.380536" calcext:value-type="float">
            <text:p>101.380536</text:p>
          </table:table-cell>
          <table:table-cell office:value-type="float" office:value="100.122229" calcext:value-type="float">
            <text:p>100.12222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.250934" calcext:value-type="float">
            <text:p>1.250934</text:p>
          </table:table-cell>
          <table:table-cell office:value-type="float" office:value="89.161222" calcext:value-type="float">
            <text:p>89.161222</text:p>
          </table:table-cell>
          <table:table-cell office:value-type="float" office:value="87.910288" calcext:value-type="float">
            <text:p>87.91028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273755" calcext:value-type="float">
            <text:p>1.273755</text:p>
          </table:table-cell>
          <table:table-cell office:value-type="float" office:value="101.381842" calcext:value-type="float">
            <text:p>101.381842</text:p>
          </table:table-cell>
          <table:table-cell office:value-type="float" office:value="100.108087" calcext:value-type="float">
            <text:p>100.108087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6679148" calcext:value-type="float">
            <text:p>6679148</text:p>
          </table:table-cell>
          <table:table-cell office:value-type="float" office:value="12870" calcext:value-type="float">
            <text:p>12870</text:p>
          </table:table-cell>
          <table:table-cell office:value-type="float" office:value="6349" calcext:value-type="float">
            <text:p>6349</text:p>
          </table:table-cell>
          <table:table-cell office:value-type="float" office:value="1.008893" calcext:value-type="float">
            <text:p>1.008893</text:p>
          </table:table-cell>
          <table:table-cell office:value-type="float" office:value="101.686457" calcext:value-type="float">
            <text:p>101.686457</text:p>
          </table:table-cell>
          <table:table-cell office:value-type="float" office:value="100.677564" calcext:value-type="float">
            <text:p>100.677564</text:p>
          </table:table-cell>
          <table:table-cell office:value-type="float" office:value="0.530736" calcext:value-type="float">
            <text:p>0.53073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405176" calcext:value-type="float">
            <text:p>5405176</text:p>
          </table:table-cell>
          <table:table-cell office:value-type="float" office:value="12870" calcext:value-type="float">
            <text:p>12870</text:p>
          </table:table-cell>
          <table:table-cell office:value-type="float" office:value="5138" calcext:value-type="float">
            <text:p>5138</text:p>
          </table:table-cell>
          <table:table-cell office:value-type="float" office:value="1.293293" calcext:value-type="float">
            <text:p>1.293293</text:p>
          </table:table-cell>
          <table:table-cell office:value-type="float" office:value="102.007806" calcext:value-type="float">
            <text:p>102.007806</text:p>
          </table:table-cell>
          <table:table-cell office:value-type="float" office:value="100.714513" calcext:value-type="float">
            <text:p>100.714513</text:p>
          </table:table-cell>
          <table:table-cell office:value-type="float" office:value="0.429346" calcext:value-type="float">
            <text:p>0.42934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64" calcext:value-type="float">
            <text:p>8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.261683" calcext:value-type="float">
            <text:p>1.261683</text:p>
          </table:table-cell>
          <table:table-cell office:value-type="float" office:value="97.099603" calcext:value-type="float">
            <text:p>97.099603</text:p>
          </table:table-cell>
          <table:table-cell office:value-type="float" office:value="95.83792" calcext:value-type="float">
            <text:p>95.8379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.246522" calcext:value-type="float">
            <text:p>1.246522</text:p>
          </table:table-cell>
          <table:table-cell office:value-type="float" office:value="83.002988" calcext:value-type="float">
            <text:p>83.002988</text:p>
          </table:table-cell>
          <table:table-cell office:value-type="float" office:value="81.756466" calcext:value-type="float">
            <text:p>81.75646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70976" calcext:value-type="float">
            <text:p>1.270976</text:p>
          </table:table-cell>
          <table:table-cell office:value-type="float" office:value="98.45433" calcext:value-type="float">
            <text:p>98.45433</text:p>
          </table:table-cell>
          <table:table-cell office:value-type="float" office:value="97.183354" calcext:value-type="float">
            <text:p>97.18335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7414496" calcext:value-type="float">
            <text:p>7414496</text:p>
          </table:table-cell>
          <table:table-cell office:value-type="float" office:value="12969" calcext:value-type="float">
            <text:p>12969</text:p>
          </table:table-cell>
          <table:table-cell office:value-type="float" office:value="7048" calcext:value-type="float">
            <text:p>7048</text:p>
          </table:table-cell>
          <table:table-cell office:value-type="float" office:value="1.010963" calcext:value-type="float">
            <text:p>1.010963</text:p>
          </table:table-cell>
          <table:table-cell office:value-type="float" office:value="101.947634" calcext:value-type="float">
            <text:p>101.947634</text:p>
          </table:table-cell>
          <table:table-cell office:value-type="float" office:value="100.936671" calcext:value-type="float">
            <text:p>100.936671</text:p>
          </table:table-cell>
          <table:table-cell office:value-type="float" office:value="0.587655" calcext:value-type="float">
            <text:p>0.58765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106408" calcext:value-type="float">
            <text:p>5106408</text:p>
          </table:table-cell>
          <table:table-cell office:value-type="float" office:value="12969" calcext:value-type="float">
            <text:p>12969</text:p>
          </table:table-cell>
          <table:table-cell office:value-type="float" office:value="4854" calcext:value-type="float">
            <text:p>4854</text:p>
          </table:table-cell>
          <table:table-cell office:value-type="float" office:value="1.084085" calcext:value-type="float">
            <text:p>1.084085</text:p>
          </table:table-cell>
          <table:table-cell office:value-type="float" office:value="102.704317" calcext:value-type="float">
            <text:p>102.704317</text:p>
          </table:table-cell>
          <table:table-cell office:value-type="float" office:value="101.620232" calcext:value-type="float">
            <text:p>101.620232</text:p>
          </table:table-cell>
          <table:table-cell office:value-type="float" office:value="0.401999" calcext:value-type="float">
            <text:p>0.40199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64" calcext:value-type="float">
            <text:p>8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.028207" calcext:value-type="float">
            <text:p>1.028207</text:p>
          </table:table-cell>
          <table:table-cell office:value-type="float" office:value="102.021316" calcext:value-type="float">
            <text:p>102.021316</text:p>
          </table:table-cell>
          <table:table-cell office:value-type="float" office:value="100.99311" calcext:value-type="float">
            <text:p>100.9931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432" calcext:value-type="float">
            <text:p>43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.020016" calcext:value-type="float">
            <text:p>1.020016</text:p>
          </table:table-cell>
          <table:table-cell office:value-type="float" office:value="102.033883" calcext:value-type="float">
            <text:p>102.033883</text:p>
          </table:table-cell>
          <table:table-cell office:value-type="float" office:value="101.013867" calcext:value-type="float">
            <text:p>101.013867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50999" calcext:value-type="float">
            <text:p>1.050999</text:p>
          </table:table-cell>
          <table:table-cell office:value-type="float" office:value="102.100578" calcext:value-type="float">
            <text:p>102.100578</text:p>
          </table:table-cell>
          <table:table-cell office:value-type="float" office:value="101.04958" calcext:value-type="float">
            <text:p>101.04958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6660212" calcext:value-type="float">
            <text:p>6660212</text:p>
          </table:table-cell>
          <table:table-cell office:value-type="float" office:value="13068" calcext:value-type="float">
            <text:p>13068</text:p>
          </table:table-cell>
          <table:table-cell office:value-type="float" office:value="6331" calcext:value-type="float">
            <text:p>6331</text:p>
          </table:table-cell>
          <table:table-cell office:value-type="float" office:value="1.008749" calcext:value-type="float">
            <text:p>1.008749</text:p>
          </table:table-cell>
          <table:table-cell office:value-type="float" office:value="101.8481" calcext:value-type="float">
            <text:p>101.8481</text:p>
          </table:table-cell>
          <table:table-cell office:value-type="float" office:value="100.839352" calcext:value-type="float">
            <text:p>100.839352</text:p>
          </table:table-cell>
          <table:table-cell office:value-type="float" office:value="0.528382" calcext:value-type="float">
            <text:p>0.52838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434632" calcext:value-type="float">
            <text:p>5434632</text:p>
          </table:table-cell>
          <table:table-cell office:value-type="float" office:value="13068" calcext:value-type="float">
            <text:p>13068</text:p>
          </table:table-cell>
          <table:table-cell office:value-type="float" office:value="5166" calcext:value-type="float">
            <text:p>5166</text:p>
          </table:table-cell>
          <table:table-cell office:value-type="float" office:value="1.087731" calcext:value-type="float">
            <text:p>1.087731</text:p>
          </table:table-cell>
          <table:table-cell office:value-type="float" office:value="102.740062" calcext:value-type="float">
            <text:p>102.740062</text:p>
          </table:table-cell>
          <table:table-cell office:value-type="float" office:value="101.652331" calcext:value-type="float">
            <text:p>101.652331</text:p>
          </table:table-cell>
          <table:table-cell office:value-type="float" office:value="0.427703" calcext:value-type="float">
            <text:p>0.427703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768" calcext:value-type="float">
            <text:p>76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.032569" calcext:value-type="float">
            <text:p>1.032569</text:p>
          </table:table-cell>
          <table:table-cell office:value-type="float" office:value="95.069262" calcext:value-type="float">
            <text:p>95.069262</text:p>
          </table:table-cell>
          <table:table-cell office:value-type="float" office:value="94.036694" calcext:value-type="float">
            <text:p>94.03669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.022543" calcext:value-type="float">
            <text:p>1.022543</text:p>
          </table:table-cell>
          <table:table-cell office:value-type="float" office:value="89.003206" calcext:value-type="float">
            <text:p>89.003206</text:p>
          </table:table-cell>
          <table:table-cell office:value-type="float" office:value="87.980664" calcext:value-type="float">
            <text:p>87.98066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054585" calcext:value-type="float">
            <text:p>1.054585</text:p>
          </table:table-cell>
          <table:table-cell office:value-type="float" office:value="88.995894" calcext:value-type="float">
            <text:p>88.995894</text:p>
          </table:table-cell>
          <table:table-cell office:value-type="float" office:value="87.941308" calcext:value-type="float">
            <text:p>87.94130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6981072" calcext:value-type="float">
            <text:p>6981072</text:p>
          </table:table-cell>
          <table:table-cell office:value-type="float" office:value="13167" calcext:value-type="float">
            <text:p>13167</text:p>
          </table:table-cell>
          <table:table-cell office:value-type="float" office:value="6636" calcext:value-type="float">
            <text:p>6636</text:p>
          </table:table-cell>
          <table:table-cell office:value-type="float" office:value="1.018127" calcext:value-type="float">
            <text:p>1.018127</text:p>
          </table:table-cell>
          <table:table-cell office:value-type="float" office:value="101.94126" calcext:value-type="float">
            <text:p>101.94126</text:p>
          </table:table-cell>
          <table:table-cell office:value-type="float" office:value="100.923133" calcext:value-type="float">
            <text:p>100.923133</text:p>
          </table:table-cell>
          <table:table-cell office:value-type="float" office:value="0.553377" calcext:value-type="float">
            <text:p>0.55337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352576" calcext:value-type="float">
            <text:p>5352576</text:p>
          </table:table-cell>
          <table:table-cell office:value-type="float" office:value="13167" calcext:value-type="float">
            <text:p>13167</text:p>
          </table:table-cell>
          <table:table-cell office:value-type="float" office:value="5088" calcext:value-type="float">
            <text:p>5088</text:p>
          </table:table-cell>
          <table:table-cell office:value-type="float" office:value="1.051934" calcext:value-type="float">
            <text:p>1.051934</text:p>
          </table:table-cell>
          <table:table-cell office:value-type="float" office:value="102.800184" calcext:value-type="float">
            <text:p>102.800184</text:p>
          </table:table-cell>
          <table:table-cell office:value-type="float" office:value="101.74825" calcext:value-type="float">
            <text:p>101.74825</text:p>
          </table:table-cell>
          <table:table-cell office:value-type="float" office:value="0.420849" calcext:value-type="float">
            <text:p>0.42084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0" calcext:value-type="float">
            <text:p>2200</text:p>
          </table:table-cell>
          <table:table-cell office:value-type="float" office:value="856" calcext:value-type="float">
            <text:p>85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.012732" calcext:value-type="float">
            <text:p>1.012732</text:p>
          </table:table-cell>
          <table:table-cell office:value-type="float" office:value="97.141595" calcext:value-type="float">
            <text:p>97.141595</text:p>
          </table:table-cell>
          <table:table-cell office:value-type="float" office:value="96.128863" calcext:value-type="float">
            <text:p>96.128863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288" calcext:value-type="float">
            <text:p>28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020619" calcext:value-type="float">
            <text:p>1.020619</text:p>
          </table:table-cell>
          <table:table-cell office:value-type="float" office:value="81.378083" calcext:value-type="float">
            <text:p>81.378083</text:p>
          </table:table-cell>
          <table:table-cell office:value-type="float" office:value="80.357464" calcext:value-type="float">
            <text:p>80.35746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23744" calcext:value-type="float">
            <text:p>1.023744</text:p>
          </table:table-cell>
          <table:table-cell office:value-type="float" office:value="97.872682" calcext:value-type="float">
            <text:p>97.872682</text:p>
          </table:table-cell>
          <table:table-cell office:value-type="float" office:value="96.848938" calcext:value-type="float">
            <text:p>96.848938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1.518674" calcext:value-type="float">
            <text:p>71.518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6107912" calcext:value-type="float">
            <text:p>6107912</text:p>
          </table:table-cell>
          <table:table-cell office:value-type="float" office:value="13266" calcext:value-type="float">
            <text:p>13266</text:p>
          </table:table-cell>
          <table:table-cell office:value-type="float" office:value="5806" calcext:value-type="float">
            <text:p>5806</text:p>
          </table:table-cell>
          <table:table-cell office:value-type="float" office:value="1.017257" calcext:value-type="float">
            <text:p>1.017257</text:p>
          </table:table-cell>
          <table:table-cell office:value-type="float" office:value="101.859668" calcext:value-type="float">
            <text:p>101.859668</text:p>
          </table:table-cell>
          <table:table-cell office:value-type="float" office:value="100.842411" calcext:value-type="float">
            <text:p>100.842411</text:p>
          </table:table-cell>
          <table:table-cell office:value-type="float" office:value="0.484551" calcext:value-type="float">
            <text:p>0.48455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5540884" calcext:value-type="float">
            <text:p>5540884</text:p>
          </table:table-cell>
          <table:table-cell office:value-type="float" office:value="13266" calcext:value-type="float">
            <text:p>13266</text:p>
          </table:table-cell>
          <table:table-cell office:value-type="float" office:value="5267" calcext:value-type="float">
            <text:p>5267</text:p>
          </table:table-cell>
          <table:table-cell office:value-type="float" office:value="1.076534" calcext:value-type="float">
            <text:p>1.076534</text:p>
          </table:table-cell>
          <table:table-cell office:value-type="float" office:value="102.482896" calcext:value-type="float">
            <text:p>102.482896</text:p>
          </table:table-cell>
          <table:table-cell office:value-type="float" office:value="101.406362" calcext:value-type="float">
            <text:p>101.406362</text:p>
          </table:table-cell>
          <table:table-cell office:value-type="float" office:value="0.437123" calcext:value-type="float">
            <text:p>0.437123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45164" calcext:value-type="float">
            <text:p>1.045164</text:p>
          </table:table-cell>
          <table:table-cell office:value-type="float" office:value="97.016129" calcext:value-type="float">
            <text:p>97.016129</text:p>
          </table:table-cell>
          <table:table-cell office:value-type="float" office:value="95.970965" calcext:value-type="float">
            <text:p>95.970965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019115" calcext:value-type="float">
            <text:p>1.019115</text:p>
          </table:table-cell>
          <table:table-cell office:value-type="float" office:value="97.018575" calcext:value-type="float">
            <text:p>97.018575</text:p>
          </table:table-cell>
          <table:table-cell office:value-type="float" office:value="95.99946" calcext:value-type="float">
            <text:p>95.999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54317" calcext:value-type="float">
            <text:p>1.054317</text:p>
          </table:table-cell>
          <table:table-cell office:value-type="float" office:value="97.031211" calcext:value-type="float">
            <text:p>97.031211</text:p>
          </table:table-cell>
          <table:table-cell office:value-type="float" office:value="95.976893" calcext:value-type="float">
            <text:p>95.9768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6838000" calcext:value-type="float">
            <text:p>6838000</text:p>
          </table:table-cell>
          <table:table-cell office:value-type="float" office:value="13366" calcext:value-type="float">
            <text:p>13366</text:p>
          </table:table-cell>
          <table:table-cell office:value-type="float" office:value="6500" calcext:value-type="float">
            <text:p>6500</text:p>
          </table:table-cell>
          <table:table-cell office:value-type="float" office:value="1.030263" calcext:value-type="float">
            <text:p>1.030263</text:p>
          </table:table-cell>
          <table:table-cell office:value-type="float" office:value="101.950023" calcext:value-type="float">
            <text:p>101.950023</text:p>
          </table:table-cell>
          <table:table-cell office:value-type="float" office:value="100.91976" calcext:value-type="float">
            <text:p>100.91976</text:p>
          </table:table-cell>
          <table:table-cell office:value-type="float" office:value="0.542054" calcext:value-type="float">
            <text:p>0.542054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3366" calcext:value-type="float">
            <text:p>13366</text:p>
          </table:table-cell>
          <table:table-cell office:value-type="float" office:value="4953" calcext:value-type="float">
            <text:p>4953</text:p>
          </table:table-cell>
          <table:table-cell office:value-type="float" office:value="1.316733" calcext:value-type="float">
            <text:p>1.316733</text:p>
          </table:table-cell>
          <table:table-cell office:value-type="float" office:value="102.57062" calcext:value-type="float">
            <text:p>102.57062</text:p>
          </table:table-cell>
          <table:table-cell office:value-type="float" office:value="101.253887" calcext:value-type="float">
            <text:p>101.253887</text:p>
          </table:table-cell>
          <table:table-cell office:value-type="float" office:value="0.411682" calcext:value-type="float">
            <text:p>0.41168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59" calcext:value-type="float">
            <text:p>1.017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101.020925" calcext:value-type="float">
            <text:p>101.020925</text:p>
          </table:table-cell>
          <table:table-cell office:value-type="float" office:value="99.753499" calcext:value-type="float">
            <text:p>99.75349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.252305" calcext:value-type="float">
            <text:p>1.252305</text:p>
          </table:table-cell>
          <table:table-cell office:value-type="float" office:value="89.679414" calcext:value-type="float">
            <text:p>89.679414</text:p>
          </table:table-cell>
          <table:table-cell office:value-type="float" office:value="88.427109" calcext:value-type="float">
            <text:p>88.42710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89003" calcext:value-type="float">
            <text:p>1.289003</text:p>
          </table:table-cell>
          <table:table-cell office:value-type="float" office:value="101.296049" calcext:value-type="float">
            <text:p>101.296049</text:p>
          </table:table-cell>
          <table:table-cell office:value-type="float" office:value="100.007045" calcext:value-type="float">
            <text:p>100.00704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6094236" calcext:value-type="float">
            <text:p>6094236</text:p>
          </table:table-cell>
          <table:table-cell office:value-type="float" office:value="13465" calcext:value-type="float">
            <text:p>13465</text:p>
          </table:table-cell>
          <table:table-cell office:value-type="float" office:value="5793" calcext:value-type="float">
            <text:p>5793</text:p>
          </table:table-cell>
          <table:table-cell office:value-type="float" office:value="1.013629" calcext:value-type="float">
            <text:p>1.013629</text:p>
          </table:table-cell>
          <table:table-cell office:value-type="float" office:value="101.699106" calcext:value-type="float">
            <text:p>101.699106</text:p>
          </table:table-cell>
          <table:table-cell office:value-type="float" office:value="100.685477" calcext:value-type="float">
            <text:p>100.685477</text:p>
          </table:table-cell>
          <table:table-cell office:value-type="float" office:value="0.48422" calcext:value-type="float">
            <text:p>0.4842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5515636" calcext:value-type="float">
            <text:p>5515636</text:p>
          </table:table-cell>
          <table:table-cell office:value-type="float" office:value="13465" calcext:value-type="float">
            <text:p>13465</text:p>
          </table:table-cell>
          <table:table-cell office:value-type="float" office:value="5243" calcext:value-type="float">
            <text:p>5243</text:p>
          </table:table-cell>
          <table:table-cell office:value-type="float" office:value="1.073607" calcext:value-type="float">
            <text:p>1.073607</text:p>
          </table:table-cell>
          <table:table-cell office:value-type="float" office:value="102.033637" calcext:value-type="float">
            <text:p>102.033637</text:p>
          </table:table-cell>
          <table:table-cell office:value-type="float" office:value="100.960029" calcext:value-type="float">
            <text:p>100.960029</text:p>
          </table:table-cell>
          <table:table-cell office:value-type="float" office:value="0.437055" calcext:value-type="float">
            <text:p>0.43705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31088" calcext:value-type="float">
            <text:p>1.031088</text:p>
          </table:table-cell>
          <table:table-cell office:value-type="float" office:value="90.434533" calcext:value-type="float">
            <text:p>90.434533</text:p>
          </table:table-cell>
          <table:table-cell office:value-type="float" office:value="89.403445" calcext:value-type="float">
            <text:p>89.40344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01812" calcext:value-type="float">
            <text:p>1.01812</text:p>
          </table:table-cell>
          <table:table-cell office:value-type="float" office:value="82.12153" calcext:value-type="float">
            <text:p>82.12153</text:p>
          </table:table-cell>
          <table:table-cell office:value-type="float" office:value="81.10341" calcext:value-type="float">
            <text:p>81.1034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51491" calcext:value-type="float">
            <text:p>1.051491</text:p>
          </table:table-cell>
          <table:table-cell office:value-type="float" office:value="91.583694" calcext:value-type="float">
            <text:p>91.583694</text:p>
          </table:table-cell>
          <table:table-cell office:value-type="float" office:value="90.532203" calcext:value-type="float">
            <text:p>90.5322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6125796" calcext:value-type="float">
            <text:p>6125796</text:p>
          </table:table-cell>
          <table:table-cell office:value-type="float" office:value="13564" calcext:value-type="float">
            <text:p>13564</text:p>
          </table:table-cell>
          <table:table-cell office:value-type="float" office:value="5823" calcext:value-type="float">
            <text:p>5823</text:p>
          </table:table-cell>
          <table:table-cell office:value-type="float" office:value="1.016327" calcext:value-type="float">
            <text:p>1.016327</text:p>
          </table:table-cell>
          <table:table-cell office:value-type="float" office:value="101.691016" calcext:value-type="float">
            <text:p>101.691016</text:p>
          </table:table-cell>
          <table:table-cell office:value-type="float" office:value="100.67469" calcext:value-type="float">
            <text:p>100.67469</text:p>
          </table:table-cell>
          <table:table-cell office:value-type="float" office:value="0.486779" calcext:value-type="float">
            <text:p>0.486779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5527208" calcext:value-type="float">
            <text:p>5527208</text:p>
          </table:table-cell>
          <table:table-cell office:value-type="float" office:value="13564" calcext:value-type="float">
            <text:p>13564</text:p>
          </table:table-cell>
          <table:table-cell office:value-type="float" office:value="5254" calcext:value-type="float">
            <text:p>5254</text:p>
          </table:table-cell>
          <table:table-cell office:value-type="float" office:value="1.044782" calcext:value-type="float">
            <text:p>1.044782</text:p>
          </table:table-cell>
          <table:table-cell office:value-type="float" office:value="102.085408" calcext:value-type="float">
            <text:p>102.085408</text:p>
          </table:table-cell>
          <table:table-cell office:value-type="float" office:value="101.040626" calcext:value-type="float">
            <text:p>101.040626</text:p>
          </table:table-cell>
          <table:table-cell office:value-type="float" office:value="0.437623" calcext:value-type="float">
            <text:p>0.43762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08579" calcext:value-type="float">
            <text:p>1.008579</text:p>
          </table:table-cell>
          <table:table-cell office:value-type="float" office:value="93.297646" calcext:value-type="float">
            <text:p>93.297646</text:p>
          </table:table-cell>
          <table:table-cell office:value-type="float" office:value="92.289067" calcext:value-type="float">
            <text:p>92.289067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18939" calcext:value-type="float">
            <text:p>1.018939</text:p>
          </table:table-cell>
          <table:table-cell office:value-type="float" office:value="48.197885" calcext:value-type="float">
            <text:p>48.197885</text:p>
          </table:table-cell>
          <table:table-cell office:value-type="float" office:value="47.178945" calcext:value-type="float">
            <text:p>47.17894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22164" calcext:value-type="float">
            <text:p>1.022164</text:p>
          </table:table-cell>
          <table:table-cell office:value-type="float" office:value="103.378694" calcext:value-type="float">
            <text:p>103.378694</text:p>
          </table:table-cell>
          <table:table-cell office:value-type="float" office:value="102.35653" calcext:value-type="float">
            <text:p>102.3565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7036828" calcext:value-type="float">
            <text:p>7036828</text:p>
          </table:table-cell>
          <table:table-cell office:value-type="float" office:value="13662" calcext:value-type="float">
            <text:p>13662</text:p>
          </table:table-cell>
          <table:table-cell office:value-type="float" office:value="6689" calcext:value-type="float">
            <text:p>6689</text:p>
          </table:table-cell>
          <table:table-cell office:value-type="float" office:value="1.011289" calcext:value-type="float">
            <text:p>1.011289</text:p>
          </table:table-cell>
          <table:table-cell office:value-type="float" office:value="101.614406" calcext:value-type="float">
            <text:p>101.614406</text:p>
          </table:table-cell>
          <table:table-cell office:value-type="float" office:value="100.603117" calcext:value-type="float">
            <text:p>100.603117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4861292" calcext:value-type="float">
            <text:p>4861292</text:p>
          </table:table-cell>
          <table:table-cell office:value-type="float" office:value="13662" calcext:value-type="float">
            <text:p>13662</text:p>
          </table:table-cell>
          <table:table-cell office:value-type="float" office:value="4621" calcext:value-type="float">
            <text:p>4621</text:p>
          </table:table-cell>
          <table:table-cell office:value-type="float" office:value="1.085698" calcext:value-type="float">
            <text:p>1.085698</text:p>
          </table:table-cell>
          <table:table-cell office:value-type="float" office:value="101.32189" calcext:value-type="float">
            <text:p>101.32189</text:p>
          </table:table-cell>
          <table:table-cell office:value-type="float" office:value="100.236192" calcext:value-type="float">
            <text:p>100.236192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5389" calcext:value-type="float">
            <text:p>1.035389</text:p>
          </table:table-cell>
          <table:table-cell office:value-type="float" office:value="101.618132" calcext:value-type="float">
            <text:p>101.618132</text:p>
          </table:table-cell>
          <table:table-cell office:value-type="float" office:value="100.582744" calcext:value-type="float">
            <text:p>100.58274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.027615" calcext:value-type="float">
            <text:p>1.027615</text:p>
          </table:table-cell>
          <table:table-cell office:value-type="float" office:value="85.4" calcext:value-type="float">
            <text:p>85.4</text:p>
          </table:table-cell>
          <table:table-cell office:value-type="float" office:value="84.372384" calcext:value-type="float">
            <text:p>84.37238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101.13746" calcext:value-type="float">
            <text:p>101.13746</text:p>
          </table:table-cell>
          <table:table-cell office:value-type="float" office:value="100.07384" calcext:value-type="float">
            <text:p>100.0738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6957928" calcext:value-type="float">
            <text:p>6957928</text:p>
          </table:table-cell>
          <table:table-cell office:value-type="float" office:value="13761" calcext:value-type="float">
            <text:p>13761</text:p>
          </table:table-cell>
          <table:table-cell office:value-type="float" office:value="6614" calcext:value-type="float">
            <text:p>6614</text:p>
          </table:table-cell>
          <table:table-cell office:value-type="float" office:value="1.015549" calcext:value-type="float">
            <text:p>1.015549</text:p>
          </table:table-cell>
          <table:table-cell office:value-type="float" office:value="101.706966" calcext:value-type="float">
            <text:p>101.706966</text:p>
          </table:table-cell>
          <table:table-cell office:value-type="float" office:value="100.691417" calcext:value-type="float">
            <text:p>100.691417</text:p>
          </table:table-cell>
          <table:table-cell office:value-type="float" office:value="0.552812" calcext:value-type="float">
            <text:p>0.55281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029612" calcext:value-type="float">
            <text:p>5029612</text:p>
          </table:table-cell>
          <table:table-cell office:value-type="float" office:value="13761" calcext:value-type="float">
            <text:p>13761</text:p>
          </table:table-cell>
          <table:table-cell office:value-type="float" office:value="4781" calcext:value-type="float">
            <text:p>4781</text:p>
          </table:table-cell>
          <table:table-cell office:value-type="float" office:value="2.077128" calcext:value-type="float">
            <text:p>2.077128</text:p>
          </table:table-cell>
          <table:table-cell office:value-type="float" office:value="102.064692" calcext:value-type="float">
            <text:p>102.064692</text:p>
          </table:table-cell>
          <table:table-cell office:value-type="float" office:value="99.987564" calcext:value-type="float">
            <text:p>99.987564</text:p>
          </table:table-cell>
          <table:table-cell office:value-type="float" office:value="0.402419" calcext:value-type="float">
            <text:p>0.402419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16" calcext:value-type="float">
            <text:p>8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032668" calcext:value-type="float">
            <text:p>1.032668</text:p>
          </table:table-cell>
          <table:table-cell office:value-type="float" office:value="102.262916" calcext:value-type="float">
            <text:p>102.262916</text:p>
          </table:table-cell>
          <table:table-cell office:value-type="float" office:value="101.230248" calcext:value-type="float">
            <text:p>101.23024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.024835" calcext:value-type="float">
            <text:p>1.024835</text:p>
          </table:table-cell>
          <table:table-cell office:value-type="float" office:value="102.403934" calcext:value-type="float">
            <text:p>102.403934</text:p>
          </table:table-cell>
          <table:table-cell office:value-type="float" office:value="101.379099" calcext:value-type="float">
            <text:p>101.37909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037572" calcext:value-type="float">
            <text:p>2.037572</text:p>
          </table:table-cell>
          <table:table-cell office:value-type="float" office:value="99.196006" calcext:value-type="float">
            <text:p>99.196006</text:p>
          </table:table-cell>
          <table:table-cell office:value-type="float" office:value="97.158435" calcext:value-type="float">
            <text:p>97.15843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401369" calcext:value-type="float">
            <text:p>102.401369</text:p>
          </table:table-cell>
          <table:table-cell office:value-type="float" office:value="102.40548" calcext:value-type="float">
            <text:p>102.40548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11675" calcext:value-type="float">
            <text:p>0.1167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6865352" calcext:value-type="float">
            <text:p>6865352</text:p>
          </table:table-cell>
          <table:table-cell office:value-type="float" office:value="13861" calcext:value-type="float">
            <text:p>13861</text:p>
          </table:table-cell>
          <table:table-cell office:value-type="float" office:value="6526" calcext:value-type="float">
            <text:p>6526</text:p>
          </table:table-cell>
          <table:table-cell office:value-type="float" office:value="1.016549" calcext:value-type="float">
            <text:p>1.016549</text:p>
          </table:table-cell>
          <table:table-cell office:value-type="float" office:value="101.60894" calcext:value-type="float">
            <text:p>101.60894</text:p>
          </table:table-cell>
          <table:table-cell office:value-type="float" office:value="100.592392" calcext:value-type="float">
            <text:p>100.592392</text:p>
          </table:table-cell>
          <table:table-cell office:value-type="float" office:value="0.545994" calcext:value-type="float">
            <text:p>0.545994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5164268" calcext:value-type="float">
            <text:p>5164268</text:p>
          </table:table-cell>
          <table:table-cell office:value-type="float" office:value="13861" calcext:value-type="float">
            <text:p>13861</text:p>
          </table:table-cell>
          <table:table-cell office:value-type="float" office:value="4909" calcext:value-type="float">
            <text:p>4909</text:p>
          </table:table-cell>
          <table:table-cell office:value-type="float" office:value="1.081941" calcext:value-type="float">
            <text:p>1.081941</text:p>
          </table:table-cell>
          <table:table-cell office:value-type="float" office:value="101.474098" calcext:value-type="float">
            <text:p>101.474098</text:p>
          </table:table-cell>
          <table:table-cell office:value-type="float" office:value="100.392157" calcext:value-type="float">
            <text:p>100.392157</text:p>
          </table:table-cell>
          <table:table-cell office:value-type="float" office:value="0.411528" calcext:value-type="float">
            <text:p>0.41152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.033528" calcext:value-type="float">
            <text:p>1.033528</text:p>
          </table:table-cell>
          <table:table-cell office:value-type="float" office:value="101.614834" calcext:value-type="float">
            <text:p>101.614834</text:p>
          </table:table-cell>
          <table:table-cell office:value-type="float" office:value="100.581306" calcext:value-type="float">
            <text:p>100.58130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.0207" calcext:value-type="float">
            <text:p>1.0207</text:p>
          </table:table-cell>
          <table:table-cell office:value-type="float" office:value="86.130991" calcext:value-type="float">
            <text:p>86.130991</text:p>
          </table:table-cell>
          <table:table-cell office:value-type="float" office:value="85.110291" calcext:value-type="float">
            <text:p>85.11029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48536" calcext:value-type="float">
            <text:p>1.048536</text:p>
          </table:table-cell>
          <table:table-cell office:value-type="float" office:value="100.887508" calcext:value-type="float">
            <text:p>100.887508</text:p>
          </table:table-cell>
          <table:table-cell office:value-type="float" office:value="99.838972" calcext:value-type="float">
            <text:p>99.83897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6993696" calcext:value-type="float">
            <text:p>6993696</text:p>
          </table:table-cell>
          <table:table-cell office:value-type="float" office:value="13959" calcext:value-type="float">
            <text:p>13959</text:p>
          </table:table-cell>
          <table:table-cell office:value-type="float" office:value="6648" calcext:value-type="float">
            <text:p>6648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101.854428" calcext:value-type="float">
            <text:p>101.854428</text:p>
          </table:table-cell>
          <table:table-cell office:value-type="float" office:value="100.841899" calcext:value-type="float">
            <text:p>100.841899</text:p>
          </table:table-cell>
          <table:table-cell office:value-type="float" office:value="0.554825" calcext:value-type="float">
            <text:p>0.55482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248428" calcext:value-type="float">
            <text:p>5248428</text:p>
          </table:table-cell>
          <table:table-cell office:value-type="float" office:value="13959" calcext:value-type="float">
            <text:p>13959</text:p>
          </table:table-cell>
          <table:table-cell office:value-type="float" office:value="4989" calcext:value-type="float">
            <text:p>4989</text:p>
          </table:table-cell>
          <table:table-cell office:value-type="float" office:value="2.066614" calcext:value-type="float">
            <text:p>2.066614</text:p>
          </table:table-cell>
          <table:table-cell office:value-type="float" office:value="102.691125" calcext:value-type="float">
            <text:p>102.691125</text:p>
          </table:table-cell>
          <table:table-cell office:value-type="float" office:value="100.624511" calcext:value-type="float">
            <text:p>100.624511</text:p>
          </table:table-cell>
          <table:table-cell office:value-type="float" office:value="0.417268" calcext:value-type="float">
            <text:p>0.41726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768" calcext:value-type="float">
            <text:p>76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.035669" calcext:value-type="float">
            <text:p>1.035669</text:p>
          </table:table-cell>
          <table:table-cell office:value-type="float" office:value="97.279673" calcext:value-type="float">
            <text:p>97.279673</text:p>
          </table:table-cell>
          <table:table-cell office:value-type="float" office:value="96.244004" calcext:value-type="float">
            <text:p>96.24400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.023021" calcext:value-type="float">
            <text:p>1.023021</text:p>
          </table:table-cell>
          <table:table-cell office:value-type="float" office:value="97.282537" calcext:value-type="float">
            <text:p>97.282537</text:p>
          </table:table-cell>
          <table:table-cell office:value-type="float" office:value="96.259516" calcext:value-type="float">
            <text:p>96.25951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05013" calcext:value-type="float">
            <text:p>2.05013</text:p>
          </table:table-cell>
          <table:table-cell office:value-type="float" office:value="97.280979" calcext:value-type="float">
            <text:p>97.280979</text:p>
          </table:table-cell>
          <table:table-cell office:value-type="float" office:value="95.230848" calcext:value-type="float">
            <text:p>95.23084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7559672" calcext:value-type="float">
            <text:p>7559672</text:p>
          </table:table-cell>
          <table:table-cell office:value-type="float" office:value="14058" calcext:value-type="float">
            <text:p>14058</text:p>
          </table:table-cell>
          <table:table-cell office:value-type="float" office:value="7186" calcext:value-type="float">
            <text:p>7186</text:p>
          </table:table-cell>
          <table:table-cell office:value-type="float" office:value="1.015369" calcext:value-type="float">
            <text:p>1.015369</text:p>
          </table:table-cell>
          <table:table-cell office:value-type="float" office:value="101.270712" calcext:value-type="float">
            <text:p>101.270712</text:p>
          </table:table-cell>
          <table:table-cell office:value-type="float" office:value="100.255344" calcext:value-type="float">
            <text:p>100.255344</text:p>
          </table:table-cell>
          <table:table-cell office:value-type="float" office:value="0.603233" calcext:value-type="float">
            <text:p>0.603233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030664" calcext:value-type="float">
            <text:p>5030664</text:p>
          </table:table-cell>
          <table:table-cell office:value-type="float" office:value="14058" calcext:value-type="float">
            <text:p>14058</text:p>
          </table:table-cell>
          <table:table-cell office:value-type="float" office:value="4782" calcext:value-type="float">
            <text:p>4782</text:p>
          </table:table-cell>
          <table:table-cell office:value-type="float" office:value="1.037769" calcext:value-type="float">
            <text:p>1.037769</text:p>
          </table:table-cell>
          <table:table-cell office:value-type="float" office:value="101.742913" calcext:value-type="float">
            <text:p>101.742913</text:p>
          </table:table-cell>
          <table:table-cell office:value-type="float" office:value="100.705143" calcext:value-type="float">
            <text:p>100.705143</text:p>
          </table:table-cell>
          <table:table-cell office:value-type="float" office:value="0.399635" calcext:value-type="float">
            <text:p>0.39963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.005399" calcext:value-type="float">
            <text:p>1.005399</text:p>
          </table:table-cell>
          <table:table-cell office:value-type="float" office:value="100.892998" calcext:value-type="float">
            <text:p>100.892998</text:p>
          </table:table-cell>
          <table:table-cell office:value-type="float" office:value="99.887599" calcext:value-type="float">
            <text:p>99.88759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288" calcext:value-type="float">
            <text:p>28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017841" calcext:value-type="float">
            <text:p>1.017841</text:p>
          </table:table-cell>
          <table:table-cell office:value-type="float" office:value="95.34612" calcext:value-type="float">
            <text:p>95.34612</text:p>
          </table:table-cell>
          <table:table-cell office:value-type="float" office:value="94.328279" calcext:value-type="float">
            <text:p>94.32827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1066" calcext:value-type="float">
            <text:p>1.021066</text:p>
          </table:table-cell>
          <table:table-cell office:value-type="float" office:value="101.737479" calcext:value-type="float">
            <text:p>101.737479</text:p>
          </table:table-cell>
          <table:table-cell office:value-type="float" office:value="100.716413" calcext:value-type="float">
            <text:p>100.71641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6400368" calcext:value-type="float">
            <text:p>6400368</text:p>
          </table:table-cell>
          <table:table-cell office:value-type="float" office:value="14157" calcext:value-type="float">
            <text:p>14157</text:p>
          </table:table-cell>
          <table:table-cell office:value-type="float" office:value="6084" calcext:value-type="float">
            <text:p>6084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01.858404" calcext:value-type="float">
            <text:p>101.858404</text:p>
          </table:table-cell>
          <table:table-cell office:value-type="float" office:value="100.849615" calcext:value-type="float">
            <text:p>100.849615</text:p>
          </table:table-cell>
          <table:table-cell office:value-type="float" office:value="0.507716" calcext:value-type="float">
            <text:p>0.50771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5409384" calcext:value-type="float">
            <text:p>5409384</text:p>
          </table:table-cell>
          <table:table-cell office:value-type="float" office:value="14157" calcext:value-type="float">
            <text:p>14157</text:p>
          </table:table-cell>
          <table:table-cell office:value-type="float" office:value="5142" calcext:value-type="float">
            <text:p>5142</text:p>
          </table:table-cell>
          <table:table-cell office:value-type="float" office:value="1.081437" calcext:value-type="float">
            <text:p>1.081437</text:p>
          </table:table-cell>
          <table:table-cell office:value-type="float" office:value="102.38258" calcext:value-type="float">
            <text:p>102.38258</text:p>
          </table:table-cell>
          <table:table-cell office:value-type="float" office:value="101.301144" calcext:value-type="float">
            <text:p>101.301144</text:p>
          </table:table-cell>
          <table:table-cell office:value-type="float" office:value="0.427192" calcext:value-type="float">
            <text:p>0.427192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912" calcext:value-type="float">
            <text:p>91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.044591" calcext:value-type="float">
            <text:p>1.044591</text:p>
          </table:table-cell>
          <table:table-cell office:value-type="float" office:value="101.936317" calcext:value-type="float">
            <text:p>101.936317</text:p>
          </table:table-cell>
          <table:table-cell office:value-type="float" office:value="100.891726" calcext:value-type="float">
            <text:p>100.89172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432" calcext:value-type="float">
            <text:p>43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.030445" calcext:value-type="float">
            <text:p>1.030445</text:p>
          </table:table-cell>
          <table:table-cell office:value-type="float" office:value="101.94985" calcext:value-type="float">
            <text:p>101.94985</text:p>
          </table:table-cell>
          <table:table-cell office:value-type="float" office:value="100.919405" calcext:value-type="float">
            <text:p>100.919405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64753" calcext:value-type="float">
            <text:p>1.064753</text:p>
          </table:table-cell>
          <table:table-cell office:value-type="float" office:value="85.726319" calcext:value-type="float">
            <text:p>85.726319</text:p>
          </table:table-cell>
          <table:table-cell office:value-type="float" office:value="84.661566" calcext:value-type="float">
            <text:p>84.66156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88094" calcext:value-type="float">
            <text:p>101.88094</text:p>
          </table:table-cell>
          <table:table-cell office:value-type="float" office:value="102.235213" calcext:value-type="float">
            <text:p>102.235213</text:p>
          </table:table-cell>
          <table:table-cell office:value-type="float" office:value="0.354273" calcext:value-type="float">
            <text:p>0.354273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7137820" calcext:value-type="float">
            <text:p>7137820</text:p>
          </table:table-cell>
          <table:table-cell office:value-type="float" office:value="14257" calcext:value-type="float">
            <text:p>14257</text:p>
          </table:table-cell>
          <table:table-cell office:value-type="float" office:value="6785" calcext:value-type="float">
            <text:p>6785</text:p>
          </table:table-cell>
          <table:table-cell office:value-type="float" office:value="1.011173" calcext:value-type="float">
            <text:p>1.011173</text:p>
          </table:table-cell>
          <table:table-cell office:value-type="float" office:value="100.377802" calcext:value-type="float">
            <text:p>100.377802</text:p>
          </table:table-cell>
          <table:table-cell office:value-type="float" office:value="99.36663" calcext:value-type="float">
            <text:p>99.36663</text:p>
          </table:table-cell>
          <table:table-cell office:value-type="float" office:value="0.574665" calcext:value-type="float">
            <text:p>0.574665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5122188" calcext:value-type="float">
            <text:p>5122188</text:p>
          </table:table-cell>
          <table:table-cell office:value-type="float" office:value="14257" calcext:value-type="float">
            <text:p>14257</text:p>
          </table:table-cell>
          <table:table-cell office:value-type="float" office:value="4869" calcext:value-type="float">
            <text:p>4869</text:p>
          </table:table-cell>
          <table:table-cell office:value-type="float" office:value="1.320991" calcext:value-type="float">
            <text:p>1.320991</text:p>
          </table:table-cell>
          <table:table-cell office:value-type="float" office:value="101.296895" calcext:value-type="float">
            <text:p>101.296895</text:p>
          </table:table-cell>
          <table:table-cell office:value-type="float" office:value="99.975904" calcext:value-type="float">
            <text:p>99.975904</text:p>
          </table:table-cell>
          <table:table-cell office:value-type="float" office:value="0.409874" calcext:value-type="float">
            <text:p>0.409874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04" calcext:value-type="float">
            <text:p>2304</text:p>
          </table:table-cell>
          <table:table-cell office:value-type="float" office:value="864" calcext:value-type="float">
            <text:p>86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.261067" calcext:value-type="float">
            <text:p>1.261067</text:p>
          </table:table-cell>
          <table:table-cell office:value-type="float" office:value="100.385066" calcext:value-type="float">
            <text:p>100.385066</text:p>
          </table:table-cell>
          <table:table-cell office:value-type="float" office:value="99.123998" calcext:value-type="float">
            <text:p>99.12399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.253654" calcext:value-type="float">
            <text:p>1.253654</text:p>
          </table:table-cell>
          <table:table-cell office:value-type="float" office:value="100.38922" calcext:value-type="float">
            <text:p>100.38922</text:p>
          </table:table-cell>
          <table:table-cell office:value-type="float" office:value="99.135566" calcext:value-type="float">
            <text:p>99.13556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276775" calcext:value-type="float">
            <text:p>1.276775</text:p>
          </table:table-cell>
          <table:table-cell office:value-type="float" office:value="100.386372" calcext:value-type="float">
            <text:p>100.386372</text:p>
          </table:table-cell>
          <table:table-cell office:value-type="float" office:value="99.109596" calcext:value-type="float">
            <text:p>99.10959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7381884" calcext:value-type="float">
            <text:p>7381884</text:p>
          </table:table-cell>
          <table:table-cell office:value-type="float" office:value="14355" calcext:value-type="float">
            <text:p>14355</text:p>
          </table:table-cell>
          <table:table-cell office:value-type="float" office:value="7017" calcext:value-type="float">
            <text:p>7017</text:p>
          </table:table-cell>
          <table:table-cell office:value-type="float" office:value="1.012749" calcext:value-type="float">
            <text:p>1.012749</text:p>
          </table:table-cell>
          <table:table-cell office:value-type="float" office:value="101.691526" calcext:value-type="float">
            <text:p>101.691526</text:p>
          </table:table-cell>
          <table:table-cell office:value-type="float" office:value="100.678778" calcext:value-type="float">
            <text:p>100.678778</text:p>
          </table:table-cell>
          <table:table-cell office:value-type="float" office:value="0.586569" calcext:value-type="float">
            <text:p>0.58656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139020" calcext:value-type="float">
            <text:p>5139020</text:p>
          </table:table-cell>
          <table:table-cell office:value-type="float" office:value="14355" calcext:value-type="float">
            <text:p>14355</text:p>
          </table:table-cell>
          <table:table-cell office:value-type="float" office:value="4885" calcext:value-type="float">
            <text:p>4885</text:p>
          </table:table-cell>
          <table:table-cell office:value-type="float" office:value="1.078001" calcext:value-type="float">
            <text:p>1.078001</text:p>
          </table:table-cell>
          <table:table-cell office:value-type="float" office:value="102.894262" calcext:value-type="float">
            <text:p>102.894262</text:p>
          </table:table-cell>
          <table:table-cell office:value-type="float" office:value="101.816261" calcext:value-type="float">
            <text:p>101.816261</text:p>
          </table:table-cell>
          <table:table-cell office:value-type="float" office:value="0.403788" calcext:value-type="float">
            <text:p>0.40378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64" calcext:value-type="float">
            <text:p>86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.029388" calcext:value-type="float">
            <text:p>1.029388</text:p>
          </table:table-cell>
          <table:table-cell office:value-type="float" office:value="101.796228" calcext:value-type="float">
            <text:p>101.796228</text:p>
          </table:table-cell>
          <table:table-cell office:value-type="float" office:value="100.76684" calcext:value-type="float">
            <text:p>100.7668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528" calcext:value-type="float">
            <text:p>52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.0166" calcext:value-type="float">
            <text:p>1.0166</text:p>
          </table:table-cell>
          <table:table-cell office:value-type="float" office:value="101.806702" calcext:value-type="float">
            <text:p>101.806702</text:p>
          </table:table-cell>
          <table:table-cell office:value-type="float" office:value="100.790102" calcext:value-type="float">
            <text:p>100.79010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44896" calcext:value-type="float">
            <text:p>1.044896</text:p>
          </table:table-cell>
          <table:table-cell office:value-type="float" office:value="102.804077" calcext:value-type="float">
            <text:p>102.804077</text:p>
          </table:table-cell>
          <table:table-cell office:value-type="float" office:value="101.759181" calcext:value-type="float">
            <text:p>101.75918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6690720" calcext:value-type="float">
            <text:p>6690720</text:p>
          </table:table-cell>
          <table:table-cell office:value-type="float" office:value="14455" calcext:value-type="float">
            <text:p>14455</text:p>
          </table:table-cell>
          <table:table-cell office:value-type="float" office:value="6360" calcext:value-type="float">
            <text:p>6360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1.863851" calcext:value-type="float">
            <text:p>101.863851</text:p>
          </table:table-cell>
          <table:table-cell office:value-type="float" office:value="100.854282" calcext:value-type="float">
            <text:p>100.854282</text:p>
          </table:table-cell>
          <table:table-cell office:value-type="float" office:value="0.530724" calcext:value-type="float">
            <text:p>0.53072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5365200" calcext:value-type="float">
            <text:p>5365200</text:p>
          </table:table-cell>
          <table:table-cell office:value-type="float" office:value="14455" calcext:value-type="float">
            <text:p>14455</text:p>
          </table:table-cell>
          <table:table-cell office:value-type="float" office:value="5100" calcext:value-type="float">
            <text:p>5100</text:p>
          </table:table-cell>
          <table:table-cell office:value-type="float" office:value="1.105879" calcext:value-type="float">
            <text:p>1.105879</text:p>
          </table:table-cell>
          <table:table-cell office:value-type="float" office:value="102.437823" calcext:value-type="float">
            <text:p>102.437823</text:p>
          </table:table-cell>
          <table:table-cell office:value-type="float" office:value="101.331944" calcext:value-type="float">
            <text:p>101.331944</text:p>
          </table:table-cell>
          <table:table-cell office:value-type="float" office:value="0.423574" calcext:value-type="float">
            <text:p>0.42357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00" calcext:value-type="float">
            <text:p>2400</text:p>
          </table:table-cell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.027414" calcext:value-type="float">
            <text:p>1.027414</text:p>
          </table:table-cell>
          <table:table-cell office:value-type="float" office:value="102.569045" calcext:value-type="float">
            <text:p>102.569045</text:p>
          </table:table-cell>
          <table:table-cell office:value-type="float" office:value="101.541631" calcext:value-type="float">
            <text:p>101.541631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.017788" calcext:value-type="float">
            <text:p>1.017788</text:p>
          </table:table-cell>
          <table:table-cell office:value-type="float" office:value="102.566101" calcext:value-type="float">
            <text:p>102.566101</text:p>
          </table:table-cell>
          <table:table-cell office:value-type="float" office:value="101.548313" calcext:value-type="float">
            <text:p>101.54831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55165" calcext:value-type="float">
            <text:p>1.055165</text:p>
          </table:table-cell>
          <table:table-cell office:value-type="float" office:value="98.010076" calcext:value-type="float">
            <text:p>98.010076</text:p>
          </table:table-cell>
          <table:table-cell office:value-type="float" office:value="96.954911" calcext:value-type="float">
            <text:p>96.9549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567567" calcext:value-type="float">
            <text:p>102.567567</text:p>
          </table:table-cell>
          <table:table-cell office:value-type="float" office:value="102.774626" calcext:value-type="float">
            <text:p>102.774626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7035776" calcext:value-type="float">
            <text:p>7035776</text:p>
          </table:table-cell>
          <table:table-cell office:value-type="float" office:value="14554" calcext:value-type="float">
            <text:p>14554</text:p>
          </table:table-cell>
          <table:table-cell office:value-type="float" office:value="6688" calcext:value-type="float">
            <text:p>6688</text:p>
          </table:table-cell>
          <table:table-cell office:value-type="float" office:value="1.013669" calcext:value-type="float">
            <text:p>1.013669</text:p>
          </table:table-cell>
          <table:table-cell office:value-type="float" office:value="101.663002" calcext:value-type="float">
            <text:p>101.663002</text:p>
          </table:table-cell>
          <table:table-cell office:value-type="float" office:value="100.649333" calcext:value-type="float">
            <text:p>100.649333</text:p>
          </table:table-cell>
          <table:table-cell office:value-type="float" office:value="0.559231" calcext:value-type="float">
            <text:p>0.55923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5328380" calcext:value-type="float">
            <text:p>5328380</text:p>
          </table:table-cell>
          <table:table-cell office:value-type="float" office:value="14554" calcext:value-type="float">
            <text:p>14554</text:p>
          </table:table-cell>
          <table:table-cell office:value-type="float" office:value="5065" calcext:value-type="float">
            <text:p>5065</text:p>
          </table:table-cell>
          <table:table-cell office:value-type="float" office:value="1.067673" calcext:value-type="float">
            <text:p>1.067673</text:p>
          </table:table-cell>
          <table:table-cell office:value-type="float" office:value="102.813814" calcext:value-type="float">
            <text:p>102.813814</text:p>
          </table:table-cell>
          <table:table-cell office:value-type="float" office:value="101.746141" calcext:value-type="float">
            <text:p>101.746141</text:p>
          </table:table-cell>
          <table:table-cell office:value-type="float" office:value="0.418955" calcext:value-type="float">
            <text:p>0.418955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00" calcext:value-type="float">
            <text:p>2400</text:p>
          </table:table-cell>
          <table:table-cell office:value-type="float" office:value="912" calcext:value-type="float">
            <text:p>91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.029828" calcext:value-type="float">
            <text:p>1.029828</text:p>
          </table:table-cell>
          <table:table-cell office:value-type="float" office:value="101.77088" calcext:value-type="float">
            <text:p>101.77088</text:p>
          </table:table-cell>
          <table:table-cell office:value-type="float" office:value="100.741052" calcext:value-type="float">
            <text:p>100.74105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" calcext:value-type="float">
            <text:p>2208</text:p>
          </table:table-cell>
          <table:table-cell office:value-type="float" office:value="432" calcext:value-type="float">
            <text:p>432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.01756" calcext:value-type="float">
            <text:p>1.01756</text:p>
          </table:table-cell>
          <table:table-cell office:value-type="float" office:value="101.790751" calcext:value-type="float">
            <text:p>101.790751</text:p>
          </table:table-cell>
          <table:table-cell office:value-type="float" office:value="100.773191" calcext:value-type="float">
            <text:p>100.77319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0" calcext:value-type="float">
            <text:p>540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.045396" calcext:value-type="float">
            <text:p>1.045396</text:p>
          </table:table-cell>
          <table:table-cell office:value-type="float" office:value="102.80824" calcext:value-type="float">
            <text:p>102.80824</text:p>
          </table:table-cell>
          <table:table-cell office:value-type="float" office:value="101.762844" calcext:value-type="float">
            <text:p>101.76284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14652" calcext:value-type="float">
            <text:p>14652</text:p>
          </table:table-cell>
          <table:table-cell office:value-type="float" office:value="7029" calcext:value-type="float">
            <text:p>7029</text:p>
          </table:table-cell>
          <table:table-cell office:value-type="float" office:value="1.013489" calcext:value-type="float">
            <text:p>1.013489</text:p>
          </table:table-cell>
          <table:table-cell office:value-type="float" office:value="101.762155" calcext:value-type="float">
            <text:p>101.762155</text:p>
          </table:table-cell>
          <table:table-cell office:value-type="float" office:value="100.748666" calcext:value-type="float">
            <text:p>100.748666</text:p>
          </table:table-cell>
          <table:table-cell office:value-type="float" office:value="0.587165" calcext:value-type="float">
            <text:p>0.58716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010676" calcext:value-type="float">
            <text:p>5010676</text:p>
          </table:table-cell>
          <table:table-cell office:value-type="float" office:value="14652" calcext:value-type="float">
            <text:p>14652</text:p>
          </table:table-cell>
          <table:table-cell office:value-type="float" office:value="4763" calcext:value-type="float">
            <text:p>4763</text:p>
          </table:table-cell>
          <table:table-cell office:value-type="float" office:value="1.074775" calcext:value-type="float">
            <text:p>1.074775</text:p>
          </table:table-cell>
          <table:table-cell office:value-type="float" office:value="102.366" calcext:value-type="float">
            <text:p>102.366</text:p>
          </table:table-cell>
          <table:table-cell office:value-type="float" office:value="101.291225" calcext:value-type="float">
            <text:p>101.291225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30868" calcext:value-type="float">
            <text:p>1.030868</text:p>
          </table:table-cell>
          <table:table-cell office:value-type="float" office:value="94.414626" calcext:value-type="float">
            <text:p>94.414626</text:p>
          </table:table-cell>
          <table:table-cell office:value-type="float" office:value="93.383758" calcext:value-type="float">
            <text:p>93.38375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384" calcext:value-type="float">
            <text:p>38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.01718" calcext:value-type="float">
            <text:p>1.01718</text:p>
          </table:table-cell>
          <table:table-cell office:value-type="float" office:value="94.416004" calcext:value-type="float">
            <text:p>94.416004</text:p>
          </table:table-cell>
          <table:table-cell office:value-type="float" office:value="93.398824" calcext:value-type="float">
            <text:p>93.39882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46116" calcext:value-type="float">
            <text:p>1.046116</text:p>
          </table:table-cell>
          <table:table-cell office:value-type="float" office:value="94.41747" calcext:value-type="float">
            <text:p>94.41747</text:p>
          </table:table-cell>
          <table:table-cell office:value-type="float" office:value="93.371354" calcext:value-type="float">
            <text:p>93.371354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6630756" calcext:value-type="float">
            <text:p>6630756</text:p>
          </table:table-cell>
          <table:table-cell office:value-type="float" office:value="14752" calcext:value-type="float">
            <text:p>14752</text:p>
          </table:table-cell>
          <table:table-cell office:value-type="float" office:value="6303" calcext:value-type="float">
            <text:p>6303</text:p>
          </table:table-cell>
          <table:table-cell office:value-type="float" office:value="1.019647" calcext:value-type="float">
            <text:p>1.019647</text:p>
          </table:table-cell>
          <table:table-cell office:value-type="float" office:value="101.891592" calcext:value-type="float">
            <text:p>101.891592</text:p>
          </table:table-cell>
          <table:table-cell office:value-type="float" office:value="100.871945" calcext:value-type="float">
            <text:p>100.871945</text:p>
          </table:table-cell>
          <table:table-cell office:value-type="float" office:value="0.525875" calcext:value-type="float">
            <text:p>0.525875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5261052" calcext:value-type="float">
            <text:p>5261052</text:p>
          </table:table-cell>
          <table:table-cell office:value-type="float" office:value="14752" calcext:value-type="float">
            <text:p>14752</text:p>
          </table:table-cell>
          <table:table-cell office:value-type="float" office:value="5001" calcext:value-type="float">
            <text:p>5001</text:p>
          </table:table-cell>
          <table:table-cell office:value-type="float" office:value="1.070118" calcext:value-type="float">
            <text:p>1.070118</text:p>
          </table:table-cell>
          <table:table-cell office:value-type="float" office:value="102.192563" calcext:value-type="float">
            <text:p>102.192563</text:p>
          </table:table-cell>
          <table:table-cell office:value-type="float" office:value="101.122445" calcext:value-type="float">
            <text:p>101.122445</text:p>
          </table:table-cell>
          <table:table-cell office:value-type="float" office:value="0.416212" calcext:value-type="float">
            <text:p>0.41621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99.14179" calcext:value-type="float">
            <text:p>99.14179</text:p>
          </table:table-cell>
          <table:table-cell office:value-type="float" office:value="98.127758" calcext:value-type="float">
            <text:p>98.12775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.028414" calcext:value-type="float">
            <text:p>1.028414</text:p>
          </table:table-cell>
          <table:table-cell office:value-type="float" office:value="99.150449" calcext:value-type="float">
            <text:p>99.150449</text:p>
          </table:table-cell>
          <table:table-cell office:value-type="float" office:value="98.122035" calcext:value-type="float">
            <text:p>98.12203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31279" calcext:value-type="float">
            <text:p>1.031279</text:p>
          </table:table-cell>
          <table:table-cell office:value-type="float" office:value="99.143096" calcext:value-type="float">
            <text:p>99.143096</text:p>
          </table:table-cell>
          <table:table-cell office:value-type="float" office:value="98.111818" calcext:value-type="float">
            <text:p>98.11181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6910588" calcext:value-type="float">
            <text:p>6910588</text:p>
          </table:table-cell>
          <table:table-cell office:value-type="float" office:value="14850" calcext:value-type="float">
            <text:p>14850</text:p>
          </table:table-cell>
          <table:table-cell office:value-type="float" office:value="6569" calcext:value-type="float">
            <text:p>6569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1.879908" calcext:value-type="float">
            <text:p>101.879908</text:p>
          </table:table-cell>
          <table:table-cell office:value-type="float" office:value="100.865259" calcext:value-type="float">
            <text:p>100.865259</text:p>
          </table:table-cell>
          <table:table-cell office:value-type="float" office:value="0.548105" calcext:value-type="float">
            <text:p>0.54810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5253688" calcext:value-type="float">
            <text:p>5253688</text:p>
          </table:table-cell>
          <table:table-cell office:value-type="float" office:value="14850" calcext:value-type="float">
            <text:p>14850</text:p>
          </table:table-cell>
          <table:table-cell office:value-type="float" office:value="4994" calcext:value-type="float">
            <text:p>4994</text:p>
          </table:table-cell>
          <table:table-cell office:value-type="float" office:value="1.117831" calcext:value-type="float">
            <text:p>1.117831</text:p>
          </table:table-cell>
          <table:table-cell office:value-type="float" office:value="102.472951" calcext:value-type="float">
            <text:p>102.472951</text:p>
          </table:table-cell>
          <table:table-cell office:value-type="float" office:value="101.35512" calcext:value-type="float">
            <text:p>101.35512</text:p>
          </table:table-cell>
          <table:table-cell office:value-type="float" office:value="0.414676" calcext:value-type="float">
            <text:p>0.414676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768" calcext:value-type="float">
            <text:p>76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.052235" calcext:value-type="float">
            <text:p>1.052235</text:p>
          </table:table-cell>
          <table:table-cell office:value-type="float" office:value="97.491312" calcext:value-type="float">
            <text:p>97.491312</text:p>
          </table:table-cell>
          <table:table-cell office:value-type="float" office:value="96.439077" calcext:value-type="float">
            <text:p>96.43907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.038827" calcext:value-type="float">
            <text:p>1.038827</text:p>
          </table:table-cell>
          <table:table-cell office:value-type="float" office:value="97.499931" calcext:value-type="float">
            <text:p>97.499931</text:p>
          </table:table-cell>
          <table:table-cell office:value-type="float" office:value="96.461104" calcext:value-type="float">
            <text:p>96.46110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78752" calcext:value-type="float">
            <text:p>1.078752</text:p>
          </table:table-cell>
          <table:table-cell office:value-type="float" office:value="97.492618" calcext:value-type="float">
            <text:p>97.492618</text:p>
          </table:table-cell>
          <table:table-cell office:value-type="float" office:value="96.413866" calcext:value-type="float">
            <text:p>96.4138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7515488" calcext:value-type="float">
            <text:p>7515488</text:p>
          </table:table-cell>
          <table:table-cell office:value-type="float" office:value="14949" calcext:value-type="float">
            <text:p>14949</text:p>
          </table:table-cell>
          <table:table-cell office:value-type="float" office:value="7144" calcext:value-type="float">
            <text:p>7144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101.747376" calcext:value-type="float">
            <text:p>101.747376</text:p>
          </table:table-cell>
          <table:table-cell office:value-type="float" office:value="100.730586" calcext:value-type="float">
            <text:p>100.730586</text:p>
          </table:table-cell>
          <table:table-cell office:value-type="float" office:value="0.596878" calcext:value-type="float">
            <text:p>0.596878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4888644" calcext:value-type="float">
            <text:p>4888644</text:p>
          </table:table-cell>
          <table:table-cell office:value-type="float" office:value="14949" calcext:value-type="float">
            <text:p>14949</text:p>
          </table:table-cell>
          <table:table-cell office:value-type="float" office:value="4647" calcext:value-type="float">
            <text:p>4647</text:p>
          </table:table-cell>
          <table:table-cell office:value-type="float" office:value="1.322073" calcext:value-type="float">
            <text:p>1.322073</text:p>
          </table:table-cell>
          <table:table-cell office:value-type="float" office:value="102.079887" calcext:value-type="float">
            <text:p>102.079887</text:p>
          </table:table-cell>
          <table:table-cell office:value-type="float" office:value="100.757815" calcext:value-type="float">
            <text:p>100.757815</text:p>
          </table:table-cell>
          <table:table-cell office:value-type="float" office:value="0.38815" calcext:value-type="float">
            <text:p>0.38815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100.794513" calcext:value-type="float">
            <text:p>100.794513</text:p>
          </table:table-cell>
          <table:table-cell office:value-type="float" office:value="99.521153" calcext:value-type="float">
            <text:p>99.52115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.252514" calcext:value-type="float">
            <text:p>1.252514</text:p>
          </table:table-cell>
          <table:table-cell office:value-type="float" office:value="71.096962" calcext:value-type="float">
            <text:p>71.096962</text:p>
          </table:table-cell>
          <table:table-cell office:value-type="float" office:value="69.844448" calcext:value-type="float">
            <text:p>69.84444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288588" calcext:value-type="float">
            <text:p>1.288588</text:p>
          </table:table-cell>
          <table:table-cell office:value-type="float" office:value="100.795819" calcext:value-type="float">
            <text:p>100.795819</text:p>
          </table:table-cell>
          <table:table-cell office:value-type="float" office:value="99.507231" calcext:value-type="float">
            <text:p>99.50723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7252488" calcext:value-type="float">
            <text:p>7252488</text:p>
          </table:table-cell>
          <table:table-cell office:value-type="float" office:value="15049" calcext:value-type="float">
            <text:p>15049</text:p>
          </table:table-cell>
          <table:table-cell office:value-type="float" office:value="6894" calcext:value-type="float">
            <text:p>6894</text:p>
          </table:table-cell>
          <table:table-cell office:value-type="float" office:value="1.017353" calcext:value-type="float">
            <text:p>1.017353</text:p>
          </table:table-cell>
          <table:table-cell office:value-type="float" office:value="101.836656" calcext:value-type="float">
            <text:p>101.836656</text:p>
          </table:table-cell>
          <table:table-cell office:value-type="float" office:value="100.819304" calcext:value-type="float">
            <text:p>100.819304</text:p>
          </table:table-cell>
          <table:table-cell office:value-type="float" office:value="0.575484" calcext:value-type="float">
            <text:p>0.57548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5111668" calcext:value-type="float">
            <text:p>5111668</text:p>
          </table:table-cell>
          <table:table-cell office:value-type="float" office:value="15049" calcext:value-type="float">
            <text:p>15049</text:p>
          </table:table-cell>
          <table:table-cell office:value-type="float" office:value="4859" calcext:value-type="float">
            <text:p>4859</text:p>
          </table:table-cell>
          <table:table-cell office:value-type="float" office:value="1.299157" calcext:value-type="float">
            <text:p>1.299157</text:p>
          </table:table-cell>
          <table:table-cell office:value-type="float" office:value="102.40251" calcext:value-type="float">
            <text:p>102.40251</text:p>
          </table:table-cell>
          <table:table-cell office:value-type="float" office:value="101.103353" calcext:value-type="float">
            <text:p>101.103353</text:p>
          </table:table-cell>
          <table:table-cell office:value-type="float" office:value="0.404471" calcext:value-type="float">
            <text:p>0.40447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68" calcext:value-type="float">
            <text:p>7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267307" calcext:value-type="float">
            <text:p>1.267307</text:p>
          </table:table-cell>
          <table:table-cell office:value-type="float" office:value="102.088404" calcext:value-type="float">
            <text:p>102.088404</text:p>
          </table:table-cell>
          <table:table-cell office:value-type="float" office:value="100.821096" calcext:value-type="float">
            <text:p>100.82109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480" calcext:value-type="float">
            <text:p>48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.251347" calcext:value-type="float">
            <text:p>1.251347</text:p>
          </table:table-cell>
          <table:table-cell office:value-type="float" office:value="102.071996" calcext:value-type="float">
            <text:p>102.071996</text:p>
          </table:table-cell>
          <table:table-cell office:value-type="float" office:value="100.820649" calcext:value-type="float">
            <text:p>100.82064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276741" calcext:value-type="float">
            <text:p>1.276741</text:p>
          </table:table-cell>
          <table:table-cell office:value-type="float" office:value="94.943864" calcext:value-type="float">
            <text:p>94.943864</text:p>
          </table:table-cell>
          <table:table-cell office:value-type="float" office:value="93.667123" calcext:value-type="float">
            <text:p>93.66712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67817" calcext:value-type="float">
            <text:p>102.267817</text:p>
          </table:table-cell>
          <table:table-cell office:value-type="float" office:value="102.536589" calcext:value-type="float">
            <text:p>102.536589</text:p>
          </table:table-cell>
          <table:table-cell office:value-type="float" office:value="0.268772" calcext:value-type="float">
            <text:p>0.268772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7243020" calcext:value-type="float">
            <text:p>7243020</text:p>
          </table:table-cell>
          <table:table-cell office:value-type="float" office:value="15147" calcext:value-type="float">
            <text:p>15147</text:p>
          </table:table-cell>
          <table:table-cell office:value-type="float" office:value="6885" calcext:value-type="float">
            <text:p>6885</text:p>
          </table:table-cell>
          <table:table-cell office:value-type="float" office:value="1.019787" calcext:value-type="float">
            <text:p>1.019787</text:p>
          </table:table-cell>
          <table:table-cell office:value-type="float" office:value="101.377941" calcext:value-type="float">
            <text:p>101.377941</text:p>
          </table:table-cell>
          <table:table-cell office:value-type="float" office:value="100.358154" calcext:value-type="float">
            <text:p>100.358154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5253688" calcext:value-type="float">
            <text:p>5253688</text:p>
          </table:table-cell>
          <table:table-cell office:value-type="float" office:value="15147" calcext:value-type="float">
            <text:p>15147</text:p>
          </table:table-cell>
          <table:table-cell office:value-type="float" office:value="4994" calcext:value-type="float">
            <text:p>4994</text:p>
          </table:table-cell>
          <table:table-cell office:value-type="float" office:value="1.053017" calcext:value-type="float">
            <text:p>1.053017</text:p>
          </table:table-cell>
          <table:table-cell office:value-type="float" office:value="102.474285" calcext:value-type="float">
            <text:p>102.474285</text:p>
          </table:table-cell>
          <table:table-cell office:value-type="float" office:value="101.421269" calcext:value-type="float">
            <text:p>101.421269</text:p>
          </table:table-cell>
          <table:table-cell office:value-type="float" office:value="0.414405" calcext:value-type="float">
            <text:p>0.41440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864" calcext:value-type="float">
            <text:p>86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.013952" calcext:value-type="float">
            <text:p>1.013952</text:p>
          </table:table-cell>
          <table:table-cell office:value-type="float" office:value="101.482148" calcext:value-type="float">
            <text:p>101.482148</text:p>
          </table:table-cell>
          <table:table-cell office:value-type="float" office:value="100.468196" calcext:value-type="float">
            <text:p>100.46819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101.509105" calcext:value-type="float">
            <text:p>101.509105</text:p>
          </table:table-cell>
          <table:table-cell office:value-type="float" office:value="100.486665" calcext:value-type="float">
            <text:p>100.48666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025164" calcext:value-type="float">
            <text:p>1.025164</text:p>
          </table:table-cell>
          <table:table-cell office:value-type="float" office:value="102.076463" calcext:value-type="float">
            <text:p>102.076463</text:p>
          </table:table-cell>
          <table:table-cell office:value-type="float" office:value="101.051299" calcext:value-type="float">
            <text:p>101.05129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6054260" calcext:value-type="float">
            <text:p>6054260</text:p>
          </table:table-cell>
          <table:table-cell office:value-type="float" office:value="15247" calcext:value-type="float">
            <text:p>15247</text:p>
          </table:table-cell>
          <table:table-cell office:value-type="float" office:value="5755" calcext:value-type="float">
            <text:p>5755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1.834935" calcext:value-type="float">
            <text:p>101.834935</text:p>
          </table:table-cell>
          <table:table-cell office:value-type="float" office:value="100.821126" calcext:value-type="float">
            <text:p>100.821126</text:p>
          </table:table-cell>
          <table:table-cell office:value-type="float" office:value="0.480396" calcext:value-type="float">
            <text:p>0.48039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5380980" calcext:value-type="float">
            <text:p>5380980</text:p>
          </table:table-cell>
          <table:table-cell office:value-type="float" office:value="15247" calcext:value-type="float">
            <text:p>15247</text:p>
          </table:table-cell>
          <table:table-cell office:value-type="float" office:value="5115" calcext:value-type="float">
            <text:p>5115</text:p>
          </table:table-cell>
          <table:table-cell office:value-type="float" office:value="1.091259" calcext:value-type="float">
            <text:p>1.091259</text:p>
          </table:table-cell>
          <table:table-cell office:value-type="float" office:value="102.255322" calcext:value-type="float">
            <text:p>102.255322</text:p>
          </table:table-cell>
          <table:table-cell office:value-type="float" office:value="101.164063" calcext:value-type="float">
            <text:p>101.164063</text:p>
          </table:table-cell>
          <table:table-cell office:value-type="float" office:value="0.425525" calcext:value-type="float">
            <text:p>0.425525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37889" calcext:value-type="float">
            <text:p>1.037889</text:p>
          </table:table-cell>
          <table:table-cell office:value-type="float" office:value="101.904634" calcext:value-type="float">
            <text:p>101.904634</text:p>
          </table:table-cell>
          <table:table-cell office:value-type="float" office:value="100.866745" calcext:value-type="float">
            <text:p>100.86674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.030615" calcext:value-type="float">
            <text:p>1.030615</text:p>
          </table:table-cell>
          <table:table-cell office:value-type="float" office:value="101.915147" calcext:value-type="float">
            <text:p>101.915147</text:p>
          </table:table-cell>
          <table:table-cell office:value-type="float" office:value="100.884532" calcext:value-type="float">
            <text:p>100.88453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058371" calcext:value-type="float">
            <text:p>1.058371</text:p>
          </table:table-cell>
          <table:table-cell office:value-type="float" office:value="65.56345" calcext:value-type="float">
            <text:p>65.56345</text:p>
          </table:table-cell>
          <table:table-cell office:value-type="float" office:value="64.505079" calcext:value-type="float">
            <text:p>64.50507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30587" calcext:value-type="float">
            <text:p>102.130587</text:p>
          </table:table-cell>
          <table:table-cell office:value-type="float" office:value="102.306616" calcext:value-type="float">
            <text:p>102.306616</text:p>
          </table:table-cell>
          <table:table-cell office:value-type="float" office:value="0.176029" calcext:value-type="float">
            <text:p>0.176029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7282996" calcext:value-type="float">
            <text:p>7282996</text:p>
          </table:table-cell>
          <table:table-cell office:value-type="float" office:value="15345" calcext:value-type="float">
            <text:p>15345</text:p>
          </table:table-cell>
          <table:table-cell office:value-type="float" office:value="6923" calcext:value-type="float">
            <text:p>6923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1.961736" calcext:value-type="float">
            <text:p>101.961736</text:p>
          </table:table-cell>
          <table:table-cell office:value-type="float" office:value="100.954047" calcext:value-type="float">
            <text:p>100.954047</text:p>
          </table:table-cell>
          <table:table-cell office:value-type="float" office:value="0.577134" calcext:value-type="float">
            <text:p>0.57713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5109564" calcext:value-type="float">
            <text:p>5109564</text:p>
          </table:table-cell>
          <table:table-cell office:value-type="float" office:value="15345" calcext:value-type="float">
            <text:p>15345</text:p>
          </table:table-cell>
          <table:table-cell office:value-type="float" office:value="4857" calcext:value-type="float">
            <text:p>4857</text:p>
          </table:table-cell>
          <table:table-cell office:value-type="float" office:value="1.079623" calcext:value-type="float">
            <text:p>1.079623</text:p>
          </table:table-cell>
          <table:table-cell office:value-type="float" office:value="102.299287" calcext:value-type="float">
            <text:p>102.299287</text:p>
          </table:table-cell>
          <table:table-cell office:value-type="float" office:value="101.219665" calcext:value-type="float">
            <text:p>101.219665</text:p>
          </table:table-cell>
          <table:table-cell office:value-type="float" office:value="0.40384" calcext:value-type="float">
            <text:p>0.4038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52" calcext:value-type="float">
            <text:p>2352</text:p>
          </table:table-cell>
          <table:table-cell office:value-type="float" office:value="960" calcext:value-type="float">
            <text:p>96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.031249" calcext:value-type="float">
            <text:p>1.031249</text:p>
          </table:table-cell>
          <table:table-cell office:value-type="float" office:value="102.475712" calcext:value-type="float">
            <text:p>102.475712</text:p>
          </table:table-cell>
          <table:table-cell office:value-type="float" office:value="101.444464" calcext:value-type="float">
            <text:p>101.444464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384" calcext:value-type="float">
            <text:p>38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.023915" calcext:value-type="float">
            <text:p>1.023915</text:p>
          </table:table-cell>
          <table:table-cell office:value-type="float" office:value="102.474154" calcext:value-type="float">
            <text:p>102.474154</text:p>
          </table:table-cell>
          <table:table-cell office:value-type="float" office:value="101.450238" calcext:value-type="float">
            <text:p>101.4502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51871" calcext:value-type="float">
            <text:p>1.051871</text:p>
          </table:table-cell>
          <table:table-cell office:value-type="float" office:value="101.950747" calcext:value-type="float">
            <text:p>101.950747</text:p>
          </table:table-cell>
          <table:table-cell office:value-type="float" office:value="100.898876" calcext:value-type="float">
            <text:p>100.89887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77218" calcext:value-type="float">
            <text:p>102.477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6358288" calcext:value-type="float">
            <text:p>6358288</text:p>
          </table:table-cell>
          <table:table-cell office:value-type="float" office:value="15445" calcext:value-type="float">
            <text:p>15445</text:p>
          </table:table-cell>
          <table:table-cell office:value-type="float" office:value="6044" calcext:value-type="float">
            <text:p>6044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02.033175" calcext:value-type="float">
            <text:p>102.033175</text:p>
          </table:table-cell>
          <table:table-cell office:value-type="float" office:value="101.023682" calcext:value-type="float">
            <text:p>101.023682</text:p>
          </table:table-cell>
          <table:table-cell office:value-type="float" office:value="0.503509" calcext:value-type="float">
            <text:p>0.503509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5308392" calcext:value-type="float">
            <text:p>5308392</text:p>
          </table:table-cell>
          <table:table-cell office:value-type="float" office:value="15445" calcext:value-type="float">
            <text:p>15445</text:p>
          </table:table-cell>
          <table:table-cell office:value-type="float" office:value="5046" calcext:value-type="float">
            <text:p>5046</text:p>
          </table:table-cell>
          <table:table-cell office:value-type="float" office:value="1.344277" calcext:value-type="float">
            <text:p>1.344277</text:p>
          </table:table-cell>
          <table:table-cell office:value-type="float" office:value="102.831699" calcext:value-type="float">
            <text:p>102.831699</text:p>
          </table:table-cell>
          <table:table-cell office:value-type="float" office:value="101.487421" calcext:value-type="float">
            <text:p>101.487421</text:p>
          </table:table-cell>
          <table:table-cell office:value-type="float" office:value="0.418447" calcext:value-type="float">
            <text:p>0.418447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267451" calcext:value-type="float">
            <text:p>1.267451</text:p>
          </table:table-cell>
          <table:table-cell office:value-type="float" office:value="88.397097" calcext:value-type="float">
            <text:p>88.397097</text:p>
          </table:table-cell>
          <table:table-cell office:value-type="float" office:value="87.129646" calcext:value-type="float">
            <text:p>87.12964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.260138" calcext:value-type="float">
            <text:p>1.260138</text:p>
          </table:table-cell>
          <table:table-cell office:value-type="float" office:value="79.450201" calcext:value-type="float">
            <text:p>79.450201</text:p>
          </table:table-cell>
          <table:table-cell office:value-type="float" office:value="78.190064" calcext:value-type="float">
            <text:p>78.19006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282699" calcext:value-type="float">
            <text:p>1.282699</text:p>
          </table:table-cell>
          <table:table-cell office:value-type="float" office:value="79.442989" calcext:value-type="float">
            <text:p>79.442989</text:p>
          </table:table-cell>
          <table:table-cell office:value-type="float" office:value="78.16029" calcext:value-type="float">
            <text:p>78.1602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6442448" calcext:value-type="float">
            <text:p>6442448</text:p>
          </table:table-cell>
          <table:table-cell office:value-type="float" office:value="15543" calcext:value-type="float">
            <text:p>15543</text:p>
          </table:table-cell>
          <table:table-cell office:value-type="float" office:value="6124" calcext:value-type="float">
            <text:p>6124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01.683394" calcext:value-type="float">
            <text:p>101.683394</text:p>
          </table:table-cell>
          <table:table-cell office:value-type="float" office:value="100.674066" calcext:value-type="float">
            <text:p>100.674066</text:p>
          </table:table-cell>
          <table:table-cell office:value-type="float" office:value="0.511945" calcext:value-type="float">
            <text:p>0.51194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5409384" calcext:value-type="float">
            <text:p>5409384</text:p>
          </table:table-cell>
          <table:table-cell office:value-type="float" office:value="15543" calcext:value-type="float">
            <text:p>15543</text:p>
          </table:table-cell>
          <table:table-cell office:value-type="float" office:value="5142" calcext:value-type="float">
            <text:p>5142</text:p>
          </table:table-cell>
          <table:table-cell office:value-type="float" office:value="1.072341" calcext:value-type="float">
            <text:p>1.072341</text:p>
          </table:table-cell>
          <table:table-cell office:value-type="float" office:value="102.011558" calcext:value-type="float">
            <text:p>102.011558</text:p>
          </table:table-cell>
          <table:table-cell office:value-type="float" office:value="100.939217" calcext:value-type="float">
            <text:p>100.939217</text:p>
          </table:table-cell>
          <table:table-cell office:value-type="float" office:value="0.428724" calcext:value-type="float">
            <text:p>0.42872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64" calcext:value-type="float">
            <text:p>8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.032749" calcext:value-type="float">
            <text:p>1.032749</text:p>
          </table:table-cell>
          <table:table-cell office:value-type="float" office:value="96.458302" calcext:value-type="float">
            <text:p>96.458302</text:p>
          </table:table-cell>
          <table:table-cell office:value-type="float" office:value="95.425554" calcext:value-type="float">
            <text:p>95.42555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.017768" calcext:value-type="float">
            <text:p>1.017768</text:p>
          </table:table-cell>
          <table:table-cell office:value-type="float" office:value="88.418718" calcext:value-type="float">
            <text:p>88.418718</text:p>
          </table:table-cell>
          <table:table-cell office:value-type="float" office:value="87.40095" calcext:value-type="float">
            <text:p>87.4009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54725" calcext:value-type="float">
            <text:p>1.054725</text:p>
          </table:table-cell>
          <table:table-cell office:value-type="float" office:value="96.459608" calcext:value-type="float">
            <text:p>96.459608</text:p>
          </table:table-cell>
          <table:table-cell office:value-type="float" office:value="95.404883" calcext:value-type="float">
            <text:p>95.40488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6316208" calcext:value-type="float">
            <text:p>6316208</text:p>
          </table:table-cell>
          <table:table-cell office:value-type="float" office:value="15642" calcext:value-type="float">
            <text:p>15642</text:p>
          </table:table-cell>
          <table:table-cell office:value-type="float" office:value="6004" calcext:value-type="float">
            <text:p>6004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102.011446" calcext:value-type="float">
            <text:p>102.011446</text:p>
          </table:table-cell>
          <table:table-cell office:value-type="float" office:value="100.994219" calcext:value-type="float">
            <text:p>100.994219</text:p>
          </table:table-cell>
          <table:table-cell office:value-type="float" office:value="0.500322" calcext:value-type="float">
            <text:p>0.50032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291560" calcext:value-type="float">
            <text:p>5291560</text:p>
          </table:table-cell>
          <table:table-cell office:value-type="float" office:value="15642" calcext:value-type="float">
            <text:p>15642</text:p>
          </table:table-cell>
          <table:table-cell office:value-type="float" office:value="5030" calcext:value-type="float">
            <text:p>5030</text:p>
          </table:table-cell>
          <table:table-cell office:value-type="float" office:value="1.083982" calcext:value-type="float">
            <text:p>1.083982</text:p>
          </table:table-cell>
          <table:table-cell office:value-type="float" office:value="102.708954" calcext:value-type="float">
            <text:p>102.708954</text:p>
          </table:table-cell>
          <table:table-cell office:value-type="float" office:value="101.624972" calcext:value-type="float">
            <text:p>101.624972</text:p>
          </table:table-cell>
          <table:table-cell office:value-type="float" office:value="0.416556" calcext:value-type="float">
            <text:p>0.416556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011692" calcext:value-type="float">
            <text:p>1.011692</text:p>
          </table:table-cell>
          <table:table-cell office:value-type="float" office:value="95.06253" calcext:value-type="float">
            <text:p>95.06253</text:p>
          </table:table-cell>
          <table:table-cell office:value-type="float" office:value="94.050838" calcext:value-type="float">
            <text:p>94.05083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.018865" calcext:value-type="float">
            <text:p>1.018865</text:p>
          </table:table-cell>
          <table:table-cell office:value-type="float" office:value="87.618463" calcext:value-type="float">
            <text:p>87.618463</text:p>
          </table:table-cell>
          <table:table-cell office:value-type="float" office:value="86.599598" calcext:value-type="float">
            <text:p>86.59959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50377" calcext:value-type="float">
            <text:p>1.050377</text:p>
          </table:table-cell>
          <table:table-cell office:value-type="float" office:value="96.554402" calcext:value-type="float">
            <text:p>96.554402</text:p>
          </table:table-cell>
          <table:table-cell office:value-type="float" office:value="95.504025" calcext:value-type="float">
            <text:p>95.50402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6177344" calcext:value-type="float">
            <text:p>6177344</text:p>
          </table:table-cell>
          <table:table-cell office:value-type="float" office:value="15742" calcext:value-type="float">
            <text:p>15742</text:p>
          </table:table-cell>
          <table:table-cell office:value-type="float" office:value="5872" calcext:value-type="float">
            <text:p>5872</text:p>
          </table:table-cell>
          <table:table-cell office:value-type="float" office:value="1.014436" calcext:value-type="float">
            <text:p>1.014436</text:p>
          </table:table-cell>
          <table:table-cell office:value-type="float" office:value="102.033579" calcext:value-type="float">
            <text:p>102.033579</text:p>
          </table:table-cell>
          <table:table-cell office:value-type="float" office:value="101.019143" calcext:value-type="float">
            <text:p>101.019143</text:p>
          </table:table-cell>
          <table:table-cell office:value-type="float" office:value="0.489202" calcext:value-type="float">
            <text:p>0.48920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5546144" calcext:value-type="float">
            <text:p>5546144</text:p>
          </table:table-cell>
          <table:table-cell office:value-type="float" office:value="15742" calcext:value-type="float">
            <text:p>15742</text:p>
          </table:table-cell>
          <table:table-cell office:value-type="float" office:value="5272" calcext:value-type="float">
            <text:p>5272</text:p>
          </table:table-cell>
          <table:table-cell office:value-type="float" office:value="1.086812" calcext:value-type="float">
            <text:p>1.086812</text:p>
          </table:table-cell>
          <table:table-cell office:value-type="float" office:value="102.960719" calcext:value-type="float">
            <text:p>102.960719</text:p>
          </table:table-cell>
          <table:table-cell office:value-type="float" office:value="101.873907" calcext:value-type="float">
            <text:p>101.873907</text:p>
          </table:table-cell>
          <table:table-cell office:value-type="float" office:value="0.43553" calcext:value-type="float">
            <text:p>0.43553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720" calcext:value-type="float">
            <text:p>72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.030755" calcext:value-type="float">
            <text:p>1.030755</text:p>
          </table:table-cell>
          <table:table-cell office:value-type="float" office:value="91.178584" calcext:value-type="float">
            <text:p>91.178584</text:p>
          </table:table-cell>
          <table:table-cell office:value-type="float" office:value="90.147829" calcext:value-type="float">
            <text:p>90.147829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3622" calcext:value-type="float">
            <text:p>1.023622</text:p>
          </table:table-cell>
          <table:table-cell office:value-type="float" office:value="52.070747" calcext:value-type="float">
            <text:p>52.070747</text:p>
          </table:table-cell>
          <table:table-cell office:value-type="float" office:value="51.047125" calcext:value-type="float">
            <text:p>51.04712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9081" calcext:value-type="float">
            <text:p>1.059081</text:p>
          </table:table-cell>
          <table:table-cell office:value-type="float" office:value="92.485922" calcext:value-type="float">
            <text:p>92.485922</text:p>
          </table:table-cell>
          <table:table-cell office:value-type="float" office:value="91.426841" calcext:value-type="float">
            <text:p>91.42684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7335596" calcext:value-type="float">
            <text:p>7335596</text:p>
          </table:table-cell>
          <table:table-cell office:value-type="float" office:value="15840" calcext:value-type="float">
            <text:p>15840</text:p>
          </table:table-cell>
          <table:table-cell office:value-type="float" office:value="6973" calcext:value-type="float">
            <text:p>6973</text:p>
          </table:table-cell>
          <table:table-cell office:value-type="float" office:value="1.009309" calcext:value-type="float">
            <text:p>1.009309</text:p>
          </table:table-cell>
          <table:table-cell office:value-type="float" office:value="101.92004" calcext:value-type="float">
            <text:p>101.92004</text:p>
          </table:table-cell>
          <table:table-cell office:value-type="float" office:value="100.910732" calcext:value-type="float">
            <text:p>100.910732</text:p>
          </table:table-cell>
          <table:table-cell office:value-type="float" office:value="0.581551" calcext:value-type="float">
            <text:p>0.58155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5145332" calcext:value-type="float">
            <text:p>5145332</text:p>
          </table:table-cell>
          <table:table-cell office:value-type="float" office:value="15840" calcext:value-type="float">
            <text:p>15840</text:p>
          </table:table-cell>
          <table:table-cell office:value-type="float" office:value="4891" calcext:value-type="float">
            <text:p>4891</text:p>
          </table:table-cell>
          <table:table-cell office:value-type="float" office:value="1.328373" calcext:value-type="float">
            <text:p>1.328373</text:p>
          </table:table-cell>
          <table:table-cell office:value-type="float" office:value="102.883593" calcext:value-type="float">
            <text:p>102.883593</text:p>
          </table:table-cell>
          <table:table-cell office:value-type="float" office:value="101.55522" calcext:value-type="float">
            <text:p>101.55522</text:p>
          </table:table-cell>
          <table:table-cell office:value-type="float" office:value="0.405323" calcext:value-type="float">
            <text:p>0.40532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24" calcext:value-type="float">
            <text:p>62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.267991" calcext:value-type="float">
            <text:p>1.267991</text:p>
          </table:table-cell>
          <table:table-cell office:value-type="float" office:value="94.976364" calcext:value-type="float">
            <text:p>94.976364</text:p>
          </table:table-cell>
          <table:table-cell office:value-type="float" office:value="93.708373" calcext:value-type="float">
            <text:p>93.70837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336" calcext:value-type="float">
            <text:p>33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.260598" calcext:value-type="float">
            <text:p>1.260598</text:p>
          </table:table-cell>
          <table:table-cell office:value-type="float" office:value="87.919612" calcext:value-type="float">
            <text:p>87.919612</text:p>
          </table:table-cell>
          <table:table-cell office:value-type="float" office:value="86.659014" calcext:value-type="float">
            <text:p>86.65901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294569" calcext:value-type="float">
            <text:p>1.294569</text:p>
          </table:table-cell>
          <table:table-cell office:value-type="float" office:value="87.917834" calcext:value-type="float">
            <text:p>87.917834</text:p>
          </table:table-cell>
          <table:table-cell office:value-type="float" office:value="86.623266" calcext:value-type="float">
            <text:p>86.6232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6318312" calcext:value-type="float">
            <text:p>6318312</text:p>
          </table:table-cell>
          <table:table-cell office:value-type="float" office:value="15940" calcext:value-type="float">
            <text:p>15940</text:p>
          </table:table-cell>
          <table:table-cell office:value-type="float" office:value="6006" calcext:value-type="float">
            <text:p>6006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101.762114" calcext:value-type="float">
            <text:p>101.762114</text:p>
          </table:table-cell>
          <table:table-cell office:value-type="float" office:value="100.750385" calcext:value-type="float">
            <text:p>100.750385</text:p>
          </table:table-cell>
          <table:table-cell office:value-type="float" office:value="0.5017" calcext:value-type="float">
            <text:p>0.5017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5289456" calcext:value-type="float">
            <text:p>5289456</text:p>
          </table:table-cell>
          <table:table-cell office:value-type="float" office:value="15940" calcext:value-type="float">
            <text:p>15940</text:p>
          </table:table-cell>
          <table:table-cell office:value-type="float" office:value="5028" calcext:value-type="float">
            <text:p>5028</text:p>
          </table:table-cell>
          <table:table-cell office:value-type="float" office:value="1.078656" calcext:value-type="float">
            <text:p>1.078656</text:p>
          </table:table-cell>
          <table:table-cell office:value-type="float" office:value="102.477118" calcext:value-type="float">
            <text:p>102.477118</text:p>
          </table:table-cell>
          <table:table-cell office:value-type="float" office:value="101.398462" calcext:value-type="float">
            <text:p>101.398462</text:p>
          </table:table-cell>
          <table:table-cell office:value-type="float" office:value="0.41732" calcext:value-type="float">
            <text:p>0.41732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028788" calcext:value-type="float">
            <text:p>1.028788</text:p>
          </table:table-cell>
          <table:table-cell office:value-type="float" office:value="102.156896" calcext:value-type="float">
            <text:p>102.156896</text:p>
          </table:table-cell>
          <table:table-cell office:value-type="float" office:value="101.128108" calcext:value-type="float">
            <text:p>101.128108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.01586" calcext:value-type="float">
            <text:p>1.01586</text:p>
          </table:table-cell>
          <table:table-cell office:value-type="float" office:value="102.145679" calcext:value-type="float">
            <text:p>102.145679</text:p>
          </table:table-cell>
          <table:table-cell office:value-type="float" office:value="101.129819" calcext:value-type="float">
            <text:p>101.12981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4507" calcext:value-type="float">
            <text:p>1.04507</text:p>
          </table:table-cell>
          <table:table-cell office:value-type="float" office:value="97.718821" calcext:value-type="float">
            <text:p>97.718821</text:p>
          </table:table-cell>
          <table:table-cell office:value-type="float" office:value="96.673751" calcext:value-type="float">
            <text:p>96.67375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52975" calcext:value-type="float">
            <text:p>102.252975</text:p>
          </table:table-cell>
          <table:table-cell office:value-type="float" office:value="102.524383" calcext:value-type="float">
            <text:p>102.524383</text:p>
          </table:table-cell>
          <table:table-cell office:value-type="float" office:value="0.271407" calcext:value-type="float">
            <text:p>0.271407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7065232" calcext:value-type="float">
            <text:p>7065232</text:p>
          </table:table-cell>
          <table:table-cell office:value-type="float" office:value="16038" calcext:value-type="float">
            <text:p>16038</text:p>
          </table:table-cell>
          <table:table-cell office:value-type="float" office:value="6716" calcext:value-type="float">
            <text:p>6716</text:p>
          </table:table-cell>
          <table:table-cell office:value-type="float" office:value="1.011721" calcext:value-type="float">
            <text:p>1.011721</text:p>
          </table:table-cell>
          <table:table-cell office:value-type="float" office:value="100.643548" calcext:value-type="float">
            <text:p>100.643548</text:p>
          </table:table-cell>
          <table:table-cell office:value-type="float" office:value="99.631827" calcext:value-type="float">
            <text:p>99.631827</text:p>
          </table:table-cell>
          <table:table-cell office:value-type="float" office:value="0.567307" calcext:value-type="float">
            <text:p>0.567307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045392" calcext:value-type="float">
            <text:p>5045392</text:p>
          </table:table-cell>
          <table:table-cell office:value-type="float" office:value="16038" calcext:value-type="float">
            <text:p>16038</text:p>
          </table:table-cell>
          <table:table-cell office:value-type="float" office:value="4796" calcext:value-type="float">
            <text:p>4796</text:p>
          </table:table-cell>
          <table:table-cell office:value-type="float" office:value="1.063573" calcext:value-type="float">
            <text:p>1.063573</text:p>
          </table:table-cell>
          <table:table-cell office:value-type="float" office:value="101.847397" calcext:value-type="float">
            <text:p>101.847397</text:p>
          </table:table-cell>
          <table:table-cell office:value-type="float" office:value="100.783824" calcext:value-type="float">
            <text:p>100.783824</text:p>
          </table:table-cell>
          <table:table-cell office:value-type="float" office:value="0.400492" calcext:value-type="float">
            <text:p>0.400492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14779" calcext:value-type="float">
            <text:p>1.014779</text:p>
          </table:table-cell>
          <table:table-cell office:value-type="float" office:value="100.961111" calcext:value-type="float">
            <text:p>100.961111</text:p>
          </table:table-cell>
          <table:table-cell office:value-type="float" office:value="99.946333" calcext:value-type="float">
            <text:p>99.94633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.01326" calcext:value-type="float">
            <text:p>1.01326</text:p>
          </table:table-cell>
          <table:table-cell office:value-type="float" office:value="100.96275" calcext:value-type="float">
            <text:p>100.96275</text:p>
          </table:table-cell>
          <table:table-cell office:value-type="float" office:value="99.94949" calcext:value-type="float">
            <text:p>99.9494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0187" calcext:value-type="float">
            <text:p>1.030187</text:p>
          </table:table-cell>
          <table:table-cell office:value-type="float" office:value="100.964676" calcext:value-type="float">
            <text:p>100.964676</text:p>
          </table:table-cell>
          <table:table-cell office:value-type="float" office:value="99.934489" calcext:value-type="float">
            <text:p>99.93448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7037880" calcext:value-type="float">
            <text:p>7037880</text:p>
          </table:table-cell>
          <table:table-cell office:value-type="float" office:value="16138" calcext:value-type="float">
            <text:p>16138</text:p>
          </table:table-cell>
          <table:table-cell office:value-type="float" office:value="6690" calcext:value-type="float">
            <text:p>6690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01.489178" calcext:value-type="float">
            <text:p>101.489178</text:p>
          </table:table-cell>
          <table:table-cell office:value-type="float" office:value="100.473969" calcext:value-type="float">
            <text:p>100.473969</text:p>
          </table:table-cell>
          <table:table-cell office:value-type="float" office:value="0.560374" calcext:value-type="float">
            <text:p>0.56037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5110616" calcext:value-type="float">
            <text:p>5110616</text:p>
          </table:table-cell>
          <table:table-cell office:value-type="float" office:value="16138" calcext:value-type="float">
            <text:p>16138</text:p>
          </table:table-cell>
          <table:table-cell office:value-type="float" office:value="4858" calcext:value-type="float">
            <text:p>4858</text:p>
          </table:table-cell>
          <table:table-cell office:value-type="float" office:value="1.108868" calcext:value-type="float">
            <text:p>1.108868</text:p>
          </table:table-cell>
          <table:table-cell office:value-type="float" office:value="101.284415" calcext:value-type="float">
            <text:p>101.284415</text:p>
          </table:table-cell>
          <table:table-cell office:value-type="float" office:value="100.175547" calcext:value-type="float">
            <text:p>100.175547</text:p>
          </table:table-cell>
          <table:table-cell office:value-type="float" office:value="0.408133" calcext:value-type="float">
            <text:p>0.40813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.038117" calcext:value-type="float">
            <text:p>1.038117</text:p>
          </table:table-cell>
          <table:table-cell office:value-type="float" office:value="101.51766" calcext:value-type="float">
            <text:p>101.51766</text:p>
          </table:table-cell>
          <table:table-cell office:value-type="float" office:value="100.479544" calcext:value-type="float">
            <text:p>100.47954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.025669" calcext:value-type="float">
            <text:p>1.025669</text:p>
          </table:table-cell>
          <table:table-cell office:value-type="float" office:value="94.553487" calcext:value-type="float">
            <text:p>94.553487</text:p>
          </table:table-cell>
          <table:table-cell office:value-type="float" office:value="93.527818" calcext:value-type="float">
            <text:p>93.52781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64114" calcext:value-type="float">
            <text:p>1.064114</text:p>
          </table:table-cell>
          <table:table-cell office:value-type="float" office:value="101.501027" calcext:value-type="float">
            <text:p>101.501027</text:p>
          </table:table-cell>
          <table:table-cell office:value-type="float" office:value="100.436913" calcext:value-type="float">
            <text:p>100.43691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6403524" calcext:value-type="float">
            <text:p>6403524</text:p>
          </table:table-cell>
          <table:table-cell office:value-type="float" office:value="16236" calcext:value-type="float">
            <text:p>16236</text:p>
          </table:table-cell>
          <table:table-cell office:value-type="float" office:value="6087" calcext:value-type="float">
            <text:p>6087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855654" calcext:value-type="float">
            <text:p>101.855654</text:p>
          </table:table-cell>
          <table:table-cell office:value-type="float" office:value="100.843265" calcext:value-type="float">
            <text:p>100.843265</text:p>
          </table:table-cell>
          <table:table-cell office:value-type="float" office:value="0.507998" calcext:value-type="float">
            <text:p>0.507998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318912" calcext:value-type="float">
            <text:p>5318912</text:p>
          </table:table-cell>
          <table:table-cell office:value-type="float" office:value="16236" calcext:value-type="float">
            <text:p>16236</text:p>
          </table:table-cell>
          <table:table-cell office:value-type="float" office:value="5056" calcext:value-type="float">
            <text:p>5056</text:p>
          </table:table-cell>
          <table:table-cell office:value-type="float" office:value="1.067133" calcext:value-type="float">
            <text:p>1.067133</text:p>
          </table:table-cell>
          <table:table-cell office:value-type="float" office:value="102.021978" calcext:value-type="float">
            <text:p>102.021978</text:p>
          </table:table-cell>
          <table:table-cell office:value-type="float" office:value="100.954845" calcext:value-type="float">
            <text:p>100.954845</text:p>
          </table:table-cell>
          <table:table-cell office:value-type="float" office:value="0.421488" calcext:value-type="float">
            <text:p>0.421488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29868" calcext:value-type="float">
            <text:p>1.029868</text:p>
          </table:table-cell>
          <table:table-cell office:value-type="float" office:value="101.885543" calcext:value-type="float">
            <text:p>101.885543</text:p>
          </table:table-cell>
          <table:table-cell office:value-type="float" office:value="100.855675" calcext:value-type="float">
            <text:p>100.85567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.01674" calcext:value-type="float">
            <text:p>1.01674</text:p>
          </table:table-cell>
          <table:table-cell office:value-type="float" office:value="101.934135" calcext:value-type="float">
            <text:p>101.934135</text:p>
          </table:table-cell>
          <table:table-cell office:value-type="float" office:value="100.917395" calcext:value-type="float">
            <text:p>100.91739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044956" calcext:value-type="float">
            <text:p>1.044956</text:p>
          </table:table-cell>
          <table:table-cell office:value-type="float" office:value="101.912336" calcext:value-type="float">
            <text:p>101.912336</text:p>
          </table:table-cell>
          <table:table-cell office:value-type="float" office:value="100.86738" calcext:value-type="float">
            <text:p>100.8673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7015788" calcext:value-type="float">
            <text:p>7015788</text:p>
          </table:table-cell>
          <table:table-cell office:value-type="float" office:value="16336" calcext:value-type="float">
            <text:p>16336</text:p>
          </table:table-cell>
          <table:table-cell office:value-type="float" office:value="6669" calcext:value-type="float">
            <text:p>6669</text:p>
          </table:table-cell>
          <table:table-cell office:value-type="float" office:value="1.01495" calcext:value-type="float">
            <text:p>1.01495</text:p>
          </table:table-cell>
          <table:table-cell office:value-type="float" office:value="101.945992" calcext:value-type="float">
            <text:p>101.945992</text:p>
          </table:table-cell>
          <table:table-cell office:value-type="float" office:value="100.931042" calcext:value-type="float">
            <text:p>100.931042</text:p>
          </table:table-cell>
          <table:table-cell office:value-type="float" office:value="0.556086" calcext:value-type="float">
            <text:p>0.55608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5123240" calcext:value-type="float">
            <text:p>5123240</text:p>
          </table:table-cell>
          <table:table-cell office:value-type="float" office:value="16336" calcext:value-type="float">
            <text:p>16336</text:p>
          </table:table-cell>
          <table:table-cell office:value-type="float" office:value="4870" calcext:value-type="float">
            <text:p>4870</text:p>
          </table:table-cell>
          <table:table-cell office:value-type="float" office:value="1.320794" calcext:value-type="float">
            <text:p>1.320794</text:p>
          </table:table-cell>
          <table:table-cell office:value-type="float" office:value="102.14715" calcext:value-type="float">
            <text:p>102.14715</text:p>
          </table:table-cell>
          <table:table-cell office:value-type="float" office:value="100.826356" calcext:value-type="float">
            <text:p>100.826356</text:p>
          </table:table-cell>
          <table:table-cell office:value-type="float" office:value="0.4065" calcext:value-type="float">
            <text:p>0.406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0" calcext:value-type="float">
            <text:p>2160</text:p>
          </table:table-cell>
          <table:table-cell office:value-type="float" office:value="816" calcext:value-type="float">
            <text:p>81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.27198" calcext:value-type="float">
            <text:p>1.27198</text:p>
          </table:table-cell>
          <table:table-cell office:value-type="float" office:value="102.021182" calcext:value-type="float">
            <text:p>102.021182</text:p>
          </table:table-cell>
          <table:table-cell office:value-type="float" office:value="100.749201" calcext:value-type="float">
            <text:p>100.74920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.25618" calcext:value-type="float">
            <text:p>1.25618</text:p>
          </table:table-cell>
          <table:table-cell office:value-type="float" office:value="102.009739" calcext:value-type="float">
            <text:p>102.009739</text:p>
          </table:table-cell>
          <table:table-cell office:value-type="float" office:value="100.753559" calcext:value-type="float">
            <text:p>100.75355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298618" calcext:value-type="float">
            <text:p>1.298618</text:p>
          </table:table-cell>
          <table:table-cell office:value-type="float" office:value="99.382934" calcext:value-type="float">
            <text:p>99.382934</text:p>
          </table:table-cell>
          <table:table-cell office:value-type="float" office:value="98.084317" calcext:value-type="float">
            <text:p>98.084317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48756" calcext:value-type="float">
            <text:p>102.148756</text:p>
          </table:table-cell>
          <table:table-cell office:value-type="float" office:value="102.265022" calcext:value-type="float">
            <text:p>102.265022</text:p>
          </table:table-cell>
          <table:table-cell office:value-type="float" office:value="0.116265" calcext:value-type="float">
            <text:p>0.116265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7758500" calcext:value-type="float">
            <text:p>7758500</text:p>
          </table:table-cell>
          <table:table-cell office:value-type="float" office:value="16435" calcext:value-type="float">
            <text:p>16435</text:p>
          </table:table-cell>
          <table:table-cell office:value-type="float" office:value="7375" calcext:value-type="float">
            <text:p>7375</text:p>
          </table:table-cell>
          <table:table-cell office:value-type="float" office:value="1.016581" calcext:value-type="float">
            <text:p>1.016581</text:p>
          </table:table-cell>
          <table:table-cell office:value-type="float" office:value="101.965913" calcext:value-type="float">
            <text:p>101.965913</text:p>
          </table:table-cell>
          <table:table-cell office:value-type="float" office:value="100.949332" calcext:value-type="float">
            <text:p>100.949332</text:p>
          </table:table-cell>
          <table:table-cell office:value-type="float" office:value="0.614843" calcext:value-type="float">
            <text:p>0.614843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16435" calcext:value-type="float">
            <text:p>16435</text:p>
          </table:table-cell>
          <table:table-cell office:value-type="float" office:value="4674" calcext:value-type="float">
            <text:p>4674</text:p>
          </table:table-cell>
          <table:table-cell office:value-type="float" office:value="1.074435" calcext:value-type="float">
            <text:p>1.074435</text:p>
          </table:table-cell>
          <table:table-cell office:value-type="float" office:value="102.534087" calcext:value-type="float">
            <text:p>102.534087</text:p>
          </table:table-cell>
          <table:table-cell office:value-type="float" office:value="101.459653" calcext:value-type="float">
            <text:p>101.459653</text:p>
          </table:table-cell>
          <table:table-cell office:value-type="float" office:value="0.387705" calcext:value-type="float">
            <text:p>0.387705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64" calcext:value-type="float">
            <text:p>8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.026033" calcext:value-type="float">
            <text:p>1.026033</text:p>
          </table:table-cell>
          <table:table-cell office:value-type="float" office:value="102.093307" calcext:value-type="float">
            <text:p>102.093307</text:p>
          </table:table-cell>
          <table:table-cell office:value-type="float" office:value="101.067274" calcext:value-type="float">
            <text:p>101.06727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.01844" calcext:value-type="float">
            <text:p>1.01844</text:p>
          </table:table-cell>
          <table:table-cell office:value-type="float" office:value="73.950111" calcext:value-type="float">
            <text:p>73.950111</text:p>
          </table:table-cell>
          <table:table-cell office:value-type="float" office:value="72.931671" calcext:value-type="float">
            <text:p>72.931671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41209" calcext:value-type="float">
            <text:p>1.041209</text:p>
          </table:table-cell>
          <table:table-cell office:value-type="float" office:value="102.091789" calcext:value-type="float">
            <text:p>102.091789</text:p>
          </table:table-cell>
          <table:table-cell office:value-type="float" office:value="101.050581" calcext:value-type="float">
            <text:p>101.05058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6807492" calcext:value-type="float">
            <text:p>6807492</text:p>
          </table:table-cell>
          <table:table-cell office:value-type="float" office:value="16533" calcext:value-type="float">
            <text:p>16533</text:p>
          </table:table-cell>
          <table:table-cell office:value-type="float" office:value="6471" calcext:value-type="float">
            <text:p>6471</text:p>
          </table:table-cell>
          <table:table-cell office:value-type="float" office:value="1.007729" calcext:value-type="float">
            <text:p>1.007729</text:p>
          </table:table-cell>
          <table:table-cell office:value-type="float" office:value="101.88454" calcext:value-type="float">
            <text:p>101.88454</text:p>
          </table:table-cell>
          <table:table-cell office:value-type="float" office:value="100.876812" calcext:value-type="float">
            <text:p>100.876812</text:p>
          </table:table-cell>
          <table:table-cell office:value-type="float" office:value="0.539866" calcext:value-type="float">
            <text:p>0.53986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5277884" calcext:value-type="float">
            <text:p>5277884</text:p>
          </table:table-cell>
          <table:table-cell office:value-type="float" office:value="16533" calcext:value-type="float">
            <text:p>16533</text:p>
          </table:table-cell>
          <table:table-cell office:value-type="float" office:value="5017" calcext:value-type="float">
            <text:p>5017</text:p>
          </table:table-cell>
          <table:table-cell office:value-type="float" office:value="1.100545" calcext:value-type="float">
            <text:p>1.100545</text:p>
          </table:table-cell>
          <table:table-cell office:value-type="float" office:value="102.048457" calcext:value-type="float">
            <text:p>102.048457</text:p>
          </table:table-cell>
          <table:table-cell office:value-type="float" office:value="100.947912" calcext:value-type="float">
            <text:p>100.947912</text:p>
          </table:table-cell>
          <table:table-cell office:value-type="float" office:value="0.418266" calcext:value-type="float">
            <text:p>0.41826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64" calcext:value-type="float">
            <text:p>86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01.907524" calcext:value-type="float">
            <text:p>101.907524</text:p>
          </table:table-cell>
          <table:table-cell office:value-type="float" office:value="100.852274" calcext:value-type="float">
            <text:p>100.85227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.027677" calcext:value-type="float">
            <text:p>1.027677</text:p>
          </table:table-cell>
          <table:table-cell office:value-type="float" office:value="51.616022" calcext:value-type="float">
            <text:p>51.616022</text:p>
          </table:table-cell>
          <table:table-cell office:value-type="float" office:value="50.588345" calcext:value-type="float">
            <text:p>50.58834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83321" calcext:value-type="float">
            <text:p>1.083321</text:p>
          </table:table-cell>
          <table:table-cell office:value-type="float" office:value="100.155962" calcext:value-type="float">
            <text:p>100.155962</text:p>
          </table:table-cell>
          <table:table-cell office:value-type="float" office:value="99.07264" calcext:value-type="float">
            <text:p>99.0726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7102052" calcext:value-type="float">
            <text:p>7102052</text:p>
          </table:table-cell>
          <table:table-cell office:value-type="float" office:value="16632" calcext:value-type="float">
            <text:p>16632</text:p>
          </table:table-cell>
          <table:table-cell office:value-type="float" office:value="6751" calcext:value-type="float">
            <text:p>6751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0.660389" calcext:value-type="float">
            <text:p>100.660389</text:p>
          </table:table-cell>
          <table:table-cell office:value-type="float" office:value="99.65012" calcext:value-type="float">
            <text:p>99.65012</text:p>
          </table:table-cell>
          <table:table-cell office:value-type="float" office:value="0.570159" calcext:value-type="float">
            <text:p>0.570159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4963336" calcext:value-type="float">
            <text:p>4963336</text:p>
          </table:table-cell>
          <table:table-cell office:value-type="float" office:value="16632" calcext:value-type="float">
            <text:p>16632</text:p>
          </table:table-cell>
          <table:table-cell office:value-type="float" office:value="4718" calcext:value-type="float">
            <text:p>4718</text:p>
          </table:table-cell>
          <table:table-cell office:value-type="float" office:value="1.309513" calcext:value-type="float">
            <text:p>1.309513</text:p>
          </table:table-cell>
          <table:table-cell office:value-type="float" office:value="101.952214" calcext:value-type="float">
            <text:p>101.952214</text:p>
          </table:table-cell>
          <table:table-cell office:value-type="float" office:value="100.642701" calcext:value-type="float">
            <text:p>100.642701</text:p>
          </table:table-cell>
          <table:table-cell office:value-type="float" office:value="0.394531" calcext:value-type="float">
            <text:p>0.39453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266754" calcext:value-type="float">
            <text:p>1.266754</text:p>
          </table:table-cell>
          <table:table-cell office:value-type="float" office:value="101.028258" calcext:value-type="float">
            <text:p>101.028258</text:p>
          </table:table-cell>
          <table:table-cell office:value-type="float" office:value="99.761504" calcext:value-type="float">
            <text:p>99.76150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251513" calcext:value-type="float">
            <text:p>1.251513</text:p>
          </table:table-cell>
          <table:table-cell office:value-type="float" office:value="101.029857" calcext:value-type="float">
            <text:p>101.029857</text:p>
          </table:table-cell>
          <table:table-cell office:value-type="float" office:value="99.778344" calcext:value-type="float">
            <text:p>99.77834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281862" calcext:value-type="float">
            <text:p>1.281862</text:p>
          </table:table-cell>
          <table:table-cell office:value-type="float" office:value="101.031303" calcext:value-type="float">
            <text:p>101.031303</text:p>
          </table:table-cell>
          <table:table-cell office:value-type="float" office:value="99.749441" calcext:value-type="float">
            <text:p>99.74944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6428772" calcext:value-type="float">
            <text:p>6428772</text:p>
          </table:table-cell>
          <table:table-cell office:value-type="float" office:value="16731" calcext:value-type="float">
            <text:p>16731</text:p>
          </table:table-cell>
          <table:table-cell office:value-type="float" office:value="6111" calcext:value-type="float">
            <text:p>6111</text:p>
          </table:table-cell>
          <table:table-cell office:value-type="float" office:value="1.007309" calcext:value-type="float">
            <text:p>1.007309</text:p>
          </table:table-cell>
          <table:table-cell office:value-type="float" office:value="100.817732" calcext:value-type="float">
            <text:p>100.817732</text:p>
          </table:table-cell>
          <table:table-cell office:value-type="float" office:value="99.810424" calcext:value-type="float">
            <text:p>99.810424</text:p>
          </table:table-cell>
          <table:table-cell office:value-type="float" office:value="0.515279" calcext:value-type="float">
            <text:p>0.515279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261052" calcext:value-type="float">
            <text:p>5261052</text:p>
          </table:table-cell>
          <table:table-cell office:value-type="float" office:value="16731" calcext:value-type="float">
            <text:p>16731</text:p>
          </table:table-cell>
          <table:table-cell office:value-type="float" office:value="5001" calcext:value-type="float">
            <text:p>5001</text:p>
          </table:table-cell>
          <table:table-cell office:value-type="float" office:value="1.101721" calcext:value-type="float">
            <text:p>1.101721</text:p>
          </table:table-cell>
          <table:table-cell office:value-type="float" office:value="101.444807" calcext:value-type="float">
            <text:p>101.444807</text:p>
          </table:table-cell>
          <table:table-cell office:value-type="float" office:value="100.343086" calcext:value-type="float">
            <text:p>100.343086</text:p>
          </table:table-cell>
          <table:table-cell office:value-type="float" office:value="0.419445" calcext:value-type="float">
            <text:p>0.41944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99.977977" calcext:value-type="float">
            <text:p>99.977977</text:p>
          </table:table-cell>
          <table:table-cell office:value-type="float" office:value="98.952243" calcext:value-type="float">
            <text:p>98.95224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018441" calcext:value-type="float">
            <text:p>1.018441</text:p>
          </table:table-cell>
          <table:table-cell office:value-type="float" office:value="94.551957" calcext:value-type="float">
            <text:p>94.551957</text:p>
          </table:table-cell>
          <table:table-cell office:value-type="float" office:value="93.533516" calcext:value-type="float">
            <text:p>93.53351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51531" calcext:value-type="float">
            <text:p>1.051531</text:p>
          </table:table-cell>
          <table:table-cell office:value-type="float" office:value="99.979283" calcext:value-type="float">
            <text:p>99.979283</text:p>
          </table:table-cell>
          <table:table-cell office:value-type="float" office:value="98.927751" calcext:value-type="float">
            <text:p>98.92775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564028" calcext:value-type="float">
            <text:p>5564028</text:p>
          </table:table-cell>
          <table:table-cell office:value-type="float" office:value="16830" calcext:value-type="float">
            <text:p>16830</text:p>
          </table:table-cell>
          <table:table-cell office:value-type="float" office:value="5289" calcext:value-type="float">
            <text:p>5289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1.691478" calcext:value-type="float">
            <text:p>101.691478</text:p>
          </table:table-cell>
          <table:table-cell office:value-type="float" office:value="100.681209" calcext:value-type="float">
            <text:p>100.681209</text:p>
          </table:table-cell>
          <table:table-cell office:value-type="float" office:value="0.442111" calcext:value-type="float">
            <text:p>0.44211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510376" calcext:value-type="float">
            <text:p>5510376</text:p>
          </table:table-cell>
          <table:table-cell office:value-type="float" office:value="16830" calcext:value-type="float">
            <text:p>16830</text:p>
          </table:table-cell>
          <table:table-cell office:value-type="float" office:value="5238" calcext:value-type="float">
            <text:p>5238</text:p>
          </table:table-cell>
          <table:table-cell office:value-type="float" office:value="1.71403" calcext:value-type="float">
            <text:p>1.71403</text:p>
          </table:table-cell>
          <table:table-cell office:value-type="float" office:value="102.055342" calcext:value-type="float">
            <text:p>102.055342</text:p>
          </table:table-cell>
          <table:table-cell office:value-type="float" office:value="100.341311" calcext:value-type="float">
            <text:p>100.341311</text:p>
          </table:table-cell>
          <table:table-cell office:value-type="float" office:value="0.439331" calcext:value-type="float">
            <text:p>0.43933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670452" calcext:value-type="float">
            <text:p>1.670452</text:p>
          </table:table-cell>
          <table:table-cell office:value-type="float" office:value="89.623708" calcext:value-type="float">
            <text:p>89.623708</text:p>
          </table:table-cell>
          <table:table-cell office:value-type="float" office:value="87.953256" calcext:value-type="float">
            <text:p>87.95325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63259" calcext:value-type="float">
            <text:p>1.663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68594" calcext:value-type="float">
            <text:p>1.68594</text:p>
          </table:table-cell>
          <table:table-cell office:value-type="float" office:value="91.152775" calcext:value-type="float">
            <text:p>91.152775</text:p>
          </table:table-cell>
          <table:table-cell office:value-type="float" office:value="89.466834" calcext:value-type="float">
            <text:p>89.46683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8058320" calcext:value-type="float">
            <text:p>8058320</text:p>
          </table:table-cell>
          <table:table-cell office:value-type="float" office:value="16930" calcext:value-type="float">
            <text:p>16930</text:p>
          </table:table-cell>
          <table:table-cell office:value-type="float" office:value="7660" calcext:value-type="float">
            <text:p>7660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676415" calcext:value-type="float">
            <text:p>101.676415</text:p>
          </table:table-cell>
          <table:table-cell office:value-type="float" office:value="100.664026" calcext:value-type="float">
            <text:p>100.664026</text:p>
          </table:table-cell>
          <table:table-cell office:value-type="float" office:value="0.640413" calcext:value-type="float">
            <text:p>0.640413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4748728" calcext:value-type="float">
            <text:p>4748728</text:p>
          </table:table-cell>
          <table:table-cell office:value-type="float" office:value="16930" calcext:value-type="float">
            <text:p>16930</text:p>
          </table:table-cell>
          <table:table-cell office:value-type="float" office:value="4514" calcext:value-type="float">
            <text:p>4514</text:p>
          </table:table-cell>
          <table:table-cell office:value-type="float" office:value="1.090884" calcext:value-type="float">
            <text:p>1.090884</text:p>
          </table:table-cell>
          <table:table-cell office:value-type="float" office:value="102.31009" calcext:value-type="float">
            <text:p>102.31009</text:p>
          </table:table-cell>
          <table:table-cell office:value-type="float" office:value="101.219206" calcext:value-type="float">
            <text:p>101.219206</text:p>
          </table:table-cell>
          <table:table-cell office:value-type="float" office:value="0.375322" calcext:value-type="float">
            <text:p>0.375322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.036397" calcext:value-type="float">
            <text:p>1.036397</text:p>
          </table:table-cell>
          <table:table-cell office:value-type="float" office:value="101.297556" calcext:value-type="float">
            <text:p>101.297556</text:p>
          </table:table-cell>
          <table:table-cell office:value-type="float" office:value="100.261159" calcext:value-type="float">
            <text:p>100.26115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.029083" calcext:value-type="float">
            <text:p>1.029083</text:p>
          </table:table-cell>
          <table:table-cell office:value-type="float" office:value="77.074807" calcext:value-type="float">
            <text:p>77.074807</text:p>
          </table:table-cell>
          <table:table-cell office:value-type="float" office:value="76.045724" calcext:value-type="float">
            <text:p>76.04572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51845" calcext:value-type="float">
            <text:p>1.051845</text:p>
          </table:table-cell>
          <table:table-cell office:value-type="float" office:value="101.298862" calcext:value-type="float">
            <text:p>101.298862</text:p>
          </table:table-cell>
          <table:table-cell office:value-type="float" office:value="100.247017" calcext:value-type="float">
            <text:p>100.24701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17029" calcext:value-type="float">
            <text:p>17029</text:p>
          </table:table-cell>
          <table:table-cell office:value-type="float" office:value="6435" calcext:value-type="float">
            <text:p>6435</text:p>
          </table:table-cell>
          <table:table-cell office:value-type="float" office:value="1.019247" calcext:value-type="float">
            <text:p>1.019247</text:p>
          </table:table-cell>
          <table:table-cell office:value-type="float" office:value="101.997017" calcext:value-type="float">
            <text:p>101.997017</text:p>
          </table:table-cell>
          <table:table-cell office:value-type="float" office:value="100.97777" calcext:value-type="float">
            <text:p>100.97777</text:p>
          </table:table-cell>
          <table:table-cell office:value-type="float" office:value="0.536326" calcext:value-type="float">
            <text:p>0.536326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5262104" calcext:value-type="float">
            <text:p>5262104</text:p>
          </table:table-cell>
          <table:table-cell office:value-type="float" office:value="17029" calcext:value-type="float">
            <text:p>17029</text:p>
          </table:table-cell>
          <table:table-cell office:value-type="float" office:value="5002" calcext:value-type="float">
            <text:p>5002</text:p>
          </table:table-cell>
          <table:table-cell office:value-type="float" office:value="1.05847" calcext:value-type="float">
            <text:p>1.05847</text:p>
          </table:table-cell>
          <table:table-cell office:value-type="float" office:value="102.807917" calcext:value-type="float">
            <text:p>102.807917</text:p>
          </table:table-cell>
          <table:table-cell office:value-type="float" office:value="101.749447" calcext:value-type="float">
            <text:p>101.749447</text:p>
          </table:table-cell>
          <table:table-cell office:value-type="float" office:value="0.41373" calcext:value-type="float">
            <text:p>0.4137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013692" calcext:value-type="float">
            <text:p>1.013692</text:p>
          </table:table-cell>
          <table:table-cell office:value-type="float" office:value="94.996954" calcext:value-type="float">
            <text:p>94.996954</text:p>
          </table:table-cell>
          <table:table-cell office:value-type="float" office:value="93.983262" calcext:value-type="float">
            <text:p>93.98326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.021005" calcext:value-type="float">
            <text:p>1.021005</text:p>
          </table:table-cell>
          <table:table-cell office:value-type="float" office:value="95.010487" calcext:value-type="float">
            <text:p>95.010487</text:p>
          </table:table-cell>
          <table:table-cell office:value-type="float" office:value="93.989482" calcext:value-type="float">
            <text:p>93.98948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30479" calcext:value-type="float">
            <text:p>1.030479</text:p>
          </table:table-cell>
          <table:table-cell office:value-type="float" office:value="94.99826" calcext:value-type="float">
            <text:p>94.99826</text:p>
          </table:table-cell>
          <table:table-cell office:value-type="float" office:value="93.967781" calcext:value-type="float">
            <text:p>93.96778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7062076" calcext:value-type="float">
            <text:p>7062076</text:p>
          </table:table-cell>
          <table:table-cell office:value-type="float" office:value="17127" calcext:value-type="float">
            <text:p>17127</text:p>
          </table:table-cell>
          <table:table-cell office:value-type="float" office:value="6713" calcext:value-type="float">
            <text:p>6713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1.665043" calcext:value-type="float">
            <text:p>101.665043</text:p>
          </table:table-cell>
          <table:table-cell office:value-type="float" office:value="100.649775" calcext:value-type="float">
            <text:p>100.649775</text:p>
          </table:table-cell>
          <table:table-cell office:value-type="float" office:value="0.561319" calcext:value-type="float">
            <text:p>0.561319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17127" calcext:value-type="float">
            <text:p>17127</text:p>
          </table:table-cell>
          <table:table-cell office:value-type="float" office:value="4880" calcext:value-type="float">
            <text:p>4880</text:p>
          </table:table-cell>
          <table:table-cell office:value-type="float" office:value="1.117921" calcext:value-type="float">
            <text:p>1.117921</text:p>
          </table:table-cell>
          <table:table-cell office:value-type="float" office:value="101.701379" calcext:value-type="float">
            <text:p>101.701379</text:p>
          </table:table-cell>
          <table:table-cell office:value-type="float" office:value="100.583458" calcext:value-type="float">
            <text:p>100.583458</text:p>
          </table:table-cell>
          <table:table-cell office:value-type="float" office:value="0.408318" calcext:value-type="float">
            <text:p>0.408318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51671" calcext:value-type="float">
            <text:p>1.051671</text:p>
          </table:table-cell>
          <table:table-cell office:value-type="float" office:value="99.662347" calcext:value-type="float">
            <text:p>99.662347</text:p>
          </table:table-cell>
          <table:table-cell office:value-type="float" office:value="98.610676" calcext:value-type="float">
            <text:p>98.61067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.031654" calcext:value-type="float">
            <text:p>1.031654</text:p>
          </table:table-cell>
          <table:table-cell office:value-type="float" office:value="99.67638" calcext:value-type="float">
            <text:p>99.67638</text:p>
          </table:table-cell>
          <table:table-cell office:value-type="float" office:value="98.644726" calcext:value-type="float">
            <text:p>98.64472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83943" calcext:value-type="float">
            <text:p>1.083943</text:p>
          </table:table-cell>
          <table:table-cell office:value-type="float" office:value="99.663653" calcext:value-type="float">
            <text:p>99.663653</text:p>
          </table:table-cell>
          <table:table-cell office:value-type="float" office:value="98.57971" calcext:value-type="float">
            <text:p>98.5797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6690720" calcext:value-type="float">
            <text:p>6690720</text:p>
          </table:table-cell>
          <table:table-cell office:value-type="float" office:value="17227" calcext:value-type="float">
            <text:p>17227</text:p>
          </table:table-cell>
          <table:table-cell office:value-type="float" office:value="6360" calcext:value-type="float">
            <text:p>6360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01.444823" calcext:value-type="float">
            <text:p>101.444823</text:p>
          </table:table-cell>
          <table:table-cell office:value-type="float" office:value="100.430514" calcext:value-type="float">
            <text:p>100.430514</text:p>
          </table:table-cell>
          <table:table-cell office:value-type="float" office:value="0.532963" calcext:value-type="float">
            <text:p>0.53296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5174788" calcext:value-type="float">
            <text:p>5174788</text:p>
          </table:table-cell>
          <table:table-cell office:value-type="float" office:value="17227" calcext:value-type="float">
            <text:p>17227</text:p>
          </table:table-cell>
          <table:table-cell office:value-type="float" office:value="4919" calcext:value-type="float">
            <text:p>4919</text:p>
          </table:table-cell>
          <table:table-cell office:value-type="float" office:value="1.094061" calcext:value-type="float">
            <text:p>1.094061</text:p>
          </table:table-cell>
          <table:table-cell office:value-type="float" office:value="102.49406" calcext:value-type="float">
            <text:p>102.49406</text:p>
          </table:table-cell>
          <table:table-cell office:value-type="float" office:value="101.4" calcext:value-type="float">
            <text:p>101.4</text:p>
          </table:table-cell>
          <table:table-cell office:value-type="float" office:value="0.408267" calcext:value-type="float">
            <text:p>0.40826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576" calcext:value-type="float">
            <text:p>57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.049146" calcext:value-type="float">
            <text:p>1.049146</text:p>
          </table:table-cell>
          <table:table-cell office:value-type="float" office:value="101.516237" calcext:value-type="float">
            <text:p>101.516237</text:p>
          </table:table-cell>
          <table:table-cell office:value-type="float" office:value="100.467091" calcext:value-type="float">
            <text:p>100.46709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030743" calcext:value-type="float">
            <text:p>1.030743</text:p>
          </table:table-cell>
          <table:table-cell office:value-type="float" office:value="101.532003" calcext:value-type="float">
            <text:p>101.532003</text:p>
          </table:table-cell>
          <table:table-cell office:value-type="float" office:value="100.50126" calcext:value-type="float">
            <text:p>100.5012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77257" calcext:value-type="float">
            <text:p>1.077257</text:p>
          </table:table-cell>
          <table:table-cell office:value-type="float" office:value="102.370645" calcext:value-type="float">
            <text:p>102.370645</text:p>
          </table:table-cell>
          <table:table-cell office:value-type="float" office:value="101.293388" calcext:value-type="float">
            <text:p>101.29338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7317712" calcext:value-type="float">
            <text:p>7317712</text:p>
          </table:table-cell>
          <table:table-cell office:value-type="float" office:value="17325" calcext:value-type="float">
            <text:p>17325</text:p>
          </table:table-cell>
          <table:table-cell office:value-type="float" office:value="6956" calcext:value-type="float">
            <text:p>6956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1.707787" calcext:value-type="float">
            <text:p>101.707787</text:p>
          </table:table-cell>
          <table:table-cell office:value-type="float" office:value="100.699458" calcext:value-type="float">
            <text:p>100.699458</text:p>
          </table:table-cell>
          <table:table-cell office:value-type="float" office:value="0.581351" calcext:value-type="float">
            <text:p>0.58135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4952816" calcext:value-type="float">
            <text:p>4952816</text:p>
          </table:table-cell>
          <table:table-cell office:value-type="float" office:value="17325" calcext:value-type="float">
            <text:p>17325</text:p>
          </table:table-cell>
          <table:table-cell office:value-type="float" office:value="4708" calcext:value-type="float">
            <text:p>4708</text:p>
          </table:table-cell>
          <table:table-cell office:value-type="float" office:value="1.081503" calcext:value-type="float">
            <text:p>1.081503</text:p>
          </table:table-cell>
          <table:table-cell office:value-type="float" office:value="102.71326" calcext:value-type="float">
            <text:p>102.71326</text:p>
          </table:table-cell>
          <table:table-cell office:value-type="float" office:value="101.631758" calcext:value-type="float">
            <text:p>101.631758</text:p>
          </table:table-cell>
          <table:table-cell office:value-type="float" office:value="0.389864" calcext:value-type="float">
            <text:p>0.389864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49833" calcext:value-type="float">
            <text:p>1.049833</text:p>
          </table:table-cell>
          <table:table-cell office:value-type="float" office:value="101.73375" calcext:value-type="float">
            <text:p>101.73375</text:p>
          </table:table-cell>
          <table:table-cell office:value-type="float" office:value="100.683917" calcext:value-type="float">
            <text:p>100.6839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.028117" calcext:value-type="float">
            <text:p>1.028117</text:p>
          </table:table-cell>
          <table:table-cell office:value-type="float" office:value="101.755611" calcext:value-type="float">
            <text:p>101.755611</text:p>
          </table:table-cell>
          <table:table-cell office:value-type="float" office:value="100.727493" calcext:value-type="float">
            <text:p>100.72749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058926" calcext:value-type="float">
            <text:p>1.058926</text:p>
          </table:table-cell>
          <table:table-cell office:value-type="float" office:value="101.735056" calcext:value-type="float">
            <text:p>101.735056</text:p>
          </table:table-cell>
          <table:table-cell office:value-type="float" office:value="100.67613" calcext:value-type="float">
            <text:p>100.6761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6894808" calcext:value-type="float">
            <text:p>6894808</text:p>
          </table:table-cell>
          <table:table-cell office:value-type="float" office:value="17425" calcext:value-type="float">
            <text:p>17425</text:p>
          </table:table-cell>
          <table:table-cell office:value-type="float" office:value="6554" calcext:value-type="float">
            <text:p>6554</text:p>
          </table:table-cell>
          <table:table-cell office:value-type="float" office:value="1.016861" calcext:value-type="float">
            <text:p>1.016861</text:p>
          </table:table-cell>
          <table:table-cell office:value-type="float" office:value="102.005247" calcext:value-type="float">
            <text:p>102.005247</text:p>
          </table:table-cell>
          <table:table-cell office:value-type="float" office:value="100.988386" calcext:value-type="float">
            <text:p>100.988386</text:p>
          </table:table-cell>
          <table:table-cell office:value-type="float" office:value="0.546186" calcext:value-type="float">
            <text:p>0.546186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5377824" calcext:value-type="float">
            <text:p>5377824</text:p>
          </table:table-cell>
          <table:table-cell office:value-type="float" office:value="17425" calcext:value-type="float">
            <text:p>17425</text:p>
          </table:table-cell>
          <table:table-cell office:value-type="float" office:value="5112" calcext:value-type="float">
            <text:p>5112</text:p>
          </table:table-cell>
          <table:table-cell office:value-type="float" office:value="1.093219" calcext:value-type="float">
            <text:p>1.093219</text:p>
          </table:table-cell>
          <table:table-cell office:value-type="float" office:value="102.914402" calcext:value-type="float">
            <text:p>102.914402</text:p>
          </table:table-cell>
          <table:table-cell office:value-type="float" office:value="101.821182" calcext:value-type="float">
            <text:p>101.821182</text:p>
          </table:table-cell>
          <table:table-cell office:value-type="float" office:value="0.422531" calcext:value-type="float">
            <text:p>0.42253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.026093" calcext:value-type="float">
            <text:p>1.026093</text:p>
          </table:table-cell>
          <table:table-cell office:value-type="float" office:value="92.293825" calcext:value-type="float">
            <text:p>92.293825</text:p>
          </table:table-cell>
          <table:table-cell office:value-type="float" office:value="91.267732" calcext:value-type="float">
            <text:p>91.26773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.024295" calcext:value-type="float">
            <text:p>1.024295</text:p>
          </table:table-cell>
          <table:table-cell office:value-type="float" office:value="31.526068" calcext:value-type="float">
            <text:p>31.526068</text:p>
          </table:table-cell>
          <table:table-cell office:value-type="float" office:value="30.501774" calcext:value-type="float">
            <text:p>30.501774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0" calcext:value-type="float">
            <text:p>480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53665" calcext:value-type="float">
            <text:p>1.053665</text:p>
          </table:table-cell>
          <table:table-cell office:value-type="float" office:value="102.384671" calcext:value-type="float">
            <text:p>102.384671</text:p>
          </table:table-cell>
          <table:table-cell office:value-type="float" office:value="101.331006" calcext:value-type="float">
            <text:p>101.33100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6287804" calcext:value-type="float">
            <text:p>6287804</text:p>
          </table:table-cell>
          <table:table-cell office:value-type="float" office:value="17523" calcext:value-type="float">
            <text:p>17523</text:p>
          </table:table-cell>
          <table:table-cell office:value-type="float" office:value="5977" calcext:value-type="float">
            <text:p>5977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1.821357" calcext:value-type="float">
            <text:p>101.821357</text:p>
          </table:table-cell>
          <table:table-cell office:value-type="float" office:value="100.811144" calcext:value-type="float">
            <text:p>100.811144</text:p>
          </table:table-cell>
          <table:table-cell office:value-type="float" office:value="0.498977" calcext:value-type="float">
            <text:p>0.49897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122188" calcext:value-type="float">
            <text:p>5122188</text:p>
          </table:table-cell>
          <table:table-cell office:value-type="float" office:value="17523" calcext:value-type="float">
            <text:p>17523</text:p>
          </table:table-cell>
          <table:table-cell office:value-type="float" office:value="4869" calcext:value-type="float">
            <text:p>4869</text:p>
          </table:table-cell>
          <table:table-cell office:value-type="float" office:value="1.331965" calcext:value-type="float">
            <text:p>1.331965</text:p>
          </table:table-cell>
          <table:table-cell office:value-type="float" office:value="102.503861" calcext:value-type="float">
            <text:p>102.503861</text:p>
          </table:table-cell>
          <table:table-cell office:value-type="float" office:value="101.171896" calcext:value-type="float">
            <text:p>101.171896</text:p>
          </table:table-cell>
          <table:table-cell office:value-type="float" office:value="0.405029" calcext:value-type="float">
            <text:p>0.40502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00" calcext:value-type="float">
            <text:p>1200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277317" calcext:value-type="float">
            <text:p>1.277317</text:p>
          </table:table-cell>
          <table:table-cell office:value-type="float" office:value="91.567977" calcext:value-type="float">
            <text:p>91.567977</text:p>
          </table:table-cell>
          <table:table-cell office:value-type="float" office:value="90.29066" calcext:value-type="float">
            <text:p>90.29066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9623" calcext:value-type="float">
            <text:p>1.269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303974" calcext:value-type="float">
            <text:p>1.303974</text:p>
          </table:table-cell>
          <table:table-cell office:value-type="float" office:value="101.657592" calcext:value-type="float">
            <text:p>101.657592</text:p>
          </table:table-cell>
          <table:table-cell office:value-type="float" office:value="100.353618" calcext:value-type="float">
            <text:p>100.35361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6772776" calcext:value-type="float">
            <text:p>6772776</text:p>
          </table:table-cell>
          <table:table-cell office:value-type="float" office:value="17622" calcext:value-type="float">
            <text:p>17622</text:p>
          </table:table-cell>
          <table:table-cell office:value-type="float" office:value="6438" calcext:value-type="float">
            <text:p>6438</text:p>
          </table:table-cell>
          <table:table-cell office:value-type="float" office:value="1.016409" calcext:value-type="float">
            <text:p>1.016409</text:p>
          </table:table-cell>
          <table:table-cell office:value-type="float" office:value="101.89857" calcext:value-type="float">
            <text:p>101.89857</text:p>
          </table:table-cell>
          <table:table-cell office:value-type="float" office:value="100.882161" calcext:value-type="float">
            <text:p>100.882161</text:p>
          </table:table-cell>
          <table:table-cell office:value-type="float" office:value="0.537084" calcext:value-type="float">
            <text:p>0.537084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249480" calcext:value-type="float">
            <text:p>5249480</text:p>
          </table:table-cell>
          <table:table-cell office:value-type="float" office:value="17622" calcext:value-type="float">
            <text:p>17622</text:p>
          </table:table-cell>
          <table:table-cell office:value-type="float" office:value="4990" calcext:value-type="float">
            <text:p>4990</text:p>
          </table:table-cell>
          <table:table-cell office:value-type="float" office:value="1.094606" calcext:value-type="float">
            <text:p>1.094606</text:p>
          </table:table-cell>
          <table:table-cell office:value-type="float" office:value="102.230419" calcext:value-type="float">
            <text:p>102.230419</text:p>
          </table:table-cell>
          <table:table-cell office:value-type="float" office:value="101.135813" calcext:value-type="float">
            <text:p>101.135813</text:p>
          </table:table-cell>
          <table:table-cell office:value-type="float" office:value="0.415242" calcext:value-type="float">
            <text:p>0.41524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40037" calcext:value-type="float">
            <text:p>1.040037</text:p>
          </table:table-cell>
          <table:table-cell office:value-type="float" office:value="101.436304" calcext:value-type="float">
            <text:p>101.436304</text:p>
          </table:table-cell>
          <table:table-cell office:value-type="float" office:value="100.396267" calcext:value-type="float">
            <text:p>100.396267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315" calcext:value-type="float">
            <text:p>1.021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607" calcext:value-type="float">
            <text:p>1.0607</text:p>
          </table:table-cell>
          <table:table-cell office:value-type="float" office:value="99.493176" calcext:value-type="float">
            <text:p>99.493176</text:p>
          </table:table-cell>
          <table:table-cell office:value-type="float" office:value="98.432476" calcext:value-type="float">
            <text:p>98.43247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6438240" calcext:value-type="float">
            <text:p>6438240</text:p>
          </table:table-cell>
          <table:table-cell office:value-type="float" office:value="17722" calcext:value-type="float">
            <text:p>17722</text:p>
          </table:table-cell>
          <table:table-cell office:value-type="float" office:value="6120" calcext:value-type="float">
            <text:p>6120</text:p>
          </table:table-cell>
          <table:table-cell office:value-type="float" office:value="1.017893" calcext:value-type="float">
            <text:p>1.017893</text:p>
          </table:table-cell>
          <table:table-cell office:value-type="float" office:value="100.722958" calcext:value-type="float">
            <text:p>100.722958</text:p>
          </table:table-cell>
          <table:table-cell office:value-type="float" office:value="99.705065" calcext:value-type="float">
            <text:p>99.705065</text:p>
          </table:table-cell>
          <table:table-cell office:value-type="float" office:value="0.516583" calcext:value-type="float">
            <text:p>0.51658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5341004" calcext:value-type="float">
            <text:p>5341004</text:p>
          </table:table-cell>
          <table:table-cell office:value-type="float" office:value="17722" calcext:value-type="float">
            <text:p>17722</text:p>
          </table:table-cell>
          <table:table-cell office:value-type="float" office:value="5077" calcext:value-type="float">
            <text:p>5077</text:p>
          </table:table-cell>
          <table:table-cell office:value-type="float" office:value="2.321148" calcext:value-type="float">
            <text:p>2.321148</text:p>
          </table:table-cell>
          <table:table-cell office:value-type="float" office:value="102.105676" calcext:value-type="float">
            <text:p>102.105676</text:p>
          </table:table-cell>
          <table:table-cell office:value-type="float" office:value="99.784527" calcext:value-type="float">
            <text:p>99.784527</text:p>
          </table:table-cell>
          <table:table-cell office:value-type="float" office:value="0.428203" calcext:value-type="float">
            <text:p>0.42820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283537" calcext:value-type="float">
            <text:p>1.283537</text:p>
          </table:table-cell>
          <table:table-cell office:value-type="float" office:value="101.187047" calcext:value-type="float">
            <text:p>101.187047</text:p>
          </table:table-cell>
          <table:table-cell office:value-type="float" office:value="99.90351" calcext:value-type="float">
            <text:p>99.90351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75883" calcext:value-type="float">
            <text:p>1.275883</text:p>
          </table:table-cell>
          <table:table-cell office:value-type="float" office:value="101.188705" calcext:value-type="float">
            <text:p>101.188705</text:p>
          </table:table-cell>
          <table:table-cell office:value-type="float" office:value="99.912822" calcext:value-type="float">
            <text:p>99.91282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292918" calcext:value-type="float">
            <text:p>2.292918</text:p>
          </table:table-cell>
          <table:table-cell office:value-type="float" office:value="101.190331" calcext:value-type="float">
            <text:p>101.190331</text:p>
          </table:table-cell>
          <table:table-cell office:value-type="float" office:value="98.897413" calcext:value-type="float">
            <text:p>98.89741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7945756" calcext:value-type="float">
            <text:p>7945756</text:p>
          </table:table-cell>
          <table:table-cell office:value-type="float" office:value="17820" calcext:value-type="float">
            <text:p>17820</text:p>
          </table:table-cell>
          <table:table-cell office:value-type="float" office:value="7553" calcext:value-type="float">
            <text:p>7553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0.712232" calcext:value-type="float">
            <text:p>100.712232</text:p>
          </table:table-cell>
          <table:table-cell office:value-type="float" office:value="99.696964" calcext:value-type="float">
            <text:p>99.696964</text:p>
          </table:table-cell>
          <table:table-cell office:value-type="float" office:value="0.637593" calcext:value-type="float">
            <text:p>0.63759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4540432" calcext:value-type="float">
            <text:p>4540432</text:p>
          </table:table-cell>
          <table:table-cell office:value-type="float" office:value="17820" calcext:value-type="float">
            <text:p>17820</text:p>
          </table:table-cell>
          <table:table-cell office:value-type="float" office:value="4316" calcext:value-type="float">
            <text:p>4316</text:p>
          </table:table-cell>
          <table:table-cell office:value-type="float" office:value="1.094713" calcext:value-type="float">
            <text:p>1.094713</text:p>
          </table:table-cell>
          <table:table-cell office:value-type="float" office:value="96.43041" calcext:value-type="float">
            <text:p>96.43041</text:p>
          </table:table-cell>
          <table:table-cell office:value-type="float" office:value="95.335698" calcext:value-type="float">
            <text:p>95.335698</text:p>
          </table:table-cell>
          <table:table-cell office:value-type="float" office:value="0.381006" calcext:value-type="float">
            <text:p>0.38100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50898" calcext:value-type="float">
            <text:p>1.050898</text:p>
          </table:table-cell>
          <table:table-cell office:value-type="float" office:value="90.594505" calcext:value-type="float">
            <text:p>90.594505</text:p>
          </table:table-cell>
          <table:table-cell office:value-type="float" office:value="89.543607" calcext:value-type="float">
            <text:p>89.54360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2035" calcext:value-type="float">
            <text:p>1.032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71321" calcext:value-type="float">
            <text:p>1.071321</text:p>
          </table:table-cell>
          <table:table-cell office:value-type="float" office:value="89.752133" calcext:value-type="float">
            <text:p>89.752133</text:p>
          </table:table-cell>
          <table:table-cell office:value-type="float" office:value="88.680812" calcext:value-type="float">
            <text:p>88.68081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9257600" calcext:value-type="float">
            <text:p>9257600</text:p>
          </table:table-cell>
          <table:table-cell office:value-type="float" office:value="17919" calcext:value-type="float">
            <text:p>17919</text:p>
          </table:table-cell>
          <table:table-cell office:value-type="float" office:value="8800" calcext:value-type="float">
            <text:p>8800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1.696772" calcext:value-type="float">
            <text:p>101.696772</text:p>
          </table:table-cell>
          <table:table-cell office:value-type="float" office:value="100.689163" calcext:value-type="float">
            <text:p>100.689163</text:p>
          </table:table-cell>
          <table:table-cell office:value-type="float" office:value="0.735539" calcext:value-type="float">
            <text:p>0.73553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4133308" calcext:value-type="float">
            <text:p>4133308</text:p>
          </table:table-cell>
          <table:table-cell office:value-type="float" office:value="17919" calcext:value-type="float">
            <text:p>17919</text:p>
          </table:table-cell>
          <table:table-cell office:value-type="float" office:value="3929" calcext:value-type="float">
            <text:p>3929</text:p>
          </table:table-cell>
          <table:table-cell office:value-type="float" office:value="1.324995" calcext:value-type="float">
            <text:p>1.324995</text:p>
          </table:table-cell>
          <table:table-cell office:value-type="float" office:value="102.116776" calcext:value-type="float">
            <text:p>102.116776</text:p>
          </table:table-cell>
          <table:table-cell office:value-type="float" office:value="100.791781" calcext:value-type="float">
            <text:p>100.791781</text:p>
          </table:table-cell>
          <table:table-cell office:value-type="float" office:value="0.328067" calcext:value-type="float">
            <text:p>0.32806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280855" calcext:value-type="float">
            <text:p>1.280855</text:p>
          </table:table-cell>
          <table:table-cell office:value-type="float" office:value="101.740183" calcext:value-type="float">
            <text:p>101.740183</text:p>
          </table:table-cell>
          <table:table-cell office:value-type="float" office:value="100.459328" calcext:value-type="float">
            <text:p>100.45932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267427" calcext:value-type="float">
            <text:p>1.267427</text:p>
          </table:table-cell>
          <table:table-cell office:value-type="float" office:value="101.732749" calcext:value-type="float">
            <text:p>101.732749</text:p>
          </table:table-cell>
          <table:table-cell office:value-type="float" office:value="100.465323" calcext:value-type="float">
            <text:p>100.46532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307732" calcext:value-type="float">
            <text:p>1.307732</text:p>
          </table:table-cell>
          <table:table-cell office:value-type="float" office:value="80.364189" calcext:value-type="float">
            <text:p>80.364189</text:p>
          </table:table-cell>
          <table:table-cell office:value-type="float" office:value="79.056457" calcext:value-type="float">
            <text:p>79.05645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7306140" calcext:value-type="float">
            <text:p>7306140</text:p>
          </table:table-cell>
          <table:table-cell office:value-type="float" office:value="18019" calcext:value-type="float">
            <text:p>18019</text:p>
          </table:table-cell>
          <table:table-cell office:value-type="float" office:value="6945" calcext:value-type="float">
            <text:p>6945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1.994397" calcext:value-type="float">
            <text:p>101.994397</text:p>
          </table:table-cell>
          <table:table-cell office:value-type="float" office:value="100.978028" calcext:value-type="float">
            <text:p>100.978028</text:p>
          </table:table-cell>
          <table:table-cell office:value-type="float" office:value="0.57883" calcext:value-type="float">
            <text:p>0.5788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5064328" calcext:value-type="float">
            <text:p>5064328</text:p>
          </table:table-cell>
          <table:table-cell office:value-type="float" office:value="18019" calcext:value-type="float">
            <text:p>18019</text:p>
          </table:table-cell>
          <table:table-cell office:value-type="float" office:value="4814" calcext:value-type="float">
            <text:p>4814</text:p>
          </table:table-cell>
          <table:table-cell office:value-type="float" office:value="1.076887" calcext:value-type="float">
            <text:p>1.076887</text:p>
          </table:table-cell>
          <table:table-cell office:value-type="float" office:value="103.381065" calcext:value-type="float">
            <text:p>103.381065</text:p>
          </table:table-cell>
          <table:table-cell office:value-type="float" office:value="102.304178" calcext:value-type="float">
            <text:p>102.304178</text:p>
          </table:table-cell>
          <table:table-cell office:value-type="float" office:value="0.396021" calcext:value-type="float">
            <text:p>0.396021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038863" calcext:value-type="float">
            <text:p>1.038863</text:p>
          </table:table-cell>
          <table:table-cell office:value-type="float" office:value="102.118197" calcext:value-type="float">
            <text:p>102.118197</text:p>
          </table:table-cell>
          <table:table-cell office:value-type="float" office:value="101.079334" calcext:value-type="float">
            <text:p>101.07933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.02016" calcext:value-type="float">
            <text:p>1.02016</text:p>
          </table:table-cell>
          <table:table-cell office:value-type="float" office:value="102.148837" calcext:value-type="float">
            <text:p>102.148837</text:p>
          </table:table-cell>
          <table:table-cell office:value-type="float" office:value="101.128677" calcext:value-type="float">
            <text:p>101.12867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54211" calcext:value-type="float">
            <text:p>1.054211</text:p>
          </table:table-cell>
          <table:table-cell office:value-type="float" office:value="102.712499" calcext:value-type="float">
            <text:p>102.712499</text:p>
          </table:table-cell>
          <table:table-cell office:value-type="float" office:value="101.658288" calcext:value-type="float">
            <text:p>101.65828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8368660" calcext:value-type="float">
            <text:p>8368660</text:p>
          </table:table-cell>
          <table:table-cell office:value-type="float" office:value="18117" calcext:value-type="float">
            <text:p>18117</text:p>
          </table:table-cell>
          <table:table-cell office:value-type="float" office:value="7955" calcext:value-type="float">
            <text:p>7955</text:p>
          </table:table-cell>
          <table:table-cell office:value-type="float" office:value="1.008509" calcext:value-type="float">
            <text:p>1.008509</text:p>
          </table:table-cell>
          <table:table-cell office:value-type="float" office:value="101.739757" calcext:value-type="float">
            <text:p>101.739757</text:p>
          </table:table-cell>
          <table:table-cell office:value-type="float" office:value="100.731248" calcext:value-type="float">
            <text:p>100.731248</text:p>
          </table:table-cell>
          <table:table-cell office:value-type="float" office:value="0.664633" calcext:value-type="float">
            <text:p>0.66463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4597240" calcext:value-type="float">
            <text:p>4597240</text:p>
          </table:table-cell>
          <table:table-cell office:value-type="float" office:value="18117" calcext:value-type="float">
            <text:p>18117</text:p>
          </table:table-cell>
          <table:table-cell office:value-type="float" office:value="4370" calcext:value-type="float">
            <text:p>4370</text:p>
          </table:table-cell>
          <table:table-cell office:value-type="float" office:value="1.104619" calcext:value-type="float">
            <text:p>1.104619</text:p>
          </table:table-cell>
          <table:table-cell office:value-type="float" office:value="102.405948" calcext:value-type="float">
            <text:p>102.405948</text:p>
          </table:table-cell>
          <table:table-cell office:value-type="float" office:value="101.301329" calcext:value-type="float">
            <text:p>101.301329</text:p>
          </table:table-cell>
          <table:table-cell office:value-type="float" office:value="0.363055" calcext:value-type="float">
            <text:p>0.36305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.044013" calcext:value-type="float">
            <text:p>1.044013</text:p>
          </table:table-cell>
          <table:table-cell office:value-type="float" office:value="92.963902" calcext:value-type="float">
            <text:p>92.963902</text:p>
          </table:table-cell>
          <table:table-cell office:value-type="float" office:value="91.919889" calcext:value-type="float">
            <text:p>91.91988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288" calcext:value-type="float">
            <text:p>28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023358" calcext:value-type="float">
            <text:p>1.023358</text:p>
          </table:table-cell>
          <table:table-cell office:value-type="float" office:value="101.810929" calcext:value-type="float">
            <text:p>101.810929</text:p>
          </table:table-cell>
          <table:table-cell office:value-type="float" office:value="100.787571" calcext:value-type="float">
            <text:p>100.78757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64436" calcext:value-type="float">
            <text:p>1.064436</text:p>
          </table:table-cell>
          <table:table-cell office:value-type="float" office:value="101.789189" calcext:value-type="float">
            <text:p>101.789189</text:p>
          </table:table-cell>
          <table:table-cell office:value-type="float" office:value="100.724753" calcext:value-type="float">
            <text:p>100.72475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7039984" calcext:value-type="float">
            <text:p>7039984</text:p>
          </table:table-cell>
          <table:table-cell office:value-type="float" office:value="18216" calcext:value-type="float">
            <text:p>18216</text:p>
          </table:table-cell>
          <table:table-cell office:value-type="float" office:value="6692" calcext:value-type="float">
            <text:p>6692</text:p>
          </table:table-cell>
          <table:table-cell office:value-type="float" office:value="1.007749" calcext:value-type="float">
            <text:p>1.007749</text:p>
          </table:table-cell>
          <table:table-cell office:value-type="float" office:value="102.073966" calcext:value-type="float">
            <text:p>102.073966</text:p>
          </table:table-cell>
          <table:table-cell office:value-type="float" office:value="101.066217" calcext:value-type="float">
            <text:p>101.066217</text:p>
          </table:table-cell>
          <table:table-cell office:value-type="float" office:value="0.557257" calcext:value-type="float">
            <text:p>0.55725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159008" calcext:value-type="float">
            <text:p>5159008</text:p>
          </table:table-cell>
          <table:table-cell office:value-type="float" office:value="18216" calcext:value-type="float">
            <text:p>18216</text:p>
          </table:table-cell>
          <table:table-cell office:value-type="float" office:value="4904" calcext:value-type="float">
            <text:p>4904</text:p>
          </table:table-cell>
          <table:table-cell office:value-type="float" office:value="1.092746" calcext:value-type="float">
            <text:p>1.092746</text:p>
          </table:table-cell>
          <table:table-cell office:value-type="float" office:value="102.615543" calcext:value-type="float">
            <text:p>102.615543</text:p>
          </table:table-cell>
          <table:table-cell office:value-type="float" office:value="101.522797" calcext:value-type="float">
            <text:p>101.522797</text:p>
          </table:table-cell>
          <table:table-cell office:value-type="float" office:value="0.40653" calcext:value-type="float">
            <text:p>0.40653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43318" calcext:value-type="float">
            <text:p>1.043318</text:p>
          </table:table-cell>
          <table:table-cell office:value-type="float" office:value="98.101869" calcext:value-type="float">
            <text:p>98.101869</text:p>
          </table:table-cell>
          <table:table-cell office:value-type="float" office:value="97.058551" calcext:value-type="float">
            <text:p>97.05855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005" calcext:value-type="float">
            <text:p>1.03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63941" calcext:value-type="float">
            <text:p>1.063941</text:p>
          </table:table-cell>
          <table:table-cell office:value-type="float" office:value="98.103175" calcext:value-type="float">
            <text:p>98.103175</text:p>
          </table:table-cell>
          <table:table-cell office:value-type="float" office:value="97.039234" calcext:value-type="float">
            <text:p>97.03923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6875872" calcext:value-type="float">
            <text:p>6875872</text:p>
          </table:table-cell>
          <table:table-cell office:value-type="float" office:value="18316" calcext:value-type="float">
            <text:p>18316</text:p>
          </table:table-cell>
          <table:table-cell office:value-type="float" office:value="6536" calcext:value-type="float">
            <text:p>6536</text:p>
          </table:table-cell>
          <table:table-cell office:value-type="float" office:value="1.015807" calcext:value-type="float">
            <text:p>1.015807</text:p>
          </table:table-cell>
          <table:table-cell office:value-type="float" office:value="101.773605" calcext:value-type="float">
            <text:p>101.773605</text:p>
          </table:table-cell>
          <table:table-cell office:value-type="float" office:value="100.757799" calcext:value-type="float">
            <text:p>100.757799</text:p>
          </table:table-cell>
          <table:table-cell office:value-type="float" office:value="0.545933" calcext:value-type="float">
            <text:p>0.545933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5070640" calcext:value-type="float">
            <text:p>5070640</text:p>
          </table:table-cell>
          <table:table-cell office:value-type="float" office:value="18316" calcext:value-type="float">
            <text:p>18316</text:p>
          </table:table-cell>
          <table:table-cell office:value-type="float" office:value="4820" calcext:value-type="float">
            <text:p>4820</text:p>
          </table:table-cell>
          <table:table-cell office:value-type="float" office:value="1.050691" calcext:value-type="float">
            <text:p>1.050691</text:p>
          </table:table-cell>
          <table:table-cell office:value-type="float" office:value="102.19542" calcext:value-type="float">
            <text:p>102.19542</text:p>
          </table:table-cell>
          <table:table-cell office:value-type="float" office:value="101.144729" calcext:value-type="float">
            <text:p>101.144729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09872" calcext:value-type="float">
            <text:p>1.009872</text:p>
          </table:table-cell>
          <table:table-cell office:value-type="float" office:value="101.782688" calcext:value-type="float">
            <text:p>101.782688</text:p>
          </table:table-cell>
          <table:table-cell office:value-type="float" office:value="100.772816" calcext:value-type="float">
            <text:p>100.77281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017785" calcext:value-type="float">
            <text:p>1.017785</text:p>
          </table:table-cell>
          <table:table-cell office:value-type="float" office:value="101.824028" calcext:value-type="float">
            <text:p>101.824028</text:p>
          </table:table-cell>
          <table:table-cell office:value-type="float" office:value="100.806243" calcext:value-type="float">
            <text:p>100.80624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33807" calcext:value-type="float">
            <text:p>1.033807</text:p>
          </table:table-cell>
          <table:table-cell office:value-type="float" office:value="101.801033" calcext:value-type="float">
            <text:p>101.801033</text:p>
          </table:table-cell>
          <table:table-cell office:value-type="float" office:value="100.767225" calcext:value-type="float">
            <text:p>100.76722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6722280" calcext:value-type="float">
            <text:p>6722280</text:p>
          </table:table-cell>
          <table:table-cell office:value-type="float" office:value="18415" calcext:value-type="float">
            <text:p>18415</text:p>
          </table:table-cell>
          <table:table-cell office:value-type="float" office:value="6390" calcext:value-type="float">
            <text:p>6390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1.855492" calcext:value-type="float">
            <text:p>101.855492</text:p>
          </table:table-cell>
          <table:table-cell office:value-type="float" office:value="100.843944" calcext:value-type="float">
            <text:p>100.843944</text:p>
          </table:table-cell>
          <table:table-cell office:value-type="float" office:value="0.533282" calcext:value-type="float">
            <text:p>0.53328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5182152" calcext:value-type="float">
            <text:p>5182152</text:p>
          </table:table-cell>
          <table:table-cell office:value-type="float" office:value="18415" calcext:value-type="float">
            <text:p>18415</text:p>
          </table:table-cell>
          <table:table-cell office:value-type="float" office:value="4926" calcext:value-type="float">
            <text:p>4926</text:p>
          </table:table-cell>
          <table:table-cell office:value-type="float" office:value="1.107201" calcext:value-type="float">
            <text:p>1.107201</text:p>
          </table:table-cell>
          <table:table-cell office:value-type="float" office:value="102.445512" calcext:value-type="float">
            <text:p>102.445512</text:p>
          </table:table-cell>
          <table:table-cell office:value-type="float" office:value="101.338311" calcext:value-type="float">
            <text:p>101.338311</text:p>
          </table:table-cell>
          <table:table-cell office:value-type="float" office:value="0.409097" calcext:value-type="float">
            <text:p>0.409097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41183" calcext:value-type="float">
            <text:p>1.041183</text:p>
          </table:table-cell>
          <table:table-cell office:value-type="float" office:value="101.964938" calcext:value-type="float">
            <text:p>101.964938</text:p>
          </table:table-cell>
          <table:table-cell office:value-type="float" office:value="100.923754" calcext:value-type="float">
            <text:p>100.92375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336" calcext:value-type="float">
            <text:p>33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.028295" calcext:value-type="float">
            <text:p>1.028295</text:p>
          </table:table-cell>
          <table:table-cell office:value-type="float" office:value="101.953274" calcext:value-type="float">
            <text:p>101.953274</text:p>
          </table:table-cell>
          <table:table-cell office:value-type="float" office:value="100.924978" calcext:value-type="float">
            <text:p>100.92497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74115" calcext:value-type="float">
            <text:p>1.074115</text:p>
          </table:table-cell>
          <table:table-cell office:value-type="float" office:value="81.445921" calcext:value-type="float">
            <text:p>81.445921</text:p>
          </table:table-cell>
          <table:table-cell office:value-type="float" office:value="80.371806" calcext:value-type="float">
            <text:p>80.37180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53294" calcext:value-type="float">
            <text:p>102.053294</text:p>
          </table:table-cell>
          <table:table-cell office:value-type="float" office:value="102.31837" calcext:value-type="float">
            <text:p>102.31837</text:p>
          </table:table-cell>
          <table:table-cell office:value-type="float" office:value="0.265075" calcext:value-type="float">
            <text:p>0.265075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8265564" calcext:value-type="float">
            <text:p>8265564</text:p>
          </table:table-cell>
          <table:table-cell office:value-type="float" office:value="18513" calcext:value-type="float">
            <text:p>18513</text:p>
          </table:table-cell>
          <table:table-cell office:value-type="float" office:value="7857" calcext:value-type="float">
            <text:p>7857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1.726006" calcext:value-type="float">
            <text:p>101.726006</text:p>
          </table:table-cell>
          <table:table-cell office:value-type="float" office:value="100.709637" calcext:value-type="float">
            <text:p>100.709637</text:p>
          </table:table-cell>
          <table:table-cell office:value-type="float" office:value="0.656586" calcext:value-type="float">
            <text:p>0.656586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4633008" calcext:value-type="float">
            <text:p>4633008</text:p>
          </table:table-cell>
          <table:table-cell office:value-type="float" office:value="18513" calcext:value-type="float">
            <text:p>18513</text:p>
          </table:table-cell>
          <table:table-cell office:value-type="float" office:value="4404" calcext:value-type="float">
            <text:p>4404</text:p>
          </table:table-cell>
          <table:table-cell office:value-type="float" office:value="1.135622" calcext:value-type="float">
            <text:p>1.135622</text:p>
          </table:table-cell>
          <table:table-cell office:value-type="float" office:value="102.051965" calcext:value-type="float">
            <text:p>102.051965</text:p>
          </table:table-cell>
          <table:table-cell office:value-type="float" office:value="100.916343" calcext:value-type="float">
            <text:p>100.916343</text:p>
          </table:table-cell>
          <table:table-cell office:value-type="float" office:value="0.367275" calcext:value-type="float">
            <text:p>0.36727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.033488" calcext:value-type="float">
            <text:p>1.033488</text:p>
          </table:table-cell>
          <table:table-cell office:value-type="float" office:value="102.112328" calcext:value-type="float">
            <text:p>102.112328</text:p>
          </table:table-cell>
          <table:table-cell office:value-type="float" office:value="101.07884" calcext:value-type="float">
            <text:p>101.0788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288" calcext:value-type="float">
            <text:p>28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.026315" calcext:value-type="float">
            <text:p>1.026315</text:p>
          </table:table-cell>
          <table:table-cell office:value-type="float" office:value="102.123555" calcext:value-type="float">
            <text:p>102.123555</text:p>
          </table:table-cell>
          <table:table-cell office:value-type="float" office:value="101.097241" calcext:value-type="float">
            <text:p>101.09724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54191" calcext:value-type="float">
            <text:p>1.054191</text:p>
          </table:table-cell>
          <table:table-cell office:value-type="float" office:value="101.741234" calcext:value-type="float">
            <text:p>101.741234</text:p>
          </table:table-cell>
          <table:table-cell office:value-type="float" office:value="100.687044" calcext:value-type="float">
            <text:p>100.68704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25601" calcext:value-type="float">
            <text:p>102.125601</text:p>
          </table:table-cell>
          <table:table-cell office:value-type="float" office:value="102.319853" calcext:value-type="float">
            <text:p>102.319853</text:p>
          </table:table-cell>
          <table:table-cell office:value-type="float" office:value="0.194251" calcext:value-type="float">
            <text:p>0.194251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7229344" calcext:value-type="float">
            <text:p>7229344</text:p>
          </table:table-cell>
          <table:table-cell office:value-type="float" office:value="18612" calcext:value-type="float">
            <text:p>18612</text:p>
          </table:table-cell>
          <table:table-cell office:value-type="float" office:value="6872" calcext:value-type="float">
            <text:p>6872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1.61053" calcext:value-type="float">
            <text:p>101.61053</text:p>
          </table:table-cell>
          <table:table-cell office:value-type="float" office:value="100.602921" calcext:value-type="float">
            <text:p>100.602921</text:p>
          </table:table-cell>
          <table:table-cell office:value-type="float" office:value="0.574881" calcext:value-type="float">
            <text:p>0.57488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4994896" calcext:value-type="float">
            <text:p>4994896</text:p>
          </table:table-cell>
          <table:table-cell office:value-type="float" office:value="18612" calcext:value-type="float">
            <text:p>18612</text:p>
          </table:table-cell>
          <table:table-cell office:value-type="float" office:value="4748" calcext:value-type="float">
            <text:p>4748</text:p>
          </table:table-cell>
          <table:table-cell office:value-type="float" office:value="2.089654" calcext:value-type="float">
            <text:p>2.089654</text:p>
          </table:table-cell>
          <table:table-cell office:value-type="float" office:value="102.758824" calcext:value-type="float">
            <text:p>102.758824</text:p>
          </table:table-cell>
          <table:table-cell office:value-type="float" office:value="100.669169" calcext:value-type="float">
            <text:p>100.669169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43792" calcext:value-type="float">
            <text:p>1.043792</text:p>
          </table:table-cell>
          <table:table-cell office:value-type="float" office:value="101.706916" calcext:value-type="float">
            <text:p>101.706916</text:p>
          </table:table-cell>
          <table:table-cell office:value-type="float" office:value="100.663124" calcext:value-type="float">
            <text:p>100.66312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.022777" calcext:value-type="float">
            <text:p>1.022777</text:p>
          </table:table-cell>
          <table:table-cell office:value-type="float" office:value="101.691733" calcext:value-type="float">
            <text:p>101.691733</text:p>
          </table:table-cell>
          <table:table-cell office:value-type="float" office:value="100.668957" calcext:value-type="float">
            <text:p>100.66895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.056328" calcext:value-type="float">
            <text:p>2.056328</text:p>
          </table:table-cell>
          <table:table-cell office:value-type="float" office:value="73.115874" calcext:value-type="float">
            <text:p>73.115874</text:p>
          </table:table-cell>
          <table:table-cell office:value-type="float" office:value="71.059546" calcext:value-type="float">
            <text:p>71.05954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620819" calcext:value-type="float">
            <text:p>101.620819</text:p>
          </table:table-cell>
          <table:table-cell office:value-type="float" office:value="102.405338" calcext:value-type="float">
            <text:p>102.405338</text:p>
          </table:table-cell>
          <table:table-cell office:value-type="float" office:value="0.78452" calcext:value-type="float">
            <text:p>0.7845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7738512" calcext:value-type="float">
            <text:p>7738512</text:p>
          </table:table-cell>
          <table:table-cell office:value-type="float" office:value="18712" calcext:value-type="float">
            <text:p>18712</text:p>
          </table:table-cell>
          <table:table-cell office:value-type="float" office:value="7356" calcext:value-type="float">
            <text:p>7356</text:p>
          </table:table-cell>
          <table:table-cell office:value-type="float" office:value="1.011409" calcext:value-type="float">
            <text:p>1.011409</text:p>
          </table:table-cell>
          <table:table-cell office:value-type="float" office:value="101.662202" calcext:value-type="float">
            <text:p>101.662202</text:p>
          </table:table-cell>
          <table:table-cell office:value-type="float" office:value="100.650794" calcext:value-type="float">
            <text:p>100.650794</text:p>
          </table:table-cell>
          <table:table-cell office:value-type="float" office:value="0.615078" calcext:value-type="float">
            <text:p>0.61507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4742416" calcext:value-type="float">
            <text:p>4742416</text:p>
          </table:table-cell>
          <table:table-cell office:value-type="float" office:value="18712" calcext:value-type="float">
            <text:p>18712</text:p>
          </table:table-cell>
          <table:table-cell office:value-type="float" office:value="4508" calcext:value-type="float">
            <text:p>4508</text:p>
          </table:table-cell>
          <table:table-cell office:value-type="float" office:value="1.066908" calcext:value-type="float">
            <text:p>1.066908</text:p>
          </table:table-cell>
          <table:table-cell office:value-type="float" office:value="102.694825" calcext:value-type="float">
            <text:p>102.694825</text:p>
          </table:table-cell>
          <table:table-cell office:value-type="float" office:value="101.627917" calcext:value-type="float">
            <text:p>101.627917</text:p>
          </table:table-cell>
          <table:table-cell office:value-type="float" office:value="0.373316" calcext:value-type="float">
            <text:p>0.37331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.027988" calcext:value-type="float">
            <text:p>1.027988</text:p>
          </table:table-cell>
          <table:table-cell office:value-type="float" office:value="101.716319" calcext:value-type="float">
            <text:p>101.716319</text:p>
          </table:table-cell>
          <table:table-cell office:value-type="float" office:value="100.688331" calcext:value-type="float">
            <text:p>100.688331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013027" calcext:value-type="float">
            <text:p>1.013027</text:p>
          </table:table-cell>
          <table:table-cell office:value-type="float" office:value="101.707135" calcext:value-type="float">
            <text:p>101.707135</text:p>
          </table:table-cell>
          <table:table-cell office:value-type="float" office:value="100.694108" calcext:value-type="float">
            <text:p>100.69410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04463" calcext:value-type="float">
            <text:p>1.04463</text:p>
          </table:table-cell>
          <table:table-cell office:value-type="float" office:value="83.709353" calcext:value-type="float">
            <text:p>83.709353</text:p>
          </table:table-cell>
          <table:table-cell office:value-type="float" office:value="82.664723" calcext:value-type="float">
            <text:p>82.66472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680608" calcext:value-type="float">
            <text:p>101.680608</text:p>
          </table:table-cell>
          <table:table-cell office:value-type="float" office:value="102.262096" calcext:value-type="float">
            <text:p>102.262096</text:p>
          </table:table-cell>
          <table:table-cell office:value-type="float" office:value="0.581488" calcext:value-type="float">
            <text:p>0.58148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8278188" calcext:value-type="float">
            <text:p>8278188</text:p>
          </table:table-cell>
          <table:table-cell office:value-type="float" office:value="18810" calcext:value-type="float">
            <text:p>18810</text:p>
          </table:table-cell>
          <table:table-cell office:value-type="float" office:value="7869" calcext:value-type="float">
            <text:p>7869</text:p>
          </table:table-cell>
          <table:table-cell office:value-type="float" office:value="1.011229" calcext:value-type="float">
            <text:p>1.011229</text:p>
          </table:table-cell>
          <table:table-cell office:value-type="float" office:value="101.359083" calcext:value-type="float">
            <text:p>101.359083</text:p>
          </table:table-cell>
          <table:table-cell office:value-type="float" office:value="100.347855" calcext:value-type="float">
            <text:p>100.347855</text:p>
          </table:table-cell>
          <table:table-cell office:value-type="float" office:value="0.659959" calcext:value-type="float">
            <text:p>0.65995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4542536" calcext:value-type="float">
            <text:p>4542536</text:p>
          </table:table-cell>
          <table:table-cell office:value-type="float" office:value="18810" calcext:value-type="float">
            <text:p>18810</text:p>
          </table:table-cell>
          <table:table-cell office:value-type="float" office:value="4318" calcext:value-type="float">
            <text:p>4318</text:p>
          </table:table-cell>
          <table:table-cell office:value-type="float" office:value="2.062382" calcext:value-type="float">
            <text:p>2.062382</text:p>
          </table:table-cell>
          <table:table-cell office:value-type="float" office:value="101.92657" calcext:value-type="float">
            <text:p>101.92657</text:p>
          </table:table-cell>
          <table:table-cell office:value-type="float" office:value="99.864188" calcext:value-type="float">
            <text:p>99.864188</text:p>
          </table:table-cell>
          <table:table-cell office:value-type="float" office:value="0.363897" calcext:value-type="float">
            <text:p>0.363897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28608" calcext:value-type="float">
            <text:p>1.028608</text:p>
          </table:table-cell>
          <table:table-cell office:value-type="float" office:value="102.139886" calcext:value-type="float">
            <text:p>102.139886</text:p>
          </table:table-cell>
          <table:table-cell office:value-type="float" office:value="101.111277" calcext:value-type="float">
            <text:p>101.11127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6" calcext:value-type="float">
            <text:p>1576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.01554" calcext:value-type="float">
            <text:p>1.01554</text:p>
          </table:table-cell>
          <table:table-cell office:value-type="float" office:value="102.135291" calcext:value-type="float">
            <text:p>102.135291</text:p>
          </table:table-cell>
          <table:table-cell office:value-type="float" office:value="101.119751" calcext:value-type="float">
            <text:p>101.11975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03899" calcext:value-type="float">
            <text:p>2.03899</text:p>
          </table:table-cell>
          <table:table-cell office:value-type="float" office:value="101.932408" calcext:value-type="float">
            <text:p>101.932408</text:p>
          </table:table-cell>
          <table:table-cell office:value-type="float" office:value="99.893418" calcext:value-type="float">
            <text:p>99.89341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36697" calcext:value-type="float">
            <text:p>102.136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9659464" calcext:value-type="float">
            <text:p>9659464</text:p>
          </table:table-cell>
          <table:table-cell office:value-type="float" office:value="18910" calcext:value-type="float">
            <text:p>18910</text:p>
          </table:table-cell>
          <table:table-cell office:value-type="float" office:value="9182" calcext:value-type="float">
            <text:p>9182</text:p>
          </table:table-cell>
          <table:table-cell office:value-type="float" office:value="1.015941" calcext:value-type="float">
            <text:p>1.015941</text:p>
          </table:table-cell>
          <table:table-cell office:value-type="float" office:value="101.763939" calcext:value-type="float">
            <text:p>101.763939</text:p>
          </table:table-cell>
          <table:table-cell office:value-type="float" office:value="100.747997" calcext:value-type="float">
            <text:p>100.747997</text:p>
          </table:table-cell>
          <table:table-cell office:value-type="float" office:value="0.76702" calcext:value-type="float">
            <text:p>0.7670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4152244" calcext:value-type="float">
            <text:p>4152244</text:p>
          </table:table-cell>
          <table:table-cell office:value-type="float" office:value="18910" calcext:value-type="float">
            <text:p>18910</text:p>
          </table:table-cell>
          <table:table-cell office:value-type="float" office:value="3947" calcext:value-type="float">
            <text:p>3947</text:p>
          </table:table-cell>
          <table:table-cell office:value-type="float" office:value="1.073747" calcext:value-type="float">
            <text:p>1.073747</text:p>
          </table:table-cell>
          <table:table-cell office:value-type="float" office:value="102.438623" calcext:value-type="float">
            <text:p>102.438623</text:p>
          </table:table-cell>
          <table:table-cell office:value-type="float" office:value="101.364876" calcext:value-type="float">
            <text:p>101.364876</text:p>
          </table:table-cell>
          <table:table-cell office:value-type="float" office:value="0.327707" calcext:value-type="float">
            <text:p>0.32770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25133" calcext:value-type="float">
            <text:p>1.025133</text:p>
          </table:table-cell>
          <table:table-cell office:value-type="float" office:value="101.862281" calcext:value-type="float">
            <text:p>101.862281</text:p>
          </table:table-cell>
          <table:table-cell office:value-type="float" office:value="100.837148" calcext:value-type="float">
            <text:p>100.83714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101.886097" calcext:value-type="float">
            <text:p>101.886097</text:p>
          </table:table-cell>
          <table:table-cell office:value-type="float" office:value="100.868577" calcext:value-type="float">
            <text:p>100.86857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040461" calcext:value-type="float">
            <text:p>1.040461</text:p>
          </table:table-cell>
          <table:table-cell office:value-type="float" office:value="101.863587" calcext:value-type="float">
            <text:p>101.863587</text:p>
          </table:table-cell>
          <table:table-cell office:value-type="float" office:value="100.823126" calcext:value-type="float">
            <text:p>100.82312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8363400" calcext:value-type="float">
            <text:p>8363400</text:p>
          </table:table-cell>
          <table:table-cell office:value-type="float" office:value="19009" calcext:value-type="float">
            <text:p>19009</text:p>
          </table:table-cell>
          <table:table-cell office:value-type="float" office:value="7950" calcext:value-type="float">
            <text:p>7950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01.788948" calcext:value-type="float">
            <text:p>101.788948</text:p>
          </table:table-cell>
          <table:table-cell office:value-type="float" office:value="100.772478" calcext:value-type="float">
            <text:p>100.772478</text:p>
          </table:table-cell>
          <table:table-cell office:value-type="float" office:value="0.663943" calcext:value-type="float">
            <text:p>0.663943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4580408" calcext:value-type="float">
            <text:p>4580408</text:p>
          </table:table-cell>
          <table:table-cell office:value-type="float" office:value="19009" calcext:value-type="float">
            <text:p>19009</text:p>
          </table:table-cell>
          <table:table-cell office:value-type="float" office:value="4354" calcext:value-type="float">
            <text:p>4354</text:p>
          </table:table-cell>
          <table:table-cell office:value-type="float" office:value="1.364677" calcext:value-type="float">
            <text:p>1.364677</text:p>
          </table:table-cell>
          <table:table-cell office:value-type="float" office:value="102.471819" calcext:value-type="float">
            <text:p>102.471819</text:p>
          </table:table-cell>
          <table:table-cell office:value-type="float" office:value="101.107142" calcext:value-type="float">
            <text:p>101.107142</text:p>
          </table:table-cell>
          <table:table-cell office:value-type="float" office:value="0.36242" calcext:value-type="float">
            <text:p>0.36242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16222" calcext:value-type="float">
            <text:p>1.316222</text:p>
          </table:table-cell>
          <table:table-cell office:value-type="float" office:value="101.950465" calcext:value-type="float">
            <text:p>101.950465</text:p>
          </table:table-cell>
          <table:table-cell office:value-type="float" office:value="100.634243" calcext:value-type="float">
            <text:p>100.63424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.303174" calcext:value-type="float">
            <text:p>1.303174</text:p>
          </table:table-cell>
          <table:table-cell office:value-type="float" office:value="101.981464" calcext:value-type="float">
            <text:p>101.981464</text:p>
          </table:table-cell>
          <table:table-cell office:value-type="float" office:value="100.67829" calcext:value-type="float">
            <text:p>100.6782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74" calcext:value-type="float">
            <text:p>474</text:p>
          </table:table-cell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342919" calcext:value-type="float">
            <text:p>1.342919</text:p>
          </table:table-cell>
          <table:table-cell office:value-type="float" office:value="101.860154" calcext:value-type="float">
            <text:p>101.860154</text:p>
          </table:table-cell>
          <table:table-cell office:value-type="float" office:value="100.517234" calcext:value-type="float">
            <text:p>100.51723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847992" calcext:value-type="float">
            <text:p>101.847992</text:p>
          </table:table-cell>
          <table:table-cell office:value-type="float" office:value="101.857689" calcext:value-type="float">
            <text:p>101.857689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.079202" calcext:value-type="float">
            <text:p>0.079202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7877376" calcext:value-type="float">
            <text:p>7877376</text:p>
          </table:table-cell>
          <table:table-cell office:value-type="float" office:value="19108" calcext:value-type="float">
            <text:p>19108</text:p>
          </table:table-cell>
          <table:table-cell office:value-type="float" office:value="7488" calcext:value-type="float">
            <text:p>7488</text:p>
          </table:table-cell>
          <table:table-cell office:value-type="float" office:value="1.011609" calcext:value-type="float">
            <text:p>1.011609</text:p>
          </table:table-cell>
          <table:table-cell office:value-type="float" office:value="101.462812" calcext:value-type="float">
            <text:p>101.462812</text:p>
          </table:table-cell>
          <table:table-cell office:value-type="float" office:value="100.451204" calcext:value-type="float">
            <text:p>100.451204</text:p>
          </table:table-cell>
          <table:table-cell office:value-type="float" office:value="0.627359" calcext:value-type="float">
            <text:p>0.62735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4914944" calcext:value-type="float">
            <text:p>4914944</text:p>
          </table:table-cell>
          <table:table-cell office:value-type="float" office:value="19108" calcext:value-type="float">
            <text:p>19108</text:p>
          </table:table-cell>
          <table:table-cell office:value-type="float" office:value="4672" calcext:value-type="float">
            <text:p>4672</text:p>
          </table:table-cell>
          <table:table-cell office:value-type="float" office:value="1.129145" calcext:value-type="float">
            <text:p>1.129145</text:p>
          </table:table-cell>
          <table:table-cell office:value-type="float" office:value="102.576103" calcext:value-type="float">
            <text:p>102.576103</text:p>
          </table:table-cell>
          <table:table-cell office:value-type="float" office:value="101.446958" calcext:value-type="float">
            <text:p>101.446958</text:p>
          </table:table-cell>
          <table:table-cell office:value-type="float" office:value="0.387587" calcext:value-type="float">
            <text:p>0.38758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6" calcext:value-type="float">
            <text:p>2256</text:p>
          </table:table-cell>
          <table:table-cell office:value-type="float" office:value="960" calcext:value-type="float">
            <text:p>96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.053539" calcext:value-type="float">
            <text:p>1.053539</text:p>
          </table:table-cell>
          <table:table-cell office:value-type="float" office:value="102.509436" calcext:value-type="float">
            <text:p>102.509436</text:p>
          </table:table-cell>
          <table:table-cell office:value-type="float" office:value="101.455897" calcext:value-type="float">
            <text:p>101.45589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.03371" calcext:value-type="float">
            <text:p>1.03371</text:p>
          </table:table-cell>
          <table:table-cell office:value-type="float" office:value="102.334465" calcext:value-type="float">
            <text:p>102.334465</text:p>
          </table:table-cell>
          <table:table-cell office:value-type="float" office:value="101.300755" calcext:value-type="float">
            <text:p>101.30075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79716" calcext:value-type="float">
            <text:p>1.079716</text:p>
          </table:table-cell>
          <table:table-cell office:value-type="float" office:value="102.321131" calcext:value-type="float">
            <text:p>102.321131</text:p>
          </table:table-cell>
          <table:table-cell office:value-type="float" office:value="101.241415" calcext:value-type="float">
            <text:p>101.24141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47993" calcext:value-type="float">
            <text:p>101.47993</text:p>
          </table:table-cell>
          <table:table-cell office:value-type="float" office:value="102.494783" calcext:value-type="float">
            <text:p>102.494783</text:p>
          </table:table-cell>
          <table:table-cell office:value-type="float" office:value="1.014854" calcext:value-type="float">
            <text:p>1.014854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7375572" calcext:value-type="float">
            <text:p>7375572</text:p>
          </table:table-cell>
          <table:table-cell office:value-type="float" office:value="19207" calcext:value-type="float">
            <text:p>19207</text:p>
          </table:table-cell>
          <table:table-cell office:value-type="float" office:value="7011" calcext:value-type="float">
            <text:p>7011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102.07116" calcext:value-type="float">
            <text:p>102.07116</text:p>
          </table:table-cell>
          <table:table-cell office:value-type="float" office:value="101.060431" calcext:value-type="float">
            <text:p>101.060431</text:p>
          </table:table-cell>
          <table:table-cell office:value-type="float" office:value="0.583854" calcext:value-type="float">
            <text:p>0.583854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4893904" calcext:value-type="float">
            <text:p>4893904</text:p>
          </table:table-cell>
          <table:table-cell office:value-type="float" office:value="19207" calcext:value-type="float">
            <text:p>19207</text:p>
          </table:table-cell>
          <table:table-cell office:value-type="float" office:value="4652" calcext:value-type="float">
            <text:p>4652</text:p>
          </table:table-cell>
          <table:table-cell office:value-type="float" office:value="2.08924" calcext:value-type="float">
            <text:p>2.08924</text:p>
          </table:table-cell>
          <table:table-cell office:value-type="float" office:value="102.65045" calcext:value-type="float">
            <text:p>102.65045</text:p>
          </table:table-cell>
          <table:table-cell office:value-type="float" office:value="100.56121" calcext:value-type="float">
            <text:p>100.56121</text:p>
          </table:table-cell>
          <table:table-cell office:value-type="float" office:value="0.389327" calcext:value-type="float">
            <text:p>0.38932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47472" calcext:value-type="float">
            <text:p>1.047472</text:p>
          </table:table-cell>
          <table:table-cell office:value-type="float" office:value="102.106994" calcext:value-type="float">
            <text:p>102.106994</text:p>
          </table:table-cell>
          <table:table-cell office:value-type="float" office:value="101.059522" calcext:value-type="float">
            <text:p>101.05952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289" calcext:value-type="float">
            <text:p>1.028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.061709" calcext:value-type="float">
            <text:p>2.061709</text:p>
          </table:table-cell>
          <table:table-cell office:value-type="float" office:value="102.1083" calcext:value-type="float">
            <text:p>102.1083</text:p>
          </table:table-cell>
          <table:table-cell office:value-type="float" office:value="100.046591" calcext:value-type="float">
            <text:p>100.04659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6522400" calcext:value-type="float">
            <text:p>6522400</text:p>
          </table:table-cell>
          <table:table-cell office:value-type="float" office:value="19306" calcext:value-type="float">
            <text:p>19306</text:p>
          </table:table-cell>
          <table:table-cell office:value-type="float" office:value="6200" calcext:value-type="float">
            <text:p>6200</text:p>
          </table:table-cell>
          <table:table-cell office:value-type="float" office:value="1.00981" calcext:value-type="float">
            <text:p>1.00981</text:p>
          </table:table-cell>
          <table:table-cell office:value-type="float" office:value="101.89907" calcext:value-type="float">
            <text:p>101.89907</text:p>
          </table:table-cell>
          <table:table-cell office:value-type="float" office:value="100.88926" calcext:value-type="float">
            <text:p>100.88926</text:p>
          </table:table-cell>
          <table:table-cell office:value-type="float" office:value="0.517193" calcext:value-type="float">
            <text:p>0.51719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5354680" calcext:value-type="float">
            <text:p>5354680</text:p>
          </table:table-cell>
          <table:table-cell office:value-type="float" office:value="19306" calcext:value-type="float">
            <text:p>19306</text:p>
          </table:table-cell>
          <table:table-cell office:value-type="float" office:value="5090" calcext:value-type="float">
            <text:p>5090</text:p>
          </table:table-cell>
          <table:table-cell office:value-type="float" office:value="1.3515" calcext:value-type="float">
            <text:p>1.3515</text:p>
          </table:table-cell>
          <table:table-cell office:value-type="float" office:value="102.365988" calcext:value-type="float">
            <text:p>102.365988</text:p>
          </table:table-cell>
          <table:table-cell office:value-type="float" office:value="101.014488" calcext:value-type="float">
            <text:p>101.014488</text:p>
          </table:table-cell>
          <table:table-cell office:value-type="float" office:value="0.424072" calcext:value-type="float">
            <text:p>0.424072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302807" calcext:value-type="float">
            <text:p>1.302807</text:p>
          </table:table-cell>
          <table:table-cell office:value-type="float" office:value="101.96214" calcext:value-type="float">
            <text:p>101.96214</text:p>
          </table:table-cell>
          <table:table-cell office:value-type="float" office:value="100.659332" calcext:value-type="float">
            <text:p>100.65933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.290379" calcext:value-type="float">
            <text:p>1.290379</text:p>
          </table:table-cell>
          <table:table-cell office:value-type="float" office:value="101.955286" calcext:value-type="float">
            <text:p>101.955286</text:p>
          </table:table-cell>
          <table:table-cell office:value-type="float" office:value="100.664907" calcext:value-type="float">
            <text:p>100.66490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32343" calcext:value-type="float">
            <text:p>1.32343</text:p>
          </table:table-cell>
          <table:table-cell office:value-type="float" office:value="89.430044" calcext:value-type="float">
            <text:p>89.430044</text:p>
          </table:table-cell>
          <table:table-cell office:value-type="float" office:value="88.106613" calcext:value-type="float">
            <text:p>88.10661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32114" calcext:value-type="float">
            <text:p>102.132114</text:p>
          </table:table-cell>
          <table:table-cell office:value-type="float" office:value="102.447578" calcext:value-type="float">
            <text:p>102.447578</text:p>
          </table:table-cell>
          <table:table-cell office:value-type="float" office:value="0.315463" calcext:value-type="float">
            <text:p>0.315463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7145184" calcext:value-type="float">
            <text:p>7145184</text:p>
          </table:table-cell>
          <table:table-cell office:value-type="float" office:value="19404" calcext:value-type="float">
            <text:p>19404</text:p>
          </table:table-cell>
          <table:table-cell office:value-type="float" office:value="6792" calcext:value-type="float">
            <text:p>6792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101.389924" calcext:value-type="float">
            <text:p>101.389924</text:p>
          </table:table-cell>
          <table:table-cell office:value-type="float" office:value="100.381115" calcext:value-type="float">
            <text:p>100.381115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4881280" calcext:value-type="float">
            <text:p>4881280</text:p>
          </table:table-cell>
          <table:table-cell office:value-type="float" office:value="19404" calcext:value-type="float">
            <text:p>19404</text:p>
          </table:table-cell>
          <table:table-cell office:value-type="float" office:value="4640" calcext:value-type="float">
            <text:p>4640</text:p>
          </table:table-cell>
          <table:table-cell office:value-type="float" office:value="1.109177" calcext:value-type="float">
            <text:p>1.109177</text:p>
          </table:table-cell>
          <table:table-cell office:value-type="float" office:value="101.353544" calcext:value-type="float">
            <text:p>101.353544</text:p>
          </table:table-cell>
          <table:table-cell office:value-type="float" office:value="100.244367" calcext:value-type="float">
            <text:p>100.244367</text:p>
          </table:table-cell>
          <table:table-cell office:value-type="float" office:value="0.38955" calcext:value-type="float">
            <text:p>0.38955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55066" calcext:value-type="float">
            <text:p>1.055066</text:p>
          </table:table-cell>
          <table:table-cell office:value-type="float" office:value="101.43452" calcext:value-type="float">
            <text:p>101.43452</text:p>
          </table:table-cell>
          <table:table-cell office:value-type="float" office:value="100.379454" calcext:value-type="float">
            <text:p>100.37945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.034926" calcext:value-type="float">
            <text:p>1.034926</text:p>
          </table:table-cell>
          <table:table-cell office:value-type="float" office:value="101.441268" calcext:value-type="float">
            <text:p>101.441268</text:p>
          </table:table-cell>
          <table:table-cell office:value-type="float" office:value="100.406342" calcext:value-type="float">
            <text:p>100.40634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81343" calcext:value-type="float">
            <text:p>1.081343</text:p>
          </table:table-cell>
          <table:table-cell office:value-type="float" office:value="100.997589" calcext:value-type="float">
            <text:p>100.997589</text:p>
          </table:table-cell>
          <table:table-cell office:value-type="float" office:value="99.916246" calcext:value-type="float">
            <text:p>99.91624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394163" calcext:value-type="float">
            <text:p>101.394163</text:p>
          </table:table-cell>
          <table:table-cell office:value-type="float" office:value="101.559345" calcext:value-type="float">
            <text:p>101.559345</text:p>
          </table:table-cell>
          <table:table-cell office:value-type="float" office:value="0.165182" calcext:value-type="float">
            <text:p>0.165182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6504516" calcext:value-type="float">
            <text:p>6504516</text:p>
          </table:table-cell>
          <table:table-cell office:value-type="float" office:value="19504" calcext:value-type="float">
            <text:p>19504</text:p>
          </table:table-cell>
          <table:table-cell office:value-type="float" office:value="6183" calcext:value-type="float">
            <text:p>6183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101.843906" calcext:value-type="float">
            <text:p>101.843906</text:p>
          </table:table-cell>
          <table:table-cell office:value-type="float" office:value="100.825899" calcext:value-type="float">
            <text:p>100.825899</text:p>
          </table:table-cell>
          <table:table-cell office:value-type="float" office:value="0.516099" calcext:value-type="float">
            <text:p>0.516099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5349420" calcext:value-type="float">
            <text:p>5349420</text:p>
          </table:table-cell>
          <table:table-cell office:value-type="float" office:value="19504" calcext:value-type="float">
            <text:p>19504</text:p>
          </table:table-cell>
          <table:table-cell office:value-type="float" office:value="5085" calcext:value-type="float">
            <text:p>5085</text:p>
          </table:table-cell>
          <table:table-cell office:value-type="float" office:value="1.045722" calcext:value-type="float">
            <text:p>1.045722</text:p>
          </table:table-cell>
          <table:table-cell office:value-type="float" office:value="102.435335" calcext:value-type="float">
            <text:p>102.435335</text:p>
          </table:table-cell>
          <table:table-cell office:value-type="float" office:value="101.389613" calcext:value-type="float">
            <text:p>101.389613</text:p>
          </table:table-cell>
          <table:table-cell office:value-type="float" office:value="0.422088" calcext:value-type="float">
            <text:p>0.42208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12612" calcext:value-type="float">
            <text:p>1.012612</text:p>
          </table:table-cell>
          <table:table-cell office:value-type="float" office:value="94.386149" calcext:value-type="float">
            <text:p>94.386149</text:p>
          </table:table-cell>
          <table:table-cell office:value-type="float" office:value="93.373537" calcext:value-type="float">
            <text:p>93.373537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665" calcext:value-type="float">
            <text:p>1.019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29099" calcext:value-type="float">
            <text:p>1.029099</text:p>
          </table:table-cell>
          <table:table-cell office:value-type="float" office:value="94.387455" calcext:value-type="float">
            <text:p>94.387455</text:p>
          </table:table-cell>
          <table:table-cell office:value-type="float" office:value="93.358356" calcext:value-type="float">
            <text:p>93.35835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7462888" calcext:value-type="float">
            <text:p>7462888</text:p>
          </table:table-cell>
          <table:table-cell office:value-type="float" office:value="19603" calcext:value-type="float">
            <text:p>19603</text:p>
          </table:table-cell>
          <table:table-cell office:value-type="float" office:value="7094" calcext:value-type="float">
            <text:p>7094</text:p>
          </table:table-cell>
          <table:table-cell office:value-type="float" office:value="1.011589" calcext:value-type="float">
            <text:p>1.011589</text:p>
          </table:table-cell>
          <table:table-cell office:value-type="float" office:value="101.724364" calcext:value-type="float">
            <text:p>101.724364</text:p>
          </table:table-cell>
          <table:table-cell office:value-type="float" office:value="100.712775" calcext:value-type="float">
            <text:p>100.712775</text:p>
          </table:table-cell>
          <table:table-cell office:value-type="float" office:value="0.592806" calcext:value-type="float">
            <text:p>0.592806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4850772" calcext:value-type="float">
            <text:p>4850772</text:p>
          </table:table-cell>
          <table:table-cell office:value-type="float" office:value="19603" calcext:value-type="float">
            <text:p>19603</text:p>
          </table:table-cell>
          <table:table-cell office:value-type="float" office:value="4611" calcext:value-type="float">
            <text:p>4611</text:p>
          </table:table-cell>
          <table:table-cell office:value-type="float" office:value="1.090491" calcext:value-type="float">
            <text:p>1.090491</text:p>
          </table:table-cell>
          <table:table-cell office:value-type="float" office:value="102.675341" calcext:value-type="float">
            <text:p>102.675341</text:p>
          </table:table-cell>
          <table:table-cell office:value-type="float" office:value="101.58485" calcext:value-type="float">
            <text:p>101.58485</text:p>
          </table:table-cell>
          <table:table-cell office:value-type="float" office:value="0.382008" calcext:value-type="float">
            <text:p>0.38200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432" calcext:value-type="float">
            <text:p>43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.047792" calcext:value-type="float">
            <text:p>1.047792</text:p>
          </table:table-cell>
          <table:table-cell office:value-type="float" office:value="92.470567" calcext:value-type="float">
            <text:p>92.470567</text:p>
          </table:table-cell>
          <table:table-cell office:value-type="float" office:value="91.422775" calcext:value-type="float">
            <text:p>91.42277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029209" calcext:value-type="float">
            <text:p>1.029209</text:p>
          </table:table-cell>
          <table:table-cell office:value-type="float" office:value="102.076987" calcext:value-type="float">
            <text:p>102.076987</text:p>
          </table:table-cell>
          <table:table-cell office:value-type="float" office:value="101.047778" calcext:value-type="float">
            <text:p>101.04777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6" calcext:value-type="float">
            <text:p>366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68375" calcext:value-type="float">
            <text:p>1.068375</text:p>
          </table:table-cell>
          <table:table-cell office:value-type="float" office:value="102.053821" calcext:value-type="float">
            <text:p>102.053821</text:p>
          </table:table-cell>
          <table:table-cell office:value-type="float" office:value="100.985446" calcext:value-type="float">
            <text:p>100.98544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7012632" calcext:value-type="float">
            <text:p>7012632</text:p>
          </table:table-cell>
          <table:table-cell office:value-type="float" office:value="19701" calcext:value-type="float">
            <text:p>19701</text:p>
          </table:table-cell>
          <table:table-cell office:value-type="float" office:value="6666" calcext:value-type="float">
            <text:p>6666</text:p>
          </table:table-cell>
          <table:table-cell office:value-type="float" office:value="1.011429" calcext:value-type="float">
            <text:p>1.011429</text:p>
          </table:table-cell>
          <table:table-cell office:value-type="float" office:value="101.744257" calcext:value-type="float">
            <text:p>101.744257</text:p>
          </table:table-cell>
          <table:table-cell office:value-type="float" office:value="100.732829" calcext:value-type="float">
            <text:p>100.732829</text:p>
          </table:table-cell>
          <table:table-cell office:value-type="float" office:value="0.556929" calcext:value-type="float">
            <text:p>0.55692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5197932" calcext:value-type="float">
            <text:p>5197932</text:p>
          </table:table-cell>
          <table:table-cell office:value-type="float" office:value="19701" calcext:value-type="float">
            <text:p>19701</text:p>
          </table:table-cell>
          <table:table-cell office:value-type="float" office:value="4941" calcext:value-type="float">
            <text:p>4941</text:p>
          </table:table-cell>
          <table:table-cell office:value-type="float" office:value="1.357365" calcext:value-type="float">
            <text:p>1.357365</text:p>
          </table:table-cell>
          <table:table-cell office:value-type="float" office:value="102.402575" calcext:value-type="float">
            <text:p>102.402575</text:p>
          </table:table-cell>
          <table:table-cell office:value-type="float" office:value="101.04521" calcext:value-type="float">
            <text:p>101.04521</text:p>
          </table:table-cell>
          <table:table-cell office:value-type="float" office:value="0.411533" calcext:value-type="float">
            <text:p>0.41153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.314767" calcext:value-type="float">
            <text:p>1.314767</text:p>
          </table:table-cell>
          <table:table-cell office:value-type="float" office:value="101.158249" calcext:value-type="float">
            <text:p>101.158249</text:p>
          </table:table-cell>
          <table:table-cell office:value-type="float" office:value="99.843482" calcext:value-type="float">
            <text:p>99.84348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307133" calcext:value-type="float">
            <text:p>1.307133</text:p>
          </table:table-cell>
          <table:table-cell office:value-type="float" office:value="101.798669" calcext:value-type="float">
            <text:p>101.798669</text:p>
          </table:table-cell>
          <table:table-cell office:value-type="float" office:value="100.491536" calcext:value-type="float">
            <text:p>100.49153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329835" calcext:value-type="float">
            <text:p>1.329835</text:p>
          </table:table-cell>
          <table:table-cell office:value-type="float" office:value="101.777735" calcext:value-type="float">
            <text:p>101.777735</text:p>
          </table:table-cell>
          <table:table-cell office:value-type="float" office:value="100.4479" calcext:value-type="float">
            <text:p>100.447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8362348" calcext:value-type="float">
            <text:p>8362348</text:p>
          </table:table-cell>
          <table:table-cell office:value-type="float" office:value="19800" calcext:value-type="float">
            <text:p>19800</text:p>
          </table:table-cell>
          <table:table-cell office:value-type="float" office:value="7949" calcext:value-type="float">
            <text:p>7949</text:p>
          </table:table-cell>
          <table:table-cell office:value-type="float" office:value="1.009689" calcext:value-type="float">
            <text:p>1.009689</text:p>
          </table:table-cell>
          <table:table-cell office:value-type="float" office:value="101.81635" calcext:value-type="float">
            <text:p>101.81635</text:p>
          </table:table-cell>
          <table:table-cell office:value-type="float" office:value="100.806662" calcext:value-type="float">
            <text:p>100.806662</text:p>
          </table:table-cell>
          <table:table-cell office:value-type="float" office:value="0.663635" calcext:value-type="float">
            <text:p>0.663635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4601448" calcext:value-type="float">
            <text:p>4601448</text:p>
          </table:table-cell>
          <table:table-cell office:value-type="float" office:value="19800" calcext:value-type="float">
            <text:p>19800</text:p>
          </table:table-cell>
          <table:table-cell office:value-type="float" office:value="4374" calcext:value-type="float">
            <text:p>4374</text:p>
          </table:table-cell>
          <table:table-cell office:value-type="float" office:value="1.087489" calcext:value-type="float">
            <text:p>1.087489</text:p>
          </table:table-cell>
          <table:table-cell office:value-type="float" office:value="102.044906" calcext:value-type="float">
            <text:p>102.044906</text:p>
          </table:table-cell>
          <table:table-cell office:value-type="float" office:value="100.957416" calcext:value-type="float">
            <text:p>100.957416</text:p>
          </table:table-cell>
          <table:table-cell office:value-type="float" office:value="0.364625" calcext:value-type="float">
            <text:p>0.364625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68" calcext:value-type="float">
            <text:p>7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039357" calcext:value-type="float">
            <text:p>1.039357</text:p>
          </table:table-cell>
          <table:table-cell office:value-type="float" office:value="101.876209" calcext:value-type="float">
            <text:p>101.876209</text:p>
          </table:table-cell>
          <table:table-cell office:value-type="float" office:value="100.836852" calcext:value-type="float">
            <text:p>100.83685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.025989" calcext:value-type="float">
            <text:p>1.025989</text:p>
          </table:table-cell>
          <table:table-cell office:value-type="float" office:value="101.898046" calcext:value-type="float">
            <text:p>101.898046</text:p>
          </table:table-cell>
          <table:table-cell office:value-type="float" office:value="100.872058" calcext:value-type="float">
            <text:p>100.87205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86" calcext:value-type="float">
            <text:p>486</text:p>
          </table:table-cell>
          <table:table-cell office:value-type="float" office:value="426" calcext:value-type="float">
            <text:p>4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54245" calcext:value-type="float">
            <text:p>1.054245</text:p>
          </table:table-cell>
          <table:table-cell office:value-type="float" office:value="101.852825" calcext:value-type="float">
            <text:p>101.852825</text:p>
          </table:table-cell>
          <table:table-cell office:value-type="float" office:value="100.79858" calcext:value-type="float">
            <text:p>100.7985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968784" calcext:value-type="float">
            <text:p>101.96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6268868" calcext:value-type="float">
            <text:p>6268868</text:p>
          </table:table-cell>
          <table:table-cell office:value-type="float" office:value="19900" calcext:value-type="float">
            <text:p>19900</text:p>
          </table:table-cell>
          <table:table-cell office:value-type="float" office:value="5959" calcext:value-type="float">
            <text:p>5959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1.902483" calcext:value-type="float">
            <text:p>101.902483</text:p>
          </table:table-cell>
          <table:table-cell office:value-type="float" office:value="100.888794" calcext:value-type="float">
            <text:p>100.888794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5553508" calcext:value-type="float">
            <text:p>5553508</text:p>
          </table:table-cell>
          <table:table-cell office:value-type="float" office:value="19900" calcext:value-type="float">
            <text:p>19900</text:p>
          </table:table-cell>
          <table:table-cell office:value-type="float" office:value="5279" calcext:value-type="float">
            <text:p>5279</text:p>
          </table:table-cell>
          <table:table-cell office:value-type="float" office:value="1.085015" calcext:value-type="float">
            <text:p>1.085015</text:p>
          </table:table-cell>
          <table:table-cell office:value-type="float" office:value="102.431868" calcext:value-type="float">
            <text:p>102.431868</text:p>
          </table:table-cell>
          <table:table-cell office:value-type="float" office:value="101.346853" calcext:value-type="float">
            <text:p>101.346853</text:p>
          </table:table-cell>
          <table:table-cell office:value-type="float" office:value="0.438376" calcext:value-type="float">
            <text:p>0.438376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08" calcext:value-type="float">
            <text:p>2208</text:p>
          </table:table-cell>
          <table:table-cell office:value-type="float" office:value="864" calcext:value-type="float">
            <text:p>86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.036423" calcext:value-type="float">
            <text:p>1.036423</text:p>
          </table:table-cell>
          <table:table-cell office:value-type="float" office:value="101.936435" calcext:value-type="float">
            <text:p>101.936435</text:p>
          </table:table-cell>
          <table:table-cell office:value-type="float" office:value="100.900012" calcext:value-type="float">
            <text:p>100.90001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555" calcext:value-type="float">
            <text:p>1.023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051751" calcext:value-type="float">
            <text:p>1.051751</text:p>
          </table:table-cell>
          <table:table-cell office:value-type="float" office:value="101.937741" calcext:value-type="float">
            <text:p>101.937741</text:p>
          </table:table-cell>
          <table:table-cell office:value-type="float" office:value="100.88599" calcext:value-type="float">
            <text:p>100.8859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7054712" calcext:value-type="float">
            <text:p>7054712</text:p>
          </table:table-cell>
          <table:table-cell office:value-type="float" office:value="19999" calcext:value-type="float">
            <text:p>19999</text:p>
          </table:table-cell>
          <table:table-cell office:value-type="float" office:value="6706" calcext:value-type="float">
            <text:p>6706</text:p>
          </table:table-cell>
          <table:table-cell office:value-type="float" office:value="1.016041" calcext:value-type="float">
            <text:p>1.016041</text:p>
          </table:table-cell>
          <table:table-cell office:value-type="float" office:value="101.783759" calcext:value-type="float">
            <text:p>101.783759</text:p>
          </table:table-cell>
          <table:table-cell office:value-type="float" office:value="100.767719" calcext:value-type="float">
            <text:p>100.767719</text:p>
          </table:table-cell>
          <table:table-cell office:value-type="float" office:value="0.560077" calcext:value-type="float">
            <text:p>0.56007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4953868" calcext:value-type="float">
            <text:p>4953868</text:p>
          </table:table-cell>
          <table:table-cell office:value-type="float" office:value="19999" calcext:value-type="float">
            <text:p>19999</text:p>
          </table:table-cell>
          <table:table-cell office:value-type="float" office:value="4709" calcext:value-type="float">
            <text:p>4709</text:p>
          </table:table-cell>
          <table:table-cell office:value-type="float" office:value="1.038121" calcext:value-type="float">
            <text:p>1.038121</text:p>
          </table:table-cell>
          <table:table-cell office:value-type="float" office:value="102.403086" calcext:value-type="float">
            <text:p>102.403086</text:p>
          </table:table-cell>
          <table:table-cell office:value-type="float" office:value="101.364964" calcext:value-type="float">
            <text:p>101.364964</text:p>
          </table:table-cell>
          <table:table-cell office:value-type="float" office:value="0.390973" calcext:value-type="float">
            <text:p>0.39097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09212" calcext:value-type="float">
            <text:p>1.009212</text:p>
          </table:table-cell>
          <table:table-cell office:value-type="float" office:value="102.700531" calcext:value-type="float">
            <text:p>102.700531</text:p>
          </table:table-cell>
          <table:table-cell office:value-type="float" office:value="101.691319" calcext:value-type="float">
            <text:p>101.69131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018253" calcext:value-type="float">
            <text:p>1.018253</text:p>
          </table:table-cell>
          <table:table-cell office:value-type="float" office:value="102.711726" calcext:value-type="float">
            <text:p>102.711726</text:p>
          </table:table-cell>
          <table:table-cell office:value-type="float" office:value="101.693473" calcext:value-type="float">
            <text:p>101.69347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021418" calcext:value-type="float">
            <text:p>1.021418</text:p>
          </table:table-cell>
          <table:table-cell office:value-type="float" office:value="101.884438" calcext:value-type="float">
            <text:p>101.884438</text:p>
          </table:table-cell>
          <table:table-cell office:value-type="float" office:value="100.86302" calcext:value-type="float">
            <text:p>100.863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424209" calcext:value-type="float">
            <text:p>102.424209</text:p>
          </table:table-cell>
          <table:table-cell office:value-type="float" office:value="102.713232" calcext:value-type="float">
            <text:p>102.713232</text:p>
          </table:table-cell>
          <table:table-cell office:value-type="float" office:value="0.289023" calcext:value-type="float">
            <text:p>0.289023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6152096" calcext:value-type="float">
            <text:p>6152096</text:p>
          </table:table-cell>
          <table:table-cell office:value-type="float" office:value="20098" calcext:value-type="float">
            <text:p>20098</text:p>
          </table:table-cell>
          <table:table-cell office:value-type="float" office:value="5848" calcext:value-type="float">
            <text:p>5848</text:p>
          </table:table-cell>
          <table:table-cell office:value-type="float" office:value="1.010609" calcext:value-type="float">
            <text:p>1.010609</text:p>
          </table:table-cell>
          <table:table-cell office:value-type="float" office:value="101.8786" calcext:value-type="float">
            <text:p>101.8786</text:p>
          </table:table-cell>
          <table:table-cell office:value-type="float" office:value="100.867991" calcext:value-type="float">
            <text:p>100.867991</text:p>
          </table:table-cell>
          <table:table-cell office:value-type="float" office:value="0.487932" calcext:value-type="float">
            <text:p>0.48793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5432528" calcext:value-type="float">
            <text:p>5432528</text:p>
          </table:table-cell>
          <table:table-cell office:value-type="float" office:value="20098" calcext:value-type="float">
            <text:p>20098</text:p>
          </table:table-cell>
          <table:table-cell office:value-type="float" office:value="5164" calcext:value-type="float">
            <text:p>5164</text:p>
          </table:table-cell>
          <table:table-cell office:value-type="float" office:value="1.094832" calcext:value-type="float">
            <text:p>1.094832</text:p>
          </table:table-cell>
          <table:table-cell office:value-type="float" office:value="102.557094" calcext:value-type="float">
            <text:p>102.557094</text:p>
          </table:table-cell>
          <table:table-cell office:value-type="float" office:value="101.462262" calcext:value-type="float">
            <text:p>101.462262</text:p>
          </table:table-cell>
          <table:table-cell office:value-type="float" office:value="0.428339" calcext:value-type="float">
            <text:p>0.428339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64" calcext:value-type="float">
            <text:p>8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.045938" calcext:value-type="float">
            <text:p>1.045938</text:p>
          </table:table-cell>
          <table:table-cell office:value-type="float" office:value="102.083892" calcext:value-type="float">
            <text:p>102.083892</text:p>
          </table:table-cell>
          <table:table-cell office:value-type="float" office:value="101.037954" calcext:value-type="float">
            <text:p>101.03795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.026955" calcext:value-type="float">
            <text:p>1.026955</text:p>
          </table:table-cell>
          <table:table-cell office:value-type="float" office:value="102.068284" calcext:value-type="float">
            <text:p>102.068284</text:p>
          </table:table-cell>
          <table:table-cell office:value-type="float" office:value="101.041328" calcext:value-type="float">
            <text:p>101.04132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066901" calcext:value-type="float">
            <text:p>1.066901</text:p>
          </table:table-cell>
          <table:table-cell office:value-type="float" office:value="82.902549" calcext:value-type="float">
            <text:p>82.902549</text:p>
          </table:table-cell>
          <table:table-cell office:value-type="float" office:value="81.835648" calcext:value-type="float">
            <text:p>81.8356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1094" calcext:value-type="float">
            <text:p>102.11094</text:p>
          </table:table-cell>
          <table:table-cell office:value-type="float" office:value="102.561621" calcext:value-type="float">
            <text:p>102.561621</text:p>
          </table:table-cell>
          <table:table-cell office:value-type="float" office:value="0.450682" calcext:value-type="float">
            <text:p>0.450682</text:p>
          </table:table-cell>
          <table:table-cell office:value-type="float" office:value="0.001598" calcext:value-type="float">
            <text:p>0.00159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6877976" calcext:value-type="float">
            <text:p>6877976</text:p>
          </table:table-cell>
          <table:table-cell office:value-type="float" office:value="20196" calcext:value-type="float">
            <text:p>20196</text:p>
          </table:table-cell>
          <table:table-cell office:value-type="float" office:value="6538" calcext:value-type="float">
            <text:p>6538</text:p>
          </table:table-cell>
          <table:table-cell office:value-type="float" office:value="1.01687" calcext:value-type="float">
            <text:p>1.01687</text:p>
          </table:table-cell>
          <table:table-cell office:value-type="float" office:value="101.50334" calcext:value-type="float">
            <text:p>101.50334</text:p>
          </table:table-cell>
          <table:table-cell office:value-type="float" office:value="100.48647" calcext:value-type="float">
            <text:p>100.48647</text:p>
          </table:table-cell>
          <table:table-cell office:value-type="float" office:value="0.547574" calcext:value-type="float">
            <text:p>0.547574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5216868" calcext:value-type="float">
            <text:p>5216868</text:p>
          </table:table-cell>
          <table:table-cell office:value-type="float" office:value="20196" calcext:value-type="float">
            <text:p>20196</text:p>
          </table:table-cell>
          <table:table-cell office:value-type="float" office:value="4959" calcext:value-type="float">
            <text:p>4959</text:p>
          </table:table-cell>
          <table:table-cell office:value-type="float" office:value="1.376645" calcext:value-type="float">
            <text:p>1.376645</text:p>
          </table:table-cell>
          <table:table-cell office:value-type="float" office:value="101.367672" calcext:value-type="float">
            <text:p>101.367672</text:p>
          </table:table-cell>
          <table:table-cell office:value-type="float" office:value="99.991026" calcext:value-type="float">
            <text:p>99.991026</text:p>
          </table:table-cell>
          <table:table-cell office:value-type="float" office:value="0.417387" calcext:value-type="float">
            <text:p>0.41738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912" calcext:value-type="float">
            <text:p>9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.322057" calcext:value-type="float">
            <text:p>1.322057</text:p>
          </table:table-cell>
          <table:table-cell office:value-type="float" office:value="101.507902" calcext:value-type="float">
            <text:p>101.507902</text:p>
          </table:table-cell>
          <table:table-cell office:value-type="float" office:value="100.185845" calcext:value-type="float">
            <text:p>100.185845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09389" calcext:value-type="float">
            <text:p>1.309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343319" calcext:value-type="float">
            <text:p>1.343319</text:p>
          </table:table-cell>
          <table:table-cell office:value-type="float" office:value="100.991376" calcext:value-type="float">
            <text:p>100.991376</text:p>
          </table:table-cell>
          <table:table-cell office:value-type="float" office:value="99.648057" calcext:value-type="float">
            <text:p>99.64805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8781044" calcext:value-type="float">
            <text:p>8781044</text:p>
          </table:table-cell>
          <table:table-cell office:value-type="float" office:value="20295" calcext:value-type="float">
            <text:p>20295</text:p>
          </table:table-cell>
          <table:table-cell office:value-type="float" office:value="8347" calcext:value-type="float">
            <text:p>8347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101.418871" calcext:value-type="float">
            <text:p>101.418871</text:p>
          </table:table-cell>
          <table:table-cell office:value-type="float" office:value="100.406661" calcext:value-type="float">
            <text:p>100.406661</text:p>
          </table:table-cell>
          <table:table-cell office:value-type="float" office:value="0.699638" calcext:value-type="float">
            <text:p>0.69963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4378424" calcext:value-type="float">
            <text:p>4378424</text:p>
          </table:table-cell>
          <table:table-cell office:value-type="float" office:value="20295" calcext:value-type="float">
            <text:p>20295</text:p>
          </table:table-cell>
          <table:table-cell office:value-type="float" office:value="4162" calcext:value-type="float">
            <text:p>4162</text:p>
          </table:table-cell>
          <table:table-cell office:value-type="float" office:value="1.353483" calcext:value-type="float">
            <text:p>1.353483</text:p>
          </table:table-cell>
          <table:table-cell office:value-type="float" office:value="102.288507" calcext:value-type="float">
            <text:p>102.288507</text:p>
          </table:table-cell>
          <table:table-cell office:value-type="float" office:value="100.935024" calcext:value-type="float">
            <text:p>100.935024</text:p>
          </table:table-cell>
          <table:table-cell office:value-type="float" office:value="0.347029" calcext:value-type="float">
            <text:p>0.34702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6" calcext:value-type="float">
            <text:p>1816</text:p>
          </table:table-cell>
          <table:table-cell office:value-type="float" office:value="760" calcext:value-type="float">
            <text:p>7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327326" calcext:value-type="float">
            <text:p>1.327326</text:p>
          </table:table-cell>
          <table:table-cell office:value-type="float" office:value="102.619096" calcext:value-type="float">
            <text:p>102.619096</text:p>
          </table:table-cell>
          <table:table-cell office:value-type="float" office:value="101.291769" calcext:value-type="float">
            <text:p>101.29176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.314458" calcext:value-type="float">
            <text:p>1.314458</text:p>
          </table:table-cell>
          <table:table-cell office:value-type="float" office:value="102.626491" calcext:value-type="float">
            <text:p>102.626491</text:p>
          </table:table-cell>
          <table:table-cell office:value-type="float" office:value="101.312033" calcext:value-type="float">
            <text:p>101.31203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36559" calcext:value-type="float">
            <text:p>1.336559</text:p>
          </table:table-cell>
          <table:table-cell office:value-type="float" office:value="101.466122" calcext:value-type="float">
            <text:p>101.466122</text:p>
          </table:table-cell>
          <table:table-cell office:value-type="float" office:value="100.129562" calcext:value-type="float">
            <text:p>100.12956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.616045" calcext:value-type="float">
            <text:p>50.616045</text:p>
          </table:table-cell>
          <table:table-cell office:value-type="float" office:value="102.627797" calcext:value-type="float">
            <text:p>102.627797</text:p>
          </table:table-cell>
          <table:table-cell office:value-type="float" office:value="52.011751" calcext:value-type="float">
            <text:p>52.01175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7481824" calcext:value-type="float">
            <text:p>7481824</text:p>
          </table:table-cell>
          <table:table-cell office:value-type="float" office:value="20394" calcext:value-type="float">
            <text:p>20394</text:p>
          </table:table-cell>
          <table:table-cell office:value-type="float" office:value="7112" calcext:value-type="float">
            <text:p>7112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01.755647" calcext:value-type="float">
            <text:p>101.755647</text:p>
          </table:table-cell>
          <table:table-cell office:value-type="float" office:value="100.739366" calcext:value-type="float">
            <text:p>100.739366</text:p>
          </table:table-cell>
          <table:table-cell office:value-type="float" office:value="0.594153" calcext:value-type="float">
            <text:p>0.59415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4946504" calcext:value-type="float">
            <text:p>4946504</text:p>
          </table:table-cell>
          <table:table-cell office:value-type="float" office:value="20394" calcext:value-type="float">
            <text:p>20394</text:p>
          </table:table-cell>
          <table:table-cell office:value-type="float" office:value="4702" calcext:value-type="float">
            <text:p>4702</text:p>
          </table:table-cell>
          <table:table-cell office:value-type="float" office:value="1.032033" calcext:value-type="float">
            <text:p>1.032033</text:p>
          </table:table-cell>
          <table:table-cell office:value-type="float" office:value="102.531761" calcext:value-type="float">
            <text:p>102.531761</text:p>
          </table:table-cell>
          <table:table-cell office:value-type="float" office:value="101.499728" calcext:value-type="float">
            <text:p>101.499728</text:p>
          </table:table-cell>
          <table:table-cell office:value-type="float" office:value="0.389873" calcext:value-type="float">
            <text:p>0.38987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16" calcext:value-type="float">
            <text:p>81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.009592" calcext:value-type="float">
            <text:p>1.009592</text:p>
          </table:table-cell>
          <table:table-cell office:value-type="float" office:value="101.863897" calcext:value-type="float">
            <text:p>101.863897</text:p>
          </table:table-cell>
          <table:table-cell office:value-type="float" office:value="100.854305" calcext:value-type="float">
            <text:p>100.85430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.026598" calcext:value-type="float">
            <text:p>1.026598</text:p>
          </table:table-cell>
          <table:table-cell office:value-type="float" office:value="101.877569" calcext:value-type="float">
            <text:p>101.877569</text:p>
          </table:table-cell>
          <table:table-cell office:value-type="float" office:value="100.850971" calcext:value-type="float">
            <text:p>100.85097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19465" calcext:value-type="float">
            <text:p>1.019465</text:p>
          </table:table-cell>
          <table:table-cell office:value-type="float" office:value="98.122345" calcext:value-type="float">
            <text:p>98.122345</text:p>
          </table:table-cell>
          <table:table-cell office:value-type="float" office:value="97.10288" calcext:value-type="float">
            <text:p>97.102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.800926" calcext:value-type="float">
            <text:p>101.800926</text:p>
          </table:table-cell>
          <table:table-cell office:value-type="float" office:value="102.169197" calcext:value-type="float">
            <text:p>102.169197</text:p>
          </table:table-cell>
          <table:table-cell office:value-type="float" office:value="0.368271" calcext:value-type="float">
            <text:p>0.368271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7342960" calcext:value-type="float">
            <text:p>7342960</text:p>
          </table:table-cell>
          <table:table-cell office:value-type="float" office:value="20493" calcext:value-type="float">
            <text:p>20493</text:p>
          </table:table-cell>
          <table:table-cell office:value-type="float" office:value="6980" calcext:value-type="float">
            <text:p>6980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1.765038" calcext:value-type="float">
            <text:p>101.765038</text:p>
          </table:table-cell>
          <table:table-cell office:value-type="float" office:value="100.757809" calcext:value-type="float">
            <text:p>100.757809</text:p>
          </table:table-cell>
          <table:table-cell office:value-type="float" office:value="0.583019" calcext:value-type="float">
            <text:p>0.58301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4815004" calcext:value-type="float">
            <text:p>4815004</text:p>
          </table:table-cell>
          <table:table-cell office:value-type="float" office:value="20493" calcext:value-type="float">
            <text:p>20493</text:p>
          </table:table-cell>
          <table:table-cell office:value-type="float" office:value="4577" calcext:value-type="float">
            <text:p>4577</text:p>
          </table:table-cell>
          <table:table-cell office:value-type="float" office:value="1.081395" calcext:value-type="float">
            <text:p>1.081395</text:p>
          </table:table-cell>
          <table:table-cell office:value-type="float" office:value="102.461308" calcext:value-type="float">
            <text:p>102.461308</text:p>
          </table:table-cell>
          <table:table-cell office:value-type="float" office:value="101.379913" calcext:value-type="float">
            <text:p>101.379913</text:p>
          </table:table-cell>
          <table:table-cell office:value-type="float" office:value="0.379957" calcext:value-type="float">
            <text:p>0.37995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36783" calcext:value-type="float">
            <text:p>1.036783</text:p>
          </table:table-cell>
          <table:table-cell office:value-type="float" office:value="101.868863" calcext:value-type="float">
            <text:p>101.868863</text:p>
          </table:table-cell>
          <table:table-cell office:value-type="float" office:value="100.83208" calcext:value-type="float">
            <text:p>100.8320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288" calcext:value-type="float">
            <text:p>28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.023595" calcext:value-type="float">
            <text:p>1.023595</text:p>
          </table:table-cell>
          <table:table-cell office:value-type="float" office:value="101.879157" calcext:value-type="float">
            <text:p>101.879157</text:p>
          </table:table-cell>
          <table:table-cell office:value-type="float" office:value="100.855561" calcext:value-type="float">
            <text:p>100.85556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048051" calcext:value-type="float">
            <text:p>1.048051</text:p>
          </table:table-cell>
          <table:table-cell office:value-type="float" office:value="70.092054" calcext:value-type="float">
            <text:p>70.092054</text:p>
          </table:table-cell>
          <table:table-cell office:value-type="float" office:value="69.044003" calcext:value-type="float">
            <text:p>69.044003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787095" calcext:value-type="float">
            <text:p>101.787095</text:p>
          </table:table-cell>
          <table:table-cell office:value-type="float" office:value="102.170003" calcext:value-type="float">
            <text:p>102.170003</text:p>
          </table:table-cell>
          <table:table-cell office:value-type="float" office:value="0.382908" calcext:value-type="float">
            <text:p>0.38290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6107912" calcext:value-type="float">
            <text:p>6107912</text:p>
          </table:table-cell>
          <table:table-cell office:value-type="float" office:value="20593" calcext:value-type="float">
            <text:p>20593</text:p>
          </table:table-cell>
          <table:table-cell office:value-type="float" office:value="5806" calcext:value-type="float">
            <text:p>5806</text:p>
          </table:table-cell>
          <table:table-cell office:value-type="float" office:value="1.016569" calcext:value-type="float">
            <text:p>1.016569</text:p>
          </table:table-cell>
          <table:table-cell office:value-type="float" office:value="101.883" calcext:value-type="float">
            <text:p>101.883</text:p>
          </table:table-cell>
          <table:table-cell office:value-type="float" office:value="100.866432" calcext:value-type="float">
            <text:p>100.866432</text:p>
          </table:table-cell>
          <table:table-cell office:value-type="float" office:value="0.484436" calcext:value-type="float">
            <text:p>0.484436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5365200" calcext:value-type="float">
            <text:p>5365200</text:p>
          </table:table-cell>
          <table:table-cell office:value-type="float" office:value="20593" calcext:value-type="float">
            <text:p>20593</text:p>
          </table:table-cell>
          <table:table-cell office:value-type="float" office:value="5100" calcext:value-type="float">
            <text:p>5100</text:p>
          </table:table-cell>
          <table:table-cell office:value-type="float" office:value="1.078661" calcext:value-type="float">
            <text:p>1.078661</text:p>
          </table:table-cell>
          <table:table-cell office:value-type="float" office:value="102.555819" calcext:value-type="float">
            <text:p>102.555819</text:p>
          </table:table-cell>
          <table:table-cell office:value-type="float" office:value="101.477159" calcext:value-type="float">
            <text:p>101.477159</text:p>
          </table:table-cell>
          <table:table-cell office:value-type="float" office:value="0.422968" calcext:value-type="float">
            <text:p>0.42296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39723" calcext:value-type="float">
            <text:p>1.039723</text:p>
          </table:table-cell>
          <table:table-cell office:value-type="float" office:value="78.576551" calcext:value-type="float">
            <text:p>78.576551</text:p>
          </table:table-cell>
          <table:table-cell office:value-type="float" office:value="77.536828" calcext:value-type="float">
            <text:p>77.53682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735" calcext:value-type="float">
            <text:p>1.026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56124" calcext:value-type="float">
            <text:p>1.056124</text:p>
          </table:table-cell>
          <table:table-cell office:value-type="float" office:value="63.519781" calcext:value-type="float">
            <text:p>63.519781</text:p>
          </table:table-cell>
          <table:table-cell office:value-type="float" office:value="62.463657" calcext:value-type="float">
            <text:p>62.46365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7593336" calcext:value-type="float">
            <text:p>7593336</text:p>
          </table:table-cell>
          <table:table-cell office:value-type="float" office:value="20691" calcext:value-type="float">
            <text:p>20691</text:p>
          </table:table-cell>
          <table:table-cell office:value-type="float" office:value="7218" calcext:value-type="float">
            <text:p>7218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1.118527" calcext:value-type="float">
            <text:p>101.118527</text:p>
          </table:table-cell>
          <table:table-cell office:value-type="float" office:value="100.108318" calcext:value-type="float">
            <text:p>100.108318</text:p>
          </table:table-cell>
          <table:table-cell office:value-type="float" office:value="0.60681" calcext:value-type="float">
            <text:p>0.6068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4813952" calcext:value-type="float">
            <text:p>4813952</text:p>
          </table:table-cell>
          <table:table-cell office:value-type="float" office:value="20691" calcext:value-type="float">
            <text:p>20691</text:p>
          </table:table-cell>
          <table:table-cell office:value-type="float" office:value="4576" calcext:value-type="float">
            <text:p>4576</text:p>
          </table:table-cell>
          <table:table-cell office:value-type="float" office:value="1.091091" calcext:value-type="float">
            <text:p>1.091091</text:p>
          </table:table-cell>
          <table:table-cell office:value-type="float" office:value="101.838453" calcext:value-type="float">
            <text:p>101.838453</text:p>
          </table:table-cell>
          <table:table-cell office:value-type="float" office:value="100.747362" calcext:value-type="float">
            <text:p>100.747362</text:p>
          </table:table-cell>
          <table:table-cell office:value-type="float" office:value="0.382259" calcext:value-type="float">
            <text:p>0.382259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47252" calcext:value-type="float">
            <text:p>1.047252</text:p>
          </table:table-cell>
          <table:table-cell office:value-type="float" office:value="102.059634" calcext:value-type="float">
            <text:p>102.059634</text:p>
          </table:table-cell>
          <table:table-cell office:value-type="float" office:value="101.012382" calcext:value-type="float">
            <text:p>101.01238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.027195" calcext:value-type="float">
            <text:p>1.027195</text:p>
          </table:table-cell>
          <table:table-cell office:value-type="float" office:value="102.05502" calcext:value-type="float">
            <text:p>102.05502</text:p>
          </table:table-cell>
          <table:table-cell office:value-type="float" office:value="101.027824" calcext:value-type="float">
            <text:p>101.02782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68595" calcext:value-type="float">
            <text:p>1.068595</text:p>
          </table:table-cell>
          <table:table-cell office:value-type="float" office:value="99.805917" calcext:value-type="float">
            <text:p>99.805917</text:p>
          </table:table-cell>
          <table:table-cell office:value-type="float" office:value="98.737322" calcext:value-type="float">
            <text:p>98.73732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56646" calcext:value-type="float">
            <text:p>102.056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7486032" calcext:value-type="float">
            <text:p>7486032</text:p>
          </table:table-cell>
          <table:table-cell office:value-type="float" office:value="20790" calcext:value-type="float">
            <text:p>20790</text:p>
          </table:table-cell>
          <table:table-cell office:value-type="float" office:value="7116" calcext:value-type="float">
            <text:p>7116</text:p>
          </table:table-cell>
          <table:table-cell office:value-type="float" office:value="1.011309" calcext:value-type="float">
            <text:p>1.011309</text:p>
          </table:table-cell>
          <table:table-cell office:value-type="float" office:value="101.238183" calcext:value-type="float">
            <text:p>101.238183</text:p>
          </table:table-cell>
          <table:table-cell office:value-type="float" office:value="100.226874" calcext:value-type="float">
            <text:p>100.226874</text:p>
          </table:table-cell>
          <table:table-cell office:value-type="float" office:value="0.597527" calcext:value-type="float">
            <text:p>0.597527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4906528" calcext:value-type="float">
            <text:p>4906528</text:p>
          </table:table-cell>
          <table:table-cell office:value-type="float" office:value="20790" calcext:value-type="float">
            <text:p>20790</text:p>
          </table:table-cell>
          <table:table-cell office:value-type="float" office:value="4664" calcext:value-type="float">
            <text:p>4664</text:p>
          </table:table-cell>
          <table:table-cell office:value-type="float" office:value="1.066273" calcext:value-type="float">
            <text:p>1.066273</text:p>
          </table:table-cell>
          <table:table-cell office:value-type="float" office:value="101.646769" calcext:value-type="float">
            <text:p>101.646769</text:p>
          </table:table-cell>
          <table:table-cell office:value-type="float" office:value="100.580497" calcext:value-type="float">
            <text:p>100.580497</text:p>
          </table:table-cell>
          <table:table-cell office:value-type="float" office:value="0.390257" calcext:value-type="float">
            <text:p>0.390257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864" calcext:value-type="float">
            <text:p>86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.028748" calcext:value-type="float">
            <text:p>1.028748</text:p>
          </table:table-cell>
          <table:table-cell office:value-type="float" office:value="101.67447" calcext:value-type="float">
            <text:p>101.67447</text:p>
          </table:table-cell>
          <table:table-cell office:value-type="float" office:value="100.645722" calcext:value-type="float">
            <text:p>100.64572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156" calcext:value-type="float">
            <text:p>1.0156</text:p>
          </table:table-cell>
          <table:table-cell office:value-type="float" office:value="101.672611" calcext:value-type="float">
            <text:p>101.672611</text:p>
          </table:table-cell>
          <table:table-cell office:value-type="float" office:value="100.657011" calcext:value-type="float">
            <text:p>100.65701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43856" calcext:value-type="float">
            <text:p>1.043856</text:p>
          </table:table-cell>
          <table:table-cell office:value-type="float" office:value="101.641015" calcext:value-type="float">
            <text:p>101.641015</text:p>
          </table:table-cell>
          <table:table-cell office:value-type="float" office:value="100.597159" calcext:value-type="float">
            <text:p>100.59715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80503" calcext:value-type="float">
            <text:p>101.880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7456576" calcext:value-type="float">
            <text:p>7456576</text:p>
          </table:table-cell>
          <table:table-cell office:value-type="float" office:value="20890" calcext:value-type="float">
            <text:p>20890</text:p>
          </table:table-cell>
          <table:table-cell office:value-type="float" office:value="7088" calcext:value-type="float">
            <text:p>7088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1.80244" calcext:value-type="float">
            <text:p>101.80244</text:p>
          </table:table-cell>
          <table:table-cell office:value-type="float" office:value="100.792232" calcext:value-type="float">
            <text:p>100.79223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4899164" calcext:value-type="float">
            <text:p>4899164</text:p>
          </table:table-cell>
          <table:table-cell office:value-type="float" office:value="20890" calcext:value-type="float">
            <text:p>20890</text:p>
          </table:table-cell>
          <table:table-cell office:value-type="float" office:value="4657" calcext:value-type="float">
            <text:p>4657</text:p>
          </table:table-cell>
          <table:table-cell office:value-type="float" office:value="1.106289" calcext:value-type="float">
            <text:p>1.106289</text:p>
          </table:table-cell>
          <table:table-cell office:value-type="float" office:value="102.414646" calcext:value-type="float">
            <text:p>102.414646</text:p>
          </table:table-cell>
          <table:table-cell office:value-type="float" office:value="101.308357" calcext:value-type="float">
            <text:p>101.308357</text:p>
          </table:table-cell>
          <table:table-cell office:value-type="float" office:value="0.386871" calcext:value-type="float">
            <text:p>0.38687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057975" calcext:value-type="float">
            <text:p>1.057975</text:p>
          </table:table-cell>
          <table:table-cell office:value-type="float" office:value="101.880103" calcext:value-type="float">
            <text:p>101.880103</text:p>
          </table:table-cell>
          <table:table-cell office:value-type="float" office:value="100.822128" calcext:value-type="float">
            <text:p>100.82212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.038513" calcext:value-type="float">
            <text:p>1.038513</text:p>
          </table:table-cell>
          <table:table-cell office:value-type="float" office:value="101.868319" calcext:value-type="float">
            <text:p>101.868319</text:p>
          </table:table-cell>
          <table:table-cell office:value-type="float" office:value="100.829807" calcext:value-type="float">
            <text:p>100.829807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78598" calcext:value-type="float">
            <text:p>1.078598</text:p>
          </table:table-cell>
          <table:table-cell office:value-type="float" office:value="87.716291" calcext:value-type="float">
            <text:p>87.716291</text:p>
          </table:table-cell>
          <table:table-cell office:value-type="float" office:value="86.637693" calcext:value-type="float">
            <text:p>86.63769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.995165" calcext:value-type="float">
            <text:p>101.995165</text:p>
          </table:table-cell>
          <table:table-cell office:value-type="float" office:value="102.435269" calcext:value-type="float">
            <text:p>102.435269</text:p>
          </table:table-cell>
          <table:table-cell office:value-type="float" office:value="0.440104" calcext:value-type="float">
            <text:p>0.440104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6287804" calcext:value-type="float">
            <text:p>6287804</text:p>
          </table:table-cell>
          <table:table-cell office:value-type="float" office:value="20989" calcext:value-type="float">
            <text:p>20989</text:p>
          </table:table-cell>
          <table:table-cell office:value-type="float" office:value="5977" calcext:value-type="float">
            <text:p>5977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101.685561" calcext:value-type="float">
            <text:p>101.685561</text:p>
          </table:table-cell>
          <table:table-cell office:value-type="float" office:value="100.675273" calcext:value-type="float">
            <text:p>100.675273</text:p>
          </table:table-cell>
          <table:table-cell office:value-type="float" office:value="0.49965" calcext:value-type="float">
            <text:p>0.4996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5194776" calcext:value-type="float">
            <text:p>5194776</text:p>
          </table:table-cell>
          <table:table-cell office:value-type="float" office:value="20989" calcext:value-type="float">
            <text:p>20989</text:p>
          </table:table-cell>
          <table:table-cell office:value-type="float" office:value="4938" calcext:value-type="float">
            <text:p>4938</text:p>
          </table:table-cell>
          <table:table-cell office:value-type="float" office:value="1.060419" calcext:value-type="float">
            <text:p>1.060419</text:p>
          </table:table-cell>
          <table:table-cell office:value-type="float" office:value="102.302558" calcext:value-type="float">
            <text:p>102.302558</text:p>
          </table:table-cell>
          <table:table-cell office:value-type="float" office:value="101.242138" calcext:value-type="float">
            <text:p>101.242138</text:p>
          </table:table-cell>
          <table:table-cell office:value-type="float" office:value="0.410483" calcext:value-type="float">
            <text:p>0.41048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27828" calcext:value-type="float">
            <text:p>1.027828</text:p>
          </table:table-cell>
          <table:table-cell office:value-type="float" office:value="101.758744" calcext:value-type="float">
            <text:p>101.758744</text:p>
          </table:table-cell>
          <table:table-cell office:value-type="float" office:value="100.730916" calcext:value-type="float">
            <text:p>100.73091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.01466" calcext:value-type="float">
            <text:p>1.01466</text:p>
          </table:table-cell>
          <table:table-cell office:value-type="float" office:value="101.777084" calcext:value-type="float">
            <text:p>101.777084</text:p>
          </table:table-cell>
          <table:table-cell office:value-type="float" office:value="100.762424" calcext:value-type="float">
            <text:p>100.76242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43556" calcext:value-type="float">
            <text:p>1.043556</text:p>
          </table:table-cell>
          <table:table-cell office:value-type="float" office:value="101.86335" calcext:value-type="float">
            <text:p>101.86335</text:p>
          </table:table-cell>
          <table:table-cell office:value-type="float" office:value="100.819794" calcext:value-type="float">
            <text:p>100.81979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8249784" calcext:value-type="float">
            <text:p>8249784</text:p>
          </table:table-cell>
          <table:table-cell office:value-type="float" office:value="21087" calcext:value-type="float">
            <text:p>21087</text:p>
          </table:table-cell>
          <table:table-cell office:value-type="float" office:value="7842" calcext:value-type="float">
            <text:p>7842</text:p>
          </table:table-cell>
          <table:table-cell office:value-type="float" office:value="1.00939" calcext:value-type="float">
            <text:p>1.00939</text:p>
          </table:table-cell>
          <table:table-cell office:value-type="float" office:value="101.559902" calcext:value-type="float">
            <text:p>101.559902</text:p>
          </table:table-cell>
          <table:table-cell office:value-type="float" office:value="100.550512" calcext:value-type="float">
            <text:p>100.550512</text:p>
          </table:table-cell>
          <table:table-cell office:value-type="float" office:value="0.656369" calcext:value-type="float">
            <text:p>0.65636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4576200" calcext:value-type="float">
            <text:p>4576200</text:p>
          </table:table-cell>
          <table:table-cell office:value-type="float" office:value="21087" calcext:value-type="float">
            <text:p>21087</text:p>
          </table:table-cell>
          <table:table-cell office:value-type="float" office:value="4350" calcext:value-type="float">
            <text:p>4350</text:p>
          </table:table-cell>
          <table:table-cell office:value-type="float" office:value="1.400493" calcext:value-type="float">
            <text:p>1.400493</text:p>
          </table:table-cell>
          <table:table-cell office:value-type="float" office:value="102.694188" calcext:value-type="float">
            <text:p>102.694188</text:p>
          </table:table-cell>
          <table:table-cell office:value-type="float" office:value="101.293695" calcext:value-type="float">
            <text:p>101.293695</text:p>
          </table:table-cell>
          <table:table-cell office:value-type="float" office:value="0.36142" calcext:value-type="float">
            <text:p>0.36142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329641" calcext:value-type="float">
            <text:p>1.329641</text:p>
          </table:table-cell>
          <table:table-cell office:value-type="float" office:value="102.86941" calcext:value-type="float">
            <text:p>102.86941</text:p>
          </table:table-cell>
          <table:table-cell office:value-type="float" office:value="101.539769" calcext:value-type="float">
            <text:p>101.53976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.316773" calcext:value-type="float">
            <text:p>1.316773</text:p>
          </table:table-cell>
          <table:table-cell office:value-type="float" office:value="102.8635" calcext:value-type="float">
            <text:p>102.8635</text:p>
          </table:table-cell>
          <table:table-cell office:value-type="float" office:value="101.546728" calcext:value-type="float">
            <text:p>101.54672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361573" calcext:value-type="float">
            <text:p>1.361573</text:p>
          </table:table-cell>
          <table:table-cell office:value-type="float" office:value="102.299684" calcext:value-type="float">
            <text:p>102.299684</text:p>
          </table:table-cell>
          <table:table-cell office:value-type="float" office:value="100.938111" calcext:value-type="float">
            <text:p>100.93811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975327" calcext:value-type="float">
            <text:p>102.97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9252340" calcext:value-type="float">
            <text:p>9252340</text:p>
          </table:table-cell>
          <table:table-cell office:value-type="float" office:value="21187" calcext:value-type="float">
            <text:p>21187</text:p>
          </table:table-cell>
          <table:table-cell office:value-type="float" office:value="8795" calcext:value-type="float">
            <text:p>8795</text:p>
          </table:table-cell>
          <table:table-cell office:value-type="float" office:value="1.019407" calcext:value-type="float">
            <text:p>1.019407</text:p>
          </table:table-cell>
          <table:table-cell office:value-type="float" office:value="101.773237" calcext:value-type="float">
            <text:p>101.773237</text:p>
          </table:table-cell>
          <table:table-cell office:value-type="float" office:value="100.75383" calcext:value-type="float">
            <text:p>100.75383</text:p>
          </table:table-cell>
          <table:table-cell office:value-type="float" office:value="0.734649" calcext:value-type="float">
            <text:p>0.73464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4272172" calcext:value-type="float">
            <text:p>4272172</text:p>
          </table:table-cell>
          <table:table-cell office:value-type="float" office:value="21187" calcext:value-type="float">
            <text:p>21187</text:p>
          </table:table-cell>
          <table:table-cell office:value-type="float" office:value="4061" calcext:value-type="float">
            <text:p>4061</text:p>
          </table:table-cell>
          <table:table-cell office:value-type="float" office:value="1.053778" calcext:value-type="float">
            <text:p>1.053778</text:p>
          </table:table-cell>
          <table:table-cell office:value-type="float" office:value="102.545032" calcext:value-type="float">
            <text:p>102.545032</text:p>
          </table:table-cell>
          <table:table-cell office:value-type="float" office:value="101.491254" calcext:value-type="float">
            <text:p>101.491254</text:p>
          </table:table-cell>
          <table:table-cell office:value-type="float" office:value="0.336752" calcext:value-type="float">
            <text:p>0.33675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16" calcext:value-type="float">
            <text:p>8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014012" calcext:value-type="float">
            <text:p>1.014012</text:p>
          </table:table-cell>
          <table:table-cell office:value-type="float" office:value="101.870046" calcext:value-type="float">
            <text:p>101.870046</text:p>
          </table:table-cell>
          <table:table-cell office:value-type="float" office:value="100.856034" calcext:value-type="float">
            <text:p>100.85603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.021779" calcext:value-type="float">
            <text:p>1.021779</text:p>
          </table:table-cell>
          <table:table-cell office:value-type="float" office:value="101.884741" calcext:value-type="float">
            <text:p>101.884741</text:p>
          </table:table-cell>
          <table:table-cell office:value-type="float" office:value="100.862962" calcext:value-type="float">
            <text:p>100.86296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25004" calcext:value-type="float">
            <text:p>1.025004</text:p>
          </table:table-cell>
          <table:table-cell office:value-type="float" office:value="99.610473" calcext:value-type="float">
            <text:p>99.610473</text:p>
          </table:table-cell>
          <table:table-cell office:value-type="float" office:value="98.585469" calcext:value-type="float">
            <text:p>98.58546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788845" calcext:value-type="float">
            <text:p>101.788845</text:p>
          </table:table-cell>
          <table:table-cell office:value-type="float" office:value="101.964333" calcext:value-type="float">
            <text:p>101.964333</text:p>
          </table:table-cell>
          <table:table-cell office:value-type="float" office:value="0.175488" calcext:value-type="float">
            <text:p>0.175488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5773376" calcext:value-type="float">
            <text:p>5773376</text:p>
          </table:table-cell>
          <table:table-cell office:value-type="float" office:value="21285" calcext:value-type="float">
            <text:p>21285</text:p>
          </table:table-cell>
          <table:table-cell office:value-type="float" office:value="5488" calcext:value-type="float">
            <text:p>5488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1.91838" calcext:value-type="float">
            <text:p>101.91838</text:p>
          </table:table-cell>
          <table:table-cell office:value-type="float" office:value="100.904691" calcext:value-type="float">
            <text:p>100.904691</text:p>
          </table:table-cell>
          <table:table-cell office:value-type="float" office:value="0.457729" calcext:value-type="float">
            <text:p>0.45772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5432528" calcext:value-type="float">
            <text:p>5432528</text:p>
          </table:table-cell>
          <table:table-cell office:value-type="float" office:value="21285" calcext:value-type="float">
            <text:p>21285</text:p>
          </table:table-cell>
          <table:table-cell office:value-type="float" office:value="5164" calcext:value-type="float">
            <text:p>5164</text:p>
          </table:table-cell>
          <table:table-cell office:value-type="float" office:value="1.091224" calcext:value-type="float">
            <text:p>1.091224</text:p>
          </table:table-cell>
          <table:table-cell office:value-type="float" office:value="102.529607" calcext:value-type="float">
            <text:p>102.529607</text:p>
          </table:table-cell>
          <table:table-cell office:value-type="float" office:value="101.438383" calcext:value-type="float">
            <text:p>101.438383</text:p>
          </table:table-cell>
          <table:table-cell office:value-type="float" office:value="0.42844" calcext:value-type="float">
            <text:p>0.4284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36063" calcext:value-type="float">
            <text:p>1.036063</text:p>
          </table:table-cell>
          <table:table-cell office:value-type="float" office:value="101.990529" calcext:value-type="float">
            <text:p>101.990529</text:p>
          </table:table-cell>
          <table:table-cell office:value-type="float" office:value="100.954467" calcext:value-type="float">
            <text:p>100.95446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.0179" calcext:value-type="float">
            <text:p>1.0179</text:p>
          </table:table-cell>
          <table:table-cell office:value-type="float" office:value="102.002572" calcext:value-type="float">
            <text:p>102.002572</text:p>
          </table:table-cell>
          <table:table-cell office:value-type="float" office:value="100.984672" calcext:value-type="float">
            <text:p>100.98467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063434" calcext:value-type="float">
            <text:p>1.063434</text:p>
          </table:table-cell>
          <table:table-cell office:value-type="float" office:value="92.451217" calcext:value-type="float">
            <text:p>92.451217</text:p>
          </table:table-cell>
          <table:table-cell office:value-type="float" office:value="91.387783" calcext:value-type="float">
            <text:p>91.38778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57517" calcext:value-type="float">
            <text:p>102.157517</text:p>
          </table:table-cell>
          <table:table-cell office:value-type="float" office:value="102.384329" calcext:value-type="float">
            <text:p>102.384329</text:p>
          </table:table-cell>
          <table:table-cell office:value-type="float" office:value="0.226811" calcext:value-type="float">
            <text:p>0.226811</text:p>
          </table:table-cell>
          <table:table-cell office:value-type="float" office:value="0.002116" calcext:value-type="float">
            <text:p>0.00211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7703796" calcext:value-type="float">
            <text:p>7703796</text:p>
          </table:table-cell>
          <table:table-cell office:value-type="float" office:value="21384" calcext:value-type="float">
            <text:p>21384</text:p>
          </table:table-cell>
          <table:table-cell office:value-type="float" office:value="7323" calcext:value-type="float">
            <text:p>7323</text:p>
          </table:table-cell>
          <table:table-cell office:value-type="float" office:value="1.008389" calcext:value-type="float">
            <text:p>1.008389</text:p>
          </table:table-cell>
          <table:table-cell office:value-type="float" office:value="101.596672" calcext:value-type="float">
            <text:p>101.596672</text:p>
          </table:table-cell>
          <table:table-cell office:value-type="float" office:value="100.588283" calcext:value-type="float">
            <text:p>100.588283</text:p>
          </table:table-cell>
          <table:table-cell office:value-type="float" office:value="0.612699" calcext:value-type="float">
            <text:p>0.61269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4825524" calcext:value-type="float">
            <text:p>4825524</text:p>
          </table:table-cell>
          <table:table-cell office:value-type="float" office:value="21384" calcext:value-type="float">
            <text:p>21384</text:p>
          </table:table-cell>
          <table:table-cell office:value-type="float" office:value="4587" calcext:value-type="float">
            <text:p>4587</text:p>
          </table:table-cell>
          <table:table-cell office:value-type="float" office:value="1.094364" calcext:value-type="float">
            <text:p>1.094364</text:p>
          </table:table-cell>
          <table:table-cell office:value-type="float" office:value="104.459541" calcext:value-type="float">
            <text:p>104.459541</text:p>
          </table:table-cell>
          <table:table-cell office:value-type="float" office:value="103.365177" calcext:value-type="float">
            <text:p>103.365177</text:p>
          </table:table-cell>
          <table:table-cell office:value-type="float" office:value="0.373474" calcext:value-type="float">
            <text:p>0.373474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44937" calcext:value-type="float">
            <text:p>1.044937</text:p>
          </table:table-cell>
          <table:table-cell office:value-type="float" office:value="103.526926" calcext:value-type="float">
            <text:p>103.526926</text:p>
          </table:table-cell>
          <table:table-cell office:value-type="float" office:value="102.481989" calcext:value-type="float">
            <text:p>102.48198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.026295" calcext:value-type="float">
            <text:p>1.026295</text:p>
          </table:table-cell>
          <table:table-cell office:value-type="float" office:value="103.53015" calcext:value-type="float">
            <text:p>103.53015</text:p>
          </table:table-cell>
          <table:table-cell office:value-type="float" office:value="102.503856" calcext:value-type="float">
            <text:p>102.50385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66754" calcext:value-type="float">
            <text:p>1.066754</text:p>
          </table:table-cell>
          <table:table-cell office:value-type="float" office:value="103.528732" calcext:value-type="float">
            <text:p>103.528732</text:p>
          </table:table-cell>
          <table:table-cell office:value-type="float" office:value="102.461978" calcext:value-type="float">
            <text:p>102.46197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779459" calcext:value-type="float">
            <text:p>101.779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5631356" calcext:value-type="float">
            <text:p>5631356</text:p>
          </table:table-cell>
          <table:table-cell office:value-type="float" office:value="21483" calcext:value-type="float">
            <text:p>21483</text:p>
          </table:table-cell>
          <table:table-cell office:value-type="float" office:value="5353" calcext:value-type="float">
            <text:p>5353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00.719943" calcext:value-type="float">
            <text:p>100.719943</text:p>
          </table:table-cell>
          <table:table-cell office:value-type="float" office:value="99.703933" calcext:value-type="float">
            <text:p>99.703933</text:p>
          </table:table-cell>
          <table:table-cell office:value-type="float" office:value="0.451846" calcext:value-type="float">
            <text:p>0.451846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5337848" calcext:value-type="float">
            <text:p>5337848</text:p>
          </table:table-cell>
          <table:table-cell office:value-type="float" office:value="21483" calcext:value-type="float">
            <text:p>21483</text:p>
          </table:table-cell>
          <table:table-cell office:value-type="float" office:value="5074" calcext:value-type="float">
            <text:p>5074</text:p>
          </table:table-cell>
          <table:table-cell office:value-type="float" office:value="1.389595" calcext:value-type="float">
            <text:p>1.389595</text:p>
          </table:table-cell>
          <table:table-cell office:value-type="float" office:value="101.662775" calcext:value-type="float">
            <text:p>101.662775</text:p>
          </table:table-cell>
          <table:table-cell office:value-type="float" office:value="100.27318" calcext:value-type="float">
            <text:p>100.27318</text:p>
          </table:table-cell>
          <table:table-cell office:value-type="float" office:value="0.425864" calcext:value-type="float">
            <text:p>0.425864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346395" calcext:value-type="float">
            <text:p>1.346395</text:p>
          </table:table-cell>
          <table:table-cell office:value-type="float" office:value="100.723945" calcext:value-type="float">
            <text:p>100.723945</text:p>
          </table:table-cell>
          <table:table-cell office:value-type="float" office:value="99.377549" calcext:value-type="float">
            <text:p>99.37754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339102" calcext:value-type="float">
            <text:p>1.339102</text:p>
          </table:table-cell>
          <table:table-cell office:value-type="float" office:value="100.726669" calcext:value-type="float">
            <text:p>100.726669</text:p>
          </table:table-cell>
          <table:table-cell office:value-type="float" office:value="99.387567" calcext:value-type="float">
            <text:p>99.38756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361883" calcext:value-type="float">
            <text:p>1.361883</text:p>
          </table:table-cell>
          <table:table-cell office:value-type="float" office:value="100.725251" calcext:value-type="float">
            <text:p>100.725251</text:p>
          </table:table-cell>
          <table:table-cell office:value-type="float" office:value="99.363367" calcext:value-type="float">
            <text:p>99.36336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9626852" calcext:value-type="float">
            <text:p>9626852</text:p>
          </table:table-cell>
          <table:table-cell office:value-type="float" office:value="21582" calcext:value-type="float">
            <text:p>21582</text:p>
          </table:table-cell>
          <table:table-cell office:value-type="float" office:value="9151" calcext:value-type="float">
            <text:p>9151</text:p>
          </table:table-cell>
          <table:table-cell office:value-type="float" office:value="1.007709" calcext:value-type="float">
            <text:p>1.007709</text:p>
          </table:table-cell>
          <table:table-cell office:value-type="float" office:value="101.698771" calcext:value-type="float">
            <text:p>101.698771</text:p>
          </table:table-cell>
          <table:table-cell office:value-type="float" office:value="100.691062" calcext:value-type="float">
            <text:p>100.691062</text:p>
          </table:table-cell>
          <table:table-cell office:value-type="float" office:value="0.764862" calcext:value-type="float">
            <text:p>0.76486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4154348" calcext:value-type="float">
            <text:p>4154348</text:p>
          </table:table-cell>
          <table:table-cell office:value-type="float" office:value="21582" calcext:value-type="float">
            <text:p>21582</text:p>
          </table:table-cell>
          <table:table-cell office:value-type="float" office:value="3949" calcext:value-type="float">
            <text:p>3949</text:p>
          </table:table-cell>
          <table:table-cell office:value-type="float" office:value="1.082557" calcext:value-type="float">
            <text:p>1.082557</text:p>
          </table:table-cell>
          <table:table-cell office:value-type="float" office:value="102.030018" calcext:value-type="float">
            <text:p>102.030018</text:p>
          </table:table-cell>
          <table:table-cell office:value-type="float" office:value="100.947462" calcext:value-type="float">
            <text:p>100.947462</text:p>
          </table:table-cell>
          <table:table-cell office:value-type="float" office:value="0.329229" calcext:value-type="float">
            <text:p>0.32922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8143" calcext:value-type="float">
            <text:p>1.038143</text:p>
          </table:table-cell>
          <table:table-cell office:value-type="float" office:value="98.587741" calcext:value-type="float">
            <text:p>98.587741</text:p>
          </table:table-cell>
          <table:table-cell office:value-type="float" office:value="97.549598" calcext:value-type="float">
            <text:p>97.54959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101.728061" calcext:value-type="float">
            <text:p>101.728061</text:p>
          </table:table-cell>
          <table:table-cell office:value-type="float" office:value="100.703146" calcext:value-type="float">
            <text:p>100.70314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53391" calcext:value-type="float">
            <text:p>1.053391</text:p>
          </table:table-cell>
          <table:table-cell office:value-type="float" office:value="101.71418" calcext:value-type="float">
            <text:p>101.71418</text:p>
          </table:table-cell>
          <table:table-cell office:value-type="float" office:value="100.660788" calcext:value-type="float">
            <text:p>100.66078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7165172" calcext:value-type="float">
            <text:p>7165172</text:p>
          </table:table-cell>
          <table:table-cell office:value-type="float" office:value="21682" calcext:value-type="float">
            <text:p>21682</text:p>
          </table:table-cell>
          <table:table-cell office:value-type="float" office:value="6811" calcext:value-type="float">
            <text:p>6811</text:p>
          </table:table-cell>
          <table:table-cell office:value-type="float" office:value="1.01089" calcext:value-type="float">
            <text:p>1.01089</text:p>
          </table:table-cell>
          <table:table-cell office:value-type="float" office:value="101.675023" calcext:value-type="float">
            <text:p>101.675023</text:p>
          </table:table-cell>
          <table:table-cell office:value-type="float" office:value="100.664133" calcext:value-type="float">
            <text:p>100.664133</text:p>
          </table:table-cell>
          <table:table-cell office:value-type="float" office:value="0.569432" calcext:value-type="float">
            <text:p>0.56943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4973856" calcext:value-type="float">
            <text:p>4973856</text:p>
          </table:table-cell>
          <table:table-cell office:value-type="float" office:value="21682" calcext:value-type="float">
            <text:p>21682</text:p>
          </table:table-cell>
          <table:table-cell office:value-type="float" office:value="4728" calcext:value-type="float">
            <text:p>4728</text:p>
          </table:table-cell>
          <table:table-cell office:value-type="float" office:value="1.381695" calcext:value-type="float">
            <text:p>1.381695</text:p>
          </table:table-cell>
          <table:table-cell office:value-type="float" office:value="102.934243" calcext:value-type="float">
            <text:p>102.934243</text:p>
          </table:table-cell>
          <table:table-cell office:value-type="float" office:value="101.552548" calcext:value-type="float">
            <text:p>101.552548</text:p>
          </table:table-cell>
          <table:table-cell office:value-type="float" office:value="0.391825" calcext:value-type="float">
            <text:p>0.391825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.339575" calcext:value-type="float">
            <text:p>1.339575</text:p>
          </table:table-cell>
          <table:table-cell office:value-type="float" office:value="103.216573" calcext:value-type="float">
            <text:p>103.216573</text:p>
          </table:table-cell>
          <table:table-cell office:value-type="float" office:value="101.876998" calcext:value-type="float">
            <text:p>101.876998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336" calcext:value-type="float">
            <text:p>33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.326187" calcext:value-type="float">
            <text:p>1.326187</text:p>
          </table:table-cell>
          <table:table-cell office:value-type="float" office:value="103.211979" calcext:value-type="float">
            <text:p>103.211979</text:p>
          </table:table-cell>
          <table:table-cell office:value-type="float" office:value="101.885791" calcext:value-type="float">
            <text:p>101.88579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348989" calcext:value-type="float">
            <text:p>1.348989</text:p>
          </table:table-cell>
          <table:table-cell office:value-type="float" office:value="96.365324" calcext:value-type="float">
            <text:p>96.365324</text:p>
          </table:table-cell>
          <table:table-cell office:value-type="float" office:value="95.016335" calcext:value-type="float">
            <text:p>95.01633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1.705521" calcext:value-type="float">
            <text:p>101.705521</text:p>
          </table:table-cell>
          <table:table-cell office:value-type="float" office:value="103.213285" calcext:value-type="float">
            <text:p>103.213285</text:p>
          </table:table-cell>
          <table:table-cell office:value-type="float" office:value="1.507764" calcext:value-type="float">
            <text:p>1.507764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8327632" calcext:value-type="float">
            <text:p>8327632</text:p>
          </table:table-cell>
          <table:table-cell office:value-type="float" office:value="21780" calcext:value-type="float">
            <text:p>21780</text:p>
          </table:table-cell>
          <table:table-cell office:value-type="float" office:value="7916" calcext:value-type="float">
            <text:p>7916</text:p>
          </table:table-cell>
          <table:table-cell office:value-type="float" office:value="1.014807" calcext:value-type="float">
            <text:p>1.014807</text:p>
          </table:table-cell>
          <table:table-cell office:value-type="float" office:value="101.774654" calcext:value-type="float">
            <text:p>101.774654</text:p>
          </table:table-cell>
          <table:table-cell office:value-type="float" office:value="100.759848" calcext:value-type="float">
            <text:p>100.759848</text:p>
          </table:table-cell>
          <table:table-cell office:value-type="float" office:value="0.661187" calcext:value-type="float">
            <text:p>0.661187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4683504" calcext:value-type="float">
            <text:p>4683504</text:p>
          </table:table-cell>
          <table:table-cell office:value-type="float" office:value="21780" calcext:value-type="float">
            <text:p>21780</text:p>
          </table:table-cell>
          <table:table-cell office:value-type="float" office:value="4452" calcext:value-type="float">
            <text:p>4452</text:p>
          </table:table-cell>
          <table:table-cell office:value-type="float" office:value="1.048115" calcext:value-type="float">
            <text:p>1.048115</text:p>
          </table:table-cell>
          <table:table-cell office:value-type="float" office:value="102.333825" calcext:value-type="float">
            <text:p>102.333825</text:p>
          </table:table-cell>
          <table:table-cell office:value-type="float" office:value="101.28571" calcext:value-type="float">
            <text:p>101.28571</text:p>
          </table:table-cell>
          <table:table-cell office:value-type="float" office:value="0.369924" calcext:value-type="float">
            <text:p>0.36992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" calcext:value-type="float">
            <text:p>1912</text:p>
          </table:table-cell>
          <table:table-cell office:value-type="float" office:value="856" calcext:value-type="float">
            <text:p>85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.006399" calcext:value-type="float">
            <text:p>1.006399</text:p>
          </table:table-cell>
          <table:table-cell office:value-type="float" office:value="102.55859" calcext:value-type="float">
            <text:p>102.55859</text:p>
          </table:table-cell>
          <table:table-cell office:value-type="float" office:value="101.55219" calcext:value-type="float">
            <text:p>101.55219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336" calcext:value-type="float">
            <text:p>33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.016205" calcext:value-type="float">
            <text:p>1.016205</text:p>
          </table:table-cell>
          <table:table-cell office:value-type="float" office:value="102.634083" calcext:value-type="float">
            <text:p>102.634083</text:p>
          </table:table-cell>
          <table:table-cell office:value-type="float" office:value="101.617877" calcext:value-type="float">
            <text:p>101.61787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25939" calcext:value-type="float">
            <text:p>1.025939</text:p>
          </table:table-cell>
          <table:table-cell office:value-type="float" office:value="96.052955" calcext:value-type="float">
            <text:p>96.052955</text:p>
          </table:table-cell>
          <table:table-cell office:value-type="float" office:value="95.027016" calcext:value-type="float">
            <text:p>95.0270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98" calcext:value-type="float">
            <text:p>198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.694388" calcext:value-type="float">
            <text:p>62.694388</text:p>
          </table:table-cell>
          <table:table-cell office:value-type="float" office:value="102.637019" calcext:value-type="float">
            <text:p>102.637019</text:p>
          </table:table-cell>
          <table:table-cell office:value-type="float" office:value="39.942631" calcext:value-type="float">
            <text:p>39.94263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8223484" calcext:value-type="float">
            <text:p>8223484</text:p>
          </table:table-cell>
          <table:table-cell office:value-type="float" office:value="21879" calcext:value-type="float">
            <text:p>21879</text:p>
          </table:table-cell>
          <table:table-cell office:value-type="float" office:value="7817" calcext:value-type="float">
            <text:p>7817</text:p>
          </table:table-cell>
          <table:table-cell office:value-type="float" office:value="1.013547" calcext:value-type="float">
            <text:p>1.013547</text:p>
          </table:table-cell>
          <table:table-cell office:value-type="float" office:value="101.755964" calcext:value-type="float">
            <text:p>101.755964</text:p>
          </table:table-cell>
          <table:table-cell office:value-type="float" office:value="100.742418" calcext:value-type="float">
            <text:p>100.742418</text:p>
          </table:table-cell>
          <table:table-cell office:value-type="float" office:value="0.653031" calcext:value-type="float">
            <text:p>0.653031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4615124" calcext:value-type="float">
            <text:p>4615124</text:p>
          </table:table-cell>
          <table:table-cell office:value-type="float" office:value="21879" calcext:value-type="float">
            <text:p>21879</text:p>
          </table:table-cell>
          <table:table-cell office:value-type="float" office:value="4387" calcext:value-type="float">
            <text:p>4387</text:p>
          </table:table-cell>
          <table:table-cell office:value-type="float" office:value="1.05263" calcext:value-type="float">
            <text:p>1.05263</text:p>
          </table:table-cell>
          <table:table-cell office:value-type="float" office:value="102.466492" calcext:value-type="float">
            <text:p>102.466492</text:p>
          </table:table-cell>
          <table:table-cell office:value-type="float" office:value="101.413862" calcext:value-type="float">
            <text:p>101.413862</text:p>
          </table:table-cell>
          <table:table-cell office:value-type="float" office:value="0.364063" calcext:value-type="float">
            <text:p>0.36406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05579" calcext:value-type="float">
            <text:p>1.005579</text:p>
          </table:table-cell>
          <table:table-cell office:value-type="float" office:value="97.500007" calcext:value-type="float">
            <text:p>97.500007</text:p>
          </table:table-cell>
          <table:table-cell office:value-type="float" office:value="96.494427" calcext:value-type="float">
            <text:p>96.49442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15005" calcext:value-type="float">
            <text:p>1.015005</text:p>
          </table:table-cell>
          <table:table-cell office:value-type="float" office:value="101.81534" calcext:value-type="float">
            <text:p>101.81534</text:p>
          </table:table-cell>
          <table:table-cell office:value-type="float" office:value="100.800334" calcext:value-type="float">
            <text:p>100.8003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030353" calcext:value-type="float">
            <text:p>1.030353</text:p>
          </table:table-cell>
          <table:table-cell office:value-type="float" office:value="101.795724" calcext:value-type="float">
            <text:p>101.795724</text:p>
          </table:table-cell>
          <table:table-cell office:value-type="float" office:value="100.765371" calcext:value-type="float">
            <text:p>100.76537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8189820" calcext:value-type="float">
            <text:p>8189820</text:p>
          </table:table-cell>
          <table:table-cell office:value-type="float" office:value="21978" calcext:value-type="float">
            <text:p>21978</text:p>
          </table:table-cell>
          <table:table-cell office:value-type="float" office:value="7785" calcext:value-type="float">
            <text:p>7785</text:p>
          </table:table-cell>
          <table:table-cell office:value-type="float" office:value="1.012309" calcext:value-type="float">
            <text:p>1.012309</text:p>
          </table:table-cell>
          <table:table-cell office:value-type="float" office:value="101.655722" calcext:value-type="float">
            <text:p>101.655722</text:p>
          </table:table-cell>
          <table:table-cell office:value-type="float" office:value="100.643413" calcext:value-type="float">
            <text:p>100.643413</text:p>
          </table:table-cell>
          <table:table-cell office:value-type="float" office:value="0.650997" calcext:value-type="float">
            <text:p>0.65099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4548848" calcext:value-type="float">
            <text:p>4548848</text:p>
          </table:table-cell>
          <table:table-cell office:value-type="float" office:value="21978" calcext:value-type="float">
            <text:p>21978</text:p>
          </table:table-cell>
          <table:table-cell office:value-type="float" office:value="4324" calcext:value-type="float">
            <text:p>4324</text:p>
          </table:table-cell>
          <table:table-cell office:value-type="float" office:value="1.080365" calcext:value-type="float">
            <text:p>1.080365</text:p>
          </table:table-cell>
          <table:table-cell office:value-type="float" office:value="102.610822" calcext:value-type="float">
            <text:p>102.610822</text:p>
          </table:table-cell>
          <table:table-cell office:value-type="float" office:value="101.530458" calcext:value-type="float">
            <text:p>101.530458</text:p>
          </table:table-cell>
          <table:table-cell office:value-type="float" office:value="0.358422" calcext:value-type="float">
            <text:p>0.358422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42123" calcext:value-type="float">
            <text:p>1.042123</text:p>
          </table:table-cell>
          <table:table-cell office:value-type="float" office:value="102.953076" calcext:value-type="float">
            <text:p>102.953076</text:p>
          </table:table-cell>
          <table:table-cell office:value-type="float" office:value="101.910953" calcext:value-type="float">
            <text:p>101.91095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.03513" calcext:value-type="float">
            <text:p>1.03513</text:p>
          </table:table-cell>
          <table:table-cell office:value-type="float" office:value="103.091498" calcext:value-type="float">
            <text:p>103.091498</text:p>
          </table:table-cell>
          <table:table-cell office:value-type="float" office:value="102.056368" calcext:value-type="float">
            <text:p>102.05636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58127" calcext:value-type="float">
            <text:p>1.058127</text:p>
          </table:table-cell>
          <table:table-cell office:value-type="float" office:value="102.272085" calcext:value-type="float">
            <text:p>102.272085</text:p>
          </table:table-cell>
          <table:table-cell office:value-type="float" office:value="101.213958" calcext:value-type="float">
            <text:p>101.21395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.092984" calcext:value-type="float">
            <text:p>103.092984</text:p>
          </table:table-cell>
          <table:table-cell office:value-type="float" office:value="103.094691" calcext:value-type="float">
            <text:p>103.094691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8001512" calcext:value-type="float">
            <text:p>8001512</text:p>
          </table:table-cell>
          <table:table-cell office:value-type="float" office:value="22077" calcext:value-type="float">
            <text:p>22077</text:p>
          </table:table-cell>
          <table:table-cell office:value-type="float" office:value="7606" calcext:value-type="float">
            <text:p>7606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1.743776" calcext:value-type="float">
            <text:p>101.743776</text:p>
          </table:table-cell>
          <table:table-cell office:value-type="float" office:value="100.727427" calcext:value-type="float">
            <text:p>100.727427</text:p>
          </table:table-cell>
          <table:table-cell office:value-type="float" office:value="0.635498" calcext:value-type="float">
            <text:p>0.63549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4658256" calcext:value-type="float">
            <text:p>4658256</text:p>
          </table:table-cell>
          <table:table-cell office:value-type="float" office:value="22077" calcext:value-type="float">
            <text:p>22077</text:p>
          </table:table-cell>
          <table:table-cell office:value-type="float" office:value="4428" calcext:value-type="float">
            <text:p>4428</text:p>
          </table:table-cell>
          <table:table-cell office:value-type="float" office:value="1.102102" calcext:value-type="float">
            <text:p>1.102102</text:p>
          </table:table-cell>
          <table:table-cell office:value-type="float" office:value="102.128204" calcext:value-type="float">
            <text:p>102.128204</text:p>
          </table:table-cell>
          <table:table-cell office:value-type="float" office:value="101.026102" calcext:value-type="float">
            <text:p>101.026102</text:p>
          </table:table-cell>
          <table:table-cell office:value-type="float" office:value="0.368875" calcext:value-type="float">
            <text:p>0.36887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24" calcext:value-type="float">
            <text:p>62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.039583" calcext:value-type="float">
            <text:p>1.039583</text:p>
          </table:table-cell>
          <table:table-cell office:value-type="float" office:value="104.73603" calcext:value-type="float">
            <text:p>104.73603</text:p>
          </table:table-cell>
          <table:table-cell office:value-type="float" office:value="103.696448" calcext:value-type="float">
            <text:p>103.69644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26035" calcext:value-type="float">
            <text:p>1.026035</text:p>
          </table:table-cell>
          <table:table-cell office:value-type="float" office:value="104.732826" calcext:value-type="float">
            <text:p>104.732826</text:p>
          </table:table-cell>
          <table:table-cell office:value-type="float" office:value="103.706792" calcext:value-type="float">
            <text:p>103.70679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61739" calcext:value-type="float">
            <text:p>1.061739</text:p>
          </table:table-cell>
          <table:table-cell office:value-type="float" office:value="101.380264" calcext:value-type="float">
            <text:p>101.380264</text:p>
          </table:table-cell>
          <table:table-cell office:value-type="float" office:value="100.318525" calcext:value-type="float">
            <text:p>100.31852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4.734472" calcext:value-type="float">
            <text:p>104.734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6327780" calcext:value-type="float">
            <text:p>6327780</text:p>
          </table:table-cell>
          <table:table-cell office:value-type="float" office:value="22176" calcext:value-type="float">
            <text:p>22176</text:p>
          </table:table-cell>
          <table:table-cell office:value-type="float" office:value="6015" calcext:value-type="float">
            <text:p>6015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1.867616" calcext:value-type="float">
            <text:p>101.867616</text:p>
          </table:table-cell>
          <table:table-cell office:value-type="float" office:value="100.859288" calcext:value-type="float">
            <text:p>100.859288</text:p>
          </table:table-cell>
          <table:table-cell office:value-type="float" office:value="0.50191" calcext:value-type="float">
            <text:p>0.5019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22176" calcext:value-type="float">
            <text:p>22176</text:p>
          </table:table-cell>
          <table:table-cell office:value-type="float" office:value="4934" calcext:value-type="float">
            <text:p>4934</text:p>
          </table:table-cell>
          <table:table-cell office:value-type="float" office:value="1.093627" calcext:value-type="float">
            <text:p>1.093627</text:p>
          </table:table-cell>
          <table:table-cell office:value-type="float" office:value="102.452146" calcext:value-type="float">
            <text:p>102.452146</text:p>
          </table:table-cell>
          <table:table-cell office:value-type="float" office:value="101.358518" calcext:value-type="float">
            <text:p>101.358518</text:p>
          </table:table-cell>
          <table:table-cell office:value-type="float" office:value="0.40968" calcext:value-type="float">
            <text:p>0.4096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50887" calcext:value-type="float">
            <text:p>1.050887</text:p>
          </table:table-cell>
          <table:table-cell office:value-type="float" office:value="101.954826" calcext:value-type="float">
            <text:p>101.954826</text:p>
          </table:table-cell>
          <table:table-cell office:value-type="float" office:value="100.903939" calcext:value-type="float">
            <text:p>100.90393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.036525" calcext:value-type="float">
            <text:p>1.036525</text:p>
          </table:table-cell>
          <table:table-cell office:value-type="float" office:value="101.968518" calcext:value-type="float">
            <text:p>101.968518</text:p>
          </table:table-cell>
          <table:table-cell office:value-type="float" office:value="100.931993" calcext:value-type="float">
            <text:p>100.93199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076924" calcext:value-type="float">
            <text:p>1.076924</text:p>
          </table:table-cell>
          <table:table-cell office:value-type="float" office:value="97.610092" calcext:value-type="float">
            <text:p>97.610092</text:p>
          </table:table-cell>
          <table:table-cell office:value-type="float" office:value="96.533168" calcext:value-type="float">
            <text:p>96.53316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21954" calcext:value-type="float">
            <text:p>102.121954</text:p>
          </table:table-cell>
          <table:table-cell office:value-type="float" office:value="102.317761" calcext:value-type="float">
            <text:p>102.317761</text:p>
          </table:table-cell>
          <table:table-cell office:value-type="float" office:value="0.195807" calcext:value-type="float">
            <text:p>0.195807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6816960" calcext:value-type="float">
            <text:p>6816960</text:p>
          </table:table-cell>
          <table:table-cell office:value-type="float" office:value="22276" calcext:value-type="float">
            <text:p>22276</text:p>
          </table:table-cell>
          <table:table-cell office:value-type="float" office:value="6480" calcext:value-type="float">
            <text:p>6480</text:p>
          </table:table-cell>
          <table:table-cell office:value-type="float" office:value="1.019847" calcext:value-type="float">
            <text:p>1.019847</text:p>
          </table:table-cell>
          <table:table-cell office:value-type="float" office:value="101.709312" calcext:value-type="float">
            <text:p>101.709312</text:p>
          </table:table-cell>
          <table:table-cell office:value-type="float" office:value="100.689465" calcext:value-type="float">
            <text:p>100.689465</text:p>
          </table:table-cell>
          <table:table-cell office:value-type="float" office:value="0.541623" calcext:value-type="float">
            <text:p>0.541623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5007520" calcext:value-type="float">
            <text:p>5007520</text:p>
          </table:table-cell>
          <table:table-cell office:value-type="float" office:value="22276" calcext:value-type="float">
            <text:p>22276</text:p>
          </table:table-cell>
          <table:table-cell office:value-type="float" office:value="4760" calcext:value-type="float">
            <text:p>4760</text:p>
          </table:table-cell>
          <table:table-cell office:value-type="float" office:value="1.05851" calcext:value-type="float">
            <text:p>1.05851</text:p>
          </table:table-cell>
          <table:table-cell office:value-type="float" office:value="102.087434" calcext:value-type="float">
            <text:p>102.087434</text:p>
          </table:table-cell>
          <table:table-cell office:value-type="float" office:value="101.028924" calcext:value-type="float">
            <text:p>101.028924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92.943949" calcext:value-type="float">
            <text:p>92.943949</text:p>
          </table:table-cell>
          <table:table-cell office:value-type="float" office:value="91.929917" calcext:value-type="float">
            <text:p>91.92991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0268" calcext:value-type="float">
            <text:p>1.0268</text:p>
          </table:table-cell>
          <table:table-cell office:value-type="float" office:value="101.738522" calcext:value-type="float">
            <text:p>101.738522</text:p>
          </table:table-cell>
          <table:table-cell office:value-type="float" office:value="100.711722" calcext:value-type="float">
            <text:p>100.71172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48" calcext:value-type="float">
            <text:p>348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36393" calcext:value-type="float">
            <text:p>1.036393</text:p>
          </table:table-cell>
          <table:table-cell office:value-type="float" office:value="101.731009" calcext:value-type="float">
            <text:p>101.731009</text:p>
          </table:table-cell>
          <table:table-cell office:value-type="float" office:value="100.694616" calcext:value-type="float">
            <text:p>100.69461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8088828" calcext:value-type="float">
            <text:p>8088828</text:p>
          </table:table-cell>
          <table:table-cell office:value-type="float" office:value="22374" calcext:value-type="float">
            <text:p>22374</text:p>
          </table:table-cell>
          <table:table-cell office:value-type="float" office:value="7689" calcext:value-type="float">
            <text:p>7689</text:p>
          </table:table-cell>
          <table:table-cell office:value-type="float" office:value="1.018527" calcext:value-type="float">
            <text:p>1.018527</text:p>
          </table:table-cell>
          <table:table-cell office:value-type="float" office:value="101.335868" calcext:value-type="float">
            <text:p>101.335868</text:p>
          </table:table-cell>
          <table:table-cell office:value-type="float" office:value="100.317341" calcext:value-type="float">
            <text:p>100.317341</text:p>
          </table:table-cell>
          <table:table-cell office:value-type="float" office:value="0.645059" calcext:value-type="float">
            <text:p>0.645059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4695076" calcext:value-type="float">
            <text:p>4695076</text:p>
          </table:table-cell>
          <table:table-cell office:value-type="float" office:value="22374" calcext:value-type="float">
            <text:p>22374</text:p>
          </table:table-cell>
          <table:table-cell office:value-type="float" office:value="4463" calcext:value-type="float">
            <text:p>4463</text:p>
          </table:table-cell>
          <table:table-cell office:value-type="float" office:value="1.068059" calcext:value-type="float">
            <text:p>1.068059</text:p>
          </table:table-cell>
          <table:table-cell office:value-type="float" office:value="102.284405" calcext:value-type="float">
            <text:p>102.284405</text:p>
          </table:table-cell>
          <table:table-cell office:value-type="float" office:value="101.216346" calcext:value-type="float">
            <text:p>101.216346</text:p>
          </table:table-cell>
          <table:table-cell office:value-type="float" office:value="0.371092" calcext:value-type="float">
            <text:p>0.37109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16" calcext:value-type="float">
            <text:p>81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.012712" calcext:value-type="float">
            <text:p>1.012712</text:p>
          </table:table-cell>
          <table:table-cell office:value-type="float" office:value="102.333115" calcext:value-type="float">
            <text:p>102.333115</text:p>
          </table:table-cell>
          <table:table-cell office:value-type="float" office:value="101.320403" calcext:value-type="float">
            <text:p>101.320403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.020365" calcext:value-type="float">
            <text:p>1.020365</text:p>
          </table:table-cell>
          <table:table-cell office:value-type="float" office:value="101.427199" calcext:value-type="float">
            <text:p>101.427199</text:p>
          </table:table-cell>
          <table:table-cell office:value-type="float" office:value="100.406834" calcext:value-type="float">
            <text:p>100.40683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29499" calcext:value-type="float">
            <text:p>1.029499</text:p>
          </table:table-cell>
          <table:table-cell office:value-type="float" office:value="101.376478" calcext:value-type="float">
            <text:p>101.376478</text:p>
          </table:table-cell>
          <table:table-cell office:value-type="float" office:value="100.34698" calcext:value-type="float">
            <text:p>100.3469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34716" calcext:value-type="float">
            <text:p>101.34716</text:p>
          </table:table-cell>
          <table:table-cell office:value-type="float" office:value="102.337681" calcext:value-type="float">
            <text:p>102.337681</text:p>
          </table:table-cell>
          <table:table-cell office:value-type="float" office:value="0.99052" calcext:value-type="float">
            <text:p>0.99052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8221380" calcext:value-type="float">
            <text:p>8221380</text:p>
          </table:table-cell>
          <table:table-cell office:value-type="float" office:value="22474" calcext:value-type="float">
            <text:p>22474</text:p>
          </table:table-cell>
          <table:table-cell office:value-type="float" office:value="7815" calcext:value-type="float">
            <text:p>7815</text:p>
          </table:table-cell>
          <table:table-cell office:value-type="float" office:value="1.020127" calcext:value-type="float">
            <text:p>1.020127</text:p>
          </table:table-cell>
          <table:table-cell office:value-type="float" office:value="101.771867" calcext:value-type="float">
            <text:p>101.771867</text:p>
          </table:table-cell>
          <table:table-cell office:value-type="float" office:value="100.75174" calcext:value-type="float">
            <text:p>100.75174</text:p>
          </table:table-cell>
          <table:table-cell office:value-type="float" office:value="0.652803" calcext:value-type="float">
            <text:p>0.65280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4536224" calcext:value-type="float">
            <text:p>4536224</text:p>
          </table:table-cell>
          <table:table-cell office:value-type="float" office:value="22474" calcext:value-type="float">
            <text:p>22474</text:p>
          </table:table-cell>
          <table:table-cell office:value-type="float" office:value="4312" calcext:value-type="float">
            <text:p>4312</text:p>
          </table:table-cell>
          <table:table-cell office:value-type="float" office:value="1.048736" calcext:value-type="float">
            <text:p>1.048736</text:p>
          </table:table-cell>
          <table:table-cell office:value-type="float" office:value="102.568781" calcext:value-type="float">
            <text:p>102.568781</text:p>
          </table:table-cell>
          <table:table-cell office:value-type="float" office:value="101.520045" calcext:value-type="float">
            <text:p>101.520045</text:p>
          </table:table-cell>
          <table:table-cell office:value-type="float" office:value="0.357464" calcext:value-type="float">
            <text:p>0.35746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6" calcext:value-type="float">
            <text:p>1816</text:p>
          </table:table-cell>
          <table:table-cell office:value-type="float" office:value="664" calcext:value-type="float">
            <text:p>66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14372" calcext:value-type="float">
            <text:p>1.014372</text:p>
          </table:table-cell>
          <table:table-cell office:value-type="float" office:value="101.886575" calcext:value-type="float">
            <text:p>101.886575</text:p>
          </table:table-cell>
          <table:table-cell office:value-type="float" office:value="100.872203" calcext:value-type="float">
            <text:p>100.87220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.036553" calcext:value-type="float">
            <text:p>1.036553</text:p>
          </table:table-cell>
          <table:table-cell office:value-type="float" office:value="101.899798" calcext:value-type="float">
            <text:p>101.899798</text:p>
          </table:table-cell>
          <table:table-cell office:value-type="float" office:value="100.863246" calcext:value-type="float">
            <text:p>100.86324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6" calcext:value-type="float">
            <text:p>426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0295" calcext:value-type="float">
            <text:p>1.0295</text:p>
          </table:table-cell>
          <table:table-cell office:value-type="float" office:value="101.896429" calcext:value-type="float">
            <text:p>101.896429</text:p>
          </table:table-cell>
          <table:table-cell office:value-type="float" office:value="100.866929" calcext:value-type="float">
            <text:p>100.86692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640242" calcext:value-type="float">
            <text:p>40.640242</text:p>
          </table:table-cell>
          <table:table-cell office:value-type="float" office:value="102.246405" calcext:value-type="float">
            <text:p>102.246405</text:p>
          </table:table-cell>
          <table:table-cell office:value-type="float" office:value="61.606163" calcext:value-type="float">
            <text:p>61.60616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7136768" calcext:value-type="float">
            <text:p>7136768</text:p>
          </table:table-cell>
          <table:table-cell office:value-type="float" office:value="22572" calcext:value-type="float">
            <text:p>22572</text:p>
          </table:table-cell>
          <table:table-cell office:value-type="float" office:value="6784" calcext:value-type="float">
            <text:p>6784</text:p>
          </table:table-cell>
          <table:table-cell office:value-type="float" office:value="1.013933" calcext:value-type="float">
            <text:p>1.013933</text:p>
          </table:table-cell>
          <table:table-cell office:value-type="float" office:value="100.57241" calcext:value-type="float">
            <text:p>100.57241</text:p>
          </table:table-cell>
          <table:table-cell office:value-type="float" office:value="99.558477" calcext:value-type="float">
            <text:p>99.558477</text:p>
          </table:table-cell>
          <table:table-cell office:value-type="float" office:value="0.573473" calcext:value-type="float">
            <text:p>0.57347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4744520" calcext:value-type="float">
            <text:p>4744520</text:p>
          </table:table-cell>
          <table:table-cell office:value-type="float" office:value="22572" calcext:value-type="float">
            <text:p>22572</text:p>
          </table:table-cell>
          <table:table-cell office:value-type="float" office:value="4510" calcext:value-type="float">
            <text:p>4510</text:p>
          </table:table-cell>
          <table:table-cell office:value-type="float" office:value="1.420007" calcext:value-type="float">
            <text:p>1.420007</text:p>
          </table:table-cell>
          <table:table-cell office:value-type="float" office:value="101.828437" calcext:value-type="float">
            <text:p>101.828437</text:p>
          </table:table-cell>
          <table:table-cell office:value-type="float" office:value="100.40843" calcext:value-type="float">
            <text:p>100.40843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528" calcext:value-type="float">
            <text:p>5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.365937" calcext:value-type="float">
            <text:p>1.365937</text:p>
          </table:table-cell>
          <table:table-cell office:value-type="float" office:value="101.050876" calcext:value-type="float">
            <text:p>101.050876</text:p>
          </table:table-cell>
          <table:table-cell office:value-type="float" office:value="99.684939" calcext:value-type="float">
            <text:p>99.68493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08" calcext:value-type="float">
            <text:p>100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352669" calcext:value-type="float">
            <text:p>1.352669</text:p>
          </table:table-cell>
          <table:table-cell office:value-type="float" office:value="101.059454" calcext:value-type="float">
            <text:p>101.059454</text:p>
          </table:table-cell>
          <table:table-cell office:value-type="float" office:value="99.706786" calcext:value-type="float">
            <text:p>99.70678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392354" calcext:value-type="float">
            <text:p>1.392354</text:p>
          </table:table-cell>
          <table:table-cell office:value-type="float" office:value="101.052342" calcext:value-type="float">
            <text:p>101.052342</text:p>
          </table:table-cell>
          <table:table-cell office:value-type="float" office:value="99.659988" calcext:value-type="float">
            <text:p>99.6599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8550656" calcext:value-type="float">
            <text:p>8550656</text:p>
          </table:table-cell>
          <table:table-cell office:value-type="float" office:value="22672" calcext:value-type="float">
            <text:p>22672</text:p>
          </table:table-cell>
          <table:table-cell office:value-type="float" office:value="8128" calcext:value-type="float">
            <text:p>8128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00.721446" calcext:value-type="float">
            <text:p>100.721446</text:p>
          </table:table-cell>
          <table:table-cell office:value-type="float" office:value="99.707119" calcext:value-type="float">
            <text:p>99.707119</text:p>
          </table:table-cell>
          <table:table-cell office:value-type="float" office:value="0.686062" calcext:value-type="float">
            <text:p>0.68606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4454168" calcext:value-type="float">
            <text:p>4454168</text:p>
          </table:table-cell>
          <table:table-cell office:value-type="float" office:value="22672" calcext:value-type="float">
            <text:p>22672</text:p>
          </table:table-cell>
          <table:table-cell office:value-type="float" office:value="4234" calcext:value-type="float">
            <text:p>4234</text:p>
          </table:table-cell>
          <table:table-cell office:value-type="float" office:value="1.047975" calcext:value-type="float">
            <text:p>1.047975</text:p>
          </table:table-cell>
          <table:table-cell office:value-type="float" office:value="102.321524" calcext:value-type="float">
            <text:p>102.321524</text:p>
          </table:table-cell>
          <table:table-cell office:value-type="float" office:value="101.273549" calcext:value-type="float">
            <text:p>101.273549</text:p>
          </table:table-cell>
          <table:table-cell office:value-type="float" office:value="0.351852" calcext:value-type="float">
            <text:p>0.35185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008932" calcext:value-type="float">
            <text:p>1.008932</text:p>
          </table:table-cell>
          <table:table-cell office:value-type="float" office:value="101.57135" calcext:value-type="float">
            <text:p>101.57135</text:p>
          </table:table-cell>
          <table:table-cell office:value-type="float" office:value="100.562418" calcext:value-type="float">
            <text:p>100.56241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.015965" calcext:value-type="float">
            <text:p>1.015965</text:p>
          </table:table-cell>
          <table:table-cell office:value-type="float" office:value="101.572869" calcext:value-type="float">
            <text:p>101.572869</text:p>
          </table:table-cell>
          <table:table-cell office:value-type="float" office:value="100.556903" calcext:value-type="float">
            <text:p>100.55690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25539" calcext:value-type="float">
            <text:p>1.025539</text:p>
          </table:table-cell>
          <table:table-cell office:value-type="float" office:value="101.574655" calcext:value-type="float">
            <text:p>101.574655</text:p>
          </table:table-cell>
          <table:table-cell office:value-type="float" office:value="100.549116" calcext:value-type="float">
            <text:p>100.54911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8196132" calcext:value-type="float">
            <text:p>8196132</text:p>
          </table:table-cell>
          <table:table-cell office:value-type="float" office:value="22771" calcext:value-type="float">
            <text:p>22771</text:p>
          </table:table-cell>
          <table:table-cell office:value-type="float" office:value="7791" calcext:value-type="float">
            <text:p>7791</text:p>
          </table:table-cell>
          <table:table-cell office:value-type="float" office:value="1.007629" calcext:value-type="float">
            <text:p>1.007629</text:p>
          </table:table-cell>
          <table:table-cell office:value-type="float" office:value="101.702212" calcext:value-type="float">
            <text:p>101.702212</text:p>
          </table:table-cell>
          <table:table-cell office:value-type="float" office:value="100.694583" calcext:value-type="float">
            <text:p>100.694583</text:p>
          </table:table-cell>
          <table:table-cell office:value-type="float" office:value="0.651168" calcext:value-type="float">
            <text:p>0.651168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4603552" calcext:value-type="float">
            <text:p>4603552</text:p>
          </table:table-cell>
          <table:table-cell office:value-type="float" office:value="22771" calcext:value-type="float">
            <text:p>22771</text:p>
          </table:table-cell>
          <table:table-cell office:value-type="float" office:value="4376" calcext:value-type="float">
            <text:p>4376</text:p>
          </table:table-cell>
          <table:table-cell office:value-type="float" office:value="1.094361" calcext:value-type="float">
            <text:p>1.094361</text:p>
          </table:table-cell>
          <table:table-cell office:value-type="float" office:value="102.33809" calcext:value-type="float">
            <text:p>102.33809</text:p>
          </table:table-cell>
          <table:table-cell office:value-type="float" office:value="101.243729" calcext:value-type="float">
            <text:p>101.243729</text:p>
          </table:table-cell>
          <table:table-cell office:value-type="float" office:value="0.36376" calcext:value-type="float">
            <text:p>0.36376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42718" calcext:value-type="float">
            <text:p>1.042718</text:p>
          </table:table-cell>
          <table:table-cell office:value-type="float" office:value="102.085711" calcext:value-type="float">
            <text:p>102.085711</text:p>
          </table:table-cell>
          <table:table-cell office:value-type="float" office:value="101.042993" calcext:value-type="float">
            <text:p>101.04299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.023775" calcext:value-type="float">
            <text:p>1.023775</text:p>
          </table:table-cell>
          <table:table-cell office:value-type="float" office:value="102.078117" calcext:value-type="float">
            <text:p>102.078117</text:p>
          </table:table-cell>
          <table:table-cell office:value-type="float" office:value="101.054342" calcext:value-type="float">
            <text:p>101.05434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065076" calcext:value-type="float">
            <text:p>1.065076</text:p>
          </table:table-cell>
          <table:table-cell office:value-type="float" office:value="101.915044" calcext:value-type="float">
            <text:p>101.915044</text:p>
          </table:table-cell>
          <table:table-cell office:value-type="float" office:value="100.849968" calcext:value-type="float">
            <text:p>100.84996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8017292" calcext:value-type="float">
            <text:p>8017292</text:p>
          </table:table-cell>
          <table:table-cell office:value-type="float" office:value="22870" calcext:value-type="float">
            <text:p>22870</text:p>
          </table:table-cell>
          <table:table-cell office:value-type="float" office:value="7621" calcext:value-type="float">
            <text:p>7621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101.751324" calcext:value-type="float">
            <text:p>101.751324</text:p>
          </table:table-cell>
          <table:table-cell office:value-type="float" office:value="100.735019" calcext:value-type="float">
            <text:p>100.735019</text:p>
          </table:table-cell>
          <table:table-cell office:value-type="float" office:value="0.636703" calcext:value-type="float">
            <text:p>0.636703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4495196" calcext:value-type="float">
            <text:p>4495196</text:p>
          </table:table-cell>
          <table:table-cell office:value-type="float" office:value="22870" calcext:value-type="float">
            <text:p>22870</text:p>
          </table:table-cell>
          <table:table-cell office:value-type="float" office:value="4273" calcext:value-type="float">
            <text:p>4273</text:p>
          </table:table-cell>
          <table:table-cell office:value-type="float" office:value="1.034486" calcext:value-type="float">
            <text:p>1.034486</text:p>
          </table:table-cell>
          <table:table-cell office:value-type="float" office:value="102.441402" calcext:value-type="float">
            <text:p>102.441402</text:p>
          </table:table-cell>
          <table:table-cell office:value-type="float" office:value="101.406916" calcext:value-type="float">
            <text:p>101.406916</text:p>
          </table:table-cell>
          <table:table-cell office:value-type="float" office:value="0.354626" calcext:value-type="float">
            <text:p>0.35462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04259" calcext:value-type="float">
            <text:p>1.004259</text:p>
          </table:table-cell>
          <table:table-cell office:value-type="float" office:value="101.873493" calcext:value-type="float">
            <text:p>101.873493</text:p>
          </table:table-cell>
          <table:table-cell office:value-type="float" office:value="100.869234" calcext:value-type="float">
            <text:p>100.86923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017943" calcext:value-type="float">
            <text:p>1.017943</text:p>
          </table:table-cell>
          <table:table-cell office:value-type="float" office:value="101.931135" calcext:value-type="float">
            <text:p>101.931135</text:p>
          </table:table-cell>
          <table:table-cell office:value-type="float" office:value="100.913192" calcext:value-type="float">
            <text:p>100.91319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78" calcext:value-type="float">
            <text:p>37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10751" calcext:value-type="float">
            <text:p>1.010751</text:p>
          </table:table-cell>
          <table:table-cell office:value-type="float" office:value="101.924143" calcext:value-type="float">
            <text:p>101.924143</text:p>
          </table:table-cell>
          <table:table-cell office:value-type="float" office:value="100.913392" calcext:value-type="float">
            <text:p>100.91339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6102652" calcext:value-type="float">
            <text:p>6102652</text:p>
          </table:table-cell>
          <table:table-cell office:value-type="float" office:value="22968" calcext:value-type="float">
            <text:p>22968</text:p>
          </table:table-cell>
          <table:table-cell office:value-type="float" office:value="5801" calcext:value-type="float">
            <text:p>5801</text:p>
          </table:table-cell>
          <table:table-cell office:value-type="float" office:value="1.012609" calcext:value-type="float">
            <text:p>1.012609</text:p>
          </table:table-cell>
          <table:table-cell office:value-type="float" office:value="100.694107" calcext:value-type="float">
            <text:p>100.694107</text:p>
          </table:table-cell>
          <table:table-cell office:value-type="float" office:value="99.681498" calcext:value-type="float">
            <text:p>99.681498</text:p>
          </table:table-cell>
          <table:table-cell office:value-type="float" office:value="0.489772" calcext:value-type="float">
            <text:p>0.48977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5147436" calcext:value-type="float">
            <text:p>5147436</text:p>
          </table:table-cell>
          <table:table-cell office:value-type="float" office:value="22968" calcext:value-type="float">
            <text:p>22968</text:p>
          </table:table-cell>
          <table:table-cell office:value-type="float" office:value="4893" calcext:value-type="float">
            <text:p>4893</text:p>
          </table:table-cell>
          <table:table-cell office:value-type="float" office:value="1.097755" calcext:value-type="float">
            <text:p>1.097755</text:p>
          </table:table-cell>
          <table:table-cell office:value-type="float" office:value="101.731606" calcext:value-type="float">
            <text:p>101.731606</text:p>
          </table:table-cell>
          <table:table-cell office:value-type="float" office:value="100.633851" calcext:value-type="float">
            <text:p>100.633851</text:p>
          </table:table-cell>
          <table:table-cell office:value-type="float" office:value="0.409201" calcext:value-type="float">
            <text:p>0.40920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6" calcext:value-type="float">
            <text:p>1056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.053299" calcext:value-type="float">
            <text:p>1.053299</text:p>
          </table:table-cell>
          <table:table-cell office:value-type="float" office:value="100.949622" calcext:value-type="float">
            <text:p>100.949622</text:p>
          </table:table-cell>
          <table:table-cell office:value-type="float" office:value="99.896323" calcext:value-type="float">
            <text:p>99.89632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040571" calcext:value-type="float">
            <text:p>1.040571</text:p>
          </table:table-cell>
          <table:table-cell office:value-type="float" office:value="100.951181" calcext:value-type="float">
            <text:p>100.951181</text:p>
          </table:table-cell>
          <table:table-cell office:value-type="float" office:value="99.91061" calcext:value-type="float">
            <text:p>99.9106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069863" calcext:value-type="float">
            <text:p>1.069863</text:p>
          </table:table-cell>
          <table:table-cell office:value-type="float" office:value="100.952587" calcext:value-type="float">
            <text:p>100.952587</text:p>
          </table:table-cell>
          <table:table-cell office:value-type="float" office:value="99.882724" calcext:value-type="float">
            <text:p>99.88272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9492196" calcext:value-type="float">
            <text:p>9492196</text:p>
          </table:table-cell>
          <table:table-cell office:value-type="float" office:value="23068" calcext:value-type="float">
            <text:p>23068</text:p>
          </table:table-cell>
          <table:table-cell office:value-type="float" office:value="9023" calcext:value-type="float">
            <text:p>9023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0.708483" calcext:value-type="float">
            <text:p>100.708483</text:p>
          </table:table-cell>
          <table:table-cell office:value-type="float" office:value="99.691563" calcext:value-type="float">
            <text:p>99.691563</text:p>
          </table:table-cell>
          <table:table-cell office:value-type="float" office:value="0.761725" calcext:value-type="float">
            <text:p>0.76172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3952364" calcext:value-type="float">
            <text:p>3952364</text:p>
          </table:table-cell>
          <table:table-cell office:value-type="float" office:value="23068" calcext:value-type="float">
            <text:p>23068</text:p>
          </table:table-cell>
          <table:table-cell office:value-type="float" office:value="3757" calcext:value-type="float">
            <text:p>3757</text:p>
          </table:table-cell>
          <table:table-cell office:value-type="float" office:value="1.09428" calcext:value-type="float">
            <text:p>1.09428</text:p>
          </table:table-cell>
          <table:table-cell office:value-type="float" office:value="96.043926" calcext:value-type="float">
            <text:p>96.043926</text:p>
          </table:table-cell>
          <table:table-cell office:value-type="float" office:value="94.949645" calcext:value-type="float">
            <text:p>94.949645</text:p>
          </table:table-cell>
          <table:table-cell office:value-type="float" office:value="0.333007" calcext:value-type="float">
            <text:p>0.333007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576" calcext:value-type="float">
            <text:p>57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.006639" calcext:value-type="float">
            <text:p>1.006639</text:p>
          </table:table-cell>
          <table:table-cell office:value-type="float" office:value="89.784556" calcext:value-type="float">
            <text:p>89.784556</text:p>
          </table:table-cell>
          <table:table-cell office:value-type="float" office:value="88.777917" calcext:value-type="float">
            <text:p>88.77791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8478" calcext:value-type="float">
            <text:p>1.01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061174" calcext:value-type="float">
            <text:p>1.061174</text:p>
          </table:table-cell>
          <table:table-cell office:value-type="float" office:value="89.785862" calcext:value-type="float">
            <text:p>89.785862</text:p>
          </table:table-cell>
          <table:table-cell office:value-type="float" office:value="88.724688" calcext:value-type="float">
            <text:p>88.72468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6405628" calcext:value-type="float">
            <text:p>6405628</text:p>
          </table:table-cell>
          <table:table-cell office:value-type="float" office:value="23167" calcext:value-type="float">
            <text:p>23167</text:p>
          </table:table-cell>
          <table:table-cell office:value-type="float" office:value="6089" calcext:value-type="float">
            <text:p>6089</text:p>
          </table:table-cell>
          <table:table-cell office:value-type="float" office:value="1.016347" calcext:value-type="float">
            <text:p>1.016347</text:p>
          </table:table-cell>
          <table:table-cell office:value-type="float" office:value="101.914889" calcext:value-type="float">
            <text:p>101.914889</text:p>
          </table:table-cell>
          <table:table-cell office:value-type="float" office:value="100.898543" calcext:value-type="float">
            <text:p>100.898543</text:p>
          </table:table-cell>
          <table:table-cell office:value-type="float" office:value="0.507887" calcext:value-type="float">
            <text:p>0.507887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5246324" calcext:value-type="float">
            <text:p>5246324</text:p>
          </table:table-cell>
          <table:table-cell office:value-type="float" office:value="23167" calcext:value-type="float">
            <text:p>23167</text:p>
          </table:table-cell>
          <table:table-cell office:value-type="float" office:value="4987" calcext:value-type="float">
            <text:p>4987</text:p>
          </table:table-cell>
          <table:table-cell office:value-type="float" office:value="1.060605" calcext:value-type="float">
            <text:p>1.060605</text:p>
          </table:table-cell>
          <table:table-cell office:value-type="float" office:value="102.019301" calcext:value-type="float">
            <text:p>102.019301</text:p>
          </table:table-cell>
          <table:table-cell office:value-type="float" office:value="100.958696" calcext:value-type="float">
            <text:p>100.958696</text:p>
          </table:table-cell>
          <table:table-cell office:value-type="float" office:value="0.41572" calcext:value-type="float">
            <text:p>0.41572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08159" calcext:value-type="float">
            <text:p>1.008159</text:p>
          </table:table-cell>
          <table:table-cell office:value-type="float" office:value="99.707772" calcext:value-type="float">
            <text:p>99.707772</text:p>
          </table:table-cell>
          <table:table-cell office:value-type="float" office:value="98.699613" calcext:value-type="float">
            <text:p>98.69961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05" calcext:value-type="float">
            <text:p>1.017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32753" calcext:value-type="float">
            <text:p>1.032753</text:p>
          </table:table-cell>
          <table:table-cell office:value-type="float" office:value="99.709078" calcext:value-type="float">
            <text:p>99.709078</text:p>
          </table:table-cell>
          <table:table-cell office:value-type="float" office:value="98.676325" calcext:value-type="float">
            <text:p>98.67632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5773376" calcext:value-type="float">
            <text:p>5773376</text:p>
          </table:table-cell>
          <table:table-cell office:value-type="float" office:value="23266" calcext:value-type="float">
            <text:p>23266</text:p>
          </table:table-cell>
          <table:table-cell office:value-type="float" office:value="5488" calcext:value-type="float">
            <text:p>5488</text:p>
          </table:table-cell>
          <table:table-cell office:value-type="float" office:value="1.015696" calcext:value-type="float">
            <text:p>1.015696</text:p>
          </table:table-cell>
          <table:table-cell office:value-type="float" office:value="101.675184" calcext:value-type="float">
            <text:p>101.675184</text:p>
          </table:table-cell>
          <table:table-cell office:value-type="float" office:value="100.659488" calcext:value-type="float">
            <text:p>100.659488</text:p>
          </table:table-cell>
          <table:table-cell office:value-type="float" office:value="0.458844" calcext:value-type="float">
            <text:p>0.45884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5434632" calcext:value-type="float">
            <text:p>5434632</text:p>
          </table:table-cell>
          <table:table-cell office:value-type="float" office:value="23266" calcext:value-type="float">
            <text:p>23266</text:p>
          </table:table-cell>
          <table:table-cell office:value-type="float" office:value="5166" calcext:value-type="float">
            <text:p>5166</text:p>
          </table:table-cell>
          <table:table-cell office:value-type="float" office:value="1.1011" calcext:value-type="float">
            <text:p>1.1011</text:p>
          </table:table-cell>
          <table:table-cell office:value-type="float" office:value="102.51416" calcext:value-type="float">
            <text:p>102.51416</text:p>
          </table:table-cell>
          <table:table-cell office:value-type="float" office:value="101.41306" calcext:value-type="float">
            <text:p>101.41306</text:p>
          </table:table-cell>
          <table:table-cell office:value-type="float" office:value="0.428713" calcext:value-type="float">
            <text:p>0.42871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051393" calcext:value-type="float">
            <text:p>1.051393</text:p>
          </table:table-cell>
          <table:table-cell office:value-type="float" office:value="101.757341" calcext:value-type="float">
            <text:p>101.757341</text:p>
          </table:table-cell>
          <table:table-cell office:value-type="float" office:value="100.705948" calcext:value-type="float">
            <text:p>100.70594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.031557" calcext:value-type="float">
            <text:p>1.031557</text:p>
          </table:table-cell>
          <table:table-cell office:value-type="float" office:value="101.775781" calcext:value-type="float">
            <text:p>101.775781</text:p>
          </table:table-cell>
          <table:table-cell office:value-type="float" office:value="100.744225" calcext:value-type="float">
            <text:p>100.74422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067655" calcext:value-type="float">
            <text:p>1.067655</text:p>
          </table:table-cell>
          <table:table-cell office:value-type="float" office:value="102.416676" calcext:value-type="float">
            <text:p>102.416676</text:p>
          </table:table-cell>
          <table:table-cell office:value-type="float" office:value="101.349021" calcext:value-type="float">
            <text:p>101.34902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7166224" calcext:value-type="float">
            <text:p>7166224</text:p>
          </table:table-cell>
          <table:table-cell office:value-type="float" office:value="23365" calcext:value-type="float">
            <text:p>23365</text:p>
          </table:table-cell>
          <table:table-cell office:value-type="float" office:value="6812" calcext:value-type="float">
            <text:p>6812</text:p>
          </table:table-cell>
          <table:table-cell office:value-type="float" office:value="1.008649" calcext:value-type="float">
            <text:p>1.008649</text:p>
          </table:table-cell>
          <table:table-cell office:value-type="float" office:value="101.703604" calcext:value-type="float">
            <text:p>101.703604</text:p>
          </table:table-cell>
          <table:table-cell office:value-type="float" office:value="100.694955" calcext:value-type="float">
            <text:p>100.694955</text:p>
          </table:table-cell>
          <table:table-cell office:value-type="float" office:value="0.569341" calcext:value-type="float">
            <text:p>0.56934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5018040" calcext:value-type="float">
            <text:p>5018040</text:p>
          </table:table-cell>
          <table:table-cell office:value-type="float" office:value="23365" calcext:value-type="float">
            <text:p>23365</text:p>
          </table:table-cell>
          <table:table-cell office:value-type="float" office:value="4770" calcext:value-type="float">
            <text:p>4770</text:p>
          </table:table-cell>
          <table:table-cell office:value-type="float" office:value="1.093473" calcext:value-type="float">
            <text:p>1.093473</text:p>
          </table:table-cell>
          <table:table-cell office:value-type="float" office:value="101.987309" calcext:value-type="float">
            <text:p>101.987309</text:p>
          </table:table-cell>
          <table:table-cell office:value-type="float" office:value="100.893836" calcext:value-type="float">
            <text:p>100.893836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44879" calcext:value-type="float">
            <text:p>1.044879</text:p>
          </table:table-cell>
          <table:table-cell office:value-type="float" office:value="101.724695" calcext:value-type="float">
            <text:p>101.724695</text:p>
          </table:table-cell>
          <table:table-cell office:value-type="float" office:value="100.679815" calcext:value-type="float">
            <text:p>100.67981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031751" calcext:value-type="float">
            <text:p>1.031751</text:p>
          </table:table-cell>
          <table:table-cell office:value-type="float" office:value="66.209994" calcext:value-type="float">
            <text:p>66.209994</text:p>
          </table:table-cell>
          <table:table-cell office:value-type="float" office:value="65.178243" calcext:value-type="float">
            <text:p>65.178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71557" calcext:value-type="float">
            <text:p>1.071557</text:p>
          </table:table-cell>
          <table:table-cell office:value-type="float" office:value="101.497883" calcext:value-type="float">
            <text:p>101.497883</text:p>
          </table:table-cell>
          <table:table-cell office:value-type="float" office:value="100.426326" calcext:value-type="float">
            <text:p>100.42632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9107164" calcext:value-type="float">
            <text:p>9107164</text:p>
          </table:table-cell>
          <table:table-cell office:value-type="float" office:value="23464" calcext:value-type="float">
            <text:p>23464</text:p>
          </table:table-cell>
          <table:table-cell office:value-type="float" office:value="8657" calcext:value-type="float">
            <text:p>8657</text:p>
          </table:table-cell>
          <table:table-cell office:value-type="float" office:value="1.011669" calcext:value-type="float">
            <text:p>1.011669</text:p>
          </table:table-cell>
          <table:table-cell office:value-type="float" office:value="101.802304" calcext:value-type="float">
            <text:p>101.802304</text:p>
          </table:table-cell>
          <table:table-cell office:value-type="float" office:value="100.790636" calcext:value-type="float">
            <text:p>100.790636</text:p>
          </table:table-cell>
          <table:table-cell office:value-type="float" office:value="0.722858" calcext:value-type="float">
            <text:p>0.72285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4289004" calcext:value-type="float">
            <text:p>4289004</text:p>
          </table:table-cell>
          <table:table-cell office:value-type="float" office:value="23464" calcext:value-type="float">
            <text:p>23464</text:p>
          </table:table-cell>
          <table:table-cell office:value-type="float" office:value="4077" calcext:value-type="float">
            <text:p>4077</text:p>
          </table:table-cell>
          <table:table-cell office:value-type="float" office:value="1.078448" calcext:value-type="float">
            <text:p>1.078448</text:p>
          </table:table-cell>
          <table:table-cell office:value-type="float" office:value="102.401697" calcext:value-type="float">
            <text:p>102.401697</text:p>
          </table:table-cell>
          <table:table-cell office:value-type="float" office:value="101.323249" calcext:value-type="float">
            <text:p>101.323249</text:p>
          </table:table-cell>
          <table:table-cell office:value-type="float" office:value="0.338639" calcext:value-type="float">
            <text:p>0.338639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4" calcext:value-type="float">
            <text:p>1864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40643" calcext:value-type="float">
            <text:p>1.040643</text:p>
          </table:table-cell>
          <table:table-cell office:value-type="float" office:value="99.120768" calcext:value-type="float">
            <text:p>99.120768</text:p>
          </table:table-cell>
          <table:table-cell office:value-type="float" office:value="98.080125" calcext:value-type="float">
            <text:p>98.08012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.03379" calcext:value-type="float">
            <text:p>1.03379</text:p>
          </table:table-cell>
          <table:table-cell office:value-type="float" office:value="101.85935" calcext:value-type="float">
            <text:p>101.85935</text:p>
          </table:table-cell>
          <table:table-cell office:value-type="float" office:value="100.82556" calcext:value-type="float">
            <text:p>100.8255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055951" calcext:value-type="float">
            <text:p>1.055951</text:p>
          </table:table-cell>
          <table:table-cell office:value-type="float" office:value="101.840394" calcext:value-type="float">
            <text:p>101.840394</text:p>
          </table:table-cell>
          <table:table-cell office:value-type="float" office:value="100.784443" calcext:value-type="float">
            <text:p>100.78444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7.07919" calcext:value-type="float">
            <text:p>87.07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8379180" calcext:value-type="float">
            <text:p>8379180</text:p>
          </table:table-cell>
          <table:table-cell office:value-type="float" office:value="23562" calcext:value-type="float">
            <text:p>23562</text:p>
          </table:table-cell>
          <table:table-cell office:value-type="float" office:value="7965" calcext:value-type="float">
            <text:p>7965</text:p>
          </table:table-cell>
          <table:table-cell office:value-type="float" office:value="1.008489" calcext:value-type="float">
            <text:p>1.008489</text:p>
          </table:table-cell>
          <table:table-cell office:value-type="float" office:value="101.773517" calcext:value-type="float">
            <text:p>101.773517</text:p>
          </table:table-cell>
          <table:table-cell office:value-type="float" office:value="100.765028" calcext:value-type="float">
            <text:p>100.765028</text:p>
          </table:table-cell>
          <table:table-cell office:value-type="float" office:value="0.665245" calcext:value-type="float">
            <text:p>0.665245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4578304" calcext:value-type="float">
            <text:p>4578304</text:p>
          </table:table-cell>
          <table:table-cell office:value-type="float" office:value="23562" calcext:value-type="float">
            <text:p>23562</text:p>
          </table:table-cell>
          <table:table-cell office:value-type="float" office:value="4352" calcext:value-type="float">
            <text:p>4352</text:p>
          </table:table-cell>
          <table:table-cell office:value-type="float" office:value="1.110071" calcext:value-type="float">
            <text:p>1.110071</text:p>
          </table:table-cell>
          <table:table-cell office:value-type="float" office:value="102.384252" calcext:value-type="float">
            <text:p>102.384252</text:p>
          </table:table-cell>
          <table:table-cell office:value-type="float" office:value="101.274181" calcext:value-type="float">
            <text:p>101.274181</text:p>
          </table:table-cell>
          <table:table-cell office:value-type="float" office:value="0.361656" calcext:value-type="float">
            <text:p>0.36165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50827" calcext:value-type="float">
            <text:p>1.050827</text:p>
          </table:table-cell>
          <table:table-cell office:value-type="float" office:value="101.871664" calcext:value-type="float">
            <text:p>101.871664</text:p>
          </table:table-cell>
          <table:table-cell office:value-type="float" office:value="100.820837" calcext:value-type="float">
            <text:p>100.82083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.03037" calcext:value-type="float">
            <text:p>1.03037</text:p>
          </table:table-cell>
          <table:table-cell office:value-type="float" office:value="101.898909" calcext:value-type="float">
            <text:p>101.898909</text:p>
          </table:table-cell>
          <table:table-cell office:value-type="float" office:value="100.868539" calcext:value-type="float">
            <text:p>100.86853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071629" calcext:value-type="float">
            <text:p>1.071629</text:p>
          </table:table-cell>
          <table:table-cell office:value-type="float" office:value="96.435758" calcext:value-type="float">
            <text:p>96.435758</text:p>
          </table:table-cell>
          <table:table-cell office:value-type="float" office:value="95.364129" calcext:value-type="float">
            <text:p>95.36412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782316" calcext:value-type="float">
            <text:p>101.782316</text:p>
          </table:table-cell>
          <table:table-cell office:value-type="float" office:value="101.938932" calcext:value-type="float">
            <text:p>101.938932</text:p>
          </table:table-cell>
          <table:table-cell office:value-type="float" office:value="0.156616" calcext:value-type="float">
            <text:p>0.156616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5843860" calcext:value-type="float">
            <text:p>5843860</text:p>
          </table:table-cell>
          <table:table-cell office:value-type="float" office:value="23662" calcext:value-type="float">
            <text:p>23662</text:p>
          </table:table-cell>
          <table:table-cell office:value-type="float" office:value="5555" calcext:value-type="float">
            <text:p>5555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01.913243" calcext:value-type="float">
            <text:p>101.913243</text:p>
          </table:table-cell>
          <table:table-cell office:value-type="float" office:value="100.89527" calcext:value-type="float">
            <text:p>100.89527</text:p>
          </table:table-cell>
          <table:table-cell office:value-type="float" office:value="0.46336" calcext:value-type="float">
            <text:p>0.46336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5420956" calcext:value-type="float">
            <text:p>5420956</text:p>
          </table:table-cell>
          <table:table-cell office:value-type="float" office:value="23662" calcext:value-type="float">
            <text:p>23662</text:p>
          </table:table-cell>
          <table:table-cell office:value-type="float" office:value="5153" calcext:value-type="float">
            <text:p>5153</text:p>
          </table:table-cell>
          <table:table-cell office:value-type="float" office:value="1.44479" calcext:value-type="float">
            <text:p>1.44479</text:p>
          </table:table-cell>
          <table:table-cell office:value-type="float" office:value="102.416016" calcext:value-type="float">
            <text:p>102.416016</text:p>
          </table:table-cell>
          <table:table-cell office:value-type="float" office:value="100.971226" calcext:value-type="float">
            <text:p>100.971226</text:p>
          </table:table-cell>
          <table:table-cell office:value-type="float" office:value="0.429505" calcext:value-type="float">
            <text:p>0.42950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480" calcext:value-type="float">
            <text:p>48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.390221" calcext:value-type="float">
            <text:p>1.390221</text:p>
          </table:table-cell>
          <table:table-cell office:value-type="float" office:value="97.858673" calcext:value-type="float">
            <text:p>97.858673</text:p>
          </table:table-cell>
          <table:table-cell office:value-type="float" office:value="96.468451" calcext:value-type="float">
            <text:p>96.46845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5044" calcext:value-type="float">
            <text:p>1.365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422413" calcext:value-type="float">
            <text:p>1.422413</text:p>
          </table:table-cell>
          <table:table-cell office:value-type="float" office:value="102.341343" calcext:value-type="float">
            <text:p>102.341343</text:p>
          </table:table-cell>
          <table:table-cell office:value-type="float" office:value="100.91893" calcext:value-type="float">
            <text:p>100.9189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7342960" calcext:value-type="float">
            <text:p>7342960</text:p>
          </table:table-cell>
          <table:table-cell office:value-type="float" office:value="23760" calcext:value-type="float">
            <text:p>23760</text:p>
          </table:table-cell>
          <table:table-cell office:value-type="float" office:value="6980" calcext:value-type="float">
            <text:p>6980</text:p>
          </table:table-cell>
          <table:table-cell office:value-type="float" office:value="1.012649" calcext:value-type="float">
            <text:p>1.012649</text:p>
          </table:table-cell>
          <table:table-cell office:value-type="float" office:value="101.588716" calcext:value-type="float">
            <text:p>101.588716</text:p>
          </table:table-cell>
          <table:table-cell office:value-type="float" office:value="100.576067" calcext:value-type="float">
            <text:p>100.576067</text:p>
          </table:table-cell>
          <table:table-cell office:value-type="float" office:value="0.584072" calcext:value-type="float">
            <text:p>0.584072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5042236" calcext:value-type="float">
            <text:p>5042236</text:p>
          </table:table-cell>
          <table:table-cell office:value-type="float" office:value="23760" calcext:value-type="float">
            <text:p>23760</text:p>
          </table:table-cell>
          <table:table-cell office:value-type="float" office:value="4793" calcext:value-type="float">
            <text:p>4793</text:p>
          </table:table-cell>
          <table:table-cell office:value-type="float" office:value="1.073803" calcext:value-type="float">
            <text:p>1.073803</text:p>
          </table:table-cell>
          <table:table-cell office:value-type="float" office:value="102.542514" calcext:value-type="float">
            <text:p>102.542514</text:p>
          </table:table-cell>
          <table:table-cell office:value-type="float" office:value="101.468712" calcext:value-type="float">
            <text:p>101.468712</text:p>
          </table:table-cell>
          <table:table-cell office:value-type="float" office:value="0.39754" calcext:value-type="float">
            <text:p>0.3975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035543" calcext:value-type="float">
            <text:p>1.035543</text:p>
          </table:table-cell>
          <table:table-cell office:value-type="float" office:value="101.718787" calcext:value-type="float">
            <text:p>101.718787</text:p>
          </table:table-cell>
          <table:table-cell office:value-type="float" office:value="100.683245" calcext:value-type="float">
            <text:p>100.68324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.0169" calcext:value-type="float">
            <text:p>1.0169</text:p>
          </table:table-cell>
          <table:table-cell office:value-type="float" office:value="101.729101" calcext:value-type="float">
            <text:p>101.729101</text:p>
          </table:table-cell>
          <table:table-cell office:value-type="float" office:value="100.712201" calcext:value-type="float">
            <text:p>100.7122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57319" calcext:value-type="float">
            <text:p>1.057319</text:p>
          </table:table-cell>
          <table:table-cell office:value-type="float" office:value="102.335925" calcext:value-type="float">
            <text:p>102.335925</text:p>
          </table:table-cell>
          <table:table-cell office:value-type="float" office:value="101.278606" calcext:value-type="float">
            <text:p>101.27860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7093636" calcext:value-type="float">
            <text:p>7093636</text:p>
          </table:table-cell>
          <table:table-cell office:value-type="float" office:value="23859" calcext:value-type="float">
            <text:p>23859</text:p>
          </table:table-cell>
          <table:table-cell office:value-type="float" office:value="6743" calcext:value-type="float">
            <text:p>6743</text:p>
          </table:table-cell>
          <table:table-cell office:value-type="float" office:value="1.009629" calcext:value-type="float">
            <text:p>1.009629</text:p>
          </table:table-cell>
          <table:table-cell office:value-type="float" office:value="101.655417" calcext:value-type="float">
            <text:p>101.655417</text:p>
          </table:table-cell>
          <table:table-cell office:value-type="float" office:value="100.645789" calcext:value-type="float">
            <text:p>100.645789</text:p>
          </table:table-cell>
          <table:table-cell office:value-type="float" office:value="0.56385" calcext:value-type="float">
            <text:p>0.5638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5005416" calcext:value-type="float">
            <text:p>5005416</text:p>
          </table:table-cell>
          <table:table-cell office:value-type="float" office:value="23859" calcext:value-type="float">
            <text:p>23859</text:p>
          </table:table-cell>
          <table:table-cell office:value-type="float" office:value="4758" calcext:value-type="float">
            <text:p>4758</text:p>
          </table:table-cell>
          <table:table-cell office:value-type="float" office:value="1.095087" calcext:value-type="float">
            <text:p>1.095087</text:p>
          </table:table-cell>
          <table:table-cell office:value-type="float" office:value="102.577283" calcext:value-type="float">
            <text:p>102.577283</text:p>
          </table:table-cell>
          <table:table-cell office:value-type="float" office:value="101.482196" calcext:value-type="float">
            <text:p>101.482196</text:p>
          </table:table-cell>
          <table:table-cell office:value-type="float" office:value="0.394585" calcext:value-type="float">
            <text:p>0.39458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51213" calcext:value-type="float">
            <text:p>1.051213</text:p>
          </table:table-cell>
          <table:table-cell office:value-type="float" office:value="101.797764" calcext:value-type="float">
            <text:p>101.797764</text:p>
          </table:table-cell>
          <table:table-cell office:value-type="float" office:value="100.746551" calcext:value-type="float">
            <text:p>100.74655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.026515" calcext:value-type="float">
            <text:p>1.026515</text:p>
          </table:table-cell>
          <table:table-cell office:value-type="float" office:value="101.773869" calcext:value-type="float">
            <text:p>101.773869</text:p>
          </table:table-cell>
          <table:table-cell office:value-type="float" office:value="100.747354" calcext:value-type="float">
            <text:p>100.74735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067116" calcext:value-type="float">
            <text:p>1.067116</text:p>
          </table:table-cell>
          <table:table-cell office:value-type="float" office:value="78.218242" calcext:value-type="float">
            <text:p>78.218242</text:p>
          </table:table-cell>
          <table:table-cell office:value-type="float" office:value="77.151126" calcext:value-type="float">
            <text:p>77.15112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93464" calcext:value-type="float">
            <text:p>102.093464</text:p>
          </table:table-cell>
          <table:table-cell office:value-type="float" office:value="102.427966" calcext:value-type="float">
            <text:p>102.427966</text:p>
          </table:table-cell>
          <table:table-cell office:value-type="float" office:value="0.334502" calcext:value-type="float">
            <text:p>0.334502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9592136" calcext:value-type="float">
            <text:p>9592136</text:p>
          </table:table-cell>
          <table:table-cell office:value-type="float" office:value="23959" calcext:value-type="float">
            <text:p>23959</text:p>
          </table:table-cell>
          <table:table-cell office:value-type="float" office:value="9118" calcext:value-type="float">
            <text:p>9118</text:p>
          </table:table-cell>
          <table:table-cell office:value-type="float" office:value="1.016033" calcext:value-type="float">
            <text:p>1.016033</text:p>
          </table:table-cell>
          <table:table-cell office:value-type="float" office:value="100.803873" calcext:value-type="float">
            <text:p>100.803873</text:p>
          </table:table-cell>
          <table:table-cell office:value-type="float" office:value="99.78784" calcext:value-type="float">
            <text:p>99.78784</text:p>
          </table:table-cell>
          <table:table-cell office:value-type="float" office:value="0.769002" calcext:value-type="float">
            <text:p>0.76900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3970248" calcext:value-type="float">
            <text:p>3970248</text:p>
          </table:table-cell>
          <table:table-cell office:value-type="float" office:value="23959" calcext:value-type="float">
            <text:p>23959</text:p>
          </table:table-cell>
          <table:table-cell office:value-type="float" office:value="3774" calcext:value-type="float">
            <text:p>3774</text:p>
          </table:table-cell>
          <table:table-cell office:value-type="float" office:value="1.432353" calcext:value-type="float">
            <text:p>1.432353</text:p>
          </table:table-cell>
          <table:table-cell office:value-type="float" office:value="101.581073" calcext:value-type="float">
            <text:p>101.581073</text:p>
          </table:table-cell>
          <table:table-cell office:value-type="float" office:value="100.14872" calcext:value-type="float">
            <text:p>100.14872</text:p>
          </table:table-cell>
          <table:table-cell office:value-type="float" office:value="0.317148" calcext:value-type="float">
            <text:p>0.317148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624" calcext:value-type="float">
            <text:p>62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.383821" calcext:value-type="float">
            <text:p>1.383821</text:p>
          </table:table-cell>
          <table:table-cell office:value-type="float" office:value="100.849702" calcext:value-type="float">
            <text:p>100.849702</text:p>
          </table:table-cell>
          <table:table-cell office:value-type="float" office:value="99.465881" calcext:value-type="float">
            <text:p>99.4658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100.826285" calcext:value-type="float">
            <text:p>100.826285</text:p>
          </table:table-cell>
          <table:table-cell office:value-type="float" office:value="99.466902" calcext:value-type="float">
            <text:p>99.4669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404403" calcext:value-type="float">
            <text:p>1.404403</text:p>
          </table:table-cell>
          <table:table-cell office:value-type="float" office:value="80.749007" calcext:value-type="float">
            <text:p>80.749007</text:p>
          </table:table-cell>
          <table:table-cell office:value-type="float" office:value="79.344604" calcext:value-type="float">
            <text:p>79.34460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7642780" calcext:value-type="float">
            <text:p>7642780</text:p>
          </table:table-cell>
          <table:table-cell office:value-type="float" office:value="24058" calcext:value-type="float">
            <text:p>24058</text:p>
          </table:table-cell>
          <table:table-cell office:value-type="float" office:value="7265" calcext:value-type="float">
            <text:p>7265</text:p>
          </table:table-cell>
          <table:table-cell office:value-type="float" office:value="1.009709" calcext:value-type="float">
            <text:p>1.009709</text:p>
          </table:table-cell>
          <table:table-cell office:value-type="float" office:value="101.765381" calcext:value-type="float">
            <text:p>101.765381</text:p>
          </table:table-cell>
          <table:table-cell office:value-type="float" office:value="100.755673" calcext:value-type="float">
            <text:p>100.755673</text:p>
          </table:table-cell>
          <table:table-cell office:value-type="float" office:value="0.606837" calcext:value-type="float">
            <text:p>0.60683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4757144" calcext:value-type="float">
            <text:p>4757144</text:p>
          </table:table-cell>
          <table:table-cell office:value-type="float" office:value="24058" calcext:value-type="float">
            <text:p>24058</text:p>
          </table:table-cell>
          <table:table-cell office:value-type="float" office:value="4522" calcext:value-type="float">
            <text:p>4522</text:p>
          </table:table-cell>
          <table:table-cell office:value-type="float" office:value="3.094804" calcext:value-type="float">
            <text:p>3.094804</text:p>
          </table:table-cell>
          <table:table-cell office:value-type="float" office:value="102.340673" calcext:value-type="float">
            <text:p>102.340673</text:p>
          </table:table-cell>
          <table:table-cell office:value-type="float" office:value="99.245869" calcext:value-type="float">
            <text:p>99.245869</text:p>
          </table:table-cell>
          <table:table-cell office:value-type="float" office:value="0.383463" calcext:value-type="float">
            <text:p>0.38346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.050393" calcext:value-type="float">
            <text:p>1.050393</text:p>
          </table:table-cell>
          <table:table-cell office:value-type="float" office:value="102.61194" calcext:value-type="float">
            <text:p>102.61194</text:p>
          </table:table-cell>
          <table:table-cell office:value-type="float" office:value="101.561548" calcext:value-type="float">
            <text:p>101.56154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.037785" calcext:value-type="float">
            <text:p>1.037785</text:p>
          </table:table-cell>
          <table:table-cell office:value-type="float" office:value="102.608631" calcext:value-type="float">
            <text:p>102.608631</text:p>
          </table:table-cell>
          <table:table-cell office:value-type="float" office:value="101.570846" calcext:value-type="float">
            <text:p>101.570846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6" calcext:value-type="float">
            <text:p>36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072927" calcext:value-type="float">
            <text:p>3.072927</text:p>
          </table:table-cell>
          <table:table-cell office:value-type="float" office:value="101.921315" calcext:value-type="float">
            <text:p>101.921315</text:p>
          </table:table-cell>
          <table:table-cell office:value-type="float" office:value="98.848387" calcext:value-type="float">
            <text:p>98.84838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00602" calcext:value-type="float">
            <text:p>102.600602</text:p>
          </table:table-cell>
          <table:table-cell office:value-type="float" office:value="102.792489" calcext:value-type="float">
            <text:p>102.792489</text:p>
          </table:table-cell>
          <table:table-cell office:value-type="float" office:value="0.191887" calcext:value-type="float">
            <text:p>0.191887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6606560" calcext:value-type="float">
            <text:p>6606560</text:p>
          </table:table-cell>
          <table:table-cell office:value-type="float" office:value="24156" calcext:value-type="float">
            <text:p>24156</text:p>
          </table:table-cell>
          <table:table-cell office:value-type="float" office:value="6280" calcext:value-type="float">
            <text:p>6280</text:p>
          </table:table-cell>
          <table:table-cell office:value-type="float" office:value="1.019667" calcext:value-type="float">
            <text:p>1.019667</text:p>
          </table:table-cell>
          <table:table-cell office:value-type="float" office:value="101.898181" calcext:value-type="float">
            <text:p>101.898181</text:p>
          </table:table-cell>
          <table:table-cell office:value-type="float" office:value="100.878514" calcext:value-type="float">
            <text:p>100.878514</text:p>
          </table:table-cell>
          <table:table-cell office:value-type="float" office:value="0.523922" calcext:value-type="float">
            <text:p>0.52392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5134812" calcext:value-type="float">
            <text:p>5134812</text:p>
          </table:table-cell>
          <table:table-cell office:value-type="float" office:value="24156" calcext:value-type="float">
            <text:p>24156</text:p>
          </table:table-cell>
          <table:table-cell office:value-type="float" office:value="4881" calcext:value-type="float">
            <text:p>4881</text:p>
          </table:table-cell>
          <table:table-cell office:value-type="float" office:value="1.053035" calcext:value-type="float">
            <text:p>1.053035</text:p>
          </table:table-cell>
          <table:table-cell office:value-type="float" office:value="102.425348" calcext:value-type="float">
            <text:p>102.425348</text:p>
          </table:table-cell>
          <table:table-cell office:value-type="float" office:value="101.372312" calcext:value-type="float">
            <text:p>101.372312</text:p>
          </table:table-cell>
          <table:table-cell office:value-type="float" office:value="0.405224" calcext:value-type="float">
            <text:p>0.405224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13732" calcext:value-type="float">
            <text:p>1.013732</text:p>
          </table:table-cell>
          <table:table-cell office:value-type="float" office:value="94.787389" calcext:value-type="float">
            <text:p>94.787389</text:p>
          </table:table-cell>
          <table:table-cell office:value-type="float" office:value="93.773657" calcext:value-type="float">
            <text:p>93.773657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1445" calcext:value-type="float">
            <text:p>1.021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030659" calcext:value-type="float">
            <text:p>1.030659</text:p>
          </table:table-cell>
          <table:table-cell office:value-type="float" office:value="79.528295" calcext:value-type="float">
            <text:p>79.528295</text:p>
          </table:table-cell>
          <table:table-cell office:value-type="float" office:value="78.497637" calcext:value-type="float">
            <text:p>78.49763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3.935in" svg:y="0.6902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075942" calcext:value-type="float">
            <text:p>0.075942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2" calcext:value-type="float">
            <text:p>0.09268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69" calcext:value-type="float">
            <text:p>0.101169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109516" calcext:value-type="float">
            <text:p>0.10951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18059" calcext:value-type="float">
            <text:p>0.11805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126344" calcext:value-type="float">
            <text:p>0.12634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134838" calcext:value-type="float">
            <text:p>0.134838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68496" calcext:value-type="float">
            <text:p>0.16849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76855" calcext:value-type="float">
            <text:p>0.17685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185291" calcext:value-type="float">
            <text:p>0.185291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193686" calcext:value-type="float">
            <text:p>0.193686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2155" calcext:value-type="float">
            <text:p>0.20215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9" calcext:value-type="float">
            <text:p>0.21053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18942" calcext:value-type="float">
            <text:p>0.21894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2742" calcext:value-type="float">
            <text:p>0.22742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23579" calcext:value-type="float">
            <text:p>0.2357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44283" calcext:value-type="float">
            <text:p>0.244283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252616" calcext:value-type="float">
            <text:p>0.25261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1015" calcext:value-type="float">
            <text:p>0.261015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269503" calcext:value-type="float">
            <text:p>0.269503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277857" calcext:value-type="float">
            <text:p>0.27785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294689" calcext:value-type="float">
            <text:p>0.294689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303156" calcext:value-type="float">
            <text:p>0.303156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532" calcext:value-type="float">
            <text:p>0.311532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320099" calcext:value-type="float">
            <text:p>0.32009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328399" calcext:value-type="float">
            <text:p>0.328399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336822" calcext:value-type="float">
            <text:p>0.33682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345219" calcext:value-type="float">
            <text:p>0.34521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9" calcext:value-type="float">
            <text:p>0.353659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362147" calcext:value-type="float">
            <text:p>0.36214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37049" calcext:value-type="float">
            <text:p>0.3704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87346" calcext:value-type="float">
            <text:p>0.387346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404138" calcext:value-type="float">
            <text:p>0.40413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412548" calcext:value-type="float">
            <text:p>0.41254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421098" calcext:value-type="float">
            <text:p>0.421098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29415" calcext:value-type="float">
            <text:p>0.429415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44625" calcext:value-type="float">
            <text:p>0.4462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649" calcext:value-type="float">
            <text:p>0.45464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463139" calcext:value-type="float">
            <text:p>0.463139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471493" calcext:value-type="float">
            <text:p>0.471493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479903" calcext:value-type="float">
            <text:p>0.479903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68" calcext:value-type="float">
            <text:p>0.488268</text:p>
          </table:table-cell>
          <table:table-cell office:value-type="float" office:value="0.488291" calcext:value-type="float">
            <text:p>0.488291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49683" calcext:value-type="float">
            <text:p>0.4968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495137" calcext:value-type="float">
            <text:p>0.495137</text:p>
          </table:table-cell>
          <table:table-cell office:value-type="float" office:value="0.49797" calcext:value-type="float">
            <text:p>0.49797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49026" calcext:value-type="float">
            <text:p>0.49026</text:p>
          </table:table-cell>
          <table:table-cell office:value-type="float" office:value="0.495497" calcext:value-type="float">
            <text:p>0.495497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488141" calcext:value-type="float">
            <text:p>0.488141</text:p>
          </table:table-cell>
          <table:table-cell office:value-type="float" office:value="0.492182" calcext:value-type="float">
            <text:p>0.492182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483519" calcext:value-type="float">
            <text:p>0.483519</text:p>
          </table:table-cell>
          <table:table-cell office:value-type="float" office:value="0.489457" calcext:value-type="float">
            <text:p>0.489457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84057" calcext:value-type="float">
            <text:p>0.484057</text:p>
          </table:table-cell>
          <table:table-cell office:value-type="float" office:value="0.483986" calcext:value-type="float">
            <text:p>0.483986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81468" calcext:value-type="float">
            <text:p>0.481468</text:p>
          </table:table-cell>
          <table:table-cell office:value-type="float" office:value="0.483084" calcext:value-type="float">
            <text:p>0.483084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81429" calcext:value-type="float">
            <text:p>0.481429</text:p>
          </table:table-cell>
          <table:table-cell office:value-type="float" office:value="0.479338" calcext:value-type="float">
            <text:p>0.479338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73539" calcext:value-type="float">
            <text:p>0.473539</text:p>
          </table:table-cell>
          <table:table-cell office:value-type="float" office:value="0.4748" calcext:value-type="float">
            <text:p>0.4748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77008" calcext:value-type="float">
            <text:p>0.477008</text:p>
          </table:table-cell>
          <table:table-cell office:value-type="float" office:value="0.472646" calcext:value-type="float">
            <text:p>0.472646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69463" calcext:value-type="float">
            <text:p>0.469463</text:p>
          </table:table-cell>
          <table:table-cell office:value-type="float" office:value="0.467211" calcext:value-type="float">
            <text:p>0.467211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0.462308" calcext:value-type="float">
            <text:p>0.46230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67701" calcext:value-type="float">
            <text:p>0.467701</text:p>
          </table:table-cell>
          <table:table-cell office:value-type="float" office:value="0.460652" calcext:value-type="float">
            <text:p>0.460652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64379" calcext:value-type="float">
            <text:p>0.464379</text:p>
          </table:table-cell>
          <table:table-cell office:value-type="float" office:value="0.458907" calcext:value-type="float">
            <text:p>0.458907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6687" calcext:value-type="float">
            <text:p>0.46687</text:p>
          </table:table-cell>
          <table:table-cell office:value-type="float" office:value="0.457768" calcext:value-type="float">
            <text:p>0.457768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61149" calcext:value-type="float">
            <text:p>0.461149</text:p>
          </table:table-cell>
          <table:table-cell office:value-type="float" office:value="0.454179" calcext:value-type="float">
            <text:p>0.454179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49898" calcext:value-type="float">
            <text:p>0.449898</text:p>
          </table:table-cell>
          <table:table-cell office:value-type="float" office:value="0.447965" calcext:value-type="float">
            <text:p>0.447965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65701" calcext:value-type="float">
            <text:p>0.465701</text:p>
          </table:table-cell>
          <table:table-cell office:value-type="float" office:value="0.45243" calcext:value-type="float">
            <text:p>0.45243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59754" calcext:value-type="float">
            <text:p>0.459754</text:p>
          </table:table-cell>
          <table:table-cell office:value-type="float" office:value="0.462341" calcext:value-type="float">
            <text:p>0.462341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457359" calcext:value-type="float">
            <text:p>0.457359</text:p>
          </table:table-cell>
          <table:table-cell office:value-type="float" office:value="0.452317" calcext:value-type="float">
            <text:p>0.452317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67549" calcext:value-type="float">
            <text:p>0.467549</text:p>
          </table:table-cell>
          <table:table-cell office:value-type="float" office:value="0.455369" calcext:value-type="float">
            <text:p>0.455369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51539" calcext:value-type="float">
            <text:p>0.451539</text:p>
          </table:table-cell>
          <table:table-cell office:value-type="float" office:value="0.445577" calcext:value-type="float">
            <text:p>0.445577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69971" calcext:value-type="float">
            <text:p>0.469971</text:p>
          </table:table-cell>
          <table:table-cell office:value-type="float" office:value="0.450572" calcext:value-type="float">
            <text:p>0.450572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453088" calcext:value-type="float">
            <text:p>0.453088</text:p>
          </table:table-cell>
          <table:table-cell office:value-type="float" office:value="0.448255" calcext:value-type="float">
            <text:p>0.448255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452306" calcext:value-type="float">
            <text:p>0.452306</text:p>
          </table:table-cell>
          <table:table-cell office:value-type="float" office:value="0.454595" calcext:value-type="float">
            <text:p>0.454595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475979" calcext:value-type="float">
            <text:p>0.475979</text:p>
          </table:table-cell>
          <table:table-cell office:value-type="float" office:value="0.447943" calcext:value-type="float">
            <text:p>0.447943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469512" calcext:value-type="float">
            <text:p>0.469512</text:p>
          </table:table-cell>
          <table:table-cell office:value-type="float" office:value="0.446636" calcext:value-type="float">
            <text:p>0.446636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459556" calcext:value-type="float">
            <text:p>0.459556</text:p>
          </table:table-cell>
          <table:table-cell office:value-type="float" office:value="0.454938" calcext:value-type="float">
            <text:p>0.454938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48066" calcext:value-type="float">
            <text:p>0.48066</text:p>
          </table:table-cell>
          <table:table-cell office:value-type="float" office:value="0.423356" calcext:value-type="float">
            <text:p>0.423356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458157" calcext:value-type="float">
            <text:p>0.458157</text:p>
          </table:table-cell>
          <table:table-cell office:value-type="float" office:value="0.442756" calcext:value-type="float">
            <text:p>0.442756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493077" calcext:value-type="float">
            <text:p>0.493077</text:p>
          </table:table-cell>
          <table:table-cell office:value-type="float" office:value="0.409334" calcext:value-type="float">
            <text:p>0.409334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491104" calcext:value-type="float">
            <text:p>0.491104</text:p>
          </table:table-cell>
          <table:table-cell office:value-type="float" office:value="0.431375" calcext:value-type="float">
            <text:p>0.431375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462694" calcext:value-type="float">
            <text:p>0.462694</text:p>
          </table:table-cell>
          <table:table-cell office:value-type="float" office:value="0.441817" calcext:value-type="float">
            <text:p>0.441817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492716" calcext:value-type="float">
            <text:p>0.492716</text:p>
          </table:table-cell>
          <table:table-cell office:value-type="float" office:value="0.431667" calcext:value-type="float">
            <text:p>0.431667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466051" calcext:value-type="float">
            <text:p>0.466051</text:p>
          </table:table-cell>
          <table:table-cell office:value-type="float" office:value="0.449955" calcext:value-type="float">
            <text:p>0.449955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457914" calcext:value-type="float">
            <text:p>0.457914</text:p>
          </table:table-cell>
          <table:table-cell office:value-type="float" office:value="0.440717" calcext:value-type="float">
            <text:p>0.440717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463301" calcext:value-type="float">
            <text:p>0.463301</text:p>
          </table:table-cell>
          <table:table-cell office:value-type="float" office:value="0.459842" calcext:value-type="float">
            <text:p>0.459842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49657" calcext:value-type="float">
            <text:p>0.49657</text:p>
          </table:table-cell>
          <table:table-cell office:value-type="float" office:value="0.439569" calcext:value-type="float">
            <text:p>0.439569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478361" calcext:value-type="float">
            <text:p>0.478361</text:p>
          </table:table-cell>
          <table:table-cell office:value-type="float" office:value="0.439419" calcext:value-type="float">
            <text:p>0.439419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475372" calcext:value-type="float">
            <text:p>0.475372</text:p>
          </table:table-cell>
          <table:table-cell office:value-type="float" office:value="0.430285" calcext:value-type="float">
            <text:p>0.430285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522784" calcext:value-type="float">
            <text:p>0.522784</text:p>
          </table:table-cell>
          <table:table-cell office:value-type="float" office:value="0.420202" calcext:value-type="float">
            <text:p>0.420202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487621" calcext:value-type="float">
            <text:p>0.487621</text:p>
          </table:table-cell>
          <table:table-cell office:value-type="float" office:value="0.430702" calcext:value-type="float">
            <text:p>0.430702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465078" calcext:value-type="float">
            <text:p>0.465078</text:p>
          </table:table-cell>
          <table:table-cell office:value-type="float" office:value="0.448874" calcext:value-type="float">
            <text:p>0.448874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48829" calcext:value-type="float">
            <text:p>0.48829</text:p>
          </table:table-cell>
          <table:table-cell office:value-type="float" office:value="0.42706" calcext:value-type="float">
            <text:p>0.42706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45061" calcext:value-type="float">
            <text:p>0.45061</text:p>
          </table:table-cell>
          <table:table-cell office:value-type="float" office:value="0.452497" calcext:value-type="float">
            <text:p>0.452497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48833" calcext:value-type="float">
            <text:p>0.48833</text:p>
          </table:table-cell>
          <table:table-cell office:value-type="float" office:value="0.444608" calcext:value-type="float">
            <text:p>0.444608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500904" calcext:value-type="float">
            <text:p>0.500904</text:p>
          </table:table-cell>
          <table:table-cell office:value-type="float" office:value="0.435669" calcext:value-type="float">
            <text:p>0.435669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507482" calcext:value-type="float">
            <text:p>0.507482</text:p>
          </table:table-cell>
          <table:table-cell office:value-type="float" office:value="0.422562" calcext:value-type="float">
            <text:p>0.422562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489139" calcext:value-type="float">
            <text:p>0.489139</text:p>
          </table:table-cell>
          <table:table-cell office:value-type="float" office:value="0.431189" calcext:value-type="float">
            <text:p>0.431189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468282" calcext:value-type="float">
            <text:p>0.468282</text:p>
          </table:table-cell>
          <table:table-cell office:value-type="float" office:value="0.44989" calcext:value-type="float">
            <text:p>0.44989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518039" calcext:value-type="float">
            <text:p>0.518039</text:p>
          </table:table-cell>
          <table:table-cell office:value-type="float" office:value="0.430632" calcext:value-type="float">
            <text:p>0.430632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469636" calcext:value-type="float">
            <text:p>0.469636</text:p>
          </table:table-cell>
          <table:table-cell office:value-type="float" office:value="0.452029" calcext:value-type="float">
            <text:p>0.452029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471707" calcext:value-type="float">
            <text:p>0.471707</text:p>
          </table:table-cell>
          <table:table-cell office:value-type="float" office:value="0.447059" calcext:value-type="float">
            <text:p>0.447059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498514" calcext:value-type="float">
            <text:p>0.498514</text:p>
          </table:table-cell>
          <table:table-cell office:value-type="float" office:value="0.432504" calcext:value-type="float">
            <text:p>0.432504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483086" calcext:value-type="float">
            <text:p>0.483086</text:p>
          </table:table-cell>
          <table:table-cell office:value-type="float" office:value="0.439296" calcext:value-type="float">
            <text:p>0.439296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52758" calcext:value-type="float">
            <text:p>0.52758</text:p>
          </table:table-cell>
          <table:table-cell office:value-type="float" office:value="0.413033" calcext:value-type="float">
            <text:p>0.413033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46425" calcext:value-type="float">
            <text:p>0.46425</text:p>
          </table:table-cell>
          <table:table-cell office:value-type="float" office:value="0.44515" calcext:value-type="float">
            <text:p>0.44515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476942" calcext:value-type="float">
            <text:p>0.476942</text:p>
          </table:table-cell>
          <table:table-cell office:value-type="float" office:value="0.430974" calcext:value-type="float">
            <text:p>0.430974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484288" calcext:value-type="float">
            <text:p>0.484288</text:p>
          </table:table-cell>
          <table:table-cell office:value-type="float" office:value="0.441991" calcext:value-type="float">
            <text:p>0.441991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501371" calcext:value-type="float">
            <text:p>0.501371</text:p>
          </table:table-cell>
          <table:table-cell office:value-type="float" office:value="0.432492" calcext:value-type="float">
            <text:p>0.432492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568464" calcext:value-type="float">
            <text:p>0.568464</text:p>
          </table:table-cell>
          <table:table-cell office:value-type="float" office:value="0.386031" calcext:value-type="float">
            <text:p>0.386031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50644" calcext:value-type="float">
            <text:p>0.50644</text:p>
          </table:table-cell>
          <table:table-cell office:value-type="float" office:value="0.436352" calcext:value-type="float">
            <text:p>0.436352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575015" calcext:value-type="float">
            <text:p>0.575015</text:p>
          </table:table-cell>
          <table:table-cell office:value-type="float" office:value="0.408896" calcext:value-type="float">
            <text:p>0.408896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583308" calcext:value-type="float">
            <text:p>0.583308</text:p>
          </table:table-cell>
          <table:table-cell office:value-type="float" office:value="0.382057" calcext:value-type="float">
            <text:p>0.382057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498639" calcext:value-type="float">
            <text:p>0.498639</text:p>
          </table:table-cell>
          <table:table-cell office:value-type="float" office:value="0.428937" calcext:value-type="float">
            <text:p>0.428937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481194" calcext:value-type="float">
            <text:p>0.481194</text:p>
          </table:table-cell>
          <table:table-cell office:value-type="float" office:value="0.432892" calcext:value-type="float">
            <text:p>0.432892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534919" calcext:value-type="float">
            <text:p>0.534919</text:p>
          </table:table-cell>
          <table:table-cell office:value-type="float" office:value="0.420108" calcext:value-type="float">
            <text:p>0.420108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514042" calcext:value-type="float">
            <text:p>0.514042</text:p>
          </table:table-cell>
          <table:table-cell office:value-type="float" office:value="0.404661" calcext:value-type="float">
            <text:p>0.404661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480395" calcext:value-type="float">
            <text:p>0.480395</text:p>
          </table:table-cell>
          <table:table-cell office:value-type="float" office:value="0.431872" calcext:value-type="float">
            <text:p>0.431872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484244" calcext:value-type="float">
            <text:p>0.484244</text:p>
          </table:table-cell>
          <table:table-cell office:value-type="float" office:value="0.437113" calcext:value-type="float">
            <text:p>0.437113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508573" calcext:value-type="float">
            <text:p>0.508573</text:p>
          </table:table-cell>
          <table:table-cell office:value-type="float" office:value="0.433707" calcext:value-type="float">
            <text:p>0.433707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530736" calcext:value-type="float">
            <text:p>0.530736</text:p>
          </table:table-cell>
          <table:table-cell office:value-type="float" office:value="0.429346" calcext:value-type="float">
            <text:p>0.429346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587655" calcext:value-type="float">
            <text:p>0.587655</text:p>
          </table:table-cell>
          <table:table-cell office:value-type="float" office:value="0.401999" calcext:value-type="float">
            <text:p>0.401999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528382" calcext:value-type="float">
            <text:p>0.528382</text:p>
          </table:table-cell>
          <table:table-cell office:value-type="float" office:value="0.427703" calcext:value-type="float">
            <text:p>0.427703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553377" calcext:value-type="float">
            <text:p>0.553377</text:p>
          </table:table-cell>
          <table:table-cell office:value-type="float" office:value="0.420849" calcext:value-type="float">
            <text:p>0.420849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484551" calcext:value-type="float">
            <text:p>0.484551</text:p>
          </table:table-cell>
          <table:table-cell office:value-type="float" office:value="0.437123" calcext:value-type="float">
            <text:p>0.437123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542054" calcext:value-type="float">
            <text:p>0.542054</text:p>
          </table:table-cell>
          <table:table-cell office:value-type="float" office:value="0.411682" calcext:value-type="float">
            <text:p>0.411682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48422" calcext:value-type="float">
            <text:p>0.48422</text:p>
          </table:table-cell>
          <table:table-cell office:value-type="float" office:value="0.437055" calcext:value-type="float">
            <text:p>0.437055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486779" calcext:value-type="float">
            <text:p>0.486779</text:p>
          </table:table-cell>
          <table:table-cell office:value-type="float" office:value="0.437623" calcext:value-type="float">
            <text:p>0.437623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0.387987" calcext:value-type="float">
            <text:p>0.387987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552812" calcext:value-type="float">
            <text:p>0.552812</text:p>
          </table:table-cell>
          <table:table-cell office:value-type="float" office:value="0.402419" calcext:value-type="float">
            <text:p>0.402419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545994" calcext:value-type="float">
            <text:p>0.545994</text:p>
          </table:table-cell>
          <table:table-cell office:value-type="float" office:value="0.411528" calcext:value-type="float">
            <text:p>0.411528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554825" calcext:value-type="float">
            <text:p>0.554825</text:p>
          </table:table-cell>
          <table:table-cell office:value-type="float" office:value="0.417268" calcext:value-type="float">
            <text:p>0.417268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603233" calcext:value-type="float">
            <text:p>0.603233</text:p>
          </table:table-cell>
          <table:table-cell office:value-type="float" office:value="0.399635" calcext:value-type="float">
            <text:p>0.399635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507716" calcext:value-type="float">
            <text:p>0.507716</text:p>
          </table:table-cell>
          <table:table-cell office:value-type="float" office:value="0.427192" calcext:value-type="float">
            <text:p>0.427192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574665" calcext:value-type="float">
            <text:p>0.574665</text:p>
          </table:table-cell>
          <table:table-cell office:value-type="float" office:value="0.409874" calcext:value-type="float">
            <text:p>0.409874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586569" calcext:value-type="float">
            <text:p>0.586569</text:p>
          </table:table-cell>
          <table:table-cell office:value-type="float" office:value="0.403788" calcext:value-type="float">
            <text:p>0.403788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530724" calcext:value-type="float">
            <text:p>0.530724</text:p>
          </table:table-cell>
          <table:table-cell office:value-type="float" office:value="0.423574" calcext:value-type="float">
            <text:p>0.423574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559231" calcext:value-type="float">
            <text:p>0.559231</text:p>
          </table:table-cell>
          <table:table-cell office:value-type="float" office:value="0.418955" calcext:value-type="float">
            <text:p>0.418955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587165" calcext:value-type="float">
            <text:p>0.587165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525875" calcext:value-type="float">
            <text:p>0.525875</text:p>
          </table:table-cell>
          <table:table-cell office:value-type="float" office:value="0.416212" calcext:value-type="float">
            <text:p>0.416212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548105" calcext:value-type="float">
            <text:p>0.548105</text:p>
          </table:table-cell>
          <table:table-cell office:value-type="float" office:value="0.414676" calcext:value-type="float">
            <text:p>0.414676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596878" calcext:value-type="float">
            <text:p>0.596878</text:p>
          </table:table-cell>
          <table:table-cell office:value-type="float" office:value="0.38815" calcext:value-type="float">
            <text:p>0.38815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575484" calcext:value-type="float">
            <text:p>0.575484</text:p>
          </table:table-cell>
          <table:table-cell office:value-type="float" office:value="0.404471" calcext:value-type="float">
            <text:p>0.404471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414405" calcext:value-type="float">
            <text:p>0.414405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480396" calcext:value-type="float">
            <text:p>0.480396</text:p>
          </table:table-cell>
          <table:table-cell office:value-type="float" office:value="0.425525" calcext:value-type="float">
            <text:p>0.425525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577134" calcext:value-type="float">
            <text:p>0.577134</text:p>
          </table:table-cell>
          <table:table-cell office:value-type="float" office:value="0.40384" calcext:value-type="float">
            <text:p>0.40384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503509" calcext:value-type="float">
            <text:p>0.503509</text:p>
          </table:table-cell>
          <table:table-cell office:value-type="float" office:value="0.418447" calcext:value-type="float">
            <text:p>0.418447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511945" calcext:value-type="float">
            <text:p>0.511945</text:p>
          </table:table-cell>
          <table:table-cell office:value-type="float" office:value="0.428724" calcext:value-type="float">
            <text:p>0.428724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500322" calcext:value-type="float">
            <text:p>0.500322</text:p>
          </table:table-cell>
          <table:table-cell office:value-type="float" office:value="0.416556" calcext:value-type="float">
            <text:p>0.416556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489202" calcext:value-type="float">
            <text:p>0.489202</text:p>
          </table:table-cell>
          <table:table-cell office:value-type="float" office:value="0.43553" calcext:value-type="float">
            <text:p>0.43553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581551" calcext:value-type="float">
            <text:p>0.581551</text:p>
          </table:table-cell>
          <table:table-cell office:value-type="float" office:value="0.405323" calcext:value-type="float">
            <text:p>0.405323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41732" calcext:value-type="float">
            <text:p>0.41732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567307" calcext:value-type="float">
            <text:p>0.567307</text:p>
          </table:table-cell>
          <table:table-cell office:value-type="float" office:value="0.400492" calcext:value-type="float">
            <text:p>0.400492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560374" calcext:value-type="float">
            <text:p>0.560374</text:p>
          </table:table-cell>
          <table:table-cell office:value-type="float" office:value="0.408133" calcext:value-type="float">
            <text:p>0.408133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507998" calcext:value-type="float">
            <text:p>0.507998</text:p>
          </table:table-cell>
          <table:table-cell office:value-type="float" office:value="0.421488" calcext:value-type="float">
            <text:p>0.421488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556086" calcext:value-type="float">
            <text:p>0.556086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614843" calcext:value-type="float">
            <text:p>0.614843</text:p>
          </table:table-cell>
          <table:table-cell office:value-type="float" office:value="0.387705" calcext:value-type="float">
            <text:p>0.387705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539866" calcext:value-type="float">
            <text:p>0.539866</text:p>
          </table:table-cell>
          <table:table-cell office:value-type="float" office:value="0.418266" calcext:value-type="float">
            <text:p>0.418266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570159" calcext:value-type="float">
            <text:p>0.570159</text:p>
          </table:table-cell>
          <table:table-cell office:value-type="float" office:value="0.394531" calcext:value-type="float">
            <text:p>0.394531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515279" calcext:value-type="float">
            <text:p>0.515279</text:p>
          </table:table-cell>
          <table:table-cell office:value-type="float" office:value="0.419445" calcext:value-type="float">
            <text:p>0.419445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442111" calcext:value-type="float">
            <text:p>0.442111</text:p>
          </table:table-cell>
          <table:table-cell office:value-type="float" office:value="0.439331" calcext:value-type="float">
            <text:p>0.439331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640413" calcext:value-type="float">
            <text:p>0.640413</text:p>
          </table:table-cell>
          <table:table-cell office:value-type="float" office:value="0.375322" calcext:value-type="float">
            <text:p>0.375322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536326" calcext:value-type="float">
            <text:p>0.536326</text:p>
          </table:table-cell>
          <table:table-cell office:value-type="float" office:value="0.41373" calcext:value-type="float">
            <text:p>0.41373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561319" calcext:value-type="float">
            <text:p>0.561319</text:p>
          </table:table-cell>
          <table:table-cell office:value-type="float" office:value="0.408318" calcext:value-type="float">
            <text:p>0.408318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532963" calcext:value-type="float">
            <text:p>0.532963</text:p>
          </table:table-cell>
          <table:table-cell office:value-type="float" office:value="0.408267" calcext:value-type="float">
            <text:p>0.408267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581351" calcext:value-type="float">
            <text:p>0.581351</text:p>
          </table:table-cell>
          <table:table-cell office:value-type="float" office:value="0.389864" calcext:value-type="float">
            <text:p>0.389864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546186" calcext:value-type="float">
            <text:p>0.546186</text:p>
          </table:table-cell>
          <table:table-cell office:value-type="float" office:value="0.422531" calcext:value-type="float">
            <text:p>0.422531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498977" calcext:value-type="float">
            <text:p>0.498977</text:p>
          </table:table-cell>
          <table:table-cell office:value-type="float" office:value="0.405029" calcext:value-type="float">
            <text:p>0.405029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537084" calcext:value-type="float">
            <text:p>0.537084</text:p>
          </table:table-cell>
          <table:table-cell office:value-type="float" office:value="0.415242" calcext:value-type="float">
            <text:p>0.415242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516583" calcext:value-type="float">
            <text:p>0.516583</text:p>
          </table:table-cell>
          <table:table-cell office:value-type="float" office:value="0.428203" calcext:value-type="float">
            <text:p>0.428203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637593" calcext:value-type="float">
            <text:p>0.637593</text:p>
          </table:table-cell>
          <table:table-cell office:value-type="float" office:value="0.381006" calcext:value-type="float">
            <text:p>0.381006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735539" calcext:value-type="float">
            <text:p>0.735539</text:p>
          </table:table-cell>
          <table:table-cell office:value-type="float" office:value="0.328067" calcext:value-type="float">
            <text:p>0.328067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57883" calcext:value-type="float">
            <text:p>0.57883</text:p>
          </table:table-cell>
          <table:table-cell office:value-type="float" office:value="0.396021" calcext:value-type="float">
            <text:p>0.396021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664633" calcext:value-type="float">
            <text:p>0.664633</text:p>
          </table:table-cell>
          <table:table-cell office:value-type="float" office:value="0.363055" calcext:value-type="float">
            <text:p>0.363055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557257" calcext:value-type="float">
            <text:p>0.557257</text:p>
          </table:table-cell>
          <table:table-cell office:value-type="float" office:value="0.40653" calcext:value-type="float">
            <text:p>0.40653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545933" calcext:value-type="float">
            <text:p>0.545933</text:p>
          </table:table-cell>
          <table:table-cell office:value-type="float" office:value="0.40106" calcext:value-type="float">
            <text:p>0.40106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533282" calcext:value-type="float">
            <text:p>0.533282</text:p>
          </table:table-cell>
          <table:table-cell office:value-type="float" office:value="0.409097" calcext:value-type="float">
            <text:p>0.409097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656586" calcext:value-type="float">
            <text:p>0.656586</text:p>
          </table:table-cell>
          <table:table-cell office:value-type="float" office:value="0.367275" calcext:value-type="float">
            <text:p>0.367275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574881" calcext:value-type="float">
            <text:p>0.574881</text:p>
          </table:table-cell>
          <table:table-cell office:value-type="float" office:value="0.396936" calcext:value-type="float">
            <text:p>0.396936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615078" calcext:value-type="float">
            <text:p>0.615078</text:p>
          </table:table-cell>
          <table:table-cell office:value-type="float" office:value="0.373316" calcext:value-type="float">
            <text:p>0.373316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659959" calcext:value-type="float">
            <text:p>0.659959</text:p>
          </table:table-cell>
          <table:table-cell office:value-type="float" office:value="0.363897" calcext:value-type="float">
            <text:p>0.363897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76702" calcext:value-type="float">
            <text:p>0.76702</text:p>
          </table:table-cell>
          <table:table-cell office:value-type="float" office:value="0.327707" calcext:value-type="float">
            <text:p>0.327707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663943" calcext:value-type="float">
            <text:p>0.663943</text:p>
          </table:table-cell>
          <table:table-cell office:value-type="float" office:value="0.36242" calcext:value-type="float">
            <text:p>0.36242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627359" calcext:value-type="float">
            <text:p>0.627359</text:p>
          </table:table-cell>
          <table:table-cell office:value-type="float" office:value="0.387587" calcext:value-type="float">
            <text:p>0.387587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583854" calcext:value-type="float">
            <text:p>0.583854</text:p>
          </table:table-cell>
          <table:table-cell office:value-type="float" office:value="0.389327" calcext:value-type="float">
            <text:p>0.389327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517193" calcext:value-type="float">
            <text:p>0.517193</text:p>
          </table:table-cell>
          <table:table-cell office:value-type="float" office:value="0.424072" calcext:value-type="float">
            <text:p>0.424072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38955" calcext:value-type="float">
            <text:p>0.38955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516099" calcext:value-type="float">
            <text:p>0.516099</text:p>
          </table:table-cell>
          <table:table-cell office:value-type="float" office:value="0.422088" calcext:value-type="float">
            <text:p>0.422088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592806" calcext:value-type="float">
            <text:p>0.592806</text:p>
          </table:table-cell>
          <table:table-cell office:value-type="float" office:value="0.382008" calcext:value-type="float">
            <text:p>0.382008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556929" calcext:value-type="float">
            <text:p>0.556929</text:p>
          </table:table-cell>
          <table:table-cell office:value-type="float" office:value="0.411533" calcext:value-type="float">
            <text:p>0.411533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663635" calcext:value-type="float">
            <text:p>0.663635</text:p>
          </table:table-cell>
          <table:table-cell office:value-type="float" office:value="0.364625" calcext:value-type="float">
            <text:p>0.364625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0.438376" calcext:value-type="float">
            <text:p>0.438376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560077" calcext:value-type="float">
            <text:p>0.560077</text:p>
          </table:table-cell>
          <table:table-cell office:value-type="float" office:value="0.390973" calcext:value-type="float">
            <text:p>0.390973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487932" calcext:value-type="float">
            <text:p>0.487932</text:p>
          </table:table-cell>
          <table:table-cell office:value-type="float" office:value="0.428339" calcext:value-type="float">
            <text:p>0.428339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547574" calcext:value-type="float">
            <text:p>0.547574</text:p>
          </table:table-cell>
          <table:table-cell office:value-type="float" office:value="0.417387" calcext:value-type="float">
            <text:p>0.417387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699638" calcext:value-type="float">
            <text:p>0.699638</text:p>
          </table:table-cell>
          <table:table-cell office:value-type="float" office:value="0.347029" calcext:value-type="float">
            <text:p>0.347029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594153" calcext:value-type="float">
            <text:p>0.594153</text:p>
          </table:table-cell>
          <table:table-cell office:value-type="float" office:value="0.389873" calcext:value-type="float">
            <text:p>0.389873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583019" calcext:value-type="float">
            <text:p>0.583019</text:p>
          </table:table-cell>
          <table:table-cell office:value-type="float" office:value="0.379957" calcext:value-type="float">
            <text:p>0.379957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484436" calcext:value-type="float">
            <text:p>0.484436</text:p>
          </table:table-cell>
          <table:table-cell office:value-type="float" office:value="0.422968" calcext:value-type="float">
            <text:p>0.422968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60681" calcext:value-type="float">
            <text:p>0.60681</text:p>
          </table:table-cell>
          <table:table-cell office:value-type="float" office:value="0.382259" calcext:value-type="float">
            <text:p>0.382259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597527" calcext:value-type="float">
            <text:p>0.597527</text:p>
          </table:table-cell>
          <table:table-cell office:value-type="float" office:value="0.390257" calcext:value-type="float">
            <text:p>0.390257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0.386871" calcext:value-type="float">
            <text:p>0.386871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49965" calcext:value-type="float">
            <text:p>0.49965</text:p>
          </table:table-cell>
          <table:table-cell office:value-type="float" office:value="0.410483" calcext:value-type="float">
            <text:p>0.410483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656369" calcext:value-type="float">
            <text:p>0.656369</text:p>
          </table:table-cell>
          <table:table-cell office:value-type="float" office:value="0.36142" calcext:value-type="float">
            <text:p>0.36142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734649" calcext:value-type="float">
            <text:p>0.734649</text:p>
          </table:table-cell>
          <table:table-cell office:value-type="float" office:value="0.336752" calcext:value-type="float">
            <text:p>0.336752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457729" calcext:value-type="float">
            <text:p>0.457729</text:p>
          </table:table-cell>
          <table:table-cell office:value-type="float" office:value="0.42844" calcext:value-type="float">
            <text:p>0.42844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612699" calcext:value-type="float">
            <text:p>0.612699</text:p>
          </table:table-cell>
          <table:table-cell office:value-type="float" office:value="0.373474" calcext:value-type="float">
            <text:p>0.373474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451846" calcext:value-type="float">
            <text:p>0.451846</text:p>
          </table:table-cell>
          <table:table-cell office:value-type="float" office:value="0.425864" calcext:value-type="float">
            <text:p>0.425864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764862" calcext:value-type="float">
            <text:p>0.764862</text:p>
          </table:table-cell>
          <table:table-cell office:value-type="float" office:value="0.329229" calcext:value-type="float">
            <text:p>0.329229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569432" calcext:value-type="float">
            <text:p>0.569432</text:p>
          </table:table-cell>
          <table:table-cell office:value-type="float" office:value="0.391825" calcext:value-type="float">
            <text:p>0.391825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661187" calcext:value-type="float">
            <text:p>0.661187</text:p>
          </table:table-cell>
          <table:table-cell office:value-type="float" office:value="0.369924" calcext:value-type="float">
            <text:p>0.369924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653031" calcext:value-type="float">
            <text:p>0.653031</text:p>
          </table:table-cell>
          <table:table-cell office:value-type="float" office:value="0.364063" calcext:value-type="float">
            <text:p>0.364063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650997" calcext:value-type="float">
            <text:p>0.650997</text:p>
          </table:table-cell>
          <table:table-cell office:value-type="float" office:value="0.358422" calcext:value-type="float">
            <text:p>0.358422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635498" calcext:value-type="float">
            <text:p>0.635498</text:p>
          </table:table-cell>
          <table:table-cell office:value-type="float" office:value="0.368875" calcext:value-type="float">
            <text:p>0.368875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50191" calcext:value-type="float">
            <text:p>0.50191</text:p>
          </table:table-cell>
          <table:table-cell office:value-type="float" office:value="0.40968" calcext:value-type="float">
            <text:p>0.40968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541623" calcext:value-type="float">
            <text:p>0.541623</text:p>
          </table:table-cell>
          <table:table-cell office:value-type="float" office:value="0.396522" calcext:value-type="float">
            <text:p>0.396522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645059" calcext:value-type="float">
            <text:p>0.645059</text:p>
          </table:table-cell>
          <table:table-cell office:value-type="float" office:value="0.371092" calcext:value-type="float">
            <text:p>0.371092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652803" calcext:value-type="float">
            <text:p>0.652803</text:p>
          </table:table-cell>
          <table:table-cell office:value-type="float" office:value="0.357464" calcext:value-type="float">
            <text:p>0.357464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573473" calcext:value-type="float">
            <text:p>0.573473</text:p>
          </table:table-cell>
          <table:table-cell office:value-type="float" office:value="0.378018" calcext:value-type="float">
            <text:p>0.378018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686062" calcext:value-type="float">
            <text:p>0.686062</text:p>
          </table:table-cell>
          <table:table-cell office:value-type="float" office:value="0.351852" calcext:value-type="float">
            <text:p>0.351852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651168" calcext:value-type="float">
            <text:p>0.651168</text:p>
          </table:table-cell>
          <table:table-cell office:value-type="float" office:value="0.36376" calcext:value-type="float">
            <text:p>0.36376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636703" calcext:value-type="float">
            <text:p>0.636703</text:p>
          </table:table-cell>
          <table:table-cell office:value-type="float" office:value="0.354626" calcext:value-type="float">
            <text:p>0.354626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489772" calcext:value-type="float">
            <text:p>0.489772</text:p>
          </table:table-cell>
          <table:table-cell office:value-type="float" office:value="0.409201" calcext:value-type="float">
            <text:p>0.409201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761725" calcext:value-type="float">
            <text:p>0.761725</text:p>
          </table:table-cell>
          <table:table-cell office:value-type="float" office:value="0.333007" calcext:value-type="float">
            <text:p>0.333007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507887" calcext:value-type="float">
            <text:p>0.507887</text:p>
          </table:table-cell>
          <table:table-cell office:value-type="float" office:value="0.41572" calcext:value-type="float">
            <text:p>0.41572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458844" calcext:value-type="float">
            <text:p>0.458844</text:p>
          </table:table-cell>
          <table:table-cell office:value-type="float" office:value="0.428713" calcext:value-type="float">
            <text:p>0.428713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569341" calcext:value-type="float">
            <text:p>0.569341</text:p>
          </table:table-cell>
          <table:table-cell office:value-type="float" office:value="0.397887" calcext:value-type="float">
            <text:p>0.397887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722858" calcext:value-type="float">
            <text:p>0.722858</text:p>
          </table:table-cell>
          <table:table-cell office:value-type="float" office:value="0.338639" calcext:value-type="float">
            <text:p>0.338639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665245" calcext:value-type="float">
            <text:p>0.665245</text:p>
          </table:table-cell>
          <table:table-cell office:value-type="float" office:value="0.361656" calcext:value-type="float">
            <text:p>0.361656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46336" calcext:value-type="float">
            <text:p>0.46336</text:p>
          </table:table-cell>
          <table:table-cell office:value-type="float" office:value="0.429505" calcext:value-type="float">
            <text:p>0.429505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584072" calcext:value-type="float">
            <text:p>0.584072</text:p>
          </table:table-cell>
          <table:table-cell office:value-type="float" office:value="0.39754" calcext:value-type="float">
            <text:p>0.39754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56385" calcext:value-type="float">
            <text:p>0.56385</text:p>
          </table:table-cell>
          <table:table-cell office:value-type="float" office:value="0.394585" calcext:value-type="float">
            <text:p>0.394585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769002" calcext:value-type="float">
            <text:p>0.769002</text:p>
          </table:table-cell>
          <table:table-cell office:value-type="float" office:value="0.317148" calcext:value-type="float">
            <text:p>0.317148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606837" calcext:value-type="float">
            <text:p>0.606837</text:p>
          </table:table-cell>
          <table:table-cell office:value-type="float" office:value="0.383463" calcext:value-type="float">
            <text:p>0.383463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523922" calcext:value-type="float">
            <text:p>0.523922</text:p>
          </table:table-cell>
          <table:table-cell office:value-type="float" office:value="0.405224" calcext:value-type="float">
            <text:p>0.405224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78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5T20:52:18.689977303</dc:date>
    <meta:editing-duration>PT22M31S</meta:editing-duration>
    <meta:editing-cycles>1</meta:editing-cycles>
    <meta:document-statistic meta:table-count="2" meta:cell-count="1734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767cm" svg:y="3.955cm" style:legend-expansion="high" chart:style-name="ch2"/>
        <chart:plot-area chart:style-name="ch3" table:cell-range-address="Sheet2.A1:Sheet2.C245" chart:data-source-has-labels="row" svg:x="0.319cm" svg:y="0.18cm" svg:width="14.129cm" svg:height="8.646cm">
          <chart:coordinate-region svg:x="1.046cm" svg:y="0.38cm" svg:width="13.16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2">
                <text:p>0.008502</text:p>
                <draw:g>
                  <svg:desc>Sheet2.B2:Sheet2.B245</svg:desc>
                </draw:g>
              </table:table-cell>
              <table:table-cell office:value-type="float" office:value="0.008504">
                <text:p>0.008504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4">
                <text:p>0.033754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67">
                <text:p>0.042167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7">
                <text:p>0.050587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2">
                <text:p>0.06742</text:p>
              </table:table-cell>
              <table:table-cell office:value-type="float" office:value="0.067428">
                <text:p>0.0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2">
                <text:p>0.075832</text:p>
              </table:table-cell>
              <table:table-cell office:value-type="float" office:value="0.075942">
                <text:p>0.07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9">
                <text:p>0.084249</text:p>
              </table:table-cell>
              <table:table-cell office:value-type="float" office:value="0.084378">
                <text:p>0.0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69">
                <text:p>0.101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7">
                <text:p>0.109497</text:p>
              </table:table-cell>
              <table:table-cell office:value-type="float" office:value="0.109516">
                <text:p>0.10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3">
                <text:p>0.117923</text:p>
              </table:table-cell>
              <table:table-cell office:value-type="float" office:value="0.118059">
                <text:p>0.118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28">
                <text:p>0.126328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2">
                <text:p>0.134752</text:p>
              </table:table-cell>
              <table:table-cell office:value-type="float" office:value="0.134838">
                <text:p>0.13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69">
                <text:p>0.143169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83">
                <text:p>0.151583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21">
                <text:p>0.16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18">
                <text:p>0.168418</text:p>
              </table:table-cell>
              <table:table-cell office:value-type="float" office:value="0.168496">
                <text:p>0.168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28">
                <text:p>0.176828</text:p>
              </table:table-cell>
              <table:table-cell office:value-type="float" office:value="0.176855">
                <text:p>0.17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59">
                <text:p>0.185259</text:p>
              </table:table-cell>
              <table:table-cell office:value-type="float" office:value="0.185291">
                <text:p>0.18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7">
                <text:p>0.193677</text:p>
              </table:table-cell>
              <table:table-cell office:value-type="float" office:value="0.193686">
                <text:p>0.193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6">
                <text:p>0.202076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9">
                <text:p>0.210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09">
                <text:p>0.218909</text:p>
              </table:table-cell>
              <table:table-cell office:value-type="float" office:value="0.218942">
                <text:p>0.218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6">
                <text:p>0.227346</text:p>
              </table:table-cell>
              <table:table-cell office:value-type="float" office:value="0.22742">
                <text:p>0.2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39">
                <text:p>0.235739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75">
                <text:p>0.244175</text:p>
              </table:table-cell>
              <table:table-cell office:value-type="float" office:value="0.244283">
                <text:p>0.244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1">
                <text:p>0.252581</text:p>
              </table:table-cell>
              <table:table-cell office:value-type="float" office:value="0.252616">
                <text:p>0.25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1002">
                <text:p>0.261002</text:p>
              </table:table-cell>
              <table:table-cell office:value-type="float" office:value="0.261015">
                <text:p>0.261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07">
                <text:p>0.269407</text:p>
              </table:table-cell>
              <table:table-cell office:value-type="float" office:value="0.269503">
                <text:p>0.269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2">
                <text:p>0.27782</text:p>
              </table:table-cell>
              <table:table-cell office:value-type="float" office:value="0.277857">
                <text:p>0.277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47">
                <text:p>0.286247</text:p>
              </table:table-cell>
              <table:table-cell office:value-type="float" office:value="0.286327">
                <text:p>0.28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58">
                <text:p>0.294658</text:p>
              </table:table-cell>
              <table:table-cell office:value-type="float" office:value="0.294689">
                <text:p>0.29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84">
                <text:p>0.303084</text:p>
              </table:table-cell>
              <table:table-cell office:value-type="float" office:value="0.303156">
                <text:p>0.303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532">
                <text:p>0.311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7">
                <text:p>0.319927</text:p>
              </table:table-cell>
              <table:table-cell office:value-type="float" office:value="0.320099">
                <text:p>0.32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26">
                <text:p>0.328326</text:p>
              </table:table-cell>
              <table:table-cell office:value-type="float" office:value="0.328399">
                <text:p>0.328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5">
                <text:p>0.33675</text:p>
              </table:table-cell>
              <table:table-cell office:value-type="float" office:value="0.336822">
                <text:p>0.336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5">
                <text:p>0.34515</text:p>
              </table:table-cell>
              <table:table-cell office:value-type="float" office:value="0.345219">
                <text:p>0.345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9">
                <text:p>0.353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86">
                <text:p>0.361986</text:p>
              </table:table-cell>
              <table:table-cell office:value-type="float" office:value="0.362147">
                <text:p>0.36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23">
                <text:p>0.370423</text:p>
              </table:table-cell>
              <table:table-cell office:value-type="float" office:value="0.37049">
                <text:p>0.37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15">
                <text:p>0.378815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62">
                <text:p>0.387262</text:p>
              </table:table-cell>
              <table:table-cell office:value-type="float" office:value="0.387346">
                <text:p>0.387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69">
                <text:p>0.395669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62">
                <text:p>0.404062</text:p>
              </table:table-cell>
              <table:table-cell office:value-type="float" office:value="0.404138">
                <text:p>0.40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22">
                <text:p>0.412522</text:p>
              </table:table-cell>
              <table:table-cell office:value-type="float" office:value="0.412548">
                <text:p>0.412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35">
                <text:p>0.420935</text:p>
              </table:table-cell>
              <table:table-cell office:value-type="float" office:value="0.421098">
                <text:p>0.42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23">
                <text:p>0.429323</text:p>
              </table:table-cell>
              <table:table-cell office:value-type="float" office:value="0.429415">
                <text:p>0.42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7">
                <text:p>0.437757</text:p>
              </table:table-cell>
              <table:table-cell office:value-type="float" office:value="0.437829">
                <text:p>0.437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87">
                <text:p>0.446187</text:p>
              </table:table-cell>
              <table:table-cell office:value-type="float" office:value="0.44625">
                <text:p>0.4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649">
                <text:p>0.454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7">
                <text:p>0.463017</text:p>
              </table:table-cell>
              <table:table-cell office:value-type="float" office:value="0.463139">
                <text:p>0.463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426">
                <text:p>0.471426</text:p>
              </table:table-cell>
              <table:table-cell office:value-type="float" office:value="0.471493">
                <text:p>0.47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14">
                <text:p>0.479814</text:p>
              </table:table-cell>
              <table:table-cell office:value-type="float" office:value="0.479903">
                <text:p>0.47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68">
                <text:p>0.488268</text:p>
              </table:table-cell>
              <table:table-cell office:value-type="float" office:value="0.488291">
                <text:p>0.488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635">
                <text:p>0.496635</text:p>
              </table:table-cell>
              <table:table-cell office:value-type="float" office:value="0.49683">
                <text:p>0.496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495137">
                <text:p>0.495137</text:p>
              </table:table-cell>
              <table:table-cell office:value-type="float" office:value="0.49797">
                <text:p>0.49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49026">
                <text:p>0.49026</text:p>
              </table:table-cell>
              <table:table-cell office:value-type="float" office:value="0.495497">
                <text:p>0.495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488141">
                <text:p>0.488141</text:p>
              </table:table-cell>
              <table:table-cell office:value-type="float" office:value="0.492182">
                <text:p>0.4921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83519">
                <text:p>0.483519</text:p>
              </table:table-cell>
              <table:table-cell office:value-type="float" office:value="0.489457">
                <text:p>0.489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84057">
                <text:p>0.484057</text:p>
              </table:table-cell>
              <table:table-cell office:value-type="float" office:value="0.483986">
                <text:p>0.483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81468">
                <text:p>0.481468</text:p>
              </table:table-cell>
              <table:table-cell office:value-type="float" office:value="0.483084">
                <text:p>0.483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81429">
                <text:p>0.481429</text:p>
              </table:table-cell>
              <table:table-cell office:value-type="float" office:value="0.479338">
                <text:p>0.479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73539">
                <text:p>0.473539</text:p>
              </table:table-cell>
              <table:table-cell office:value-type="float" office:value="0.4748">
                <text:p>0.4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77008">
                <text:p>0.477008</text:p>
              </table:table-cell>
              <table:table-cell office:value-type="float" office:value="0.472646">
                <text:p>0.472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69463">
                <text:p>0.469463</text:p>
              </table:table-cell>
              <table:table-cell office:value-type="float" office:value="0.467211">
                <text:p>0.467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74725">
                <text:p>0.474725</text:p>
              </table:table-cell>
              <table:table-cell office:value-type="float" office:value="0.462308">
                <text:p>0.462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67701">
                <text:p>0.467701</text:p>
              </table:table-cell>
              <table:table-cell office:value-type="float" office:value="0.460652">
                <text:p>0.460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64379">
                <text:p>0.464379</text:p>
              </table:table-cell>
              <table:table-cell office:value-type="float" office:value="0.458907">
                <text:p>0.458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6687">
                <text:p>0.46687</text:p>
              </table:table-cell>
              <table:table-cell office:value-type="float" office:value="0.457768">
                <text:p>0.457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61149">
                <text:p>0.461149</text:p>
              </table:table-cell>
              <table:table-cell office:value-type="float" office:value="0.454179">
                <text:p>0.4541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49898">
                <text:p>0.449898</text:p>
              </table:table-cell>
              <table:table-cell office:value-type="float" office:value="0.447965">
                <text:p>0.447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65701">
                <text:p>0.465701</text:p>
              </table:table-cell>
              <table:table-cell office:value-type="float" office:value="0.45243">
                <text:p>0.45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59754">
                <text:p>0.459754</text:p>
              </table:table-cell>
              <table:table-cell office:value-type="float" office:value="0.462341">
                <text:p>0.4623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457359">
                <text:p>0.457359</text:p>
              </table:table-cell>
              <table:table-cell office:value-type="float" office:value="0.452317">
                <text:p>0.452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67549">
                <text:p>0.467549</text:p>
              </table:table-cell>
              <table:table-cell office:value-type="float" office:value="0.455369">
                <text:p>0.455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51539">
                <text:p>0.451539</text:p>
              </table:table-cell>
              <table:table-cell office:value-type="float" office:value="0.445577">
                <text:p>0.445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69971">
                <text:p>0.469971</text:p>
              </table:table-cell>
              <table:table-cell office:value-type="float" office:value="0.450572">
                <text:p>0.450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453088">
                <text:p>0.453088</text:p>
              </table:table-cell>
              <table:table-cell office:value-type="float" office:value="0.448255">
                <text:p>0.448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452306">
                <text:p>0.452306</text:p>
              </table:table-cell>
              <table:table-cell office:value-type="float" office:value="0.454595">
                <text:p>0.454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475979">
                <text:p>0.475979</text:p>
              </table:table-cell>
              <table:table-cell office:value-type="float" office:value="0.447943">
                <text:p>0.447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469512">
                <text:p>0.469512</text:p>
              </table:table-cell>
              <table:table-cell office:value-type="float" office:value="0.446636">
                <text:p>0.446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459556">
                <text:p>0.459556</text:p>
              </table:table-cell>
              <table:table-cell office:value-type="float" office:value="0.454938">
                <text:p>0.4549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48066">
                <text:p>0.48066</text:p>
              </table:table-cell>
              <table:table-cell office:value-type="float" office:value="0.423356">
                <text:p>0.423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458157">
                <text:p>0.458157</text:p>
              </table:table-cell>
              <table:table-cell office:value-type="float" office:value="0.442756">
                <text:p>0.442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493077">
                <text:p>0.493077</text:p>
              </table:table-cell>
              <table:table-cell office:value-type="float" office:value="0.409334">
                <text:p>0.409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491104">
                <text:p>0.491104</text:p>
              </table:table-cell>
              <table:table-cell office:value-type="float" office:value="0.431375">
                <text:p>0.431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462694">
                <text:p>0.462694</text:p>
              </table:table-cell>
              <table:table-cell office:value-type="float" office:value="0.441817">
                <text:p>0.441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492716">
                <text:p>0.492716</text:p>
              </table:table-cell>
              <table:table-cell office:value-type="float" office:value="0.431667">
                <text:p>0.431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466051">
                <text:p>0.466051</text:p>
              </table:table-cell>
              <table:table-cell office:value-type="float" office:value="0.449955">
                <text:p>0.449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457914">
                <text:p>0.457914</text:p>
              </table:table-cell>
              <table:table-cell office:value-type="float" office:value="0.440717">
                <text:p>0.440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463301">
                <text:p>0.463301</text:p>
              </table:table-cell>
              <table:table-cell office:value-type="float" office:value="0.459842">
                <text:p>0.459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49657">
                <text:p>0.49657</text:p>
              </table:table-cell>
              <table:table-cell office:value-type="float" office:value="0.439569">
                <text:p>0.439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478361">
                <text:p>0.478361</text:p>
              </table:table-cell>
              <table:table-cell office:value-type="float" office:value="0.439419">
                <text:p>0.439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475372">
                <text:p>0.475372</text:p>
              </table:table-cell>
              <table:table-cell office:value-type="float" office:value="0.430285">
                <text:p>0.430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522784">
                <text:p>0.522784</text:p>
              </table:table-cell>
              <table:table-cell office:value-type="float" office:value="0.420202">
                <text:p>0.420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487621">
                <text:p>0.487621</text:p>
              </table:table-cell>
              <table:table-cell office:value-type="float" office:value="0.430702">
                <text:p>0.4307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465078">
                <text:p>0.465078</text:p>
              </table:table-cell>
              <table:table-cell office:value-type="float" office:value="0.448874">
                <text:p>0.448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48829">
                <text:p>0.48829</text:p>
              </table:table-cell>
              <table:table-cell office:value-type="float" office:value="0.42706">
                <text:p>0.427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45061">
                <text:p>0.45061</text:p>
              </table:table-cell>
              <table:table-cell office:value-type="float" office:value="0.452497">
                <text:p>0.452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48833">
                <text:p>0.48833</text:p>
              </table:table-cell>
              <table:table-cell office:value-type="float" office:value="0.444608">
                <text:p>0.4446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500904">
                <text:p>0.500904</text:p>
              </table:table-cell>
              <table:table-cell office:value-type="float" office:value="0.435669">
                <text:p>0.435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507482">
                <text:p>0.507482</text:p>
              </table:table-cell>
              <table:table-cell office:value-type="float" office:value="0.422562">
                <text:p>0.4225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489139">
                <text:p>0.489139</text:p>
              </table:table-cell>
              <table:table-cell office:value-type="float" office:value="0.431189">
                <text:p>0.431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468282">
                <text:p>0.468282</text:p>
              </table:table-cell>
              <table:table-cell office:value-type="float" office:value="0.44989">
                <text:p>0.44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518039">
                <text:p>0.518039</text:p>
              </table:table-cell>
              <table:table-cell office:value-type="float" office:value="0.430632">
                <text:p>0.4306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469636">
                <text:p>0.469636</text:p>
              </table:table-cell>
              <table:table-cell office:value-type="float" office:value="0.452029">
                <text:p>0.452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471707">
                <text:p>0.471707</text:p>
              </table:table-cell>
              <table:table-cell office:value-type="float" office:value="0.447059">
                <text:p>0.4470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498514">
                <text:p>0.498514</text:p>
              </table:table-cell>
              <table:table-cell office:value-type="float" office:value="0.432504">
                <text:p>0.432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483086">
                <text:p>0.483086</text:p>
              </table:table-cell>
              <table:table-cell office:value-type="float" office:value="0.439296">
                <text:p>0.439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52758">
                <text:p>0.52758</text:p>
              </table:table-cell>
              <table:table-cell office:value-type="float" office:value="0.413033">
                <text:p>0.4130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46425">
                <text:p>0.46425</text:p>
              </table:table-cell>
              <table:table-cell office:value-type="float" office:value="0.44515">
                <text:p>0.44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476942">
                <text:p>0.476942</text:p>
              </table:table-cell>
              <table:table-cell office:value-type="float" office:value="0.430974">
                <text:p>0.4309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484288">
                <text:p>0.484288</text:p>
              </table:table-cell>
              <table:table-cell office:value-type="float" office:value="0.441991">
                <text:p>0.441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501371">
                <text:p>0.501371</text:p>
              </table:table-cell>
              <table:table-cell office:value-type="float" office:value="0.432492">
                <text:p>0.432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568464">
                <text:p>0.568464</text:p>
              </table:table-cell>
              <table:table-cell office:value-type="float" office:value="0.386031">
                <text:p>0.386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50644">
                <text:p>0.50644</text:p>
              </table:table-cell>
              <table:table-cell office:value-type="float" office:value="0.436352">
                <text:p>0.436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575015">
                <text:p>0.575015</text:p>
              </table:table-cell>
              <table:table-cell office:value-type="float" office:value="0.408896">
                <text:p>0.408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583308">
                <text:p>0.583308</text:p>
              </table:table-cell>
              <table:table-cell office:value-type="float" office:value="0.382057">
                <text:p>0.382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498639">
                <text:p>0.498639</text:p>
              </table:table-cell>
              <table:table-cell office:value-type="float" office:value="0.428937">
                <text:p>0.4289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481194">
                <text:p>0.481194</text:p>
              </table:table-cell>
              <table:table-cell office:value-type="float" office:value="0.432892">
                <text:p>0.432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534919">
                <text:p>0.534919</text:p>
              </table:table-cell>
              <table:table-cell office:value-type="float" office:value="0.420108">
                <text:p>0.420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514042">
                <text:p>0.514042</text:p>
              </table:table-cell>
              <table:table-cell office:value-type="float" office:value="0.404661">
                <text:p>0.404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480395">
                <text:p>0.480395</text:p>
              </table:table-cell>
              <table:table-cell office:value-type="float" office:value="0.431872">
                <text:p>0.431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484244">
                <text:p>0.484244</text:p>
              </table:table-cell>
              <table:table-cell office:value-type="float" office:value="0.437113">
                <text:p>0.437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508573">
                <text:p>0.508573</text:p>
              </table:table-cell>
              <table:table-cell office:value-type="float" office:value="0.433707">
                <text:p>0.4337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530736">
                <text:p>0.530736</text:p>
              </table:table-cell>
              <table:table-cell office:value-type="float" office:value="0.429346">
                <text:p>0.429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587655">
                <text:p>0.587655</text:p>
              </table:table-cell>
              <table:table-cell office:value-type="float" office:value="0.401999">
                <text:p>0.401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528382">
                <text:p>0.528382</text:p>
              </table:table-cell>
              <table:table-cell office:value-type="float" office:value="0.427703">
                <text:p>0.427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553377">
                <text:p>0.553377</text:p>
              </table:table-cell>
              <table:table-cell office:value-type="float" office:value="0.420849">
                <text:p>0.4208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484551">
                <text:p>0.484551</text:p>
              </table:table-cell>
              <table:table-cell office:value-type="float" office:value="0.437123">
                <text:p>0.4371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542054">
                <text:p>0.542054</text:p>
              </table:table-cell>
              <table:table-cell office:value-type="float" office:value="0.411682">
                <text:p>0.411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48422">
                <text:p>0.48422</text:p>
              </table:table-cell>
              <table:table-cell office:value-type="float" office:value="0.437055">
                <text:p>0.437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486779">
                <text:p>0.486779</text:p>
              </table:table-cell>
              <table:table-cell office:value-type="float" office:value="0.437623">
                <text:p>0.4376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559571">
                <text:p>0.559571</text:p>
              </table:table-cell>
              <table:table-cell office:value-type="float" office:value="0.387987">
                <text:p>0.387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552812">
                <text:p>0.552812</text:p>
              </table:table-cell>
              <table:table-cell office:value-type="float" office:value="0.402419">
                <text:p>0.402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545994">
                <text:p>0.545994</text:p>
              </table:table-cell>
              <table:table-cell office:value-type="float" office:value="0.411528">
                <text:p>0.4115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554825">
                <text:p>0.554825</text:p>
              </table:table-cell>
              <table:table-cell office:value-type="float" office:value="0.417268">
                <text:p>0.4172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603233">
                <text:p>0.603233</text:p>
              </table:table-cell>
              <table:table-cell office:value-type="float" office:value="0.399635">
                <text:p>0.399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507716">
                <text:p>0.507716</text:p>
              </table:table-cell>
              <table:table-cell office:value-type="float" office:value="0.427192">
                <text:p>0.427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574665">
                <text:p>0.574665</text:p>
              </table:table-cell>
              <table:table-cell office:value-type="float" office:value="0.409874">
                <text:p>0.409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586569">
                <text:p>0.586569</text:p>
              </table:table-cell>
              <table:table-cell office:value-type="float" office:value="0.403788">
                <text:p>0.403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530724">
                <text:p>0.530724</text:p>
              </table:table-cell>
              <table:table-cell office:value-type="float" office:value="0.423574">
                <text:p>0.423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559231">
                <text:p>0.559231</text:p>
              </table:table-cell>
              <table:table-cell office:value-type="float" office:value="0.418955">
                <text:p>0.418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587165">
                <text:p>0.587165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525875">
                <text:p>0.525875</text:p>
              </table:table-cell>
              <table:table-cell office:value-type="float" office:value="0.416212">
                <text:p>0.416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548105">
                <text:p>0.548105</text:p>
              </table:table-cell>
              <table:table-cell office:value-type="float" office:value="0.414676">
                <text:p>0.414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596878">
                <text:p>0.596878</text:p>
              </table:table-cell>
              <table:table-cell office:value-type="float" office:value="0.38815">
                <text:p>0.38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575484">
                <text:p>0.575484</text:p>
              </table:table-cell>
              <table:table-cell office:value-type="float" office:value="0.404471">
                <text:p>0.4044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577374">
                <text:p>0.577374</text:p>
              </table:table-cell>
              <table:table-cell office:value-type="float" office:value="0.414405">
                <text:p>0.414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480396">
                <text:p>0.480396</text:p>
              </table:table-cell>
              <table:table-cell office:value-type="float" office:value="0.425525">
                <text:p>0.425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577134">
                <text:p>0.577134</text:p>
              </table:table-cell>
              <table:table-cell office:value-type="float" office:value="0.40384">
                <text:p>0.40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503509">
                <text:p>0.503509</text:p>
              </table:table-cell>
              <table:table-cell office:value-type="float" office:value="0.418447">
                <text:p>0.4184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511945">
                <text:p>0.511945</text:p>
              </table:table-cell>
              <table:table-cell office:value-type="float" office:value="0.428724">
                <text:p>0.428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500322">
                <text:p>0.500322</text:p>
              </table:table-cell>
              <table:table-cell office:value-type="float" office:value="0.416556">
                <text:p>0.416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489202">
                <text:p>0.489202</text:p>
              </table:table-cell>
              <table:table-cell office:value-type="float" office:value="0.43553">
                <text:p>0.435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581551">
                <text:p>0.581551</text:p>
              </table:table-cell>
              <table:table-cell office:value-type="float" office:value="0.405323">
                <text:p>0.4053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5017">
                <text:p>0.5017</text:p>
              </table:table-cell>
              <table:table-cell office:value-type="float" office:value="0.41732">
                <text:p>0.417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567307">
                <text:p>0.567307</text:p>
              </table:table-cell>
              <table:table-cell office:value-type="float" office:value="0.400492">
                <text:p>0.400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560374">
                <text:p>0.560374</text:p>
              </table:table-cell>
              <table:table-cell office:value-type="float" office:value="0.408133">
                <text:p>0.408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507998">
                <text:p>0.507998</text:p>
              </table:table-cell>
              <table:table-cell office:value-type="float" office:value="0.421488">
                <text:p>0.421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556086">
                <text:p>0.556086</text:p>
              </table:table-cell>
              <table:table-cell office:value-type="float" office:value="0.4065">
                <text:p>0.40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614843">
                <text:p>0.614843</text:p>
              </table:table-cell>
              <table:table-cell office:value-type="float" office:value="0.387705">
                <text:p>0.387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539866">
                <text:p>0.539866</text:p>
              </table:table-cell>
              <table:table-cell office:value-type="float" office:value="0.418266">
                <text:p>0.418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570159">
                <text:p>0.570159</text:p>
              </table:table-cell>
              <table:table-cell office:value-type="float" office:value="0.394531">
                <text:p>0.3945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515279">
                <text:p>0.515279</text:p>
              </table:table-cell>
              <table:table-cell office:value-type="float" office:value="0.419445">
                <text:p>0.4194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442111">
                <text:p>0.442111</text:p>
              </table:table-cell>
              <table:table-cell office:value-type="float" office:value="0.439331">
                <text:p>0.4393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640413">
                <text:p>0.640413</text:p>
              </table:table-cell>
              <table:table-cell office:value-type="float" office:value="0.375322">
                <text:p>0.375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536326">
                <text:p>0.536326</text:p>
              </table:table-cell>
              <table:table-cell office:value-type="float" office:value="0.41373">
                <text:p>0.413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561319">
                <text:p>0.561319</text:p>
              </table:table-cell>
              <table:table-cell office:value-type="float" office:value="0.408318">
                <text:p>0.4083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532963">
                <text:p>0.532963</text:p>
              </table:table-cell>
              <table:table-cell office:value-type="float" office:value="0.408267">
                <text:p>0.4082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581351">
                <text:p>0.581351</text:p>
              </table:table-cell>
              <table:table-cell office:value-type="float" office:value="0.389864">
                <text:p>0.3898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546186">
                <text:p>0.546186</text:p>
              </table:table-cell>
              <table:table-cell office:value-type="float" office:value="0.422531">
                <text:p>0.4225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498977">
                <text:p>0.498977</text:p>
              </table:table-cell>
              <table:table-cell office:value-type="float" office:value="0.405029">
                <text:p>0.405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537084">
                <text:p>0.537084</text:p>
              </table:table-cell>
              <table:table-cell office:value-type="float" office:value="0.415242">
                <text:p>0.415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516583">
                <text:p>0.516583</text:p>
              </table:table-cell>
              <table:table-cell office:value-type="float" office:value="0.428203">
                <text:p>0.428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637593">
                <text:p>0.637593</text:p>
              </table:table-cell>
              <table:table-cell office:value-type="float" office:value="0.381006">
                <text:p>0.381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735539">
                <text:p>0.735539</text:p>
              </table:table-cell>
              <table:table-cell office:value-type="float" office:value="0.328067">
                <text:p>0.328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57883">
                <text:p>0.57883</text:p>
              </table:table-cell>
              <table:table-cell office:value-type="float" office:value="0.396021">
                <text:p>0.396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664633">
                <text:p>0.664633</text:p>
              </table:table-cell>
              <table:table-cell office:value-type="float" office:value="0.363055">
                <text:p>0.363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557257">
                <text:p>0.557257</text:p>
              </table:table-cell>
              <table:table-cell office:value-type="float" office:value="0.40653">
                <text:p>0.40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545933">
                <text:p>0.545933</text:p>
              </table:table-cell>
              <table:table-cell office:value-type="float" office:value="0.40106">
                <text:p>0.40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533282">
                <text:p>0.533282</text:p>
              </table:table-cell>
              <table:table-cell office:value-type="float" office:value="0.409097">
                <text:p>0.409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656586">
                <text:p>0.656586</text:p>
              </table:table-cell>
              <table:table-cell office:value-type="float" office:value="0.367275">
                <text:p>0.367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574881">
                <text:p>0.574881</text:p>
              </table:table-cell>
              <table:table-cell office:value-type="float" office:value="0.396936">
                <text:p>0.396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615078">
                <text:p>0.615078</text:p>
              </table:table-cell>
              <table:table-cell office:value-type="float" office:value="0.373316">
                <text:p>0.373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659959">
                <text:p>0.659959</text:p>
              </table:table-cell>
              <table:table-cell office:value-type="float" office:value="0.363897">
                <text:p>0.363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76702">
                <text:p>0.76702</text:p>
              </table:table-cell>
              <table:table-cell office:value-type="float" office:value="0.327707">
                <text:p>0.327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663943">
                <text:p>0.663943</text:p>
              </table:table-cell>
              <table:table-cell office:value-type="float" office:value="0.36242">
                <text:p>0.362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627359">
                <text:p>0.627359</text:p>
              </table:table-cell>
              <table:table-cell office:value-type="float" office:value="0.387587">
                <text:p>0.3875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583854">
                <text:p>0.583854</text:p>
              </table:table-cell>
              <table:table-cell office:value-type="float" office:value="0.389327">
                <text:p>0.389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517193">
                <text:p>0.517193</text:p>
              </table:table-cell>
              <table:table-cell office:value-type="float" office:value="0.424072">
                <text:p>0.4240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569444">
                <text:p>0.569444</text:p>
              </table:table-cell>
              <table:table-cell office:value-type="float" office:value="0.38955">
                <text:p>0.38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516099">
                <text:p>0.516099</text:p>
              </table:table-cell>
              <table:table-cell office:value-type="float" office:value="0.422088">
                <text:p>0.4220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592806">
                <text:p>0.592806</text:p>
              </table:table-cell>
              <table:table-cell office:value-type="float" office:value="0.382008">
                <text:p>0.3820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556929">
                <text:p>0.556929</text:p>
              </table:table-cell>
              <table:table-cell office:value-type="float" office:value="0.411533">
                <text:p>0.4115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663635">
                <text:p>0.663635</text:p>
              </table:table-cell>
              <table:table-cell office:value-type="float" office:value="0.364625">
                <text:p>0.364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497091">
                <text:p>0.497091</text:p>
              </table:table-cell>
              <table:table-cell office:value-type="float" office:value="0.438376">
                <text:p>0.438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560077">
                <text:p>0.560077</text:p>
              </table:table-cell>
              <table:table-cell office:value-type="float" office:value="0.390973">
                <text:p>0.390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487932">
                <text:p>0.487932</text:p>
              </table:table-cell>
              <table:table-cell office:value-type="float" office:value="0.428339">
                <text:p>0.428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547574">
                <text:p>0.547574</text:p>
              </table:table-cell>
              <table:table-cell office:value-type="float" office:value="0.417387">
                <text:p>0.4173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699638">
                <text:p>0.699638</text:p>
              </table:table-cell>
              <table:table-cell office:value-type="float" office:value="0.347029">
                <text:p>0.3470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594153">
                <text:p>0.594153</text:p>
              </table:table-cell>
              <table:table-cell office:value-type="float" office:value="0.389873">
                <text:p>0.3898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583019">
                <text:p>0.583019</text:p>
              </table:table-cell>
              <table:table-cell office:value-type="float" office:value="0.379957">
                <text:p>0.3799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484436">
                <text:p>0.484436</text:p>
              </table:table-cell>
              <table:table-cell office:value-type="float" office:value="0.422968">
                <text:p>0.422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60681">
                <text:p>0.60681</text:p>
              </table:table-cell>
              <table:table-cell office:value-type="float" office:value="0.382259">
                <text:p>0.382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597527">
                <text:p>0.597527</text:p>
              </table:table-cell>
              <table:table-cell office:value-type="float" office:value="0.390257">
                <text:p>0.3902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591837">
                <text:p>0.591837</text:p>
              </table:table-cell>
              <table:table-cell office:value-type="float" office:value="0.386871">
                <text:p>0.3868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49965">
                <text:p>0.49965</text:p>
              </table:table-cell>
              <table:table-cell office:value-type="float" office:value="0.410483">
                <text:p>0.410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656369">
                <text:p>0.656369</text:p>
              </table:table-cell>
              <table:table-cell office:value-type="float" office:value="0.36142">
                <text:p>0.361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734649">
                <text:p>0.734649</text:p>
              </table:table-cell>
              <table:table-cell office:value-type="float" office:value="0.336752">
                <text:p>0.3367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457729">
                <text:p>0.457729</text:p>
              </table:table-cell>
              <table:table-cell office:value-type="float" office:value="0.42844">
                <text:p>0.42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612699">
                <text:p>0.612699</text:p>
              </table:table-cell>
              <table:table-cell office:value-type="float" office:value="0.373474">
                <text:p>0.373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451846">
                <text:p>0.451846</text:p>
              </table:table-cell>
              <table:table-cell office:value-type="float" office:value="0.425864">
                <text:p>0.4258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764862">
                <text:p>0.764862</text:p>
              </table:table-cell>
              <table:table-cell office:value-type="float" office:value="0.329229">
                <text:p>0.329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569432">
                <text:p>0.569432</text:p>
              </table:table-cell>
              <table:table-cell office:value-type="float" office:value="0.391825">
                <text:p>0.391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661187">
                <text:p>0.661187</text:p>
              </table:table-cell>
              <table:table-cell office:value-type="float" office:value="0.369924">
                <text:p>0.3699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653031">
                <text:p>0.653031</text:p>
              </table:table-cell>
              <table:table-cell office:value-type="float" office:value="0.364063">
                <text:p>0.364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650997">
                <text:p>0.650997</text:p>
              </table:table-cell>
              <table:table-cell office:value-type="float" office:value="0.358422">
                <text:p>0.3584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635498">
                <text:p>0.635498</text:p>
              </table:table-cell>
              <table:table-cell office:value-type="float" office:value="0.368875">
                <text:p>0.368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50191">
                <text:p>0.50191</text:p>
              </table:table-cell>
              <table:table-cell office:value-type="float" office:value="0.40968">
                <text:p>0.409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541623">
                <text:p>0.541623</text:p>
              </table:table-cell>
              <table:table-cell office:value-type="float" office:value="0.396522">
                <text:p>0.3965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645059">
                <text:p>0.645059</text:p>
              </table:table-cell>
              <table:table-cell office:value-type="float" office:value="0.371092">
                <text:p>0.3710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652803">
                <text:p>0.652803</text:p>
              </table:table-cell>
              <table:table-cell office:value-type="float" office:value="0.357464">
                <text:p>0.357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573473">
                <text:p>0.573473</text:p>
              </table:table-cell>
              <table:table-cell office:value-type="float" office:value="0.378018">
                <text:p>0.378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686062">
                <text:p>0.686062</text:p>
              </table:table-cell>
              <table:table-cell office:value-type="float" office:value="0.351852">
                <text:p>0.3518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651168">
                <text:p>0.651168</text:p>
              </table:table-cell>
              <table:table-cell office:value-type="float" office:value="0.36376">
                <text:p>0.36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636703">
                <text:p>0.636703</text:p>
              </table:table-cell>
              <table:table-cell office:value-type="float" office:value="0.354626">
                <text:p>0.3546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489772">
                <text:p>0.489772</text:p>
              </table:table-cell>
              <table:table-cell office:value-type="float" office:value="0.409201">
                <text:p>0.409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761725">
                <text:p>0.761725</text:p>
              </table:table-cell>
              <table:table-cell office:value-type="float" office:value="0.333007">
                <text:p>0.333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507887">
                <text:p>0.507887</text:p>
              </table:table-cell>
              <table:table-cell office:value-type="float" office:value="0.41572">
                <text:p>0.415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458844">
                <text:p>0.458844</text:p>
              </table:table-cell>
              <table:table-cell office:value-type="float" office:value="0.428713">
                <text:p>0.4287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569341">
                <text:p>0.569341</text:p>
              </table:table-cell>
              <table:table-cell office:value-type="float" office:value="0.397887">
                <text:p>0.3978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722858">
                <text:p>0.722858</text:p>
              </table:table-cell>
              <table:table-cell office:value-type="float" office:value="0.338639">
                <text:p>0.3386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665245">
                <text:p>0.665245</text:p>
              </table:table-cell>
              <table:table-cell office:value-type="float" office:value="0.361656">
                <text:p>0.3616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46336">
                <text:p>0.46336</text:p>
              </table:table-cell>
              <table:table-cell office:value-type="float" office:value="0.429505">
                <text:p>0.429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584072">
                <text:p>0.584072</text:p>
              </table:table-cell>
              <table:table-cell office:value-type="float" office:value="0.39754">
                <text:p>0.397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56385">
                <text:p>0.56385</text:p>
              </table:table-cell>
              <table:table-cell office:value-type="float" office:value="0.394585">
                <text:p>0.394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769002">
                <text:p>0.769002</text:p>
              </table:table-cell>
              <table:table-cell office:value-type="float" office:value="0.317148">
                <text:p>0.317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606837">
                <text:p>0.606837</text:p>
              </table:table-cell>
              <table:table-cell office:value-type="float" office:value="0.383463">
                <text:p>0.3834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523922">
                <text:p>0.523922</text:p>
              </table:table-cell>
              <table:table-cell office:value-type="float" office:value="0.405224">
                <text:p>0.405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